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1.5pt" style:use-optimal-column-width="true"/>
    </style:style>
    <style:style style:name="ACOL-2" style:family="table-column">
      <style:table-column-properties style:column-width="4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96.75pt" style:use-optimal-column-width="true"/>
    </style:style>
    <style:style style:name="ACOL-6" style:family="table-column"/>
    <style:style style:name="ACOL-7" style:family="table-column">
      <style:table-column-properties style:column-width="49.5pt" style:use-optimal-column-width="true"/>
    </style:style>
    <style:style style:name="ACOL-8" style:family="table-column">
      <style:table-column-properties style:column-width="51pt" style:use-optimal-column-width="true"/>
    </style:style>
    <style:style style:name="ACOL-9" style:family="table-column">
      <style:table-column-properties style:column-width="93pt" style:use-optimal-column-width="true"/>
    </style:style>
    <style:style style:name="ACOL-10" style:family="table-column">
      <style:table-column-properties style:column-width="132.75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102.75pt" style:use-optimal-column-width="true"/>
    </style:style>
    <style:style style:name="ACOL-13" style:family="table-column">
      <style:table-column-properties style:column-width="79.5pt" style:use-optimal-column-width="true"/>
    </style:style>
    <style:style style:name="ACOL-14" style:family="table-column">
      <style:table-column-properties style:column-width="84pt" style:use-optimal-column-width="true"/>
    </style:style>
    <style:style style:name="ACOL-15" style:family="table-column">
      <style:table-column-properties style:column-width="43.5pt" style:use-optimal-column-width="true"/>
    </style:style>
    <style:style style:name="ACOL-16" style:family="table-column">
      <style:table-column-properties style:column-width="51.75pt" style:use-optimal-column-width="true"/>
    </style:style>
    <style:style style:name="ACOL-17" style:family="table-column">
      <style:table-column-properties style:column-width="90.74pt" style:use-optimal-column-width="true"/>
    </style:style>
    <style:style style:name="ACOL-18" style:family="table-column">
      <style:table-column-properties style:column-width="102.8pt" style:use-optimal-column-width="false"/>
    </style:style>
    <style:style style:name="ACOL-19" style:family="table-column">
      <style:table-column-properties style:column-width="59.24pt" style:use-optimal-column-width="true"/>
    </style:style>
    <style:style style:name="ACOL-20" style:family="table-column">
      <style:table-column-properties style:column-width="65.2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7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bdul_et_al_2016_old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 table:number-columns-repeated="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2" table:number-columns-repeated="4"/>
        <table:table-column table:default-cell-style-name="ACE-1" table:style-name="ACOL-5"/>
        <table:table-column table:default-cell-style-name="ACE-1" table:style-name="ACOL-2" table:number-columns-repeated="18"/>
        <table:table-column table:default-cell-style-name="ACE-1" table:style-name="ACOL-0" table:number-columns-repeated="13"/>
        <table:table-column table:default-cell-style-name="ACE-1" table:style-name="ACOL-0" table:number-columns-repeated="215"/>
        <table:table-row table:style-name="AROW-1">
          <table:table-cell table:style-name="ACE-1" office:value-type="string">
            <text:p>Sample Name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Species</text:p>
          </table:table-cell>
          <table:table-cell table:style-name="ACE-1" office:value-type="string">
            <text:p>Depth</text:p>
          </table:table-cell>
          <table:table-cell table:style-name="ACE-1" office:value-type="string">
            <text:p>uplift corrected depth</text:p>
          </table:table-cell>
          <table:table-cell table:style-name="ACE-1" office:value-type="string">
            <text:p>min_sea_level</text:p>
          </table:table-cell>
          <table:table-cell table:style-name="ACE-1" office:value-type="string">
            <text:p>max_sea_level</text:p>
          </table:table-cell>
          <table:table-cell table:style-name="ACE-1" office:value-type="string">
            <text:p>sea_level</text:p>
          </table:table-cell>
          <table:table-cell table:style-name="ACE-1" office:value-type="string">
            <text:p>uncertainty</text:p>
          </table:table-cell>
          <table:table-cell table:style-name="ACE-1" office:value-type="string">
            <text:p>instrument</text:p>
          </table:table-cell>
          <table:table-cell table:style-name="ACE-1" office:value-type="string">
            <text:p>238U</text:p>
          </table:table-cell>
          <table:table-cell table:style-name="ACE-1" office:value-type="string">
            <text:p>232Th</text:p>
          </table:table-cell>
          <table:table-cell table:style-name="ACE-1" office:value-type="string">
            <text:p>234U/238U</text:p>
          </table:table-cell>
          <table:table-cell table:style-name="ACE-1" office:value-type="string">
            <text:p>234U/238U error</text:p>
          </table:table-cell>
          <table:table-cell table:style-name="ACE-1" office:value-type="string">
            <text:p>230Th/238U</text:p>
          </table:table-cell>
          <table:table-cell table:style-name="ACE-1" office:value-type="string">
            <text:p>230Th/238U error</text:p>
          </table:table-cell>
          <table:table-cell table:style-name="ACE-1" office:value-type="string">
            <text:p>U-Th Age</text:p>
          </table:table-cell>
          <table:table-cell table:style-name="ACE-1" office:value-type="string">
            <text:p>Cal age</text:p>
          </table:table-cell>
          <table:table-cell table:style-name="ACE-1" office:value-type="string">
            <text:p>cal age error</text:p>
          </table:table-cell>
          <table:table-cell table:style-name="ACE-1" office:value-type="string">
            <text:p>Initial d234U</text:p>
          </table:table-cell>
          <table:table-cell table:style-name="ACE-1" office:value-type="string">
            <text:p>1 sigma error</text:p>
          </table:table-cell>
          <table:table-cell table:style-name="ACE-1" office:value-type="string">
            <text:p>references</text:p>
          </table:table-cell>
          <table:table-cell table:style-name="ACE-1" office:value-type="string">
            <text:p>references_2</text:p>
          </table:table-cell>
          <table:table-cell table:style-name="ACE-1" office:value-type="string">
            <text:p>references_3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10-200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600000000000001">
            <text:p>57.6</text:p>
          </table:table-cell>
          <table:table-cell table:style-name="ACE-1" office:value-type="float" office:value="61.700000000000003">
            <text:p>61.7</text:p>
          </table:table-cell>
          <table:table-cell table:style-name="ACE-1" table:formula="of:=-([.F2]+5)" office:value-type="float" office:value="-66.700000000000003">
            <text:p>−66.7</text:p>
          </table:table-cell>
          <table:table-cell table:style-name="ACE-1" table:formula="of:=-([.F2]+1)" office:value-type="float" office:value="-62.700000000000003">
            <text:p>−62.7</text:p>
          </table:table-cell>
          <table:table-cell table:style-name="ACE-1" table:formula="of:=AVERAGE([.H2];[.G2])" office:value-type="float" office:value="-64.700000000000003">
            <text:p>−64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7978999999999998">
            <text:p>2.7979</text:p>
          </table:table-cell>
          <table:table-cell table:style-name="ACE-1" office:value-type="float" office:value="349">
            <text:p>349</text:p>
          </table:table-cell>
          <table:table-cell table:style-name="ACE-1" office:value-type="float" office:value="1.1383000000000001">
            <text:p>1.1383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2253">
            <text:p>12253</text:p>
          </table:table-cell>
          <table:table-cell table:style-name="ACE-1" office:value-type="float" office:value="12203">
            <text:p>12203</text:p>
          </table:table-cell>
          <table:table-cell table:style-name="ACE-1" office:value-type="float" office:value="38">
            <text:p>38</text:p>
          </table:table-cell>
          <table:table-cell table:style-name="ACE-1" office:value-type="float" office:value="143.09999999999999">
            <text:p>143.1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11-2005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9.099999999999994">
            <text:p>69.1</text:p>
          </table:table-cell>
          <table:table-cell table:style-name="ACE-1" office:value-type="float" office:value="73.700000000000003">
            <text:p>73.7</text:p>
          </table:table-cell>
          <table:table-cell table:style-name="ACE-1" table:formula="of:=-([.F3]+5)" office:value-type="float" office:value="-78.700000000000003">
            <text:p>−78.7</text:p>
          </table:table-cell>
          <table:table-cell table:style-name="ACE-1" table:formula="of:=-([.F3]+1)" office:value-type="float" office:value="-74.700000000000003">
            <text:p>−74.7</text:p>
          </table:table-cell>
          <table:table-cell table:style-name="ACE-1" table:formula="of:=AVERAGE([.H3];[.G3])" office:value-type="float" office:value="-76.700000000000003">
            <text:p>−76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404">
            <text:p>3.0404</text:p>
          </table:table-cell>
          <table:table-cell table:style-name="ACE-1" office:value-type="float" office:value="184">
            <text:p>184</text:p>
          </table:table-cell>
          <table:table-cell table:style-name="ACE-1" office:value-type="float" office:value="1.1374">
            <text:p>1.1374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3350000000000001">
            <text:p>0.1335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605">
            <text:p>13605</text:p>
          </table:table-cell>
          <table:table-cell table:style-name="ACE-1" office:value-type="float" office:value="13555">
            <text:p>13555</text:p>
          </table:table-cell>
          <table:table-cell table:style-name="ACE-1" office:value-type="float" office:value="19">
            <text:p>19</text:p>
          </table:table-cell>
          <table:table-cell table:style-name="ACE-1" office:value-type="float" office:value="142.80000000000001">
            <text:p>142.8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12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9.400000000000006">
            <text:p>69.4</text:p>
          </table:table-cell>
          <table:table-cell table:style-name="ACE-1" office:value-type="float" office:value="74">
            <text:p>74</text:p>
          </table:table-cell>
          <table:table-cell table:style-name="ACE-1" table:formula="of:=-([.F4]+5)" office:value-type="float" office:value="-79">
            <text:p>−79</text:p>
          </table:table-cell>
          <table:table-cell table:style-name="ACE-1" table:formula="of:=-([.F4]+1)" office:value-type="float" office:value="-75">
            <text:p>−75</text:p>
          </table:table-cell>
          <table:table-cell table:style-name="ACE-1" table:formula="of:=AVERAGE([.H4];[.G4])" office:value-type="float" office:value="-77">
            <text:p>−7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205000000000002">
            <text:p>3.0205</text:p>
          </table:table-cell>
          <table:table-cell table:style-name="ACE-1" office:value-type="float" office:value="107">
            <text:p>107</text:p>
          </table:table-cell>
          <table:table-cell table:style-name="ACE-1" office:value-type="float" office:value="1.1374">
            <text:p>1.137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370000000000001">
            <text:p>0.133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624">
            <text:p>13624</text:p>
          </table:table-cell>
          <table:table-cell table:style-name="ACE-1" office:value-type="float" office:value="13574">
            <text:p>13574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2.80000000000001">
            <text:p>142.8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14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9.900000000000006">
            <text:p>69.9</text:p>
          </table:table-cell>
          <table:table-cell table:style-name="ACE-1" office:value-type="float" office:value="74.5">
            <text:p>74.5</text:p>
          </table:table-cell>
          <table:table-cell table:style-name="ACE-1" table:formula="of:=-([.F5]+5)" office:value-type="float" office:value="-79.5">
            <text:p>−79.5</text:p>
          </table:table-cell>
          <table:table-cell table:style-name="ACE-1" table:formula="of:=-([.F5]+1)" office:value-type="float" office:value="-75.5">
            <text:p>−75.5</text:p>
          </table:table-cell>
          <table:table-cell table:style-name="ACE-1" table:formula="of:=AVERAGE([.H5];[.G5])" office:value-type="float" office:value="-77.5">
            <text:p>−77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476">
            <text:p>3.476</text:p>
          </table:table-cell>
          <table:table-cell table:style-name="ACE-1" office:value-type="float" office:value="186">
            <text:p>186</text:p>
          </table:table-cell>
          <table:table-cell table:style-name="ACE-1" office:value-type="float" office:value="1.1385000000000001">
            <text:p>1.1385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439999999999999">
            <text:p>0.134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682">
            <text:p>13682</text:p>
          </table:table-cell>
          <table:table-cell table:style-name="ACE-1" office:value-type="float" office:value="13632">
            <text:p>13632</text:p>
          </table:table-cell>
          <table:table-cell table:style-name="ACE-1" office:value-type="float" office:value="16">
            <text:p>16</text:p>
          </table:table-cell>
          <table:table-cell table:style-name="ACE-1" office:value-type="float" office:value="144">
            <text:p>144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16-2.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5.399999999999999">
            <text:p>25.4</text:p>
          </table:table-cell>
          <table:table-cell table:style-name="ACE-1" office:value-type="float" office:value="28.5">
            <text:p>28.5</text:p>
          </table:table-cell>
          <table:table-cell table:style-name="ACE-1" table:formula="of:=-([.F6]+5)" office:value-type="float" office:value="-33.5">
            <text:p>−33.5</text:p>
          </table:table-cell>
          <table:table-cell table:style-name="ACE-1" table:formula="of:=-([.F6]+1)" office:value-type="float" office:value="-29.5">
            <text:p>−29.5</text:p>
          </table:table-cell>
          <table:table-cell table:style-name="ACE-1" table:formula="of:=AVERAGE([.H6];[.G6])" office:value-type="float" office:value="-31.5">
            <text:p>−31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067000000000001">
            <text:p>3.2067</text:p>
          </table:table-cell>
          <table:table-cell table:style-name="ACE-1" office:value-type="float" office:value="66">
            <text:p>66</text:p>
          </table:table-cell>
          <table:table-cell table:style-name="ACE-1" office:value-type="float" office:value="1.1455">
            <text:p>1.1455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092799999999999994">
            <text:p>0.0928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9205">
            <text:p>9205</text:p>
          </table:table-cell>
          <table:table-cell table:style-name="ACE-1" office:value-type="float" office:value="9155">
            <text:p>9155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149.40000000000001">
            <text:p>149.4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16-200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0.199999999999999">
            <text:p>30.2</text:p>
          </table:table-cell>
          <table:table-cell table:style-name="ACE-1" office:value-type="float" office:value="33.600000000000001">
            <text:p>33.6</text:p>
          </table:table-cell>
          <table:table-cell table:style-name="ACE-1" table:formula="of:=-([.F7]+5)" office:value-type="float" office:value="-38.600000000000001">
            <text:p>−38.6</text:p>
          </table:table-cell>
          <table:table-cell table:style-name="ACE-1" table:formula="of:=-([.F7]+1)" office:value-type="float" office:value="-34.600000000000001">
            <text:p>−34.6</text:p>
          </table:table-cell>
          <table:table-cell table:style-name="ACE-1" table:formula="of:=AVERAGE([.H7];[.G7])" office:value-type="float" office:value="-36.600000000000001">
            <text:p>−36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678000000000001">
            <text:p>3.0678</text:p>
          </table:table-cell>
          <table:table-cell table:style-name="ACE-1" office:value-type="float" office:value="198">
            <text:p>198</text:p>
          </table:table-cell>
          <table:table-cell table:style-name="ACE-1" office:value-type="float" office:value="1.1452">
            <text:p>1.145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009999999999999">
            <text:p>0.100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9972">
            <text:p>9972</text:p>
          </table:table-cell>
          <table:table-cell table:style-name="ACE-1" office:value-type="float" office:value="9922">
            <text:p>9922</text:p>
          </table:table-cell>
          <table:table-cell table:style-name="ACE-1" office:value-type="float" office:value="21">
            <text:p>21</text:p>
          </table:table-cell>
          <table:table-cell table:style-name="ACE-1" office:value-type="float" office:value="149.30000000000001">
            <text:p>149.3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3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4.299999999999997">
            <text:p>54.3</text:p>
          </table:table-cell>
          <table:table-cell table:style-name="ACE-1" office:value-type="float" office:value="58.200000000000003">
            <text:p>58.2</text:p>
          </table:table-cell>
          <table:table-cell table:style-name="ACE-1" table:formula="of:=-([.F8]+5)" office:value-type="float" office:value="-63.200000000000003">
            <text:p>−63.2</text:p>
          </table:table-cell>
          <table:table-cell table:style-name="ACE-1" table:formula="of:=-([.F8]+1)" office:value-type="float" office:value="-59.200000000000003">
            <text:p>−59.2</text:p>
          </table:table-cell>
          <table:table-cell table:style-name="ACE-1" table:formula="of:=AVERAGE([.H8];[.G8])" office:value-type="float" office:value="-61.200000000000003">
            <text:p>−61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904999999999999">
            <text:p>2.9905</text:p>
          </table:table-cell>
          <table:table-cell table:style-name="ACE-1" office:value-type="float" office:value="75">
            <text:p>75</text:p>
          </table:table-cell>
          <table:table-cell table:style-name="ACE-1" office:value-type="float" office:value="1.1374">
            <text:p>1.1374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145">
            <text:p>0.1145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11562">
            <text:p>11562</text:p>
          </table:table-cell>
          <table:table-cell table:style-name="ACE-1" office:value-type="float" office:value="11512">
            <text:p>11512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141.90000000000001">
            <text:p>141.9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3-4.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700000000000003">
            <text:p>57.7</text:p>
          </table:table-cell>
          <table:table-cell table:style-name="ACE-1" office:value-type="float" office:value="61.899999999999999">
            <text:p>61.9</text:p>
          </table:table-cell>
          <table:table-cell table:style-name="ACE-1" table:formula="of:=-([.F9]+5)" office:value-type="float" office:value="-66.900000000000006">
            <text:p>−66.9</text:p>
          </table:table-cell>
          <table:table-cell table:style-name="ACE-1" table:formula="of:=-([.F9]+1)" office:value-type="float" office:value="-62.899999999999999">
            <text:p>−62.9</text:p>
          </table:table-cell>
          <table:table-cell table:style-name="ACE-1" table:formula="of:=AVERAGE([.H9];[.G9])" office:value-type="float" office:value="-64.900000000000006">
            <text:p>−64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726000000000002">
            <text:p>3.2726</text:p>
          </table:table-cell>
          <table:table-cell table:style-name="ACE-1" office:value-type="float" office:value="1726">
            <text:p>1726</text:p>
          </table:table-cell>
          <table:table-cell table:style-name="ACE-1" office:value-type="float" office:value="1.1387">
            <text:p>1.138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08">
            <text:p>0.120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220">
            <text:p>12220</text:p>
          </table:table-cell>
          <table:table-cell table:style-name="ACE-1" office:value-type="float" office:value="12170">
            <text:p>12170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43.5">
            <text:p>143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3-4.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9.599999999999994">
            <text:p>69.6</text:p>
          </table:table-cell>
          <table:table-cell table:style-name="ACE-1" office:value-type="float" office:value="74.200000000000003">
            <text:p>74.2</text:p>
          </table:table-cell>
          <table:table-cell table:style-name="ACE-1" table:formula="of:=-([.F10]+5)" office:value-type="float" office:value="-79.200000000000003">
            <text:p>−79.2</text:p>
          </table:table-cell>
          <table:table-cell table:style-name="ACE-1" table:formula="of:=-([.F10]+1)" office:value-type="float" office:value="-75.200000000000003">
            <text:p>−75.2</text:p>
          </table:table-cell>
          <table:table-cell table:style-name="ACE-1" table:formula="of:=AVERAGE([.H10];[.G10])" office:value-type="float" office:value="-77.200000000000003">
            <text:p>−77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8969">
            <text:p>2.8969</text:p>
          </table:table-cell>
          <table:table-cell table:style-name="ACE-1" office:value-type="float" office:value="65">
            <text:p>65</text:p>
          </table:table-cell>
          <table:table-cell table:style-name="ACE-1" office:value-type="float" office:value="1.1386000000000001">
            <text:p>1.1386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0.13389999999999999">
            <text:p>0.133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3628">
            <text:p>13628</text:p>
          </table:table-cell>
          <table:table-cell table:style-name="ACE-1" office:value-type="float" office:value="13578">
            <text:p>13578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4.09999999999999">
            <text:p>144.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5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3">
            <text:p>53</text:p>
          </table:table-cell>
          <table:table-cell table:style-name="ACE-1" office:value-type="float" office:value="56.899999999999999">
            <text:p>56.9</text:p>
          </table:table-cell>
          <table:table-cell table:style-name="ACE-1" table:formula="of:=-([.F11]+5)" office:value-type="float" office:value="-61.899999999999999">
            <text:p>−61.9</text:p>
          </table:table-cell>
          <table:table-cell table:style-name="ACE-1" table:formula="of:=-([.F11]+1)" office:value-type="float" office:value="-57.899999999999999">
            <text:p>−57.9</text:p>
          </table:table-cell>
          <table:table-cell table:style-name="ACE-1" table:formula="of:=AVERAGE([.H11];[.G11])" office:value-type="float" office:value="-59.899999999999999">
            <text:p>−59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5533000000000001">
            <text:p>3.5533</text:p>
          </table:table-cell>
          <table:table-cell table:style-name="ACE-1" office:value-type="float" office:value="382">
            <text:p>382</text:p>
          </table:table-cell>
          <table:table-cell table:style-name="ACE-1" office:value-type="float" office:value="1.1411">
            <text:p>1.141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137">
            <text:p>0.113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1440">
            <text:p>11440</text:p>
          </table:table-cell>
          <table:table-cell table:style-name="ACE-1" office:value-type="float" office:value="11390">
            <text:p>11390</text:p>
          </table:table-cell>
          <table:table-cell table:style-name="ACE-1" office:value-type="float" office:value="14">
            <text:p>14</text:p>
          </table:table-cell>
          <table:table-cell table:style-name="ACE-1" office:value-type="float" office:value="145.80000000000001">
            <text:p>145.8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25-200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3.799999999999997">
            <text:p>63.8</text:p>
          </table:table-cell>
          <table:table-cell table:style-name="ACE-1" office:value-type="float" office:value="68.200000000000003">
            <text:p>68.2</text:p>
          </table:table-cell>
          <table:table-cell table:style-name="ACE-1" table:formula="of:=-([.F12]+5)" office:value-type="float" office:value="-73.200000000000003">
            <text:p>−73.2</text:p>
          </table:table-cell>
          <table:table-cell table:style-name="ACE-1" table:formula="of:=-([.F12]+1)" office:value-type="float" office:value="-69.200000000000003">
            <text:p>−69.2</text:p>
          </table:table-cell>
          <table:table-cell table:style-name="ACE-1" table:formula="of:=AVERAGE([.H12];[.G12])" office:value-type="float" office:value="-71.200000000000003">
            <text:p>−71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412">
            <text:p>3.1412</text:p>
          </table:table-cell>
          <table:table-cell table:style-name="ACE-1" office:value-type="float" office:value="127">
            <text:p>127</text:p>
          </table:table-cell>
          <table:table-cell table:style-name="ACE-1" office:value-type="float" office:value="1.1396999999999999">
            <text:p>1.139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790000000000001">
            <text:p>0.127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969">
            <text:p>12969</text:p>
          </table:table-cell>
          <table:table-cell table:style-name="ACE-1" office:value-type="float" office:value="12919">
            <text:p>12919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26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3">
            <text:p>53</text:p>
          </table:table-cell>
          <table:table-cell table:style-name="ACE-1" office:value-type="float" office:value="56.899999999999999">
            <text:p>56.9</text:p>
          </table:table-cell>
          <table:table-cell table:style-name="ACE-1" table:formula="of:=-([.F13]+5)" office:value-type="float" office:value="-61.899999999999999">
            <text:p>−61.9</text:p>
          </table:table-cell>
          <table:table-cell table:style-name="ACE-1" table:formula="of:=-([.F13]+1)" office:value-type="float" office:value="-57.899999999999999">
            <text:p>−57.9</text:p>
          </table:table-cell>
          <table:table-cell table:style-name="ACE-1" table:formula="of:=AVERAGE([.H13];[.G13])" office:value-type="float" office:value="-59.899999999999999">
            <text:p>−59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5148000000000001">
            <text:p>3.5148</text:p>
          </table:table-cell>
          <table:table-cell table:style-name="ACE-1" office:value-type="float" office:value="596">
            <text:p>596</text:p>
          </table:table-cell>
          <table:table-cell table:style-name="ACE-1" office:value-type="float" office:value="1.1407">
            <text:p>1.1407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137">
            <text:p>0.1137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1443">
            <text:p>11443</text:p>
          </table:table-cell>
          <table:table-cell table:style-name="ACE-1" office:value-type="float" office:value="11393">
            <text:p>11393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.40000000000001">
            <text:p>145.4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6-2.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3.799999999999997">
            <text:p>63.8</text:p>
          </table:table-cell>
          <table:table-cell table:style-name="ACE-1" office:value-type="float" office:value="68.200000000000003">
            <text:p>68.2</text:p>
          </table:table-cell>
          <table:table-cell table:style-name="ACE-1" table:formula="of:=-([.F14]+5)" office:value-type="float" office:value="-73.200000000000003">
            <text:p>−73.2</text:p>
          </table:table-cell>
          <table:table-cell table:style-name="ACE-1" table:formula="of:=-([.F14]+1)" office:value-type="float" office:value="-69.200000000000003">
            <text:p>−69.2</text:p>
          </table:table-cell>
          <table:table-cell table:style-name="ACE-1" table:formula="of:=AVERAGE([.H14];[.G14])" office:value-type="float" office:value="-71.200000000000003">
            <text:p>−71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463999999999999">
            <text:p>3.1464</text:p>
          </table:table-cell>
          <table:table-cell table:style-name="ACE-1" office:value-type="float" office:value="153">
            <text:p>153</text:p>
          </table:table-cell>
          <table:table-cell table:style-name="ACE-1" office:value-type="float" office:value="1.1384000000000001">
            <text:p>1.138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909999999999999">
            <text:p>0.129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116">
            <text:p>13116</text:p>
          </table:table-cell>
          <table:table-cell table:style-name="ACE-1" office:value-type="float" office:value="13066">
            <text:p>13066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143.69999999999999">
            <text:p>143.7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7-4.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4.399999999999999">
            <text:p>54.4</text:p>
          </table:table-cell>
          <table:table-cell table:style-name="ACE-1" office:value-type="float" office:value="58.299999999999997">
            <text:p>58.3</text:p>
          </table:table-cell>
          <table:table-cell table:style-name="ACE-1" table:formula="of:=-([.F15]+5)" office:value-type="float" office:value="-63.299999999999997">
            <text:p>−63.3</text:p>
          </table:table-cell>
          <table:table-cell table:style-name="ACE-1" table:formula="of:=-([.F15]+1)" office:value-type="float" office:value="-59.299999999999997">
            <text:p>−59.3</text:p>
          </table:table-cell>
          <table:table-cell table:style-name="ACE-1" table:formula="of:=AVERAGE([.H15];[.G15])" office:value-type="float" office:value="-61.299999999999997">
            <text:p>−61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677">
            <text:p>3.1677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1.1460999999999999">
            <text:p>1.146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1459999999999999">
            <text:p>0.114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1479">
            <text:p>11479</text:p>
          </table:table-cell>
          <table:table-cell table:style-name="ACE-1" office:value-type="float" office:value="11429">
            <text:p>11429</text:p>
          </table:table-cell>
          <table:table-cell table:style-name="ACE-1" office:value-type="float" office:value="16">
            <text:p>16</text:p>
          </table:table-cell>
          <table:table-cell table:style-name="ACE-1" office:value-type="float" office:value="151">
            <text:p>151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1">
            <text:p>1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RGF_7-27-200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0.399999999999999">
            <text:p>60.4</text:p>
          </table:table-cell>
          <table:table-cell table:style-name="ACE-1" office:value-type="float" office:value="64.799999999999997">
            <text:p>64.8</text:p>
          </table:table-cell>
          <table:table-cell table:style-name="ACE-1" table:formula="of:=-([.F16]+5)" office:value-type="float" office:value="-69.799999999999997">
            <text:p>−69.8</text:p>
          </table:table-cell>
          <table:table-cell table:style-name="ACE-1" table:formula="of:=-([.F16]+1)" office:value-type="float" office:value="-65.799999999999997">
            <text:p>−65.8</text:p>
          </table:table-cell>
          <table:table-cell table:style-name="ACE-1" table:formula="of:=AVERAGE([.H16];[.G16])" office:value-type="float" office:value="-67.799999999999997">
            <text:p>−67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7625000000000002">
            <text:p>2.7625</text:p>
          </table:table-cell>
          <table:table-cell table:style-name="ACE-1" office:value-type="float" office:value="120">
            <text:p>120</text:p>
          </table:table-cell>
          <table:table-cell table:style-name="ACE-1" office:value-type="float" office:value="1.1379999999999999">
            <text:p>1.13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659999999999999">
            <text:p>0.126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848">
            <text:p>12848</text:p>
          </table:table-cell>
          <table:table-cell table:style-name="ACE-1" office:value-type="float" office:value="12798">
            <text:p>12798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43.09999999999999">
            <text:p>143.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8-7-2009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5.799999999999997">
            <text:p>65.8</text:p>
          </table:table-cell>
          <table:table-cell table:style-name="ACE-1" office:value-type="float" office:value="70.299999999999997">
            <text:p>70.3</text:p>
          </table:table-cell>
          <table:table-cell table:style-name="ACE-1" table:formula="of:=-([.F17]+5)" office:value-type="float" office:value="-75.299999999999997">
            <text:p>−75.3</text:p>
          </table:table-cell>
          <table:table-cell table:style-name="ACE-1" table:formula="of:=-([.F17]+1)" office:value-type="float" office:value="-71.299999999999997">
            <text:p>−71.3</text:p>
          </table:table-cell>
          <table:table-cell table:style-name="ACE-1" table:formula="of:=AVERAGE([.H17];[.G17])" office:value-type="float" office:value="-73.299999999999997">
            <text:p>−73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040000000000001">
            <text:p>3.104</text:p>
          </table:table-cell>
          <table:table-cell table:style-name="ACE-1" office:value-type="float" office:value="43">
            <text:p>43</text:p>
          </table:table-cell>
          <table:table-cell table:style-name="ACE-1" office:value-type="float" office:value="1.1380999999999999">
            <text:p>1.138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009999999999999">
            <text:p>0.130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229">
            <text:p>13229</text:p>
          </table:table-cell>
          <table:table-cell table:style-name="ACE-1" office:value-type="float" office:value="13179">
            <text:p>13179</text:p>
          </table:table-cell>
          <table:table-cell table:style-name="ACE-1" office:value-type="float" office:value="16">
            <text:p>16</text:p>
          </table:table-cell>
          <table:table-cell table:style-name="ACE-1" office:value-type="float" office:value="143.30000000000001">
            <text:p>143.3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8-10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9.100000000000001">
            <text:p>39.1</text:p>
          </table:table-cell>
          <table:table-cell table:style-name="ACE-1" office:value-type="float" office:value="42.700000000000003">
            <text:p>42.7</text:p>
          </table:table-cell>
          <table:table-cell table:style-name="ACE-1" table:formula="of:=-([.F18]+5)" office:value-type="float" office:value="-47.700000000000003">
            <text:p>−47.7</text:p>
          </table:table-cell>
          <table:table-cell table:style-name="ACE-1" table:formula="of:=-([.F18]+1)" office:value-type="float" office:value="-43.700000000000003">
            <text:p>−43.7</text:p>
          </table:table-cell>
          <table:table-cell table:style-name="ACE-1" table:formula="of:=AVERAGE([.H18];[.G18])" office:value-type="float" office:value="-45.700000000000003">
            <text:p>−45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828999999999999">
            <text:p>2.9829</text:p>
          </table:table-cell>
          <table:table-cell table:style-name="ACE-1" office:value-type="float" office:value="120">
            <text:p>120</text:p>
          </table:table-cell>
          <table:table-cell table:style-name="ACE-1" office:value-type="float" office:value="1.415">
            <text:p>1.415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8">
            <text:p>0.10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32">
            <text:p>10832</text:p>
          </table:table-cell>
          <table:table-cell table:style-name="ACE-1" office:value-type="float" office:value="10782">
            <text:p>10782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145.80000000000001">
            <text:p>145.8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2">
            <text:p>2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RGF_8-11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2.5">
            <text:p>22.5</text:p>
          </table:table-cell>
          <table:table-cell table:style-name="ACE-1" office:value-type="float" office:value="25.600000000000001">
            <text:p>25.6</text:p>
          </table:table-cell>
          <table:table-cell table:style-name="ACE-1" table:formula="of:=-([.F19]+5)" office:value-type="float" office:value="-30.600000000000001">
            <text:p>−30.6</text:p>
          </table:table-cell>
          <table:table-cell table:style-name="ACE-1" table:formula="of:=-([.F19]+1)" office:value-type="float" office:value="-26.600000000000001">
            <text:p>−26.6</text:p>
          </table:table-cell>
          <table:table-cell table:style-name="ACE-1" table:formula="of:=AVERAGE([.H19];[.G19])" office:value-type="float" office:value="-28.600000000000001">
            <text:p>−28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240999999999999">
            <text:p>3.1241</text:p>
          </table:table-cell>
          <table:table-cell table:style-name="ACE-1" office:value-type="float" office:value="372">
            <text:p>372</text:p>
          </table:table-cell>
          <table:table-cell table:style-name="ACE-1" office:value-type="float" office:value="1.1435999999999999">
            <text:p>1.143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091300000000000006">
            <text:p>0.0913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9066">
            <text:p>9066</text:p>
          </table:table-cell>
          <table:table-cell table:style-name="ACE-1" office:value-type="float" office:value="9003">
            <text:p>9003</text:p>
          </table:table-cell>
          <table:table-cell table:style-name="ACE-1" office:value-type="float" office:value="8">
            <text:p>8</text:p>
          </table:table-cell>
          <table:table-cell table:style-name="ACE-1" office:value-type="float" office:value="147.40000000000001">
            <text:p>147.4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9]" office:value-type="string" office:string-value="RGF_8-11-2002">
            <text:p>RGF_8-11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9]" office:value-type="float" office:value="9003">
            <text:p>9003</text:p>
          </table:table-cell>
          <table:table-cell table:style-name="ACE-1" table:formula="of:=[.T19]" office:value-type="float" office:value="8">
            <text:p>8</text:p>
          </table:table-cell>
          <table:table-cell table:style-name="ACE-1" table:formula="of:=[.D1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9]" office:value-type="float" office:value="-28.600000000000001">
            <text:p>−28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3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4.199999999999999">
            <text:p>24.2</text:p>
          </table:table-cell>
          <table:table-cell table:style-name="ACE-1" office:value-type="float" office:value="27.300000000000001">
            <text:p>27.3</text:p>
          </table:table-cell>
          <table:table-cell table:style-name="ACE-1" table:formula="of:=-([.F20]+5)" office:value-type="float" office:value="-32.299999999999997">
            <text:p>−32.3</text:p>
          </table:table-cell>
          <table:table-cell table:style-name="ACE-1" table:formula="of:=-([.F20]+1)" office:value-type="float" office:value="-28.300000000000001">
            <text:p>−28.3</text:p>
          </table:table-cell>
          <table:table-cell table:style-name="ACE-1" table:formula="of:=AVERAGE([.H20];[.G20])" office:value-type="float" office:value="-30.299999999999997">
            <text:p>−30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518000000000001">
            <text:p>3.0518</text:p>
          </table:table-cell>
          <table:table-cell table:style-name="ACE-1" office:value-type="float" office:value="99">
            <text:p>99</text:p>
          </table:table-cell>
          <table:table-cell table:style-name="ACE-1" office:value-type="float" office:value="1.1415999999999999">
            <text:p>1.141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091200000000000003">
            <text:p>0.091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9076">
            <text:p>9076</text:p>
          </table:table-cell>
          <table:table-cell table:style-name="ACE-1" office:value-type="float" office:value="9016">
            <text:p>9016</text:p>
          </table:table-cell>
          <table:table-cell table:style-name="ACE-1" office:value-type="float" office:value="28">
            <text:p>28</text:p>
          </table:table-cell>
          <table:table-cell table:style-name="ACE-1" office:value-type="float" office:value="145.30000000000001">
            <text:p>145.3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0]" office:value-type="string" office:string-value="RGF_8-13-2002">
            <text:p>RGF_8-13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0]" office:value-type="float" office:value="9016">
            <text:p>9016</text:p>
          </table:table-cell>
          <table:table-cell table:style-name="ACE-1" table:formula="of:=[.T20]" office:value-type="float" office:value="28">
            <text:p>28</text:p>
          </table:table-cell>
          <table:table-cell table:style-name="ACE-1" table:formula="of:=[.D2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0]" office:value-type="float" office:value="-30.299999999999997">
            <text:p>−30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3-2004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3.600000000000001">
            <text:p>23.6</text:p>
          </table:table-cell>
          <table:table-cell table:style-name="ACE-1" office:value-type="float" office:value="26.699999999999999">
            <text:p>26.7</text:p>
          </table:table-cell>
          <table:table-cell table:style-name="ACE-1" table:formula="of:=-([.F21]+5)" office:value-type="float" office:value="-31.699999999999999">
            <text:p>−31.7</text:p>
          </table:table-cell>
          <table:table-cell table:style-name="ACE-1" table:formula="of:=-([.F21]+1)" office:value-type="float" office:value="-27.699999999999999">
            <text:p>−27.7</text:p>
          </table:table-cell>
          <table:table-cell table:style-name="ACE-1" table:formula="of:=AVERAGE([.H21];[.G21])" office:value-type="float" office:value="-29.699999999999999">
            <text:p>−29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594">
            <text:p>2.9594</text:p>
          </table:table-cell>
          <table:table-cell table:style-name="ACE-1" office:value-type="float" office:value="276">
            <text:p>276</text:p>
          </table:table-cell>
          <table:table-cell table:style-name="ACE-1" office:value-type="float" office:value="1.1418999999999999">
            <text:p>1.1419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092100000000000001">
            <text:p>0.0921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9167">
            <text:p>9167</text:p>
          </table:table-cell>
          <table:table-cell table:style-name="ACE-1" office:value-type="float" office:value="9104">
            <text:p>9104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145.69999999999999">
            <text:p>145.7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1]" office:value-type="string" office:string-value="RGF_8-13-2004">
            <text:p>RGF_8-13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1]" office:value-type="float" office:value="9104">
            <text:p>9104</text:p>
          </table:table-cell>
          <table:table-cell table:style-name="ACE-1" table:formula="of:=[.T21]" office:value-type="float" office:value="5">
            <text:p>5</text:p>
          </table:table-cell>
          <table:table-cell table:style-name="ACE-1" table:formula="of:=[.D2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1]" office:value-type="float" office:value="-29.699999999999999">
            <text:p>−29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3-200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29.199999999999999">
            <text:p>29.2</text:p>
          </table:table-cell>
          <table:table-cell table:style-name="ACE-1" table:formula="of:=-([.F22]+5)" office:value-type="float" office:value="-34.200000000000003">
            <text:p>−34.2</text:p>
          </table:table-cell>
          <table:table-cell table:style-name="ACE-1" table:formula="of:=-([.F22]+1)" office:value-type="float" office:value="-30.199999999999999">
            <text:p>−30.2</text:p>
          </table:table-cell>
          <table:table-cell table:style-name="ACE-1" table:formula="of:=AVERAGE([.H22];[.G22])" office:value-type="float" office:value="-32.200000000000003">
            <text:p>−32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848000000000001">
            <text:p>3.1848</text:p>
          </table:table-cell>
          <table:table-cell table:style-name="ACE-1" office:value-type="float" office:value="130">
            <text:p>130</text:p>
          </table:table-cell>
          <table:table-cell table:style-name="ACE-1" office:value-type="float" office:value="1.1435999999999999">
            <text:p>1.1436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094600000000000004">
            <text:p>0.0946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9412">
            <text:p>9412</text:p>
          </table:table-cell>
          <table:table-cell table:style-name="ACE-1" office:value-type="float" office:value="9352">
            <text:p>9352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147.5">
            <text:p>147.5</text:p>
          </table:table-cell>
          <table:table-cell table:style-name="ACE-1" office:value-type="float" office:value="1.1000000000000001">
            <text:p>1.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2]" office:value-type="string" office:string-value="RGF_8-13-2006">
            <text:p>RGF_8-13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2]" office:value-type="float" office:value="9352">
            <text:p>9352</text:p>
          </table:table-cell>
          <table:table-cell table:style-name="ACE-1" table:formula="of:=[.T22]" office:value-type="float" office:value="18">
            <text:p>18</text:p>
          </table:table-cell>
          <table:table-cell table:style-name="ACE-1" table:formula="of:=[.D2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2]" office:value-type="float" office:value="-32.200000000000003">
            <text:p>−32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4-200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7.100000000000001">
            <text:p>27.1</text:p>
          </table:table-cell>
          <table:table-cell table:style-name="ACE-1" office:value-type="float" office:value="30.300000000000001">
            <text:p>30.3</text:p>
          </table:table-cell>
          <table:table-cell table:style-name="ACE-1" table:formula="of:=-([.F23]+5)" office:value-type="float" office:value="-35.299999999999997">
            <text:p>−35.3</text:p>
          </table:table-cell>
          <table:table-cell table:style-name="ACE-1" table:formula="of:=-([.F23]+1)" office:value-type="float" office:value="-31.300000000000001">
            <text:p>−31.3</text:p>
          </table:table-cell>
          <table:table-cell table:style-name="ACE-1" table:formula="of:=AVERAGE([.H23];[.G23])" office:value-type="float" office:value="-33.299999999999997">
            <text:p>−33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073">
            <text:p>3.1073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.1424000000000001">
            <text:p>1.1424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095500000000000002">
            <text:p>0.0955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9515">
            <text:p>9515</text:p>
          </table:table-cell>
          <table:table-cell table:style-name="ACE-1" office:value-type="float" office:value="9455">
            <text:p>945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146.30000000000001">
            <text:p>146.3</text:p>
          </table:table-cell>
          <table:table-cell table:style-name="ACE-1" office:value-type="float" office:value="1.2">
            <text:p>1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3]" office:value-type="string" office:string-value="RGF_8-14-2003">
            <text:p>RGF_8-14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3]" office:value-type="float" office:value="9455">
            <text:p>9455</text:p>
          </table:table-cell>
          <table:table-cell table:style-name="ACE-1" table:formula="of:=[.T23]" office:value-type="float" office:value="22">
            <text:p>22</text:p>
          </table:table-cell>
          <table:table-cell table:style-name="ACE-1" table:formula="of:=[.D2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3]" office:value-type="float" office:value="-33.299999999999997">
            <text:p>−33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7-2005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9.5">
            <text:p>29.5</text:p>
          </table:table-cell>
          <table:table-cell table:style-name="ACE-1" office:value-type="float" office:value="32.799999999999997">
            <text:p>32.8</text:p>
          </table:table-cell>
          <table:table-cell table:style-name="ACE-1" table:formula="of:=-([.F24]+5)" office:value-type="float" office:value="-37.799999999999997">
            <text:p>−37.8</text:p>
          </table:table-cell>
          <table:table-cell table:style-name="ACE-1" table:formula="of:=-([.F24]+1)" office:value-type="float" office:value="-33.799999999999997">
            <text:p>−33.8</text:p>
          </table:table-cell>
          <table:table-cell table:style-name="ACE-1" table:formula="of:=AVERAGE([.H24];[.G24])" office:value-type="float" office:value="-35.799999999999997">
            <text:p>−35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604">
            <text:p>3.0604</text:p>
          </table:table-cell>
          <table:table-cell table:style-name="ACE-1" office:value-type="float" office:value="88">
            <text:p>88</text:p>
          </table:table-cell>
          <table:table-cell table:style-name="ACE-1" office:value-type="float" office:value="1.1423000000000001">
            <text:p>1.1423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096799999999999997">
            <text:p>0.0968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9653">
            <text:p>9653</text:p>
          </table:table-cell>
          <table:table-cell table:style-name="ACE-1" office:value-type="float" office:value="9593">
            <text:p>9593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146.30000000000001">
            <text:p>146.3</text:p>
          </table:table-cell>
          <table:table-cell table:style-name="ACE-1" office:value-type="float" office:value="1.2">
            <text:p>1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4]" office:value-type="string" office:string-value="RGF_8-17-2005">
            <text:p>RGF_8-17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4]" office:value-type="float" office:value="9593">
            <text:p>9593</text:p>
          </table:table-cell>
          <table:table-cell table:style-name="ACE-1" table:formula="of:=[.T24]" office:value-type="float" office:value="17">
            <text:p>17</text:p>
          </table:table-cell>
          <table:table-cell table:style-name="ACE-1" table:formula="of:=[.D2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4]" office:value-type="float" office:value="-35.799999999999997">
            <text:p>−35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8-2005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0.300000000000001">
            <text:p>30.3</text:p>
          </table:table-cell>
          <table:table-cell table:style-name="ACE-1" office:value-type="float" office:value="33.600000000000001">
            <text:p>33.6</text:p>
          </table:table-cell>
          <table:table-cell table:style-name="ACE-1" table:formula="of:=-([.F25]+5)" office:value-type="float" office:value="-38.600000000000001">
            <text:p>−38.6</text:p>
          </table:table-cell>
          <table:table-cell table:style-name="ACE-1" table:formula="of:=-([.F25]+1)" office:value-type="float" office:value="-34.600000000000001">
            <text:p>−34.6</text:p>
          </table:table-cell>
          <table:table-cell table:style-name="ACE-1" table:formula="of:=AVERAGE([.H25];[.G25])" office:value-type="float" office:value="-36.600000000000001">
            <text:p>−36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8363999999999998">
            <text:p>2.8364</text:p>
          </table:table-cell>
          <table:table-cell table:style-name="ACE-1" office:value-type="float" office:value="49">
            <text:p>49</text:p>
          </table:table-cell>
          <table:table-cell table:style-name="ACE-1" office:value-type="float" office:value="1.1433">
            <text:p>1.1433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0974">
            <text:p>0.0974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9708">
            <text:p>9708</text:p>
          </table:table-cell>
          <table:table-cell table:style-name="ACE-1" office:value-type="float" office:value="9645">
            <text:p>9645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147.30000000000001">
            <text:p>147.3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5]" office:value-type="string" office:string-value="RGF_8-18-2005">
            <text:p>RGF_8-18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5]" office:value-type="float" office:value="9645">
            <text:p>9645</text:p>
          </table:table-cell>
          <table:table-cell table:style-name="ACE-1" table:formula="of:=[.T25]" office:value-type="float" office:value="9">
            <text:p>9</text:p>
          </table:table-cell>
          <table:table-cell table:style-name="ACE-1" table:formula="of:=[.D2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5]" office:value-type="float" office:value="-36.600000000000001">
            <text:p>−36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9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9.399999999999999">
            <text:p>29.4</text:p>
          </table:table-cell>
          <table:table-cell table:style-name="ACE-1" office:value-type="float" office:value="32.700000000000003">
            <text:p>32.7</text:p>
          </table:table-cell>
          <table:table-cell table:style-name="ACE-1" table:formula="of:=-([.F26]+5)" office:value-type="float" office:value="-37.700000000000003">
            <text:p>−37.7</text:p>
          </table:table-cell>
          <table:table-cell table:style-name="ACE-1" table:formula="of:=-([.F26]+1)" office:value-type="float" office:value="-33.700000000000003">
            <text:p>−33.7</text:p>
          </table:table-cell>
          <table:table-cell table:style-name="ACE-1" table:formula="of:=AVERAGE([.H26];[.G26])" office:value-type="float" office:value="-35.700000000000003">
            <text:p>−35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579999999999999">
            <text:p>3.158</text:p>
          </table:table-cell>
          <table:table-cell table:style-name="ACE-1" office:value-type="float" office:value="31">
            <text:p>31</text:p>
          </table:table-cell>
          <table:table-cell table:style-name="ACE-1" office:value-type="float" office:value="1.1427">
            <text:p>1.1427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0974">
            <text:p>0.0974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9710">
            <text:p>9710</text:p>
          </table:table-cell>
          <table:table-cell table:style-name="ACE-1" office:value-type="float" office:value="9650">
            <text:p>9650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6.59999999999999">
            <text:p>146.6</text:p>
          </table:table-cell>
          <table:table-cell table:style-name="ACE-1" office:value-type="float" office:value="1.1000000000000001">
            <text:p>1.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6]" office:value-type="string" office:string-value="RGF_8-19-2002">
            <text:p>RGF_8-19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6]" office:value-type="float" office:value="9650">
            <text:p>9650</text:p>
          </table:table-cell>
          <table:table-cell table:style-name="ACE-1" table:formula="of:=[.T26]" office:value-type="float" office:value="26">
            <text:p>26</text:p>
          </table:table-cell>
          <table:table-cell table:style-name="ACE-1" table:formula="of:=[.D2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6]" office:value-type="float" office:value="-35.700000000000003">
            <text:p>−35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9-2005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9.800000000000001">
            <text:p>29.8</text:p>
          </table:table-cell>
          <table:table-cell table:style-name="ACE-1" office:value-type="float" office:value="33.100000000000001">
            <text:p>33.1</text:p>
          </table:table-cell>
          <table:table-cell table:style-name="ACE-1" table:formula="of:=-([.F27]+5)" office:value-type="float" office:value="-38.100000000000001">
            <text:p>−38.1</text:p>
          </table:table-cell>
          <table:table-cell table:style-name="ACE-1" table:formula="of:=-([.F27]+1)" office:value-type="float" office:value="-34.100000000000001">
            <text:p>−34.1</text:p>
          </table:table-cell>
          <table:table-cell table:style-name="ACE-1" table:formula="of:=AVERAGE([.H27];[.G27])" office:value-type="float" office:value="-36.100000000000001">
            <text:p>−36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924999999999999">
            <text:p>3.1925</text:p>
          </table:table-cell>
          <table:table-cell table:style-name="ACE-1" office:value-type="float" office:value="53">
            <text:p>53</text:p>
          </table:table-cell>
          <table:table-cell table:style-name="ACE-1" office:value-type="float" office:value="1.1417999999999999">
            <text:p>1.141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097600000000000006">
            <text:p>0.0976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9739">
            <text:p>9739</text:p>
          </table:table-cell>
          <table:table-cell table:style-name="ACE-1" office:value-type="float" office:value="9679">
            <text:p>9679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.69999999999999">
            <text:p>145.7</text:p>
          </table:table-cell>
          <table:table-cell table:style-name="ACE-1" office:value-type="float" office:value="1.3999999999999999">
            <text:p>1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7]" office:value-type="string" office:string-value="RGF_8-19-2005">
            <text:p>RGF_8-19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7]" office:value-type="float" office:value="9679">
            <text:p>9679</text:p>
          </table:table-cell>
          <table:table-cell table:style-name="ACE-1" table:formula="of:=[.T27]" office:value-type="float" office:value="30">
            <text:p>30</text:p>
          </table:table-cell>
          <table:table-cell table:style-name="ACE-1" table:formula="of:=[.D2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7]" office:value-type="float" office:value="-36.100000000000001">
            <text:p>−36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9-200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8.300000000000001">
            <text:p>28.3</text:p>
          </table:table-cell>
          <table:table-cell table:style-name="ACE-1" office:value-type="float" office:value="31.600000000000001">
            <text:p>31.6</text:p>
          </table:table-cell>
          <table:table-cell table:style-name="ACE-1" table:formula="of:=-([.F28]+5)" office:value-type="float" office:value="-36.600000000000001">
            <text:p>−36.6</text:p>
          </table:table-cell>
          <table:table-cell table:style-name="ACE-1" table:formula="of:=-([.F28]+1)" office:value-type="float" office:value="-32.600000000000001">
            <text:p>−32.6</text:p>
          </table:table-cell>
          <table:table-cell table:style-name="ACE-1" table:formula="of:=AVERAGE([.H28];[.G28])" office:value-type="float" office:value="-34.600000000000001">
            <text:p>−34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2223000000000002">
            <text:p>3.2223</text:p>
          </table:table-cell>
          <table:table-cell table:style-name="ACE-1" office:value-type="float" office:value="284">
            <text:p>284</text:p>
          </table:table-cell>
          <table:table-cell table:style-name="ACE-1" office:value-type="float" office:value="1.1447000000000001">
            <text:p>1.1447</text:p>
          </table:table-cell>
          <table:table-cell table:style-name="ACE-1" office:value-type="float" office:value="0.0001">
            <text:p>0.0001</text:p>
          </table:table-cell>
          <table:table-cell table:style-name="ACE-1" office:value-type="float" office:value="0.098199999999999996">
            <text:p>0.0982</text:p>
          </table:table-cell>
          <table:table-cell table:style-name="ACE-1" office:value-type="float" office:value="0.0001">
            <text:p>0.0001</text:p>
          </table:table-cell>
          <table:table-cell table:style-name="ACE-1" office:value-type="float" office:value="9779">
            <text:p>9779</text:p>
          </table:table-cell>
          <table:table-cell table:style-name="ACE-1" office:value-type="float" office:value="9716">
            <text:p>9716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48.80000000000001">
            <text:p>148.8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8]" office:value-type="string" office:string-value="RGF_8-19-2006">
            <text:p>RGF_8-19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8]" office:value-type="float" office:value="9716">
            <text:p>9716</text:p>
          </table:table-cell>
          <table:table-cell table:style-name="ACE-1" table:formula="of:=[.T28]" office:value-type="float" office:value="10">
            <text:p>10</text:p>
          </table:table-cell>
          <table:table-cell table:style-name="ACE-1" table:formula="of:=[.D2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8]" office:value-type="float" office:value="-34.600000000000001">
            <text:p>−34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0-200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33.299999999999997">
            <text:p>33.3</text:p>
          </table:table-cell>
          <table:table-cell table:style-name="ACE-1" table:formula="of:=-([.F29]+5)" office:value-type="float" office:value="-38.299999999999997">
            <text:p>−38.3</text:p>
          </table:table-cell>
          <table:table-cell table:style-name="ACE-1" table:formula="of:=-([.F29]+1)" office:value-type="float" office:value="-34.299999999999997">
            <text:p>−34.3</text:p>
          </table:table-cell>
          <table:table-cell table:style-name="ACE-1" table:formula="of:=AVERAGE([.H29];[.G29])" office:value-type="float" office:value="-36.299999999999997">
            <text:p>−36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404999999999999">
            <text:p>3.2405</text:p>
          </table:table-cell>
          <table:table-cell table:style-name="ACE-1" office:value-type="float" office:value="74">
            <text:p>74</text:p>
          </table:table-cell>
          <table:table-cell table:style-name="ACE-1" office:value-type="float" office:value="1.1433">
            <text:p>1.1433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098100000000000007">
            <text:p>0.098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9782">
            <text:p>9782</text:p>
          </table:table-cell>
          <table:table-cell table:style-name="ACE-1" office:value-type="float" office:value="9722">
            <text:p>9722</text:p>
          </table:table-cell>
          <table:table-cell table:style-name="ACE-1" office:value-type="float" office:value="21">
            <text:p>21</text:p>
          </table:table-cell>
          <table:table-cell table:style-name="ACE-1" office:value-type="float" office:value="147.40000000000001">
            <text:p>147.4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9]" office:value-type="string" office:string-value="RGF_8-20-2003">
            <text:p>RGF_8-20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9]" office:value-type="float" office:value="9722">
            <text:p>9722</text:p>
          </table:table-cell>
          <table:table-cell table:style-name="ACE-1" table:formula="of:=[.T29]" office:value-type="float" office:value="21">
            <text:p>21</text:p>
          </table:table-cell>
          <table:table-cell table:style-name="ACE-1" table:formula="of:=[.D2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9]" office:value-type="float" office:value="-36.299999999999997">
            <text:p>−36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0-2004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3.399999999999999">
            <text:p>33.4</text:p>
          </table:table-cell>
          <table:table-cell table:style-name="ACE-1" office:value-type="float" office:value="36.899999999999999">
            <text:p>36.9</text:p>
          </table:table-cell>
          <table:table-cell table:style-name="ACE-1" table:formula="of:=-([.F30]+5)" office:value-type="float" office:value="-41.899999999999999">
            <text:p>−41.9</text:p>
          </table:table-cell>
          <table:table-cell table:style-name="ACE-1" table:formula="of:=-([.F30]+1)" office:value-type="float" office:value="-37.899999999999999">
            <text:p>−37.9</text:p>
          </table:table-cell>
          <table:table-cell table:style-name="ACE-1" table:formula="of:=AVERAGE([.H30];[.G30])" office:value-type="float" office:value="-39.899999999999999">
            <text:p>−39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110000000000002">
            <text:p>3.111</text:p>
          </table:table-cell>
          <table:table-cell table:style-name="ACE-1" office:value-type="float" office:value="881">
            <text:p>881</text:p>
          </table:table-cell>
          <table:table-cell table:style-name="ACE-1" office:value-type="float" office:value="1.1425000000000001">
            <text:p>1.1425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340000000000001">
            <text:p>0.1034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344">
            <text:p>10344</text:p>
          </table:table-cell>
          <table:table-cell table:style-name="ACE-1" office:value-type="float" office:value="10281">
            <text:p>10281</text:p>
          </table:table-cell>
          <table:table-cell table:style-name="ACE-1" office:value-type="float" office:value="11">
            <text:p>11</text:p>
          </table:table-cell>
          <table:table-cell table:style-name="ACE-1" office:value-type="float" office:value="146.69999999999999">
            <text:p>146.7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0]" office:value-type="string" office:string-value="RGF_8-20-2004">
            <text:p>RGF_8-20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0]" office:value-type="float" office:value="10281">
            <text:p>10281</text:p>
          </table:table-cell>
          <table:table-cell table:style-name="ACE-1" table:formula="of:=[.T30]" office:value-type="float" office:value="11">
            <text:p>11</text:p>
          </table:table-cell>
          <table:table-cell table:style-name="ACE-1" table:formula="of:=[.D3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0]" office:value-type="float" office:value="-39.899999999999999">
            <text:p>−39.9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0-200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3.899999999999999">
            <text:p>33.9</text:p>
          </table:table-cell>
          <table:table-cell table:style-name="ACE-1" office:value-type="float" office:value="37.399999999999999">
            <text:p>37.4</text:p>
          </table:table-cell>
          <table:table-cell table:style-name="ACE-1" table:formula="of:=-([.F31]+5)" office:value-type="float" office:value="-42.399999999999999">
            <text:p>−42.4</text:p>
          </table:table-cell>
          <table:table-cell table:style-name="ACE-1" table:formula="of:=-([.F31]+1)" office:value-type="float" office:value="-38.399999999999999">
            <text:p>−38.4</text:p>
          </table:table-cell>
          <table:table-cell table:style-name="ACE-1" table:formula="of:=AVERAGE([.H31];[.G31])" office:value-type="float" office:value="-40.399999999999999">
            <text:p>−40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743000000000001">
            <text:p>3.1743</text:p>
          </table:table-cell>
          <table:table-cell table:style-name="ACE-1" office:value-type="float" office:value="70">
            <text:p>70</text:p>
          </table:table-cell>
          <table:table-cell table:style-name="ACE-1" office:value-type="float" office:value="1.1432">
            <text:p>1.1432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41">
            <text:p>0.1041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402">
            <text:p>10402</text:p>
          </table:table-cell>
          <table:table-cell table:style-name="ACE-1" office:value-type="float" office:value="10339">
            <text:p>10339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147.40000000000001">
            <text:p>147.4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1]" office:value-type="string" office:string-value="RGF_8-20-2006">
            <text:p>RGF_8-20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1]" office:value-type="float" office:value="10339">
            <text:p>10339</text:p>
          </table:table-cell>
          <table:table-cell table:style-name="ACE-1" table:formula="of:=[.T31]" office:value-type="float" office:value="7">
            <text:p>7</text:p>
          </table:table-cell>
          <table:table-cell table:style-name="ACE-1" table:formula="of:=[.D3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1]" office:value-type="float" office:value="-40.399999999999999">
            <text:p>−40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0-2008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6.299999999999997">
            <text:p>36.3</text:p>
          </table:table-cell>
          <table:table-cell table:style-name="ACE-1" office:value-type="float" office:value="39.899999999999999">
            <text:p>39.9</text:p>
          </table:table-cell>
          <table:table-cell table:style-name="ACE-1" table:formula="of:=-([.F32]+5)" office:value-type="float" office:value="-44.899999999999999">
            <text:p>−44.9</text:p>
          </table:table-cell>
          <table:table-cell table:style-name="ACE-1" table:formula="of:=-([.F32]+1)" office:value-type="float" office:value="-40.899999999999999">
            <text:p>−40.9</text:p>
          </table:table-cell>
          <table:table-cell table:style-name="ACE-1" table:formula="of:=AVERAGE([.H32];[.G32])" office:value-type="float" office:value="-42.899999999999999">
            <text:p>−42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8938999999999999">
            <text:p>2.8939</text:p>
          </table:table-cell>
          <table:table-cell table:style-name="ACE-1" office:value-type="float" office:value="46">
            <text:p>46</text:p>
          </table:table-cell>
          <table:table-cell table:style-name="ACE-1" office:value-type="float" office:value="1.1412">
            <text:p>1.141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47">
            <text:p>0.1047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0490">
            <text:p>10490</text:p>
          </table:table-cell>
          <table:table-cell table:style-name="ACE-1" office:value-type="float" office:value="10430">
            <text:p>10430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145.40000000000001">
            <text:p>145.4</text:p>
          </table:table-cell>
          <table:table-cell table:style-name="ACE-1" office:value-type="float" office:value="1.5">
            <text:p>1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2]" office:value-type="string" office:string-value="RGF_8-20-2008">
            <text:p>RGF_8-20-2008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2]" office:value-type="float" office:value="10430">
            <text:p>10430</text:p>
          </table:table-cell>
          <table:table-cell table:style-name="ACE-1" table:formula="of:=[.T32]" office:value-type="float" office:value="37">
            <text:p>37</text:p>
          </table:table-cell>
          <table:table-cell table:style-name="ACE-1" table:formula="of:=[.D3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2]" office:value-type="float" office:value="-42.899999999999999">
            <text:p>−42.9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0-2009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700000000000003">
            <text:p>37.7</text:p>
          </table:table-cell>
          <table:table-cell table:style-name="ACE-1" office:value-type="float" office:value="41.299999999999997">
            <text:p>41.3</text:p>
          </table:table-cell>
          <table:table-cell table:style-name="ACE-1" table:formula="of:=-([.F33]+5)" office:value-type="float" office:value="-46.299999999999997">
            <text:p>−46.3</text:p>
          </table:table-cell>
          <table:table-cell table:style-name="ACE-1" table:formula="of:=-([.F33]+1)" office:value-type="float" office:value="-42.299999999999997">
            <text:p>−42.3</text:p>
          </table:table-cell>
          <table:table-cell table:style-name="ACE-1" table:formula="of:=AVERAGE([.H33];[.G33])" office:value-type="float" office:value="-44.299999999999997">
            <text:p>−44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418">
            <text:p>3.2418</text:p>
          </table:table-cell>
          <table:table-cell table:style-name="ACE-1" office:value-type="float" office:value="226">
            <text:p>226</text:p>
          </table:table-cell>
          <table:table-cell table:style-name="ACE-1" office:value-type="float" office:value="1.1404000000000001">
            <text:p>1.1404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0489999999999999">
            <text:p>0.104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515">
            <text:p>10515</text:p>
          </table:table-cell>
          <table:table-cell table:style-name="ACE-1" office:value-type="float" office:value="10459">
            <text:p>10459</text:p>
          </table:table-cell>
          <table:table-cell table:style-name="ACE-1" office:value-type="float" office:value="24">
            <text:p>24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3]" office:value-type="string" office:string-value="RGF_8-20-2009">
            <text:p>RGF_8-20-2009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3]" office:value-type="float" office:value="10459">
            <text:p>10459</text:p>
          </table:table-cell>
          <table:table-cell table:style-name="ACE-1" table:formula="of:=[.T33]" office:value-type="float" office:value="24">
            <text:p>24</text:p>
          </table:table-cell>
          <table:table-cell table:style-name="ACE-1" table:formula="of:=[.D3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3]" office:value-type="float" office:value="-44.299999999999997">
            <text:p>−44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1-200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6.5">
            <text:p>36.5</text:p>
          </table:table-cell>
          <table:table-cell table:style-name="ACE-1" office:value-type="float" office:value="40">
            <text:p>40</text:p>
          </table:table-cell>
          <table:table-cell table:style-name="ACE-1" table:formula="of:=-([.F34]+5)" office:value-type="float" office:value="-45">
            <text:p>−45</text:p>
          </table:table-cell>
          <table:table-cell table:style-name="ACE-1" table:formula="of:=-([.F34]+1)" office:value-type="float" office:value="-41">
            <text:p>−41</text:p>
          </table:table-cell>
          <table:table-cell table:style-name="ACE-1" table:formula="of:=AVERAGE([.H34];[.G34])" office:value-type="float" office:value="-43">
            <text:p>−4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802">
            <text:p>2.9802</text:p>
          </table:table-cell>
          <table:table-cell table:style-name="ACE-1" office:value-type="float" office:value="187">
            <text:p>187</text:p>
          </table:table-cell>
          <table:table-cell table:style-name="ACE-1" office:value-type="float" office:value="1.1429">
            <text:p>1.1429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053">
            <text:p>0.1053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536">
            <text:p>10536</text:p>
          </table:table-cell>
          <table:table-cell table:style-name="ACE-1" office:value-type="float" office:value="10476">
            <text:p>10476</text:p>
          </table:table-cell>
          <table:table-cell table:style-name="ACE-1" office:value-type="float" office:value="29">
            <text:p>29</text:p>
          </table:table-cell>
          <table:table-cell table:style-name="ACE-1" office:value-type="float" office:value="147.19999999999999">
            <text:p>147.2</text:p>
          </table:table-cell>
          <table:table-cell table:style-name="ACE-1" office:value-type="float" office:value="1.2">
            <text:p>1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4]" office:value-type="string" office:string-value="RGF_8-21-2003">
            <text:p>RGF_8-21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4]" office:value-type="float" office:value="10476">
            <text:p>10476</text:p>
          </table:table-cell>
          <table:table-cell table:style-name="ACE-1" table:formula="of:=[.T34]" office:value-type="float" office:value="29">
            <text:p>29</text:p>
          </table:table-cell>
          <table:table-cell table:style-name="ACE-1" table:formula="of:=[.D3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4]" office:value-type="float" office:value="-43">
            <text:p>−4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1-2004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600000000000001">
            <text:p>37.6</text:p>
          </table:table-cell>
          <table:table-cell table:style-name="ACE-1" office:value-type="float" office:value="41.200000000000003">
            <text:p>41.2</text:p>
          </table:table-cell>
          <table:table-cell table:style-name="ACE-1" table:formula="of:=-([.F35]+5)" office:value-type="float" office:value="-46.200000000000003">
            <text:p>−46.2</text:p>
          </table:table-cell>
          <table:table-cell table:style-name="ACE-1" table:formula="of:=-([.F35]+1)" office:value-type="float" office:value="-42.200000000000003">
            <text:p>−42.2</text:p>
          </table:table-cell>
          <table:table-cell table:style-name="ACE-1" table:formula="of:=AVERAGE([.H35];[.G35])" office:value-type="float" office:value="-44.200000000000003">
            <text:p>−44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615000000000001">
            <text:p>3.0615</text:p>
          </table:table-cell>
          <table:table-cell table:style-name="ACE-1" office:value-type="float" office:value="81">
            <text:p>81</text:p>
          </table:table-cell>
          <table:table-cell table:style-name="ACE-1" office:value-type="float" office:value="1.1438999999999999">
            <text:p>1.1439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053">
            <text:p>0.1053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0529">
            <text:p>10529</text:p>
          </table:table-cell>
          <table:table-cell table:style-name="ACE-1" office:value-type="float" office:value="10479">
            <text:p>10479</text:p>
          </table:table-cell>
          <table:table-cell table:style-name="ACE-1" office:value-type="float" office:value="19">
            <text:p>19</text:p>
          </table:table-cell>
          <table:table-cell table:style-name="ACE-1" office:value-type="float" office:value="148.30000000000001">
            <text:p>148.3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5]" office:value-type="string" office:string-value="RGF_8-21-2004">
            <text:p>RGF_8-21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5]" office:value-type="float" office:value="10479">
            <text:p>10479</text:p>
          </table:table-cell>
          <table:table-cell table:style-name="ACE-1" table:formula="of:=[.T35]" office:value-type="float" office:value="19">
            <text:p>19</text:p>
          </table:table-cell>
          <table:table-cell table:style-name="ACE-1" table:formula="of:=[.D3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5]" office:value-type="float" office:value="-44.200000000000003">
            <text:p>−44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1-2005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799999999999997">
            <text:p>37.8</text:p>
          </table:table-cell>
          <table:table-cell table:style-name="ACE-1" office:value-type="float" office:value="41.299999999999997">
            <text:p>41.3</text:p>
          </table:table-cell>
          <table:table-cell table:style-name="ACE-1" table:formula="of:=-([.F36]+5)" office:value-type="float" office:value="-46.299999999999997">
            <text:p>−46.3</text:p>
          </table:table-cell>
          <table:table-cell table:style-name="ACE-1" table:formula="of:=-([.F36]+1)" office:value-type="float" office:value="-42.299999999999997">
            <text:p>−42.3</text:p>
          </table:table-cell>
          <table:table-cell table:style-name="ACE-1" table:formula="of:=AVERAGE([.H36];[.G36])" office:value-type="float" office:value="-44.299999999999997">
            <text:p>−44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255999999999999">
            <text:p>3.1256</text:p>
          </table:table-cell>
          <table:table-cell table:style-name="ACE-1" office:value-type="float" office:value="124">
            <text:p>124</text:p>
          </table:table-cell>
          <table:table-cell table:style-name="ACE-1" office:value-type="float" office:value="1.1448">
            <text:p>1.1448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56">
            <text:p>0.1056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0552">
            <text:p>10552</text:p>
          </table:table-cell>
          <table:table-cell table:style-name="ACE-1" office:value-type="float" office:value="10489">
            <text:p>10489</text:p>
          </table:table-cell>
          <table:table-cell table:style-name="ACE-1" office:value-type="float" office:value="21">
            <text:p>21</text:p>
          </table:table-cell>
          <table:table-cell table:style-name="ACE-1" office:value-type="float" office:value="149.19999999999999">
            <text:p>149.2</text:p>
          </table:table-cell>
          <table:table-cell table:style-name="ACE-1" office:value-type="float" office:value="0.40000000000000002">
            <text:p>0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6]" office:value-type="string" office:string-value="RGF_8-21-2005">
            <text:p>RGF_8-21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6]" office:value-type="float" office:value="10489">
            <text:p>10489</text:p>
          </table:table-cell>
          <table:table-cell table:style-name="ACE-1" table:formula="of:=[.T36]" office:value-type="float" office:value="21">
            <text:p>21</text:p>
          </table:table-cell>
          <table:table-cell table:style-name="ACE-1" table:formula="of:=[.D3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6]" office:value-type="float" office:value="-44.299999999999997">
            <text:p>−44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2-1.A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799999999999997">
            <text:p>37.8</text:p>
          </table:table-cell>
          <table:table-cell table:style-name="ACE-1" office:value-type="float" office:value="41.299999999999997">
            <text:p>41.3</text:p>
          </table:table-cell>
          <table:table-cell table:style-name="ACE-1" table:formula="of:=-([.F37]+5)" office:value-type="float" office:value="-46.299999999999997">
            <text:p>−46.3</text:p>
          </table:table-cell>
          <table:table-cell table:style-name="ACE-1" table:formula="of:=-([.F37]+1)" office:value-type="float" office:value="-42.299999999999997">
            <text:p>−42.3</text:p>
          </table:table-cell>
          <table:table-cell table:style-name="ACE-1" table:formula="of:=AVERAGE([.H37];[.G37])" office:value-type="float" office:value="-44.299999999999997">
            <text:p>−44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257000000000001">
            <text:p>3.1257</text:p>
          </table:table-cell>
          <table:table-cell table:style-name="ACE-1" office:value-type="float" office:value="236">
            <text:p>236</text:p>
          </table:table-cell>
          <table:table-cell table:style-name="ACE-1" office:value-type="float" office:value="1.1417999999999999">
            <text:p>1.1418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539999999999999">
            <text:p>0.1054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557">
            <text:p>10557</text:p>
          </table:table-cell>
          <table:table-cell table:style-name="ACE-1" office:value-type="float" office:value="10494">
            <text:p>10494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7]" office:value-type="string" office:string-value="RGF_8-22-1.A">
            <text:p>RGF_8-22-1.A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7]" office:value-type="float" office:value="10494">
            <text:p>10494</text:p>
          </table:table-cell>
          <table:table-cell table:style-name="ACE-1" table:formula="of:=[.T37]" office:value-type="float" office:value="10">
            <text:p>10</text:p>
          </table:table-cell>
          <table:table-cell table:style-name="ACE-1" table:formula="of:=[.D3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7]" office:value-type="float" office:value="-44.299999999999997">
            <text:p>−44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2-1.B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5">
            <text:p>37.5</text:p>
          </table:table-cell>
          <table:table-cell table:style-name="ACE-1" office:value-type="float" office:value="41.100000000000001">
            <text:p>41.1</text:p>
          </table:table-cell>
          <table:table-cell table:style-name="ACE-1" table:formula="of:=-([.F38]+5)" office:value-type="float" office:value="-46.100000000000001">
            <text:p>−46.1</text:p>
          </table:table-cell>
          <table:table-cell table:style-name="ACE-1" table:formula="of:=-([.F38]+1)" office:value-type="float" office:value="-42.100000000000001">
            <text:p>−42.1</text:p>
          </table:table-cell>
          <table:table-cell table:style-name="ACE-1" table:formula="of:=AVERAGE([.H38];[.G38])" office:value-type="float" office:value="-44.100000000000001">
            <text:p>−44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397000000000002">
            <text:p>2.9397</text:p>
          </table:table-cell>
          <table:table-cell table:style-name="ACE-1" office:value-type="float" office:value="92">
            <text:p>92</text:p>
          </table:table-cell>
          <table:table-cell table:style-name="ACE-1" office:value-type="float" office:value="1.1415999999999999">
            <text:p>1.141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539999999999999">
            <text:p>0.1054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0556">
            <text:p>10556</text:p>
          </table:table-cell>
          <table:table-cell table:style-name="ACE-1" office:value-type="float" office:value="10496">
            <text:p>10496</text:p>
          </table:table-cell>
          <table:table-cell table:style-name="ACE-1" office:value-type="float" office:value="23">
            <text:p>23</text:p>
          </table:table-cell>
          <table:table-cell table:style-name="ACE-1" office:value-type="float" office:value="145.80000000000001">
            <text:p>145.8</text:p>
          </table:table-cell>
          <table:table-cell table:style-name="ACE-1" office:value-type="float" office:value="1.5">
            <text:p>1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8]" office:value-type="string" office:string-value="RGF_8-22-1.B">
            <text:p>RGF_8-22-1.B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8]" office:value-type="float" office:value="10496">
            <text:p>10496</text:p>
          </table:table-cell>
          <table:table-cell table:style-name="ACE-1" table:formula="of:=[.T38]" office:value-type="float" office:value="23">
            <text:p>23</text:p>
          </table:table-cell>
          <table:table-cell table:style-name="ACE-1" table:formula="of:=[.D3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8]" office:value-type="float" office:value="-44.100000000000001">
            <text:p>−44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2-2004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6.100000000000001">
            <text:p>36.1</text:p>
          </table:table-cell>
          <table:table-cell table:style-name="ACE-1" office:value-type="float" office:value="39.700000000000003">
            <text:p>39.7</text:p>
          </table:table-cell>
          <table:table-cell table:style-name="ACE-1" table:formula="of:=-([.F39]+5)" office:value-type="float" office:value="-44.700000000000003">
            <text:p>−44.7</text:p>
          </table:table-cell>
          <table:table-cell table:style-name="ACE-1" table:formula="of:=-([.F39]+1)" office:value-type="float" office:value="-40.700000000000003">
            <text:p>−40.7</text:p>
          </table:table-cell>
          <table:table-cell table:style-name="ACE-1" table:formula="of:=AVERAGE([.H39];[.G39])" office:value-type="float" office:value="-42.700000000000003">
            <text:p>−42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832999999999998">
            <text:p>2.9833</text:p>
          </table:table-cell>
          <table:table-cell table:style-name="ACE-1" office:value-type="float" office:value="49">
            <text:p>49</text:p>
          </table:table-cell>
          <table:table-cell table:style-name="ACE-1" office:value-type="float" office:value="1.1398999999999999">
            <text:p>1.1399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61">
            <text:p>0.1061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0648">
            <text:p>10648</text:p>
          </table:table-cell>
          <table:table-cell table:style-name="ACE-1" office:value-type="float" office:value="10585">
            <text:p>10585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44.19999999999999">
            <text:p>144.2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9]" office:value-type="string" office:string-value="RGF_8-22-2004">
            <text:p>RGF_8-22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9]" office:value-type="float" office:value="10585">
            <text:p>10585</text:p>
          </table:table-cell>
          <table:table-cell table:style-name="ACE-1" table:formula="of:=[.T39]" office:value-type="float" office:value="15">
            <text:p>15</text:p>
          </table:table-cell>
          <table:table-cell table:style-name="ACE-1" table:formula="of:=[.D3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9]" office:value-type="float" office:value="-42.700000000000003">
            <text:p>−42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4-2001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5">
            <text:p>37.5</text:p>
          </table:table-cell>
          <table:table-cell table:style-name="ACE-1" office:value-type="float" office:value="41.100000000000001">
            <text:p>41.1</text:p>
          </table:table-cell>
          <table:table-cell table:style-name="ACE-1" table:formula="of:=-([.F40]+5)" office:value-type="float" office:value="-46.100000000000001">
            <text:p>−46.1</text:p>
          </table:table-cell>
          <table:table-cell table:style-name="ACE-1" table:formula="of:=-([.F40]+1)" office:value-type="float" office:value="-42.100000000000001">
            <text:p>−42.1</text:p>
          </table:table-cell>
          <table:table-cell table:style-name="ACE-1" table:formula="of:=AVERAGE([.H40];[.G40])" office:value-type="float" office:value="-44.100000000000001">
            <text:p>−44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0630000000000002">
            <text:p>3.063</text:p>
          </table:table-cell>
          <table:table-cell table:style-name="ACE-1" office:value-type="float" office:value="34">
            <text:p>34</text:p>
          </table:table-cell>
          <table:table-cell table:style-name="ACE-1" office:value-type="float" office:value="1.1395999999999999">
            <text:p>1.139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62">
            <text:p>0.1062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658">
            <text:p>10658</text:p>
          </table:table-cell>
          <table:table-cell table:style-name="ACE-1" office:value-type="float" office:value="10594">
            <text:p>10594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43.90000000000001">
            <text:p>143.9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0]" office:value-type="string" office:string-value="RGF_8-24-2001">
            <text:p>RGF_8-24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0]" office:value-type="float" office:value="10594">
            <text:p>10594</text:p>
          </table:table-cell>
          <table:table-cell table:style-name="ACE-1" table:formula="of:=[.T40]" office:value-type="float" office:value="6">
            <text:p>6</text:p>
          </table:table-cell>
          <table:table-cell table:style-name="ACE-1" table:formula="of:=[.D4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0]" office:value-type="float" office:value="-44.100000000000001">
            <text:p>−44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5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899999999999999">
            <text:p>37.9</text:p>
          </table:table-cell>
          <table:table-cell table:style-name="ACE-1" office:value-type="float" office:value="41.5">
            <text:p>41.5</text:p>
          </table:table-cell>
          <table:table-cell table:style-name="ACE-1" table:formula="of:=-([.F41]+5)" office:value-type="float" office:value="-46.5">
            <text:p>−46.5</text:p>
          </table:table-cell>
          <table:table-cell table:style-name="ACE-1" table:formula="of:=-([.F41]+1)" office:value-type="float" office:value="-42.5">
            <text:p>−42.5</text:p>
          </table:table-cell>
          <table:table-cell table:style-name="ACE-1" table:formula="of:=AVERAGE([.H41];[.G41])" office:value-type="float" office:value="-44.5">
            <text:p>−44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259">
            <text:p>3.0259</text:p>
          </table:table-cell>
          <table:table-cell table:style-name="ACE-1" office:value-type="float" office:value="1807">
            <text:p>1807</text:p>
          </table:table-cell>
          <table:table-cell table:style-name="ACE-1" office:value-type="float" office:value="1.1408">
            <text:p>1.140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639999999999999">
            <text:p>0.106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673">
            <text:p>10673</text:p>
          </table:table-cell>
          <table:table-cell table:style-name="ACE-1" office:value-type="float" office:value="10617">
            <text:p>10617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1]" office:value-type="string" office:string-value="RGF_8-25-2002">
            <text:p>RGF_8-25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1]" office:value-type="float" office:value="10617">
            <text:p>10617</text:p>
          </table:table-cell>
          <table:table-cell table:style-name="ACE-1" table:formula="of:=[.T41]" office:value-type="float" office:value="25">
            <text:p>25</text:p>
          </table:table-cell>
          <table:table-cell table:style-name="ACE-1" table:formula="of:=[.D4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1]" office:value-type="float" office:value="-44.5">
            <text:p>−44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9-7-2005</text:p>
          </table:table-cell>
          <table:table-cell table:style-name="ACE-1" office:value-type="float" office:value="13.0444">
            <text:p>13.044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8.899999999999999">
            <text:p>38.9</text:p>
          </table:table-cell>
          <table:table-cell table:style-name="ACE-1" office:value-type="float" office:value="42.600000000000001">
            <text:p>42.6</text:p>
          </table:table-cell>
          <table:table-cell table:style-name="ACE-1" table:formula="of:=-([.F42]+5)" office:value-type="float" office:value="-47.600000000000001">
            <text:p>−47.6</text:p>
          </table:table-cell>
          <table:table-cell table:style-name="ACE-1" table:formula="of:=-([.F42]+1)" office:value-type="float" office:value="-43.600000000000001">
            <text:p>−43.6</text:p>
          </table:table-cell>
          <table:table-cell table:style-name="ACE-1" table:formula="of:=AVERAGE([.H42];[.G42])" office:value-type="float" office:value="-45.600000000000001">
            <text:p>−45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98">
            <text:p>3.298</text:p>
          </table:table-cell>
          <table:table-cell table:style-name="ACE-1" office:value-type="float" office:value="160">
            <text:p>160</text:p>
          </table:table-cell>
          <table:table-cell table:style-name="ACE-1" office:value-type="float" office:value="1.141">
            <text:p>1.141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072">
            <text:p>0.107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757">
            <text:p>10757</text:p>
          </table:table-cell>
          <table:table-cell table:style-name="ACE-1" office:value-type="float" office:value="10701">
            <text:p>10701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2]" office:value-type="string" office:string-value="BBDS_9-7-2005">
            <text:p>BBDS_9-7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2]" office:value-type="float" office:value="10701">
            <text:p>10701</text:p>
          </table:table-cell>
          <table:table-cell table:style-name="ACE-1" table:formula="of:=[.T42]" office:value-type="float" office:value="30">
            <text:p>30</text:p>
          </table:table-cell>
          <table:table-cell table:style-name="ACE-1" table:formula="of:=[.D4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2]" office:value-type="float" office:value="-45.600000000000001">
            <text:p>−45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9-7-5.2</text:p>
          </table:table-cell>
          <table:table-cell table:style-name="ACE-1" office:value-type="float" office:value="13.0444">
            <text:p>13.044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8.700000000000003">
            <text:p>38.7</text:p>
          </table:table-cell>
          <table:table-cell table:style-name="ACE-1" office:value-type="float" office:value="42.399999999999999">
            <text:p>42.4</text:p>
          </table:table-cell>
          <table:table-cell table:style-name="ACE-1" table:formula="of:=-([.F43]+5)" office:value-type="float" office:value="-47.399999999999999">
            <text:p>−47.4</text:p>
          </table:table-cell>
          <table:table-cell table:style-name="ACE-1" table:formula="of:=-([.F43]+1)" office:value-type="float" office:value="-43.399999999999999">
            <text:p>−43.4</text:p>
          </table:table-cell>
          <table:table-cell table:style-name="ACE-1" table:formula="of:=AVERAGE([.H43];[.G43])" office:value-type="float" office:value="-45.399999999999999">
            <text:p>−45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0752000000000002">
            <text:p>3.0752</text:p>
          </table:table-cell>
          <table:table-cell table:style-name="ACE-1" office:value-type="float" office:value="106">
            <text:p>106</text:p>
          </table:table-cell>
          <table:table-cell table:style-name="ACE-1" office:value-type="float" office:value="1.1426000000000001">
            <text:p>1.142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77">
            <text:p>0.1077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786">
            <text:p>10786</text:p>
          </table:table-cell>
          <table:table-cell table:style-name="ACE-1" office:value-type="float" office:value="10723">
            <text:p>10723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147">
            <text:p>147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3]" office:value-type="string" office:string-value="BBDS_9-7-5.2">
            <text:p>BBDS_9-7-5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3]" office:value-type="float" office:value="10723">
            <text:p>10723</text:p>
          </table:table-cell>
          <table:table-cell table:style-name="ACE-1" table:formula="of:=[.T43]" office:value-type="float" office:value="7">
            <text:p>7</text:p>
          </table:table-cell>
          <table:table-cell table:style-name="ACE-1" table:formula="of:=[.D4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3]" office:value-type="float" office:value="-45.399999999999999">
            <text:p>−45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9-8-2002</text:p>
          </table:table-cell>
          <table:table-cell table:style-name="ACE-1" office:value-type="float" office:value="13.0444">
            <text:p>13.044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9">
            <text:p>39</text:p>
          </table:table-cell>
          <table:table-cell table:style-name="ACE-1" office:value-type="float" office:value="42.600000000000001">
            <text:p>42.6</text:p>
          </table:table-cell>
          <table:table-cell table:style-name="ACE-1" table:formula="of:=-([.F44]+5)" office:value-type="float" office:value="-47.600000000000001">
            <text:p>−47.6</text:p>
          </table:table-cell>
          <table:table-cell table:style-name="ACE-1" table:formula="of:=-([.F44]+1)" office:value-type="float" office:value="-43.600000000000001">
            <text:p>−43.6</text:p>
          </table:table-cell>
          <table:table-cell table:style-name="ACE-1" table:formula="of:=AVERAGE([.H44];[.G44])" office:value-type="float" office:value="-45.600000000000001">
            <text:p>−45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768000000000001">
            <text:p>3.1768</text:p>
          </table:table-cell>
          <table:table-cell table:style-name="ACE-1" office:value-type="float" office:value="104">
            <text:p>104</text:p>
          </table:table-cell>
          <table:table-cell table:style-name="ACE-1" office:value-type="float" office:value="1.1416999999999999">
            <text:p>1.1417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079">
            <text:p>0.107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15">
            <text:p>10815</text:p>
          </table:table-cell>
          <table:table-cell table:style-name="ACE-1" office:value-type="float" office:value="10759">
            <text:p>10759</text:p>
          </table:table-cell>
          <table:table-cell table:style-name="ACE-1" office:value-type="float" office:value="36">
            <text:p>36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4]" office:value-type="string" office:string-value="BBDS_9-8-2002">
            <text:p>BBDS_9-8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4]" office:value-type="float" office:value="10759">
            <text:p>10759</text:p>
          </table:table-cell>
          <table:table-cell table:style-name="ACE-1" table:formula="of:=[.T44]" office:value-type="float" office:value="36">
            <text:p>36</text:p>
          </table:table-cell>
          <table:table-cell table:style-name="ACE-1" table:formula="of:=[.D4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4]" office:value-type="float" office:value="-45.600000000000001">
            <text:p>−45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9-8-2007</text:p>
          </table:table-cell>
          <table:table-cell table:style-name="ACE-1" office:value-type="float" office:value="13.0444">
            <text:p>13.044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8.799999999999997">
            <text:p>38.8</text:p>
          </table:table-cell>
          <table:table-cell table:style-name="ACE-1" office:value-type="float" office:value="42.399999999999999">
            <text:p>42.4</text:p>
          </table:table-cell>
          <table:table-cell table:style-name="ACE-1" table:formula="of:=-([.F45]+5)" office:value-type="float" office:value="-47.399999999999999">
            <text:p>−47.4</text:p>
          </table:table-cell>
          <table:table-cell table:style-name="ACE-1" table:formula="of:=-([.F45]+1)" office:value-type="float" office:value="-43.399999999999999">
            <text:p>−43.4</text:p>
          </table:table-cell>
          <table:table-cell table:style-name="ACE-1" table:formula="of:=AVERAGE([.H45];[.G45])" office:value-type="float" office:value="-45.399999999999999">
            <text:p>−45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578000000000002">
            <text:p>2.9578</text:p>
          </table:table-cell>
          <table:table-cell table:style-name="ACE-1" office:value-type="float" office:value="46">
            <text:p>46</text:p>
          </table:table-cell>
          <table:table-cell table:style-name="ACE-1" office:value-type="float" office:value="1.1395999999999999">
            <text:p>1.139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79">
            <text:p>0.1079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837">
            <text:p>10837</text:p>
          </table:table-cell>
          <table:table-cell table:style-name="ACE-1" office:value-type="float" office:value="10773">
            <text:p>10773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143.90000000000001">
            <text:p>143.9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5]" office:value-type="string" office:string-value="BBDS_9-8-2007">
            <text:p>BBDS_9-8-2007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5]" office:value-type="float" office:value="10773">
            <text:p>10773</text:p>
          </table:table-cell>
          <table:table-cell table:style-name="ACE-1" table:formula="of:=[.T45]" office:value-type="float" office:value="7">
            <text:p>7</text:p>
          </table:table-cell>
          <table:table-cell table:style-name="ACE-1" table:formula="of:=[.D4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5]" office:value-type="float" office:value="-45.399999999999999">
            <text:p>−45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9-8-2008</text:p>
          </table:table-cell>
          <table:table-cell table:style-name="ACE-1" office:value-type="float" office:value="13.0444">
            <text:p>13.044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0.5">
            <text:p>40.5</text:p>
          </table:table-cell>
          <table:table-cell table:style-name="ACE-1" office:value-type="float" office:value="44.200000000000003">
            <text:p>44.2</text:p>
          </table:table-cell>
          <table:table-cell table:style-name="ACE-1" table:formula="of:=-([.F46]+5)" office:value-type="float" office:value="-49.200000000000003">
            <text:p>−49.2</text:p>
          </table:table-cell>
          <table:table-cell table:style-name="ACE-1" table:formula="of:=-([.F46]+1)" office:value-type="float" office:value="-45.200000000000003">
            <text:p>−45.2</text:p>
          </table:table-cell>
          <table:table-cell table:style-name="ACE-1" table:formula="of:=AVERAGE([.H46];[.G46])" office:value-type="float" office:value="-47.200000000000003">
            <text:p>−47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789999999999999">
            <text:p>3.279</text:p>
          </table:table-cell>
          <table:table-cell table:style-name="ACE-1" office:value-type="float" office:value="539">
            <text:p>539</text:p>
          </table:table-cell>
          <table:table-cell table:style-name="ACE-1" office:value-type="float" office:value="1.1411">
            <text:p>1.141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82">
            <text:p>0.108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60">
            <text:p>10860</text:p>
          </table:table-cell>
          <table:table-cell table:style-name="ACE-1" office:value-type="float" office:value="10804">
            <text:p>10804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6]" office:value-type="string" office:string-value="BBDS_9-8-2008">
            <text:p>BBDS_9-8-2008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6]" office:value-type="float" office:value="10804">
            <text:p>10804</text:p>
          </table:table-cell>
          <table:table-cell table:style-name="ACE-1" table:formula="of:=[.T46]" office:value-type="float" office:value="35">
            <text:p>35</text:p>
          </table:table-cell>
          <table:table-cell table:style-name="ACE-1" table:formula="of:=[.D4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6]" office:value-type="float" office:value="-47.200000000000003">
            <text:p>−47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6-12-6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59.551699999999997">
            <text:p>59.5517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8">
            <text:p>38</text:p>
          </table:table-cell>
          <table:table-cell table:style-name="ACE-1" office:value-type="float" office:value="41.600000000000001">
            <text:p>41.6</text:p>
          </table:table-cell>
          <table:table-cell table:style-name="ACE-1" table:formula="of:=-([.F47]+5)" office:value-type="float" office:value="-46.600000000000001">
            <text:p>−46.6</text:p>
          </table:table-cell>
          <table:table-cell table:style-name="ACE-1" table:formula="of:=-([.F47]+1)" office:value-type="float" office:value="-42.600000000000001">
            <text:p>−42.6</text:p>
          </table:table-cell>
          <table:table-cell table:style-name="ACE-1" table:formula="of:=AVERAGE([.H47];[.G47])" office:value-type="float" office:value="-44.600000000000001">
            <text:p>−44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626000000000002">
            <text:p>3.0626</text:p>
          </table:table-cell>
          <table:table-cell table:style-name="ACE-1" office:value-type="float" office:value="121">
            <text:p>121</text:p>
          </table:table-cell>
          <table:table-cell table:style-name="ACE-1" office:value-type="float" office:value="1.1407">
            <text:p>1.140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74">
            <text:p>10874</text:p>
          </table:table-cell>
          <table:table-cell table:style-name="ACE-1" office:value-type="float" office:value="10818">
            <text:p>10818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7]" office:value-type="string" office:string-value="RGF_16-12-6">
            <text:p>RGF_16-12-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7]" office:value-type="float" office:value="10818">
            <text:p>10818</text:p>
          </table:table-cell>
          <table:table-cell table:style-name="ACE-1" table:formula="of:=[.T47]" office:value-type="float" office:value="25">
            <text:p>25</text:p>
          </table:table-cell>
          <table:table-cell table:style-name="ACE-1" table:formula="of:=[.D4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7]" office:value-type="float" office:value="-44.600000000000001">
            <text:p>−44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6-12-7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59.551699999999997">
            <text:p>59.5517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9">
            <text:p>39</text:p>
          </table:table-cell>
          <table:table-cell table:style-name="ACE-1" office:value-type="float" office:value="42.700000000000003">
            <text:p>42.7</text:p>
          </table:table-cell>
          <table:table-cell table:style-name="ACE-1" table:formula="of:=-([.F48]+5)" office:value-type="float" office:value="-47.700000000000003">
            <text:p>−47.7</text:p>
          </table:table-cell>
          <table:table-cell table:style-name="ACE-1" table:formula="of:=-([.F48]+1)" office:value-type="float" office:value="-43.700000000000003">
            <text:p>−43.7</text:p>
          </table:table-cell>
          <table:table-cell table:style-name="ACE-1" table:formula="of:=AVERAGE([.H48];[.G48])" office:value-type="float" office:value="-45.700000000000003">
            <text:p>−45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168000000000001">
            <text:p>3.2168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1.1413">
            <text:p>1.1413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084">
            <text:p>0.108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79">
            <text:p>10879</text:p>
          </table:table-cell>
          <table:table-cell table:style-name="ACE-1" office:value-type="float" office:value="10823">
            <text:p>10823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8]" office:value-type="string" office:string-value="RGF_16-12-7">
            <text:p>RGF_16-12-7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8]" office:value-type="float" office:value="10823">
            <text:p>10823</text:p>
          </table:table-cell>
          <table:table-cell table:style-name="ACE-1" table:formula="of:=[.T48]" office:value-type="float" office:value="37">
            <text:p>37</text:p>
          </table:table-cell>
          <table:table-cell table:style-name="ACE-1" table:formula="of:=[.D4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8]" office:value-type="float" office:value="-45.700000000000003">
            <text:p>−45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6-13-2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59.551699999999997">
            <text:p>59.5517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9.100000000000001">
            <text:p>39.1</text:p>
          </table:table-cell>
          <table:table-cell table:style-name="ACE-1" office:value-type="float" office:value="42.799999999999997">
            <text:p>42.8</text:p>
          </table:table-cell>
          <table:table-cell table:style-name="ACE-1" table:formula="of:=-([.F49]+5)" office:value-type="float" office:value="-47.799999999999997">
            <text:p>−47.8</text:p>
          </table:table-cell>
          <table:table-cell table:style-name="ACE-1" table:formula="of:=-([.F49]+1)" office:value-type="float" office:value="-43.799999999999997">
            <text:p>−43.8</text:p>
          </table:table-cell>
          <table:table-cell table:style-name="ACE-1" table:formula="of:=AVERAGE([.H49];[.G49])" office:value-type="float" office:value="-45.799999999999997">
            <text:p>−45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253999999999999">
            <text:p>3.0254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1.1429">
            <text:p>1.142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86">
            <text:p>0.108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80">
            <text:p>10880</text:p>
          </table:table-cell>
          <table:table-cell table:style-name="ACE-1" office:value-type="float" office:value="10830">
            <text:p>10830</text:p>
          </table:table-cell>
          <table:table-cell table:style-name="ACE-1" office:value-type="float" office:value="24">
            <text:p>24</text:p>
          </table:table-cell>
          <table:table-cell table:style-name="ACE-1" office:value-type="float" office:value="147.40000000000001">
            <text:p>147.4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9]" office:value-type="string" office:string-value="RGF_16-13-2">
            <text:p>RGF_16-13-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9]" office:value-type="float" office:value="10830">
            <text:p>10830</text:p>
          </table:table-cell>
          <table:table-cell table:style-name="ACE-1" table:formula="of:=[.T49]" office:value-type="float" office:value="24">
            <text:p>24</text:p>
          </table:table-cell>
          <table:table-cell table:style-name="ACE-1" table:formula="of:=[.D4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9]" office:value-type="float" office:value="-45.799999999999997">
            <text:p>−45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6-13-3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59.551699999999997">
            <text:p>59.5517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0.5">
            <text:p>40.5</text:p>
          </table:table-cell>
          <table:table-cell table:style-name="ACE-1" office:value-type="float" office:value="44.200000000000003">
            <text:p>44.2</text:p>
          </table:table-cell>
          <table:table-cell table:style-name="ACE-1" table:formula="of:=-([.F50]+5)" office:value-type="float" office:value="-49.200000000000003">
            <text:p>−49.2</text:p>
          </table:table-cell>
          <table:table-cell table:style-name="ACE-1" table:formula="of:=-([.F50]+1)" office:value-type="float" office:value="-45.200000000000003">
            <text:p>−45.2</text:p>
          </table:table-cell>
          <table:table-cell table:style-name="ACE-1" table:formula="of:=AVERAGE([.H50];[.G50])" office:value-type="float" office:value="-47.200000000000003">
            <text:p>−47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949000000000001">
            <text:p>3.1949</text:p>
          </table:table-cell>
          <table:table-cell table:style-name="ACE-1" office:value-type="float" office:value="219">
            <text:p>219</text:p>
          </table:table-cell>
          <table:table-cell table:style-name="ACE-1" office:value-type="float" office:value="1.1404000000000001">
            <text:p>1.140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879999999999999">
            <text:p>0.1088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0923">
            <text:p>10923</text:p>
          </table:table-cell>
          <table:table-cell table:style-name="ACE-1" office:value-type="float" office:value="10867">
            <text:p>10867</text:p>
          </table:table-cell>
          <table:table-cell table:style-name="ACE-1" office:value-type="float" office:value="32">
            <text:p>32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0]" office:value-type="string" office:string-value="RGF_16-13-3">
            <text:p>RGF_16-13-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0]" office:value-type="float" office:value="10867">
            <text:p>10867</text:p>
          </table:table-cell>
          <table:table-cell table:style-name="ACE-1" table:formula="of:=[.T50]" office:value-type="float" office:value="32">
            <text:p>32</text:p>
          </table:table-cell>
          <table:table-cell table:style-name="ACE-1" table:formula="of:=[.D5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0]" office:value-type="float" office:value="-47.200000000000003">
            <text:p>−47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6-13-5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59.551699999999997">
            <text:p>59.5517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1.799999999999997">
            <text:p>41.8</text:p>
          </table:table-cell>
          <table:table-cell table:style-name="ACE-1" office:value-type="float" office:value="45.5">
            <text:p>45.5</text:p>
          </table:table-cell>
          <table:table-cell table:style-name="ACE-1" table:formula="of:=-([.F51]+5)" office:value-type="float" office:value="-50.5">
            <text:p>−50.5</text:p>
          </table:table-cell>
          <table:table-cell table:style-name="ACE-1" table:formula="of:=-([.F51]+1)" office:value-type="float" office:value="-46.5">
            <text:p>−46.5</text:p>
          </table:table-cell>
          <table:table-cell table:style-name="ACE-1" table:formula="of:=AVERAGE([.H51];[.G51])" office:value-type="float" office:value="-48.5">
            <text:p>−48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962999999999999">
            <text:p>3.1963</text:p>
          </table:table-cell>
          <table:table-cell table:style-name="ACE-1" office:value-type="float" office:value="1775">
            <text:p>1775</text:p>
          </table:table-cell>
          <table:table-cell table:style-name="ACE-1" office:value-type="float" office:value="1.1393">
            <text:p>1.1393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86">
            <text:p>0.1086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0923">
            <text:p>10923</text:p>
          </table:table-cell>
          <table:table-cell table:style-name="ACE-1" office:value-type="float" office:value="10867">
            <text:p>10867</text:p>
          </table:table-cell>
          <table:table-cell table:style-name="ACE-1" office:value-type="float" office:value="44">
            <text:p>44</text:p>
          </table:table-cell>
          <table:table-cell table:style-name="ACE-1" office:value-type="float" office:value="144">
            <text:p>144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1]" office:value-type="string" office:string-value="RGF_16-13-5">
            <text:p>RGF_16-13-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1]" office:value-type="float" office:value="10867">
            <text:p>10867</text:p>
          </table:table-cell>
          <table:table-cell table:style-name="ACE-1" table:formula="of:=[.T51]" office:value-type="float" office:value="44">
            <text:p>44</text:p>
          </table:table-cell>
          <table:table-cell table:style-name="ACE-1" table:formula="of:=[.D5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1]" office:value-type="float" office:value="-48.5">
            <text:p>−48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8-2003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0.799999999999997">
            <text:p>40.8</text:p>
          </table:table-cell>
          <table:table-cell table:style-name="ACE-1" office:value-type="float" office:value="44.5">
            <text:p>44.5</text:p>
          </table:table-cell>
          <table:table-cell table:style-name="ACE-1" table:formula="of:=-([.F52]+5)" office:value-type="float" office:value="-49.5">
            <text:p>−49.5</text:p>
          </table:table-cell>
          <table:table-cell table:style-name="ACE-1" table:formula="of:=-([.F52]+1)" office:value-type="float" office:value="-45.5">
            <text:p>−45.5</text:p>
          </table:table-cell>
          <table:table-cell table:style-name="ACE-1" table:formula="of:=AVERAGE([.H52];[.G52])" office:value-type="float" office:value="-47.5">
            <text:p>−47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613000000000002">
            <text:p>3.1613</text:p>
          </table:table-cell>
          <table:table-cell table:style-name="ACE-1" office:value-type="float" office:value="3477">
            <text:p>3477</text:p>
          </table:table-cell>
          <table:table-cell table:style-name="ACE-1" office:value-type="float" office:value="1.139">
            <text:p>1.13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979999999999999">
            <text:p>0.109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1044">
            <text:p>11044</text:p>
          </table:table-cell>
          <table:table-cell table:style-name="ACE-1" office:value-type="float" office:value="10988">
            <text:p>10988</text:p>
          </table:table-cell>
          <table:table-cell table:style-name="ACE-1" office:value-type="float" office:value="32">
            <text:p>32</text:p>
          </table:table-cell>
          <table:table-cell table:style-name="ACE-1" office:value-type="float" office:value="143">
            <text:p>143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2]" office:value-type="string" office:string-value="BBDS_10-8-2003">
            <text:p>BBDS_10-8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2]" office:value-type="float" office:value="10988">
            <text:p>10988</text:p>
          </table:table-cell>
          <table:table-cell table:style-name="ACE-1" table:formula="of:=[.T52]" office:value-type="float" office:value="32">
            <text:p>32</text:p>
          </table:table-cell>
          <table:table-cell table:style-name="ACE-1" table:formula="of:=[.D5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2]" office:value-type="float" office:value="-47.5">
            <text:p>−47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9-2005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0.700000000000003">
            <text:p>40.7</text:p>
          </table:table-cell>
          <table:table-cell table:style-name="ACE-1" office:value-type="float" office:value="44.5">
            <text:p>44.5</text:p>
          </table:table-cell>
          <table:table-cell table:style-name="ACE-1" table:formula="of:=-([.F53]+5)" office:value-type="float" office:value="-49.5">
            <text:p>−49.5</text:p>
          </table:table-cell>
          <table:table-cell table:style-name="ACE-1" table:formula="of:=-([.F53]+1)" office:value-type="float" office:value="-45.5">
            <text:p>−45.5</text:p>
          </table:table-cell>
          <table:table-cell table:style-name="ACE-1" table:formula="of:=AVERAGE([.H53];[.G53])" office:value-type="float" office:value="-47.5">
            <text:p>−47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4824000000000002">
            <text:p>3.4824</text:p>
          </table:table-cell>
          <table:table-cell table:style-name="ACE-1" office:value-type="float" office:value="61">
            <text:p>61</text:p>
          </table:table-cell>
          <table:table-cell table:style-name="ACE-1" office:value-type="float" office:value="1.1434">
            <text:p>1.1434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0.111">
            <text:p>0.111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1125">
            <text:p>11125</text:p>
          </table:table-cell>
          <table:table-cell table:style-name="ACE-1" office:value-type="float" office:value="11062">
            <text:p>11062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48">
            <text:p>148</text:p>
          </table:table-cell>
          <table:table-cell table:style-name="ACE-1" office:value-type="float" office:value="0.40000000000000002">
            <text:p>0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3]" office:value-type="string" office:string-value="BBDS_10-9-2005">
            <text:p>BBDS_10-9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3]" office:value-type="float" office:value="11062">
            <text:p>11062</text:p>
          </table:table-cell>
          <table:table-cell table:style-name="ACE-1" table:formula="of:=[.T53]" office:value-type="float" office:value="15">
            <text:p>15</text:p>
          </table:table-cell>
          <table:table-cell table:style-name="ACE-1" table:formula="of:=[.D5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3]" office:value-type="float" office:value="-47.5">
            <text:p>−47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1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5.299999999999997">
            <text:p>55.3</text:p>
          </table:table-cell>
          <table:table-cell table:style-name="ACE-1" office:value-type="float" office:value="59.100000000000001">
            <text:p>59.1</text:p>
          </table:table-cell>
          <table:table-cell table:style-name="ACE-1" table:formula="of:=-([.F54]+5)" office:value-type="float" office:value="-64.099999999999994">
            <text:p>−64.1</text:p>
          </table:table-cell>
          <table:table-cell table:style-name="ACE-1" table:formula="of:=-([.F54]+1)" office:value-type="float" office:value="-60.100000000000001">
            <text:p>−60.1</text:p>
          </table:table-cell>
          <table:table-cell table:style-name="ACE-1" table:formula="of:=AVERAGE([.H54];[.G54])" office:value-type="float" office:value="-62.099999999999994">
            <text:p>−62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868999999999999">
            <text:p>2.9869</text:p>
          </table:table-cell>
          <table:table-cell table:style-name="ACE-1" office:value-type="float" office:value="210">
            <text:p>210</text:p>
          </table:table-cell>
          <table:table-cell table:style-name="ACE-1" office:value-type="float" office:value="1.1429">
            <text:p>1.142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0.1132">
            <text:p>0.1132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1366">
            <text:p>11366</text:p>
          </table:table-cell>
          <table:table-cell table:style-name="ACE-1" office:value-type="float" office:value="11306">
            <text:p>11306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147.59999999999999">
            <text:p>147.6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4]" office:value-type="string" office:string-value="BBDS_10-11-2001">
            <text:p>BBDS_10-11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4]" office:value-type="float" office:value="11306">
            <text:p>11306</text:p>
          </table:table-cell>
          <table:table-cell table:style-name="ACE-1" table:formula="of:=[.T54]" office:value-type="float" office:value="35">
            <text:p>35</text:p>
          </table:table-cell>
          <table:table-cell table:style-name="ACE-1" table:formula="of:=[.D5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4]" office:value-type="float" office:value="-62.099999999999994">
            <text:p>−62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2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6.700000000000003">
            <text:p>56.7</text:p>
          </table:table-cell>
          <table:table-cell table:style-name="ACE-1" office:value-type="float" office:value="60.600000000000001">
            <text:p>60.6</text:p>
          </table:table-cell>
          <table:table-cell table:style-name="ACE-1" table:formula="of:=-([.F55]+5)" office:value-type="float" office:value="-65.599999999999994">
            <text:p>−65.6</text:p>
          </table:table-cell>
          <table:table-cell table:style-name="ACE-1" table:formula="of:=-([.F55]+1)" office:value-type="float" office:value="-61.600000000000001">
            <text:p>−61.6</text:p>
          </table:table-cell>
          <table:table-cell table:style-name="ACE-1" table:formula="of:=AVERAGE([.H55];[.G55])" office:value-type="float" office:value="-63.599999999999994">
            <text:p>−63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654999999999998">
            <text:p>3.2655</text:p>
          </table:table-cell>
          <table:table-cell table:style-name="ACE-1" office:value-type="float" office:value="339">
            <text:p>339</text:p>
          </table:table-cell>
          <table:table-cell table:style-name="ACE-1" office:value-type="float" office:value="1.1404000000000001">
            <text:p>1.140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134">
            <text:p>0.1134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1410">
            <text:p>11410</text:p>
          </table:table-cell>
          <table:table-cell table:style-name="ACE-1" office:value-type="float" office:value="11350">
            <text:p>11350</text:p>
          </table:table-cell>
          <table:table-cell table:style-name="ACE-1" office:value-type="float" office:value="29">
            <text:p>29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5]" office:value-type="string" office:string-value="BBDS_10-12-2001">
            <text:p>BBDS_10-12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5]" office:value-type="float" office:value="11350">
            <text:p>11350</text:p>
          </table:table-cell>
          <table:table-cell table:style-name="ACE-1" table:formula="of:=[.T55]" office:value-type="float" office:value="29">
            <text:p>29</text:p>
          </table:table-cell>
          <table:table-cell table:style-name="ACE-1" table:formula="of:=[.D5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5]" office:value-type="float" office:value="-63.599999999999994">
            <text:p>−63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3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299999999999997">
            <text:p>57.3</text:p>
          </table:table-cell>
          <table:table-cell table:style-name="ACE-1" office:value-type="float" office:value="61.200000000000003">
            <text:p>61.2</text:p>
          </table:table-cell>
          <table:table-cell table:style-name="ACE-1" table:formula="of:=-([.F56]+5)" office:value-type="float" office:value="-66.200000000000003">
            <text:p>−66.2</text:p>
          </table:table-cell>
          <table:table-cell table:style-name="ACE-1" table:formula="of:=-([.F56]+1)" office:value-type="float" office:value="-62.200000000000003">
            <text:p>−62.2</text:p>
          </table:table-cell>
          <table:table-cell table:style-name="ACE-1" table:formula="of:=AVERAGE([.H56];[.G56])" office:value-type="float" office:value="-64.200000000000003">
            <text:p>−64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5013000000000001">
            <text:p>3.5013</text:p>
          </table:table-cell>
          <table:table-cell table:style-name="ACE-1" office:value-type="float" office:value="946">
            <text:p>946</text:p>
          </table:table-cell>
          <table:table-cell table:style-name="ACE-1" office:value-type="float" office:value="1.1449">
            <text:p>1.144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0.1139">
            <text:p>0.113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1466">
            <text:p>11466</text:p>
          </table:table-cell>
          <table:table-cell table:style-name="ACE-1" office:value-type="float" office:value="11416">
            <text:p>11416</text:p>
          </table:table-cell>
          <table:table-cell table:style-name="ACE-1" office:value-type="float" office:value="24">
            <text:p>24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6]" office:value-type="string" office:string-value="BBDS_10-13-2001">
            <text:p>BBDS_10-13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6]" office:value-type="float" office:value="11416">
            <text:p>11416</text:p>
          </table:table-cell>
          <table:table-cell table:style-name="ACE-1" table:formula="of:=[.T56]" office:value-type="float" office:value="24">
            <text:p>24</text:p>
          </table:table-cell>
          <table:table-cell table:style-name="ACE-1" table:formula="of:=[.D5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6]" office:value-type="float" office:value="-64.200000000000003">
            <text:p>−64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4-200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299999999999997">
            <text:p>57.3</text:p>
          </table:table-cell>
          <table:table-cell table:style-name="ACE-1" office:value-type="float" office:value="61.200000000000003">
            <text:p>61.2</text:p>
          </table:table-cell>
          <table:table-cell table:style-name="ACE-1" table:formula="of:=-([.F57]+5)" office:value-type="float" office:value="-66.200000000000003">
            <text:p>−66.2</text:p>
          </table:table-cell>
          <table:table-cell table:style-name="ACE-1" table:formula="of:=-([.F57]+1)" office:value-type="float" office:value="-62.200000000000003">
            <text:p>−62.2</text:p>
          </table:table-cell>
          <table:table-cell table:style-name="ACE-1" table:formula="of:=AVERAGE([.H57];[.G57])" office:value-type="float" office:value="-64.200000000000003">
            <text:p>−64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5657999999999999">
            <text:p>3.5658</text:p>
          </table:table-cell>
          <table:table-cell table:style-name="ACE-1" office:value-type="float" office:value="190">
            <text:p>190</text:p>
          </table:table-cell>
          <table:table-cell table:style-name="ACE-1" office:value-type="float" office:value="1.1392">
            <text:p>1.1392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1459999999999999">
            <text:p>0.114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1551">
            <text:p>11551</text:p>
          </table:table-cell>
          <table:table-cell table:style-name="ACE-1" office:value-type="float" office:value="11488">
            <text:p>11488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143.80000000000001">
            <text:p>143.8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7]" office:value-type="string" office:string-value="BBDS_10-14-2002">
            <text:p>BBDS_10-14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7]" office:value-type="float" office:value="11488">
            <text:p>11488</text:p>
          </table:table-cell>
          <table:table-cell table:style-name="ACE-1" table:formula="of:=[.T57]" office:value-type="float" office:value="12">
            <text:p>12</text:p>
          </table:table-cell>
          <table:table-cell table:style-name="ACE-1" table:formula="of:=[.D5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7]" office:value-type="float" office:value="-64.200000000000003">
            <text:p>−64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4-2003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4.700000000000003">
            <text:p>54.7</text:p>
          </table:table-cell>
          <table:table-cell table:style-name="ACE-1" office:value-type="float" office:value="58.600000000000001">
            <text:p>58.6</text:p>
          </table:table-cell>
          <table:table-cell table:style-name="ACE-1" table:formula="of:=-([.F58]+5)" office:value-type="float" office:value="-63.600000000000001">
            <text:p>−63.6</text:p>
          </table:table-cell>
          <table:table-cell table:style-name="ACE-1" table:formula="of:=-([.F58]+1)" office:value-type="float" office:value="-59.600000000000001">
            <text:p>−59.6</text:p>
          </table:table-cell>
          <table:table-cell table:style-name="ACE-1" table:formula="of:=AVERAGE([.H58];[.G58])" office:value-type="float" office:value="-61.600000000000001">
            <text:p>−61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641999999999999">
            <text:p>2.9642</text:p>
          </table:table-cell>
          <table:table-cell table:style-name="ACE-1" office:value-type="float" office:value="263">
            <text:p>263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0.115">
            <text:p>0.115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1582">
            <text:p>11582</text:p>
          </table:table-cell>
          <table:table-cell table:style-name="ACE-1" office:value-type="float" office:value="11519">
            <text:p>11519</text:p>
          </table:table-cell>
          <table:table-cell table:style-name="ACE-1" office:value-type="float" office:value="16">
            <text:p>16</text:p>
          </table:table-cell>
          <table:table-cell table:style-name="ACE-1" office:value-type="float" office:value="145.19999999999999">
            <text:p>145.2</text:p>
          </table:table-cell>
          <table:table-cell table:style-name="ACE-1" office:value-type="float" office:value="0.40000000000000002">
            <text:p>0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8]" office:value-type="string" office:string-value="BBDS_10-14-2003">
            <text:p>BBDS_10-14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8]" office:value-type="float" office:value="11519">
            <text:p>11519</text:p>
          </table:table-cell>
          <table:table-cell table:style-name="ACE-1" table:formula="of:=[.T58]" office:value-type="float" office:value="16">
            <text:p>16</text:p>
          </table:table-cell>
          <table:table-cell table:style-name="ACE-1" table:formula="of:=[.D5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8]" office:value-type="float" office:value="-61.600000000000001">
            <text:p>−61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4-3.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4.899999999999999">
            <text:p>54.9</text:p>
          </table:table-cell>
          <table:table-cell table:style-name="ACE-1" office:value-type="float" office:value="58.799999999999997">
            <text:p>58.8</text:p>
          </table:table-cell>
          <table:table-cell table:style-name="ACE-1" table:formula="of:=-([.F59]+5)" office:value-type="float" office:value="-63.799999999999997">
            <text:p>−63.8</text:p>
          </table:table-cell>
          <table:table-cell table:style-name="ACE-1" table:formula="of:=-([.F59]+1)" office:value-type="float" office:value="-59.799999999999997">
            <text:p>−59.8</text:p>
          </table:table-cell>
          <table:table-cell table:style-name="ACE-1" table:formula="of:=AVERAGE([.H59];[.G59])" office:value-type="float" office:value="-61.799999999999997">
            <text:p>−61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0038999999999998">
            <text:p>3.0039</text:p>
          </table:table-cell>
          <table:table-cell table:style-name="ACE-1" office:value-type="float" office:value="67">
            <text:p>67</text:p>
          </table:table-cell>
          <table:table-cell table:style-name="ACE-1" office:value-type="float" office:value="1.1413">
            <text:p>1.1413</text:p>
          </table:table-cell>
          <table:table-cell table:style-name="ACE-1" office:value-type="float" office:value="0.0001">
            <text:p>0.0001</text:p>
          </table:table-cell>
          <table:table-cell table:style-name="ACE-1" office:value-type="float" office:value="0.1154">
            <text:p>0.1154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1613">
            <text:p>11613</text:p>
          </table:table-cell>
          <table:table-cell table:style-name="ACE-1" office:value-type="float" office:value="11550">
            <text:p>11550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9]" office:value-type="string" office:string-value="BBDS_10-14-3.2">
            <text:p>BBDS_10-14-3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9]" office:value-type="float" office:value="11550">
            <text:p>11550</text:p>
          </table:table-cell>
          <table:table-cell table:style-name="ACE-1" table:formula="of:=[.T59]" office:value-type="float" office:value="10">
            <text:p>10</text:p>
          </table:table-cell>
          <table:table-cell table:style-name="ACE-1" table:formula="of:=[.D5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9]" office:value-type="float" office:value="-61.799999999999997">
            <text:p>−61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7-2004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5">
            <text:p>55</text:p>
          </table:table-cell>
          <table:table-cell table:style-name="ACE-1" office:value-type="float" office:value="59">
            <text:p>59</text:p>
          </table:table-cell>
          <table:table-cell table:style-name="ACE-1" table:formula="of:=-([.F60]+5)" office:value-type="float" office:value="-64">
            <text:p>−64</text:p>
          </table:table-cell>
          <table:table-cell table:style-name="ACE-1" table:formula="of:=-([.F60]+1)" office:value-type="float" office:value="-60">
            <text:p>−60</text:p>
          </table:table-cell>
          <table:table-cell table:style-name="ACE-1" table:formula="of:=AVERAGE([.H60];[.G60])" office:value-type="float" office:value="-62">
            <text:p>−6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2017000000000002">
            <text:p>3.2017</text:p>
          </table:table-cell>
          <table:table-cell table:style-name="ACE-1" office:value-type="float" office:value="120">
            <text:p>120</text:p>
          </table:table-cell>
          <table:table-cell table:style-name="ACE-1" office:value-type="float" office:value="1.1417999999999999">
            <text:p>1.1418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157">
            <text:p>0.1157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1641">
            <text:p>11641</text:p>
          </table:table-cell>
          <table:table-cell table:style-name="ACE-1" office:value-type="float" office:value="11578">
            <text:p>11578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146.59999999999999">
            <text:p>146.6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0]" office:value-type="string" office:string-value="BBDS_10-17-2004">
            <text:p>BBDS_10-17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0]" office:value-type="float" office:value="11578">
            <text:p>11578</text:p>
          </table:table-cell>
          <table:table-cell table:style-name="ACE-1" table:formula="of:=[.T60]" office:value-type="float" office:value="12">
            <text:p>12</text:p>
          </table:table-cell>
          <table:table-cell table:style-name="ACE-1" table:formula="of:=[.D6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0]" office:value-type="float" office:value="-62">
            <text:p>−6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8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4.799999999999997">
            <text:p>54.8</text:p>
          </table:table-cell>
          <table:table-cell table:style-name="ACE-1" office:value-type="float" office:value="58.700000000000003">
            <text:p>58.7</text:p>
          </table:table-cell>
          <table:table-cell table:style-name="ACE-1" table:formula="of:=-([.F61]+5)" office:value-type="float" office:value="-63.700000000000003">
            <text:p>−63.7</text:p>
          </table:table-cell>
          <table:table-cell table:style-name="ACE-1" table:formula="of:=-([.F61]+1)" office:value-type="float" office:value="-59.700000000000003">
            <text:p>−59.7</text:p>
          </table:table-cell>
          <table:table-cell table:style-name="ACE-1" table:formula="of:=AVERAGE([.H61];[.G61])" office:value-type="float" office:value="-61.700000000000003">
            <text:p>−61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446999999999998">
            <text:p>3.1447</text:p>
          </table:table-cell>
          <table:table-cell table:style-name="ACE-1" office:value-type="float" office:value="215">
            <text:p>215</text:p>
          </table:table-cell>
          <table:table-cell table:style-name="ACE-1" office:value-type="float" office:value="1.1425000000000001">
            <text:p>1.1425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158">
            <text:p>0.1158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1644">
            <text:p>11644</text:p>
          </table:table-cell>
          <table:table-cell table:style-name="ACE-1" office:value-type="float" office:value="11581">
            <text:p>11581</text:p>
          </table:table-cell>
          <table:table-cell table:style-name="ACE-1" office:value-type="float" office:value="8">
            <text:p>8</text:p>
          </table:table-cell>
          <table:table-cell table:style-name="ACE-1" office:value-type="float" office:value="147.19999999999999">
            <text:p>147.2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1]" office:value-type="string" office:string-value="BBDS_10-18-2001">
            <text:p>BBDS_10-18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1]" office:value-type="float" office:value="11581">
            <text:p>11581</text:p>
          </table:table-cell>
          <table:table-cell table:style-name="ACE-1" table:formula="of:=[.T61]" office:value-type="float" office:value="8">
            <text:p>8</text:p>
          </table:table-cell>
          <table:table-cell table:style-name="ACE-1" table:formula="of:=[.D6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1]" office:value-type="float" office:value="-61.700000000000003">
            <text:p>−61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8-1.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">
            <text:p>57</text:p>
          </table:table-cell>
          <table:table-cell table:style-name="ACE-1" office:value-type="float" office:value="61">
            <text:p>61</text:p>
          </table:table-cell>
          <table:table-cell table:style-name="ACE-1" table:formula="of:=-([.F62]+5)" office:value-type="float" office:value="-66">
            <text:p>−66</text:p>
          </table:table-cell>
          <table:table-cell table:style-name="ACE-1" table:formula="of:=-([.F62]+1)" office:value-type="float" office:value="-62">
            <text:p>−62</text:p>
          </table:table-cell>
          <table:table-cell table:style-name="ACE-1" table:formula="of:=AVERAGE([.H62];[.G62])" office:value-type="float" office:value="-64">
            <text:p>−6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947000000000002">
            <text:p>3.2947</text:p>
          </table:table-cell>
          <table:table-cell table:style-name="ACE-1" office:value-type="float" office:value="129">
            <text:p>129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0.11650000000000001">
            <text:p>0.1165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1736">
            <text:p>11736</text:p>
          </table:table-cell>
          <table:table-cell table:style-name="ACE-1" office:value-type="float" office:value="11676">
            <text:p>11676</text:p>
          </table:table-cell>
          <table:table-cell table:style-name="ACE-1" office:value-type="float" office:value="34">
            <text:p>34</text:p>
          </table:table-cell>
          <table:table-cell table:style-name="ACE-1" office:value-type="float" office:value="145.30000000000001">
            <text:p>145.3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2]" office:value-type="string" office:string-value="BBDS_10-18-1.2">
            <text:p>BBDS_10-18-1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2]" office:value-type="float" office:value="11676">
            <text:p>11676</text:p>
          </table:table-cell>
          <table:table-cell table:style-name="ACE-1" table:formula="of:=[.T62]" office:value-type="float" office:value="34">
            <text:p>34</text:p>
          </table:table-cell>
          <table:table-cell table:style-name="ACE-1" table:formula="of:=[.D6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2]" office:value-type="float" office:value="-64">
            <text:p>−6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8-200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8.200000000000003">
            <text:p>58.2</text:p>
          </table:table-cell>
          <table:table-cell table:style-name="ACE-1" office:value-type="float" office:value="62.200000000000003">
            <text:p>62.2</text:p>
          </table:table-cell>
          <table:table-cell table:style-name="ACE-1" table:formula="of:=-([.F63]+5)" office:value-type="float" office:value="-67.200000000000003">
            <text:p>−67.2</text:p>
          </table:table-cell>
          <table:table-cell table:style-name="ACE-1" table:formula="of:=-([.F63]+1)" office:value-type="float" office:value="-63.200000000000003">
            <text:p>−63.2</text:p>
          </table:table-cell>
          <table:table-cell table:style-name="ACE-1" table:formula="of:=AVERAGE([.H63];[.G63])" office:value-type="float" office:value="-65.200000000000003">
            <text:p>−65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4123999999999999">
            <text:p>3.4124</text:p>
          </table:table-cell>
          <table:table-cell table:style-name="ACE-1" office:value-type="float" office:value="1214">
            <text:p>1214</text:p>
          </table:table-cell>
          <table:table-cell table:style-name="ACE-1" office:value-type="float" office:value="1.1447000000000001">
            <text:p>1.1447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179">
            <text:p>0.1179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1840">
            <text:p>11840</text:p>
          </table:table-cell>
          <table:table-cell table:style-name="ACE-1" office:value-type="float" office:value="11777">
            <text:p>11777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149.59999999999999">
            <text:p>149.6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3]" office:value-type="string" office:string-value="BBDS_10-18-2002">
            <text:p>BBDS_10-18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3]" office:value-type="float" office:value="11777">
            <text:p>11777</text:p>
          </table:table-cell>
          <table:table-cell table:style-name="ACE-1" table:formula="of:=[.T63]" office:value-type="float" office:value="12">
            <text:p>12</text:p>
          </table:table-cell>
          <table:table-cell table:style-name="ACE-1" table:formula="of:=[.D6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3]" office:value-type="float" office:value="-65.200000000000003">
            <text:p>−65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0-200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100000000000001">
            <text:p>57.1</text:p>
          </table:table-cell>
          <table:table-cell table:style-name="ACE-1" office:value-type="float" office:value="61.100000000000001">
            <text:p>61.1</text:p>
          </table:table-cell>
          <table:table-cell table:style-name="ACE-1" table:formula="of:=-([.F64]+5)" office:value-type="float" office:value="-66.099999999999994">
            <text:p>−66.1</text:p>
          </table:table-cell>
          <table:table-cell table:style-name="ACE-1" table:formula="of:=-([.F64]+1)" office:value-type="float" office:value="-62.100000000000001">
            <text:p>−62.1</text:p>
          </table:table-cell>
          <table:table-cell table:style-name="ACE-1" table:formula="of:=AVERAGE([.H64];[.G64])" office:value-type="float" office:value="-64.099999999999994">
            <text:p>−64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3578000000000001">
            <text:p>3.3578</text:p>
          </table:table-cell>
          <table:table-cell table:style-name="ACE-1" office:value-type="float" office:value="559">
            <text:p>559</text:p>
          </table:table-cell>
          <table:table-cell table:style-name="ACE-1" office:value-type="float" office:value="1.1414">
            <text:p>1.141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176">
            <text:p>0.1176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1848">
            <text:p>11848</text:p>
          </table:table-cell>
          <table:table-cell table:style-name="ACE-1" office:value-type="float" office:value="11791">
            <text:p>11791</text:p>
          </table:table-cell>
          <table:table-cell table:style-name="ACE-1" office:value-type="float" office:value="24">
            <text:p>24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4]" office:value-type="string" office:string-value="BBDS_10-20-2002">
            <text:p>BBDS_10-20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4]" office:value-type="float" office:value="11791">
            <text:p>11791</text:p>
          </table:table-cell>
          <table:table-cell table:style-name="ACE-1" table:formula="of:=[.T64]" office:value-type="float" office:value="24">
            <text:p>24</text:p>
          </table:table-cell>
          <table:table-cell table:style-name="ACE-1" table:formula="of:=[.D6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4]" office:value-type="float" office:value="-64.099999999999994">
            <text:p>−64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0-2.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59.600000000000001">
            <text:p>59.6</text:p>
          </table:table-cell>
          <table:table-cell table:style-name="ACE-1" table:formula="of:=-([.F65]+5)" office:value-type="float" office:value="-64.599999999999994">
            <text:p>−64.6</text:p>
          </table:table-cell>
          <table:table-cell table:style-name="ACE-1" table:formula="of:=-([.F65]+1)" office:value-type="float" office:value="-60.600000000000001">
            <text:p>−60.6</text:p>
          </table:table-cell>
          <table:table-cell table:style-name="ACE-1" table:formula="of:=AVERAGE([.H65];[.G65])" office:value-type="float" office:value="-62.599999999999994">
            <text:p>−62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799000000000002">
            <text:p>2.9799</text:p>
          </table:table-cell>
          <table:table-cell table:style-name="ACE-1" office:value-type="float" office:value="98">
            <text:p>98</text:p>
          </table:table-cell>
          <table:table-cell table:style-name="ACE-1" office:value-type="float" office:value="1.1406000000000001">
            <text:p>1.1406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179">
            <text:p>0.117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1888">
            <text:p>11888</text:p>
          </table:table-cell>
          <table:table-cell table:style-name="ACE-1" office:value-type="float" office:value="11828">
            <text:p>11828</text:p>
          </table:table-cell>
          <table:table-cell table:style-name="ACE-1" office:value-type="float" office:value="42">
            <text:p>42</text:p>
          </table:table-cell>
          <table:table-cell table:style-name="ACE-1" office:value-type="float" office:value="145.40000000000001">
            <text:p>145.4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5]" office:value-type="string" office:string-value="BBDS_10-20-2.2">
            <text:p>BBDS_10-20-2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5]" office:value-type="float" office:value="11828">
            <text:p>11828</text:p>
          </table:table-cell>
          <table:table-cell table:style-name="ACE-1" table:formula="of:=[.T65]" office:value-type="float" office:value="42">
            <text:p>42</text:p>
          </table:table-cell>
          <table:table-cell table:style-name="ACE-1" table:formula="of:=[.D6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5]" office:value-type="float" office:value="-62.599999999999994">
            <text:p>−62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0-2004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59.600000000000001">
            <text:p>59.6</text:p>
          </table:table-cell>
          <table:table-cell table:style-name="ACE-1" table:formula="of:=-([.F66]+5)" office:value-type="float" office:value="-64.599999999999994">
            <text:p>−64.6</text:p>
          </table:table-cell>
          <table:table-cell table:style-name="ACE-1" table:formula="of:=-([.F66]+1)" office:value-type="float" office:value="-60.600000000000001">
            <text:p>−60.6</text:p>
          </table:table-cell>
          <table:table-cell table:style-name="ACE-1" table:formula="of:=AVERAGE([.H66];[.G66])" office:value-type="float" office:value="-62.599999999999994">
            <text:p>−62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672000000000001">
            <text:p>2.9672</text:p>
          </table:table-cell>
          <table:table-cell table:style-name="ACE-1" office:value-type="float" office:value="106">
            <text:p>106</text:p>
          </table:table-cell>
          <table:table-cell table:style-name="ACE-1" office:value-type="float" office:value="1.1418999999999999">
            <text:p>1.1419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0.11849999999999999">
            <text:p>0.1185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1934">
            <text:p>11934</text:p>
          </table:table-cell>
          <table:table-cell table:style-name="ACE-1" office:value-type="float" office:value="11871">
            <text:p>11871</text:p>
          </table:table-cell>
          <table:table-cell table:style-name="ACE-1" office:value-type="float" office:value="19">
            <text:p>19</text:p>
          </table:table-cell>
          <table:table-cell table:style-name="ACE-1" office:value-type="float" office:value="146.80000000000001">
            <text:p>146.8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6]" office:value-type="string" office:string-value="BBDS_10-20-2004">
            <text:p>BBDS_10-20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6]" office:value-type="float" office:value="11871">
            <text:p>11871</text:p>
          </table:table-cell>
          <table:table-cell table:style-name="ACE-1" table:formula="of:=[.T66]" office:value-type="float" office:value="19">
            <text:p>19</text:p>
          </table:table-cell>
          <table:table-cell table:style-name="ACE-1" table:formula="of:=[.D6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6]" office:value-type="float" office:value="-62.599999999999994">
            <text:p>−62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0-4.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6.100000000000001">
            <text:p>56.1</text:p>
          </table:table-cell>
          <table:table-cell table:style-name="ACE-1" office:value-type="float" office:value="60.100000000000001">
            <text:p>60.1</text:p>
          </table:table-cell>
          <table:table-cell table:style-name="ACE-1" table:formula="of:=-([.F67]+5)" office:value-type="float" office:value="-65.099999999999994">
            <text:p>−65.1</text:p>
          </table:table-cell>
          <table:table-cell table:style-name="ACE-1" table:formula="of:=-([.F67]+1)" office:value-type="float" office:value="-61.100000000000001">
            <text:p>−61.1</text:p>
          </table:table-cell>
          <table:table-cell table:style-name="ACE-1" table:formula="of:=AVERAGE([.H67];[.G67])" office:value-type="float" office:value="-63.099999999999994">
            <text:p>−63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915000000000001">
            <text:p>3.2915</text:p>
          </table:table-cell>
          <table:table-cell table:style-name="ACE-1" office:value-type="float" office:value="72">
            <text:p>72</text:p>
          </table:table-cell>
          <table:table-cell table:style-name="ACE-1" office:value-type="float" office:value="1.1425000000000001">
            <text:p>1.1425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186">
            <text:p>0.118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1947">
            <text:p>11947</text:p>
          </table:table-cell>
          <table:table-cell table:style-name="ACE-1" office:value-type="float" office:value="11887">
            <text:p>11887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7.40000000000001">
            <text:p>147.4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7]" office:value-type="string" office:string-value="BBDS_10-20-4.2">
            <text:p>BBDS_10-20-4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7]" office:value-type="float" office:value="11887">
            <text:p>11887</text:p>
          </table:table-cell>
          <table:table-cell table:style-name="ACE-1" table:formula="of:=[.T67]" office:value-type="float" office:value="26">
            <text:p>26</text:p>
          </table:table-cell>
          <table:table-cell table:style-name="ACE-1" table:formula="of:=[.D6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7]" office:value-type="float" office:value="-63.099999999999994">
            <text:p>−63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0-2009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299999999999997">
            <text:p>57.3</text:p>
          </table:table-cell>
          <table:table-cell table:style-name="ACE-1" office:value-type="float" office:value="61.399999999999999">
            <text:p>61.4</text:p>
          </table:table-cell>
          <table:table-cell table:style-name="ACE-1" table:formula="of:=-([.F68]+5)" office:value-type="float" office:value="-66.400000000000006">
            <text:p>−66.4</text:p>
          </table:table-cell>
          <table:table-cell table:style-name="ACE-1" table:formula="of:=-([.F68]+1)" office:value-type="float" office:value="-62.399999999999999">
            <text:p>−62.4</text:p>
          </table:table-cell>
          <table:table-cell table:style-name="ACE-1" table:formula="of:=AVERAGE([.H68];[.G68])" office:value-type="float" office:value="-64.400000000000006">
            <text:p>−64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945000000000001">
            <text:p>3.1945</text:p>
          </table:table-cell>
          <table:table-cell table:style-name="ACE-1" office:value-type="float" office:value="109">
            <text:p>109</text:p>
          </table:table-cell>
          <table:table-cell table:style-name="ACE-1" office:value-type="float" office:value="1.1400999999999999">
            <text:p>1.1401</text:p>
          </table:table-cell>
          <table:table-cell table:style-name="ACE-1" office:value-type="float" office:value="0.00089999999999999998">
            <text:p>0.0009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001">
            <text:p>0.001</text:p>
          </table:table-cell>
          <table:table-cell table:style-name="ACE-1" office:value-type="float" office:value="12118">
            <text:p>12118</text:p>
          </table:table-cell>
          <table:table-cell table:style-name="ACE-1" office:value-type="float" office:value="12058">
            <text:p>12058</text:p>
          </table:table-cell>
          <table:table-cell table:style-name="ACE-1" office:value-type="float" office:value="40">
            <text:p>40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1.3999999999999999">
            <text:p>1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8]" office:value-type="string" office:string-value="BBDS_10-20-2009">
            <text:p>BBDS_10-20-2009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8]" office:value-type="float" office:value="12058">
            <text:p>12058</text:p>
          </table:table-cell>
          <table:table-cell table:style-name="ACE-1" table:formula="of:=[.T68]" office:value-type="float" office:value="40">
            <text:p>40</text:p>
          </table:table-cell>
          <table:table-cell table:style-name="ACE-1" table:formula="of:=[.D6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8]" office:value-type="float" office:value="-64.400000000000006">
            <text:p>−64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3-2003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9">
            <text:p>59</text:p>
          </table:table-cell>
          <table:table-cell table:style-name="ACE-1" office:value-type="float" office:value="63.100000000000001">
            <text:p>63.1</text:p>
          </table:table-cell>
          <table:table-cell table:style-name="ACE-1" table:formula="of:=-([.F69]+5)" office:value-type="float" office:value="-68.099999999999994">
            <text:p>−68.1</text:p>
          </table:table-cell>
          <table:table-cell table:style-name="ACE-1" table:formula="of:=-([.F69]+1)" office:value-type="float" office:value="-64.099999999999994">
            <text:p>−64.1</text:p>
          </table:table-cell>
          <table:table-cell table:style-name="ACE-1" table:formula="of:=AVERAGE([.H69];[.G69])" office:value-type="float" office:value="-66.099999999999994">
            <text:p>−66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501000000000001">
            <text:p>3.1501</text:p>
          </table:table-cell>
          <table:table-cell table:style-name="ACE-1" office:value-type="float" office:value="547">
            <text:p>547</text:p>
          </table:table-cell>
          <table:table-cell table:style-name="ACE-1" office:value-type="float" office:value="1.1409">
            <text:p>1.140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0.122">
            <text:p>0.122</text:p>
          </table:table-cell>
          <table:table-cell table:style-name="ACE-1" office:value-type="float" office:value="0.00080000000000000004">
            <text:p>0.0008</text:p>
          </table:table-cell>
          <table:table-cell table:style-name="ACE-1" office:value-type="float" office:value="12323">
            <text:p>12323</text:p>
          </table:table-cell>
          <table:table-cell table:style-name="ACE-1" office:value-type="float" office:value="12263">
            <text:p>12263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5.90000000000001">
            <text:p>145.9</text:p>
          </table:table-cell>
          <table:table-cell table:style-name="ACE-1" office:value-type="float" office:value="1.1000000000000001">
            <text:p>1.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9]" office:value-type="string" office:string-value="BBDS_10-23-2003">
            <text:p>BBDS_10-23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9]" office:value-type="float" office:value="12263">
            <text:p>12263</text:p>
          </table:table-cell>
          <table:table-cell table:style-name="ACE-1" table:formula="of:=[.T69]" office:value-type="float" office:value="26">
            <text:p>26</text:p>
          </table:table-cell>
          <table:table-cell table:style-name="ACE-1" table:formula="of:=[.D6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9]" office:value-type="float" office:value="-66.099999999999994">
            <text:p>−66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4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9.799999999999997">
            <text:p>59.8</text:p>
          </table:table-cell>
          <table:table-cell table:style-name="ACE-1" office:value-type="float" office:value="64">
            <text:p>64</text:p>
          </table:table-cell>
          <table:table-cell table:style-name="ACE-1" table:formula="of:=-([.F70]+5)" office:value-type="float" office:value="-69">
            <text:p>−69</text:p>
          </table:table-cell>
          <table:table-cell table:style-name="ACE-1" table:formula="of:=-([.F70]+1)" office:value-type="float" office:value="-65">
            <text:p>−65</text:p>
          </table:table-cell>
          <table:table-cell table:style-name="ACE-1" table:formula="of:=AVERAGE([.H70];[.G70])" office:value-type="float" office:value="-67">
            <text:p>−6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447999999999999">
            <text:p>2.9448</text:p>
          </table:table-cell>
          <table:table-cell table:style-name="ACE-1" office:value-type="float" office:value="162">
            <text:p>162</text:p>
          </table:table-cell>
          <table:table-cell table:style-name="ACE-1" office:value-type="float" office:value="1.1416999999999999">
            <text:p>1.141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230000000000001">
            <text:p>0.1223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2344">
            <text:p>12344</text:p>
          </table:table-cell>
          <table:table-cell table:style-name="ACE-1" office:value-type="float" office:value="12284">
            <text:p>12284</text:p>
          </table:table-cell>
          <table:table-cell table:style-name="ACE-1" office:value-type="float" office:value="23">
            <text:p>23</text:p>
          </table:table-cell>
          <table:table-cell table:style-name="ACE-1" office:value-type="float" office:value="146.80000000000001">
            <text:p>146.8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0]" office:value-type="string" office:string-value="BBDS_10-24-2001">
            <text:p>BBDS_10-24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0]" office:value-type="float" office:value="12284">
            <text:p>12284</text:p>
          </table:table-cell>
          <table:table-cell table:style-name="ACE-1" table:formula="of:=[.T70]" office:value-type="float" office:value="23">
            <text:p>23</text:p>
          </table:table-cell>
          <table:table-cell table:style-name="ACE-1" table:formula="of:=[.D7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0]" office:value-type="float" office:value="-67">
            <text:p>−6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4-2003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9.799999999999997">
            <text:p>59.8</text:p>
          </table:table-cell>
          <table:table-cell table:style-name="ACE-1" office:value-type="float" office:value="64.099999999999994">
            <text:p>64.1</text:p>
          </table:table-cell>
          <table:table-cell table:style-name="ACE-1" table:formula="of:=-([.F71]+5)" office:value-type="float" office:value="-69.099999999999994">
            <text:p>−69.1</text:p>
          </table:table-cell>
          <table:table-cell table:style-name="ACE-1" table:formula="of:=-([.F71]+1)" office:value-type="float" office:value="-65.099999999999994">
            <text:p>−65.1</text:p>
          </table:table-cell>
          <table:table-cell table:style-name="ACE-1" table:formula="of:=AVERAGE([.H71];[.G71])" office:value-type="float" office:value="-67.099999999999994">
            <text:p>−67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379">
            <text:p>3.379</text:p>
          </table:table-cell>
          <table:table-cell table:style-name="ACE-1" office:value-type="float" office:value="511">
            <text:p>511</text:p>
          </table:table-cell>
          <table:table-cell table:style-name="ACE-1" office:value-type="float" office:value="1.1415">
            <text:p>1.1415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234">
            <text:p>0.1234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2460">
            <text:p>12460</text:p>
          </table:table-cell>
          <table:table-cell table:style-name="ACE-1" office:value-type="float" office:value="12397">
            <text:p>12397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146.59999999999999">
            <text:p>146.6</text:p>
          </table:table-cell>
          <table:table-cell table:style-name="ACE-1" office:value-type="float" office:value="0.40000000000000002">
            <text:p>0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1]" office:value-type="string" office:string-value="BBDS_10-24-2003">
            <text:p>BBDS_10-24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1]" office:value-type="float" office:value="12397">
            <text:p>12397</text:p>
          </table:table-cell>
          <table:table-cell table:style-name="ACE-1" table:formula="of:=[.T71]" office:value-type="float" office:value="9">
            <text:p>9</text:p>
          </table:table-cell>
          <table:table-cell table:style-name="ACE-1" table:formula="of:=[.D7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1]" office:value-type="float" office:value="-67.099999999999994">
            <text:p>−67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5-2004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9.799999999999997">
            <text:p>59.8</text:p>
          </table:table-cell>
          <table:table-cell table:style-name="ACE-1" office:value-type="float" office:value="64.099999999999994">
            <text:p>64.1</text:p>
          </table:table-cell>
          <table:table-cell table:style-name="ACE-1" table:formula="of:=-([.F72]+5)" office:value-type="float" office:value="-69.099999999999994">
            <text:p>−69.1</text:p>
          </table:table-cell>
          <table:table-cell table:style-name="ACE-1" table:formula="of:=-([.F72]+1)" office:value-type="float" office:value="-65.099999999999994">
            <text:p>−65.1</text:p>
          </table:table-cell>
          <table:table-cell table:style-name="ACE-1" table:formula="of:=AVERAGE([.H72];[.G72])" office:value-type="float" office:value="-67.099999999999994">
            <text:p>−67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416">
            <text:p>3.2416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1.1402000000000001">
            <text:p>1.1402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2550">
            <text:p>12550</text:p>
          </table:table-cell>
          <table:table-cell table:style-name="ACE-1" office:value-type="float" office:value="12490">
            <text:p>12490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5.30000000000001">
            <text:p>145.3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2]" office:value-type="string" office:string-value="BBDS_10-25-2004">
            <text:p>BBDS_10-25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2]" office:value-type="float" office:value="12490">
            <text:p>12490</text:p>
          </table:table-cell>
          <table:table-cell table:style-name="ACE-1" table:formula="of:=[.T72]" office:value-type="float" office:value="26">
            <text:p>26</text:p>
          </table:table-cell>
          <table:table-cell table:style-name="ACE-1" table:formula="of:=[.D7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2]" office:value-type="float" office:value="-67.099999999999994">
            <text:p>−67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6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200000000000003">
            <text:p>62.2</text:p>
          </table:table-cell>
          <table:table-cell table:style-name="ACE-1" office:value-type="float" office:value="66.5">
            <text:p>66.5</text:p>
          </table:table-cell>
          <table:table-cell table:style-name="ACE-1" table:formula="of:=-([.F73]+5)" office:value-type="float" office:value="-71.5">
            <text:p>−71.5</text:p>
          </table:table-cell>
          <table:table-cell table:style-name="ACE-1" table:formula="of:=-([.F73]+1)" office:value-type="float" office:value="-67.5">
            <text:p>−67.5</text:p>
          </table:table-cell>
          <table:table-cell table:style-name="ACE-1" table:formula="of:=AVERAGE([.H73];[.G73])" office:value-type="float" office:value="-69.5">
            <text:p>−69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072">
            <text:p>2.9072</text:p>
          </table:table-cell>
          <table:table-cell table:style-name="ACE-1" office:value-type="float" office:value="1206">
            <text:p>1206</text:p>
          </table:table-cell>
          <table:table-cell table:style-name="ACE-1" office:value-type="float" office:value="1.1400999999999999">
            <text:p>1.140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25">
            <text:p>0.125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2650">
            <text:p>12650</text:p>
          </table:table-cell>
          <table:table-cell table:style-name="ACE-1" office:value-type="float" office:value="12590">
            <text:p>12590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90000000000000002">
            <text:p>0.9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3]" office:value-type="string" office:string-value="BBDS_10-26-2001">
            <text:p>BBDS_10-26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3]" office:value-type="float" office:value="12590">
            <text:p>12590</text:p>
          </table:table-cell>
          <table:table-cell table:style-name="ACE-1" table:formula="of:=[.T73]" office:value-type="float" office:value="30">
            <text:p>30</text:p>
          </table:table-cell>
          <table:table-cell table:style-name="ACE-1" table:formula="of:=[.D7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3]" office:value-type="float" office:value="-69.5">
            <text:p>−69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6-2003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4.400000000000006">
            <text:p>64.4</text:p>
          </table:table-cell>
          <table:table-cell table:style-name="ACE-1" office:value-type="float" office:value="68.599999999999994">
            <text:p>68.6</text:p>
          </table:table-cell>
          <table:table-cell table:style-name="ACE-1" table:formula="of:=-([.F74]+5)" office:value-type="float" office:value="-73.599999999999994">
            <text:p>−73.6</text:p>
          </table:table-cell>
          <table:table-cell table:style-name="ACE-1" table:formula="of:=-([.F74]+1)" office:value-type="float" office:value="-69.599999999999994">
            <text:p>−69.6</text:p>
          </table:table-cell>
          <table:table-cell table:style-name="ACE-1" table:formula="of:=AVERAGE([.H74];[.G74])" office:value-type="float" office:value="-71.599999999999994">
            <text:p>−71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248999999999998">
            <text:p>3.1249</text:p>
          </table:table-cell>
          <table:table-cell table:style-name="ACE-1" office:value-type="float" office:value="343">
            <text:p>343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509999999999999">
            <text:p>0.125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661">
            <text:p>12661</text:p>
          </table:table-cell>
          <table:table-cell table:style-name="ACE-1" office:value-type="float" office:value="12601">
            <text:p>12601</text:p>
          </table:table-cell>
          <table:table-cell table:style-name="ACE-1" office:value-type="float" office:value="19">
            <text:p>19</text:p>
          </table:table-cell>
          <table:table-cell table:style-name="ACE-1" office:value-type="float" office:value="145.59999999999999">
            <text:p>145.6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4]" office:value-type="string" office:string-value="BBDS_10-26-2003">
            <text:p>BBDS_10-26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4]" office:value-type="float" office:value="12601">
            <text:p>12601</text:p>
          </table:table-cell>
          <table:table-cell table:style-name="ACE-1" table:formula="of:=[.T74]" office:value-type="float" office:value="19">
            <text:p>19</text:p>
          </table:table-cell>
          <table:table-cell table:style-name="ACE-1" table:formula="of:=[.D7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4]" office:value-type="float" office:value="-71.599999999999994">
            <text:p>−71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6-2004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899999999999999">
            <text:p>62.9</text:p>
          </table:table-cell>
          <table:table-cell table:style-name="ACE-1" office:value-type="float" office:value="67.200000000000003">
            <text:p>67.2</text:p>
          </table:table-cell>
          <table:table-cell table:style-name="ACE-1" table:formula="of:=-([.F75]+5)" office:value-type="float" office:value="-72.200000000000003">
            <text:p>−72.2</text:p>
          </table:table-cell>
          <table:table-cell table:style-name="ACE-1" table:formula="of:=-([.F75]+1)" office:value-type="float" office:value="-68.200000000000003">
            <text:p>−68.2</text:p>
          </table:table-cell>
          <table:table-cell table:style-name="ACE-1" table:formula="of:=AVERAGE([.H75];[.G75])" office:value-type="float" office:value="-70.200000000000003">
            <text:p>−70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174999999999998">
            <text:p>3.2175</text:p>
          </table:table-cell>
          <table:table-cell table:style-name="ACE-1" office:value-type="float" office:value="782">
            <text:p>782</text:p>
          </table:table-cell>
          <table:table-cell table:style-name="ACE-1" office:value-type="float" office:value="1.1424000000000001">
            <text:p>1.1424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258">
            <text:p>0.125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707">
            <text:p>12707</text:p>
          </table:table-cell>
          <table:table-cell table:style-name="ACE-1" office:value-type="float" office:value="12647">
            <text:p>12647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147.59999999999999">
            <text:p>147.6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5]" office:value-type="string" office:string-value="BBDS_10-26-2004">
            <text:p>BBDS_10-26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5]" office:value-type="float" office:value="12647">
            <text:p>12647</text:p>
          </table:table-cell>
          <table:table-cell table:style-name="ACE-1" table:formula="of:=[.T75]" office:value-type="float" office:value="37">
            <text:p>37</text:p>
          </table:table-cell>
          <table:table-cell table:style-name="ACE-1" table:formula="of:=[.D7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5]" office:value-type="float" office:value="-70.200000000000003">
            <text:p>−70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7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4.400000000000006">
            <text:p>64.4</text:p>
          </table:table-cell>
          <table:table-cell table:style-name="ACE-1" office:value-type="float" office:value="68.700000000000003">
            <text:p>68.7</text:p>
          </table:table-cell>
          <table:table-cell table:style-name="ACE-1" table:formula="of:=-([.F76]+5)" office:value-type="float" office:value="-73.700000000000003">
            <text:p>−73.7</text:p>
          </table:table-cell>
          <table:table-cell table:style-name="ACE-1" table:formula="of:=-([.F76]+1)" office:value-type="float" office:value="-69.700000000000003">
            <text:p>−69.7</text:p>
          </table:table-cell>
          <table:table-cell table:style-name="ACE-1" table:formula="of:=AVERAGE([.H76];[.G76])" office:value-type="float" office:value="-71.700000000000003">
            <text:p>−71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011000000000002">
            <text:p>3.1011</text:p>
          </table:table-cell>
          <table:table-cell table:style-name="ACE-1" office:value-type="float" office:value="117">
            <text:p>117</text:p>
          </table:table-cell>
          <table:table-cell table:style-name="ACE-1" office:value-type="float" office:value="1.1412">
            <text:p>1.1412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2570000000000001">
            <text:p>0.1257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2710">
            <text:p>12710</text:p>
          </table:table-cell>
          <table:table-cell table:style-name="ACE-1" office:value-type="float" office:value="12647">
            <text:p>12647</text:p>
          </table:table-cell>
          <table:table-cell table:style-name="ACE-1" office:value-type="float" office:value="16">
            <text:p>16</text:p>
          </table:table-cell>
          <table:table-cell table:style-name="ACE-1" office:value-type="float" office:value="146.40000000000001">
            <text:p>146.4</text:p>
          </table:table-cell>
          <table:table-cell table:style-name="ACE-1" office:value-type="float" office:value="0.40000000000000002">
            <text:p>0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6]" office:value-type="string" office:string-value="BBDS_10-27-2001">
            <text:p>BBDS_10-27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6]" office:value-type="float" office:value="12647">
            <text:p>12647</text:p>
          </table:table-cell>
          <table:table-cell table:style-name="ACE-1" table:formula="of:=[.T76]" office:value-type="float" office:value="16">
            <text:p>16</text:p>
          </table:table-cell>
          <table:table-cell table:style-name="ACE-1" table:formula="of:=[.D7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6]" office:value-type="float" office:value="-71.700000000000003">
            <text:p>−71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7-3.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4.5">
            <text:p>64.5</text:p>
          </table:table-cell>
          <table:table-cell table:style-name="ACE-1" office:value-type="float" office:value="68.799999999999997">
            <text:p>68.8</text:p>
          </table:table-cell>
          <table:table-cell table:style-name="ACE-1" table:formula="of:=-([.F77]+5)" office:value-type="float" office:value="-73.799999999999997">
            <text:p>−73.8</text:p>
          </table:table-cell>
          <table:table-cell table:style-name="ACE-1" table:formula="of:=-([.F77]+1)" office:value-type="float" office:value="-69.799999999999997">
            <text:p>−69.8</text:p>
          </table:table-cell>
          <table:table-cell table:style-name="ACE-1" table:formula="of:=AVERAGE([.H77];[.G77])" office:value-type="float" office:value="-71.799999999999997">
            <text:p>−71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273999999999998">
            <text:p>3.2274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1.1408">
            <text:p>1.1408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2570000000000001">
            <text:p>0.125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722">
            <text:p>12722</text:p>
          </table:table-cell>
          <table:table-cell table:style-name="ACE-1" office:value-type="float" office:value="12665">
            <text:p>12665</text:p>
          </table:table-cell>
          <table:table-cell table:style-name="ACE-1" office:value-type="float" office:value="31">
            <text:p>31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7]" office:value-type="string" office:string-value="BBDS_10-27-3.2">
            <text:p>BBDS_10-27-3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7]" office:value-type="float" office:value="12665">
            <text:p>12665</text:p>
          </table:table-cell>
          <table:table-cell table:style-name="ACE-1" table:formula="of:=[.T77]" office:value-type="float" office:value="31">
            <text:p>31</text:p>
          </table:table-cell>
          <table:table-cell table:style-name="ACE-1" table:formula="of:=[.D7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7]" office:value-type="float" office:value="-71.799999999999997">
            <text:p>−71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5-2.A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799999999999997">
            <text:p>62.8</text:p>
          </table:table-cell>
          <table:table-cell table:style-name="ACE-1" office:value-type="float" office:value="67.099999999999994">
            <text:p>67.1</text:p>
          </table:table-cell>
          <table:table-cell table:style-name="ACE-1" table:formula="of:=-([.F78]+5)" office:value-type="float" office:value="-72.099999999999994">
            <text:p>−72.1</text:p>
          </table:table-cell>
          <table:table-cell table:style-name="ACE-1" table:formula="of:=-([.F78]+1)" office:value-type="float" office:value="-68.099999999999994">
            <text:p>−68.1</text:p>
          </table:table-cell>
          <table:table-cell table:style-name="ACE-1" table:formula="of:=AVERAGE([.H78];[.G78])" office:value-type="float" office:value="-70.099999999999994">
            <text:p>−70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637">
            <text:p>3.1637</text:p>
          </table:table-cell>
          <table:table-cell table:style-name="ACE-1" office:value-type="float" office:value="1262">
            <text:p>1262</text:p>
          </table:table-cell>
          <table:table-cell table:style-name="ACE-1" office:value-type="float" office:value="1.1422000000000001">
            <text:p>1.142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670000000000001">
            <text:p>0.126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804">
            <text:p>12804</text:p>
          </table:table-cell>
          <table:table-cell table:style-name="ACE-1" office:value-type="float" office:value="12744">
            <text:p>12744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7.5">
            <text:p>147.5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8]" office:value-type="string" office:string-value="RGF_12-5-2.A">
            <text:p>RGF_12-5-2.A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8]" office:value-type="float" office:value="12744">
            <text:p>12744</text:p>
          </table:table-cell>
          <table:table-cell table:style-name="ACE-1" table:formula="of:=[.T78]" office:value-type="float" office:value="30">
            <text:p>30</text:p>
          </table:table-cell>
          <table:table-cell table:style-name="ACE-1" table:formula="of:=[.D7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8]" office:value-type="float" office:value="-70.099999999999994">
            <text:p>−70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5-2.B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4.5">
            <text:p>64.5</text:p>
          </table:table-cell>
          <table:table-cell table:style-name="ACE-1" office:value-type="float" office:value="68.799999999999997">
            <text:p>68.8</text:p>
          </table:table-cell>
          <table:table-cell table:style-name="ACE-1" table:formula="of:=-([.F79]+5)" office:value-type="float" office:value="-73.799999999999997">
            <text:p>−73.8</text:p>
          </table:table-cell>
          <table:table-cell table:style-name="ACE-1" table:formula="of:=-([.F79]+1)" office:value-type="float" office:value="-69.799999999999997">
            <text:p>−69.8</text:p>
          </table:table-cell>
          <table:table-cell table:style-name="ACE-1" table:formula="of:=AVERAGE([.H79];[.G79])" office:value-type="float" office:value="-71.799999999999997">
            <text:p>−71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2787999999999999">
            <text:p>3.2788</text:p>
          </table:table-cell>
          <table:table-cell table:style-name="ACE-1" office:value-type="float" office:value="116">
            <text:p>116</text:p>
          </table:table-cell>
          <table:table-cell table:style-name="ACE-1" office:value-type="float" office:value="1.1397999999999999">
            <text:p>1.1398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2659999999999999">
            <text:p>0.126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2831">
            <text:p>12831</text:p>
          </table:table-cell>
          <table:table-cell table:style-name="ACE-1" office:value-type="float" office:value="12768">
            <text:p>12768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9]" office:value-type="string" office:string-value="RGF_12-5-2.B">
            <text:p>RGF_12-5-2.B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9]" office:value-type="float" office:value="12768">
            <text:p>12768</text:p>
          </table:table-cell>
          <table:table-cell table:style-name="ACE-1" table:formula="of:=[.T79]" office:value-type="float" office:value="15">
            <text:p>15</text:p>
          </table:table-cell>
          <table:table-cell table:style-name="ACE-1" table:formula="of:=[.D7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9]" office:value-type="float" office:value="-71.799999999999997">
            <text:p>−71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6-7.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799999999999997">
            <text:p>62.8</text:p>
          </table:table-cell>
          <table:table-cell table:style-name="ACE-1" office:value-type="float" office:value="67.099999999999994">
            <text:p>67.1</text:p>
          </table:table-cell>
          <table:table-cell table:style-name="ACE-1" table:formula="of:=-([.F80]+5)" office:value-type="float" office:value="-72.099999999999994">
            <text:p>−72.1</text:p>
          </table:table-cell>
          <table:table-cell table:style-name="ACE-1" table:formula="of:=-([.F80]+1)" office:value-type="float" office:value="-68.099999999999994">
            <text:p>−68.1</text:p>
          </table:table-cell>
          <table:table-cell table:style-name="ACE-1" table:formula="of:=AVERAGE([.H80];[.G80])" office:value-type="float" office:value="-70.099999999999994">
            <text:p>−70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715">
            <text:p>3.1715</text:p>
          </table:table-cell>
          <table:table-cell table:style-name="ACE-1" office:value-type="float" office:value="1216">
            <text:p>1216</text:p>
          </table:table-cell>
          <table:table-cell table:style-name="ACE-1" office:value-type="float" office:value="1.1402000000000001">
            <text:p>1.140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690000000000001">
            <text:p>0.126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853">
            <text:p>12853</text:p>
          </table:table-cell>
          <table:table-cell table:style-name="ACE-1" office:value-type="float" office:value="12790">
            <text:p>12790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145.40000000000001">
            <text:p>145.4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0]" office:value-type="string" office:string-value="RGF_12-6-7.3">
            <text:p>RGF_12-6-7.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0]" office:value-type="float" office:value="12790">
            <text:p>12790</text:p>
          </table:table-cell>
          <table:table-cell table:style-name="ACE-1" table:formula="of:=[.T80]" office:value-type="float" office:value="18">
            <text:p>18</text:p>
          </table:table-cell>
          <table:table-cell table:style-name="ACE-1" table:formula="of:=[.D8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0]" office:value-type="float" office:value="-70.099999999999994">
            <text:p>−70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9-1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100000000000001">
            <text:p>62.1</text:p>
          </table:table-cell>
          <table:table-cell table:style-name="ACE-1" office:value-type="float" office:value="66.5">
            <text:p>66.5</text:p>
          </table:table-cell>
          <table:table-cell table:style-name="ACE-1" table:formula="of:=-([.F81]+5)" office:value-type="float" office:value="-71.5">
            <text:p>−71.5</text:p>
          </table:table-cell>
          <table:table-cell table:style-name="ACE-1" table:formula="of:=-([.F81]+1)" office:value-type="float" office:value="-67.5">
            <text:p>−67.5</text:p>
          </table:table-cell>
          <table:table-cell table:style-name="ACE-1" table:formula="of:=AVERAGE([.H81];[.G81])" office:value-type="float" office:value="-69.5">
            <text:p>−69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3008000000000002">
            <text:p>3.3008</text:p>
          </table:table-cell>
          <table:table-cell table:style-name="ACE-1" office:value-type="float" office:value="582">
            <text:p>582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27">
            <text:p>0.127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2866">
            <text:p>12866</text:p>
          </table:table-cell>
          <table:table-cell table:style-name="ACE-1" office:value-type="float" office:value="12816">
            <text:p>12816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145.69999999999999">
            <text:p>145.7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1]" office:value-type="string" office:string-value="RGF_12-9-1.2">
            <text:p>RGF_12-9-1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1]" office:value-type="float" office:value="12816">
            <text:p>12816</text:p>
          </table:table-cell>
          <table:table-cell table:style-name="ACE-1" table:formula="of:=[.T81]" office:value-type="float" office:value="37">
            <text:p>37</text:p>
          </table:table-cell>
          <table:table-cell table:style-name="ACE-1" table:formula="of:=[.D8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1]" office:value-type="float" office:value="-69.5">
            <text:p>−69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9-2001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4.799999999999997">
            <text:p>64.8</text:p>
          </table:table-cell>
          <table:table-cell table:style-name="ACE-1" office:value-type="float" office:value="69.200000000000003">
            <text:p>69.2</text:p>
          </table:table-cell>
          <table:table-cell table:style-name="ACE-1" table:formula="of:=-([.F82]+5)" office:value-type="float" office:value="-74.200000000000003">
            <text:p>−74.2</text:p>
          </table:table-cell>
          <table:table-cell table:style-name="ACE-1" table:formula="of:=-([.F82]+1)" office:value-type="float" office:value="-70.200000000000003">
            <text:p>−70.2</text:p>
          </table:table-cell>
          <table:table-cell table:style-name="ACE-1" table:formula="of:=AVERAGE([.H82];[.G82])" office:value-type="float" office:value="-72.200000000000003">
            <text:p>−72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141">
            <text:p>3.0141</text:p>
          </table:table-cell>
          <table:table-cell table:style-name="ACE-1" office:value-type="float" office:value="109">
            <text:p>109</text:p>
          </table:table-cell>
          <table:table-cell table:style-name="ACE-1" office:value-type="float" office:value="1.141">
            <text:p>1.14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740000000000001">
            <text:p>0.127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900">
            <text:p>12900</text:p>
          </table:table-cell>
          <table:table-cell table:style-name="ACE-1" office:value-type="float" office:value="12840">
            <text:p>12840</text:p>
          </table:table-cell>
          <table:table-cell table:style-name="ACE-1" office:value-type="float" office:value="19">
            <text:p>19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2]" office:value-type="string" office:string-value="RGF_12-9-2001">
            <text:p>RGF_12-9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2]" office:value-type="float" office:value="12840">
            <text:p>12840</text:p>
          </table:table-cell>
          <table:table-cell table:style-name="ACE-1" table:formula="of:=[.T82]" office:value-type="float" office:value="19">
            <text:p>19</text:p>
          </table:table-cell>
          <table:table-cell table:style-name="ACE-1" table:formula="of:=[.D8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2]" office:value-type="float" office:value="-72.200000000000003">
            <text:p>−72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9-2005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299999999999997">
            <text:p>62.3</text:p>
          </table:table-cell>
          <table:table-cell table:style-name="ACE-1" office:value-type="float" office:value="66.599999999999994">
            <text:p>66.6</text:p>
          </table:table-cell>
          <table:table-cell table:style-name="ACE-1" table:formula="of:=-([.F83]+5)" office:value-type="float" office:value="-71.599999999999994">
            <text:p>−71.6</text:p>
          </table:table-cell>
          <table:table-cell table:style-name="ACE-1" table:formula="of:=-([.F83]+1)" office:value-type="float" office:value="-67.599999999999994">
            <text:p>−67.6</text:p>
          </table:table-cell>
          <table:table-cell table:style-name="ACE-1" table:formula="of:=AVERAGE([.H83];[.G83])" office:value-type="float" office:value="-69.599999999999994">
            <text:p>−69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166999999999998">
            <text:p>3.1167</text:p>
          </table:table-cell>
          <table:table-cell table:style-name="ACE-1" office:value-type="float" office:value="474">
            <text:p>474</text:p>
          </table:table-cell>
          <table:table-cell table:style-name="ACE-1" office:value-type="float" office:value="1.1418999999999999">
            <text:p>1.141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8">
            <text:p>0.128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2954">
            <text:p>12954</text:p>
          </table:table-cell>
          <table:table-cell table:style-name="ACE-1" office:value-type="float" office:value="12904">
            <text:p>12904</text:p>
          </table:table-cell>
          <table:table-cell table:style-name="ACE-1" office:value-type="float" office:value="23">
            <text:p>23</text:p>
          </table:table-cell>
          <table:table-cell table:style-name="ACE-1" office:value-type="float" office:value="147.19999999999999">
            <text:p>147.2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3]" office:value-type="string" office:string-value="RGF_12-9-2005">
            <text:p>RGF_12-9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3]" office:value-type="float" office:value="12904">
            <text:p>12904</text:p>
          </table:table-cell>
          <table:table-cell table:style-name="ACE-1" table:formula="of:=[.T83]" office:value-type="float" office:value="23">
            <text:p>23</text:p>
          </table:table-cell>
          <table:table-cell table:style-name="ACE-1" table:formula="of:=[.D8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3]" office:value-type="float" office:value="-69.599999999999994">
            <text:p>−69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9-2006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299999999999997">
            <text:p>62.3</text:p>
          </table:table-cell>
          <table:table-cell table:style-name="ACE-1" office:value-type="float" office:value="66.700000000000003">
            <text:p>66.7</text:p>
          </table:table-cell>
          <table:table-cell table:style-name="ACE-1" table:formula="of:=-([.F84]+5)" office:value-type="float" office:value="-71.700000000000003">
            <text:p>−71.7</text:p>
          </table:table-cell>
          <table:table-cell table:style-name="ACE-1" table:formula="of:=-([.F84]+1)" office:value-type="float" office:value="-67.700000000000003">
            <text:p>−67.7</text:p>
          </table:table-cell>
          <table:table-cell table:style-name="ACE-1" table:formula="of:=AVERAGE([.H84];[.G84])" office:value-type="float" office:value="-69.700000000000003">
            <text:p>−69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636000000000002">
            <text:p>3.1636</text:p>
          </table:table-cell>
          <table:table-cell table:style-name="ACE-1" office:value-type="float" office:value="310">
            <text:p>310</text:p>
          </table:table-cell>
          <table:table-cell table:style-name="ACE-1" office:value-type="float" office:value="1.1415999999999999">
            <text:p>1.141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2859999999999999">
            <text:p>0.128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3017">
            <text:p>13017</text:p>
          </table:table-cell>
          <table:table-cell table:style-name="ACE-1" office:value-type="float" office:value="12967">
            <text:p>12967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47">
            <text:p>147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4]" office:value-type="string" office:string-value="RGF_12-9-2006">
            <text:p>RGF_12-9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4]" office:value-type="float" office:value="12967">
            <text:p>12967</text:p>
          </table:table-cell>
          <table:table-cell table:style-name="ACE-1" table:formula="of:=[.T84]" office:value-type="float" office:value="10">
            <text:p>10</text:p>
          </table:table-cell>
          <table:table-cell table:style-name="ACE-1" table:formula="of:=[.D8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4]" office:value-type="float" office:value="-69.700000000000003">
            <text:p>−69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2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100000000000001">
            <text:p>62.1</text:p>
          </table:table-cell>
          <table:table-cell table:style-name="ACE-1" office:value-type="float" office:value="66.5">
            <text:p>66.5</text:p>
          </table:table-cell>
          <table:table-cell table:style-name="ACE-1" table:formula="of:=-([.F85]+5)" office:value-type="float" office:value="-71.5">
            <text:p>−71.5</text:p>
          </table:table-cell>
          <table:table-cell table:style-name="ACE-1" table:formula="of:=-([.F85]+1)" office:value-type="float" office:value="-67.5">
            <text:p>−67.5</text:p>
          </table:table-cell>
          <table:table-cell table:style-name="ACE-1" table:formula="of:=AVERAGE([.H85];[.G85])" office:value-type="float" office:value="-69.5">
            <text:p>−69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455999999999999">
            <text:p>3.0456</text:p>
          </table:table-cell>
          <table:table-cell table:style-name="ACE-1" office:value-type="float" office:value="652">
            <text:p>652</text:p>
          </table:table-cell>
          <table:table-cell table:style-name="ACE-1" office:value-type="float" office:value="1.1398999999999999">
            <text:p>1.1399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2859999999999999">
            <text:p>0.1286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3046">
            <text:p>13046</text:p>
          </table:table-cell>
          <table:table-cell table:style-name="ACE-1" office:value-type="float" office:value="12996">
            <text:p>12996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.09999999999999">
            <text:p>145.1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5]" office:value-type="string" office:string-value="RGF_12-12-2002">
            <text:p>RGF_12-12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5]" office:value-type="float" office:value="12996">
            <text:p>12996</text:p>
          </table:table-cell>
          <table:table-cell table:style-name="ACE-1" table:formula="of:=[.T85]" office:value-type="float" office:value="30">
            <text:p>30</text:p>
          </table:table-cell>
          <table:table-cell table:style-name="ACE-1" table:formula="of:=[.D8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5]" office:value-type="float" office:value="-69.5">
            <text:p>−69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4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7">
            <text:p>67</text:p>
          </table:table-cell>
          <table:table-cell table:style-name="ACE-1" office:value-type="float" office:value="71.400000000000006">
            <text:p>71.4</text:p>
          </table:table-cell>
          <table:table-cell table:style-name="ACE-1" table:formula="of:=-([.F86]+5)" office:value-type="float" office:value="-76.400000000000006">
            <text:p>−76.4</text:p>
          </table:table-cell>
          <table:table-cell table:style-name="ACE-1" table:formula="of:=-([.F86]+1)" office:value-type="float" office:value="-72.400000000000006">
            <text:p>−72.4</text:p>
          </table:table-cell>
          <table:table-cell table:style-name="ACE-1" table:formula="of:=AVERAGE([.H86];[.G86])" office:value-type="float" office:value="-74.400000000000006">
            <text:p>−74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789999999999999">
            <text:p>3.279</text:p>
          </table:table-cell>
          <table:table-cell table:style-name="ACE-1" office:value-type="float" office:value="42">
            <text:p>42</text:p>
          </table:table-cell>
          <table:table-cell table:style-name="ACE-1" office:value-type="float" office:value="1.141">
            <text:p>1.14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909999999999999">
            <text:p>0.129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082">
            <text:p>13082</text:p>
          </table:table-cell>
          <table:table-cell table:style-name="ACE-1" office:value-type="float" office:value="13026">
            <text:p>13026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6.30000000000001">
            <text:p>146.3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6]" office:value-type="string" office:string-value="RGF_12-14-2002">
            <text:p>RGF_12-14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6]" office:value-type="float" office:value="13026">
            <text:p>13026</text:p>
          </table:table-cell>
          <table:table-cell table:style-name="ACE-1" table:formula="of:=[.T86]" office:value-type="float" office:value="30">
            <text:p>30</text:p>
          </table:table-cell>
          <table:table-cell table:style-name="ACE-1" table:formula="of:=[.D8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6]" office:value-type="float" office:value="-74.400000000000006">
            <text:p>−74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4-2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6.299999999999997">
            <text:p>66.3</text:p>
          </table:table-cell>
          <table:table-cell table:style-name="ACE-1" office:value-type="float" office:value="70.700000000000003">
            <text:p>70.7</text:p>
          </table:table-cell>
          <table:table-cell table:style-name="ACE-1" table:formula="of:=-([.F87]+5)" office:value-type="float" office:value="-75.700000000000003">
            <text:p>−75.7</text:p>
          </table:table-cell>
          <table:table-cell table:style-name="ACE-1" table:formula="of:=-([.F87]+1)" office:value-type="float" office:value="-71.700000000000003">
            <text:p>−71.7</text:p>
          </table:table-cell>
          <table:table-cell table:style-name="ACE-1" table:formula="of:=AVERAGE([.H87];[.G87])" office:value-type="float" office:value="-73.700000000000003">
            <text:p>−73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920999999999998">
            <text:p>3.0921</text:p>
          </table:table-cell>
          <table:table-cell table:style-name="ACE-1" office:value-type="float" office:value="33">
            <text:p>33</text:p>
          </table:table-cell>
          <table:table-cell table:style-name="ACE-1" office:value-type="float" office:value="1.1409">
            <text:p>1.1409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293">
            <text:p>0.1293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106">
            <text:p>13106</text:p>
          </table:table-cell>
          <table:table-cell table:style-name="ACE-1" office:value-type="float" office:value="13050">
            <text:p>13050</text:p>
          </table:table-cell>
          <table:table-cell table:style-name="ACE-1" office:value-type="float" office:value="34">
            <text:p>34</text:p>
          </table:table-cell>
          <table:table-cell table:style-name="ACE-1" office:value-type="float" office:value="146.19999999999999">
            <text:p>146.2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7]" office:value-type="string" office:string-value="RGF_12-14-2.2">
            <text:p>RGF_12-14-2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7]" office:value-type="float" office:value="13050">
            <text:p>13050</text:p>
          </table:table-cell>
          <table:table-cell table:style-name="ACE-1" table:formula="of:=[.T87]" office:value-type="float" office:value="34">
            <text:p>34</text:p>
          </table:table-cell>
          <table:table-cell table:style-name="ACE-1" table:formula="of:=[.D8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7]" office:value-type="float" office:value="-73.700000000000003">
            <text:p>−73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4-2004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6.200000000000003">
            <text:p>66.2</text:p>
          </table:table-cell>
          <table:table-cell table:style-name="ACE-1" office:value-type="float" office:value="70.599999999999994">
            <text:p>70.6</text:p>
          </table:table-cell>
          <table:table-cell table:style-name="ACE-1" table:formula="of:=-([.F88]+5)" office:value-type="float" office:value="-75.599999999999994">
            <text:p>−75.6</text:p>
          </table:table-cell>
          <table:table-cell table:style-name="ACE-1" table:formula="of:=-([.F88]+1)" office:value-type="float" office:value="-71.599999999999994">
            <text:p>−71.6</text:p>
          </table:table-cell>
          <table:table-cell table:style-name="ACE-1" table:formula="of:=AVERAGE([.H88];[.G88])" office:value-type="float" office:value="-73.599999999999994">
            <text:p>−73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251000000000002">
            <text:p>3.1251</text:p>
          </table:table-cell>
          <table:table-cell table:style-name="ACE-1" office:value-type="float" office:value="243">
            <text:p>243</text:p>
          </table:table-cell>
          <table:table-cell table:style-name="ACE-1" office:value-type="float" office:value="1.1396999999999999">
            <text:p>1.139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939999999999999">
            <text:p>0.1294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123">
            <text:p>13123</text:p>
          </table:table-cell>
          <table:table-cell table:style-name="ACE-1" office:value-type="float" office:value="13067">
            <text:p>13067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8]" office:value-type="string" office:string-value="RGF_12-14-2004">
            <text:p>RGF_12-14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8]" office:value-type="float" office:value="13067">
            <text:p>13067</text:p>
          </table:table-cell>
          <table:table-cell table:style-name="ACE-1" table:formula="of:=[.T88]" office:value-type="float" office:value="26">
            <text:p>26</text:p>
          </table:table-cell>
          <table:table-cell table:style-name="ACE-1" table:formula="of:=[.D8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8]" office:value-type="float" office:value="-73.599999999999994">
            <text:p>−73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4-4.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6.900000000000006">
            <text:p>66.9</text:p>
          </table:table-cell>
          <table:table-cell table:style-name="ACE-1" office:value-type="float" office:value="71.400000000000006">
            <text:p>71.4</text:p>
          </table:table-cell>
          <table:table-cell table:style-name="ACE-1" table:formula="of:=-([.F89]+5)" office:value-type="float" office:value="-76.400000000000006">
            <text:p>−76.4</text:p>
          </table:table-cell>
          <table:table-cell table:style-name="ACE-1" table:formula="of:=-([.F89]+1)" office:value-type="float" office:value="-72.400000000000006">
            <text:p>−72.4</text:p>
          </table:table-cell>
          <table:table-cell table:style-name="ACE-1" table:formula="of:=AVERAGE([.H89];[.G89])" office:value-type="float" office:value="-74.400000000000006">
            <text:p>−74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012999999999998">
            <text:p>3.2013</text:p>
          </table:table-cell>
          <table:table-cell table:style-name="ACE-1" office:value-type="float" office:value="45">
            <text:p>45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2959999999999999">
            <text:p>0.129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138">
            <text:p>13138</text:p>
          </table:table-cell>
          <table:table-cell table:style-name="ACE-1" office:value-type="float" office:value="13078">
            <text:p>13078</text:p>
          </table:table-cell>
          <table:table-cell table:style-name="ACE-1" office:value-type="float" office:value="32">
            <text:p>32</text:p>
          </table:table-cell>
          <table:table-cell table:style-name="ACE-1" office:value-type="float" office:value="145.80000000000001">
            <text:p>145.8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9]" office:value-type="string" office:string-value="RGF_12-14-4.3">
            <text:p>RGF_12-14-4.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9]" office:value-type="float" office:value="13078">
            <text:p>13078</text:p>
          </table:table-cell>
          <table:table-cell table:style-name="ACE-1" table:formula="of:=[.T89]" office:value-type="float" office:value="32">
            <text:p>32</text:p>
          </table:table-cell>
          <table:table-cell table:style-name="ACE-1" table:formula="of:=[.D8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9]" office:value-type="float" office:value="-74.400000000000006">
            <text:p>−74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5-2004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6.900000000000006">
            <text:p>66.9</text:p>
          </table:table-cell>
          <table:table-cell table:style-name="ACE-1" office:value-type="float" office:value="71.400000000000006">
            <text:p>71.4</text:p>
          </table:table-cell>
          <table:table-cell table:style-name="ACE-1" table:formula="of:=-([.F90]+5)" office:value-type="float" office:value="-76.400000000000006">
            <text:p>−76.4</text:p>
          </table:table-cell>
          <table:table-cell table:style-name="ACE-1" table:formula="of:=-([.F90]+1)" office:value-type="float" office:value="-72.400000000000006">
            <text:p>−72.4</text:p>
          </table:table-cell>
          <table:table-cell table:style-name="ACE-1" table:formula="of:=AVERAGE([.H90];[.G90])" office:value-type="float" office:value="-74.400000000000006">
            <text:p>−74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908999999999999">
            <text:p>2.9909</text:p>
          </table:table-cell>
          <table:table-cell table:style-name="ACE-1" office:value-type="float" office:value="44">
            <text:p>44</text:p>
          </table:table-cell>
          <table:table-cell table:style-name="ACE-1" office:value-type="float" office:value="1.1417999999999999">
            <text:p>1.1418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2989999999999999">
            <text:p>0.129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156">
            <text:p>13156</text:p>
          </table:table-cell>
          <table:table-cell table:style-name="ACE-1" office:value-type="float" office:value="13100">
            <text:p>13100</text:p>
          </table:table-cell>
          <table:table-cell table:style-name="ACE-1" office:value-type="float" office:value="42">
            <text:p>42</text:p>
          </table:table-cell>
          <table:table-cell table:style-name="ACE-1" office:value-type="float" office:value="147.09999999999999">
            <text:p>147.1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0]" office:value-type="string" office:string-value="RGF_12-15-2004">
            <text:p>RGF_12-15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0]" office:value-type="float" office:value="13100">
            <text:p>13100</text:p>
          </table:table-cell>
          <table:table-cell table:style-name="ACE-1" table:formula="of:=[.T90]" office:value-type="float" office:value="42">
            <text:p>42</text:p>
          </table:table-cell>
          <table:table-cell table:style-name="ACE-1" table:formula="of:=[.D9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0]" office:value-type="float" office:value="-74.400000000000006">
            <text:p>−74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5-4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5.799999999999997">
            <text:p>65.8</text:p>
          </table:table-cell>
          <table:table-cell table:style-name="ACE-1" office:value-type="float" office:value="70.200000000000003">
            <text:p>70.2</text:p>
          </table:table-cell>
          <table:table-cell table:style-name="ACE-1" table:formula="of:=-([.F91]+5)" office:value-type="float" office:value="-75.200000000000003">
            <text:p>−75.2</text:p>
          </table:table-cell>
          <table:table-cell table:style-name="ACE-1" table:formula="of:=-([.F91]+1)" office:value-type="float" office:value="-71.200000000000003">
            <text:p>−71.2</text:p>
          </table:table-cell>
          <table:table-cell table:style-name="ACE-1" table:formula="of:=AVERAGE([.H91];[.G91])" office:value-type="float" office:value="-73.200000000000003">
            <text:p>−73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356999999999999">
            <text:p>3.1357</text:p>
          </table:table-cell>
          <table:table-cell table:style-name="ACE-1" office:value-type="float" office:value="138">
            <text:p>138</text:p>
          </table:table-cell>
          <table:table-cell table:style-name="ACE-1" office:value-type="float" office:value="1.1469">
            <text:p>1.1469</text:p>
          </table:table-cell>
          <table:table-cell table:style-name="ACE-1" office:value-type="float" office:value="0.00080000000000000004">
            <text:p>0.0008</text:p>
          </table:table-cell>
          <table:table-cell table:style-name="ACE-1" office:value-type="float" office:value="0.12989999999999999">
            <text:p>0.1299</text:p>
          </table:table-cell>
          <table:table-cell table:style-name="ACE-1" office:value-type="float" office:value="0.00080000000000000004">
            <text:p>0.0008</text:p>
          </table:table-cell>
          <table:table-cell table:style-name="ACE-1" office:value-type="float" office:value="13161">
            <text:p>13161</text:p>
          </table:table-cell>
          <table:table-cell table:style-name="ACE-1" office:value-type="float" office:value="13105">
            <text:p>13105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46.90000000000001">
            <text:p>146.9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1]" office:value-type="string" office:string-value="RGF_12-15-4.2">
            <text:p>RGF_12-15-4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1]" office:value-type="float" office:value="13105">
            <text:p>13105</text:p>
          </table:table-cell>
          <table:table-cell table:style-name="ACE-1" table:formula="of:=[.T91]" office:value-type="float" office:value="25">
            <text:p>25</text:p>
          </table:table-cell>
          <table:table-cell table:style-name="ACE-1" table:formula="of:=[.D9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1]" office:value-type="float" office:value="-73.200000000000003">
            <text:p>−73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6-5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6.099999999999994">
            <text:p>66.1</text:p>
          </table:table-cell>
          <table:table-cell table:style-name="ACE-1" office:value-type="float" office:value="70.599999999999994">
            <text:p>70.6</text:p>
          </table:table-cell>
          <table:table-cell table:style-name="ACE-1" table:formula="of:=-([.F92]+5)" office:value-type="float" office:value="-75.599999999999994">
            <text:p>−75.6</text:p>
          </table:table-cell>
          <table:table-cell table:style-name="ACE-1" table:formula="of:=-([.F92]+1)" office:value-type="float" office:value="-71.599999999999994">
            <text:p>−71.6</text:p>
          </table:table-cell>
          <table:table-cell table:style-name="ACE-1" table:formula="of:=AVERAGE([.H92];[.G92])" office:value-type="float" office:value="-73.599999999999994">
            <text:p>−73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145">
            <text:p>3.1145</text:p>
          </table:table-cell>
          <table:table-cell table:style-name="ACE-1" office:value-type="float" office:value="337">
            <text:p>337</text:p>
          </table:table-cell>
          <table:table-cell table:style-name="ACE-1" office:value-type="float" office:value="1.1402000000000001">
            <text:p>1.140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989999999999999">
            <text:p>0.1299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177">
            <text:p>13177</text:p>
          </table:table-cell>
          <table:table-cell table:style-name="ACE-1" office:value-type="float" office:value="13121">
            <text:p>13121</text:p>
          </table:table-cell>
          <table:table-cell table:style-name="ACE-1" office:value-type="float" office:value="28">
            <text:p>28</text:p>
          </table:table-cell>
          <table:table-cell table:style-name="ACE-1" office:value-type="float" office:value="145.5">
            <text:p>145.5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2]" office:value-type="string" office:string-value="RGF_12-16-5.2">
            <text:p>RGF_12-16-5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2]" office:value-type="float" office:value="13121">
            <text:p>13121</text:p>
          </table:table-cell>
          <table:table-cell table:style-name="ACE-1" table:formula="of:=[.T92]" office:value-type="float" office:value="28">
            <text:p>28</text:p>
          </table:table-cell>
          <table:table-cell table:style-name="ACE-1" table:formula="of:=[.D9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2]" office:value-type="float" office:value="-73.599999999999994">
            <text:p>−73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6-5.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8">
            <text:p>68</text:p>
          </table:table-cell>
          <table:table-cell table:style-name="ACE-1" office:value-type="float" office:value="72.400000000000006">
            <text:p>72.4</text:p>
          </table:table-cell>
          <table:table-cell table:style-name="ACE-1" table:formula="of:=-([.F93]+5)" office:value-type="float" office:value="-77.400000000000006">
            <text:p>−77.4</text:p>
          </table:table-cell>
          <table:table-cell table:style-name="ACE-1" table:formula="of:=-([.F93]+1)" office:value-type="float" office:value="-73.400000000000006">
            <text:p>−73.4</text:p>
          </table:table-cell>
          <table:table-cell table:style-name="ACE-1" table:formula="of:=AVERAGE([.H93];[.G93])" office:value-type="float" office:value="-75.400000000000006">
            <text:p>−75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708000000000002">
            <text:p>3.0708</text:p>
          </table:table-cell>
          <table:table-cell table:style-name="ACE-1" office:value-type="float" office:value="203">
            <text:p>203</text:p>
          </table:table-cell>
          <table:table-cell table:style-name="ACE-1" office:value-type="float" office:value="1.1426000000000001">
            <text:p>1.142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020000000000001">
            <text:p>0.130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182">
            <text:p>13182</text:p>
          </table:table-cell>
          <table:table-cell table:style-name="ACE-1" office:value-type="float" office:value="13126">
            <text:p>13126</text:p>
          </table:table-cell>
          <table:table-cell table:style-name="ACE-1" office:value-type="float" office:value="24">
            <text:p>24</text:p>
          </table:table-cell>
          <table:table-cell table:style-name="ACE-1" office:value-type="float" office:value="148">
            <text:p>148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3]" office:value-type="string" office:string-value="RGF_12-16-5.3">
            <text:p>RGF_12-16-5.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3]" office:value-type="float" office:value="13126">
            <text:p>13126</text:p>
          </table:table-cell>
          <table:table-cell table:style-name="ACE-1" table:formula="of:=[.T93]" office:value-type="float" office:value="24">
            <text:p>24</text:p>
          </table:table-cell>
          <table:table-cell table:style-name="ACE-1" table:formula="of:=[.D9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3]" office:value-type="float" office:value="-75.400000000000006">
            <text:p>−75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7-2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8.200000000000003">
            <text:p>68.2</text:p>
          </table:table-cell>
          <table:table-cell table:style-name="ACE-1" office:value-type="float" office:value="72.700000000000003">
            <text:p>72.7</text:p>
          </table:table-cell>
          <table:table-cell table:style-name="ACE-1" table:formula="of:=-([.F94]+5)" office:value-type="float" office:value="-77.700000000000003">
            <text:p>−77.7</text:p>
          </table:table-cell>
          <table:table-cell table:style-name="ACE-1" table:formula="of:=-([.F94]+1)" office:value-type="float" office:value="-73.700000000000003">
            <text:p>−73.7</text:p>
          </table:table-cell>
          <table:table-cell table:style-name="ACE-1" table:formula="of:=AVERAGE([.H94];[.G94])" office:value-type="float" office:value="-75.700000000000003">
            <text:p>−75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224000000000002">
            <text:p>3.0224</text:p>
          </table:table-cell>
          <table:table-cell table:style-name="ACE-1" office:value-type="float" office:value="543">
            <text:p>543</text:p>
          </table:table-cell>
          <table:table-cell table:style-name="ACE-1" office:value-type="float" office:value="1.1417999999999999">
            <text:p>1.1418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308">
            <text:p>0.130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258">
            <text:p>13258</text:p>
          </table:table-cell>
          <table:table-cell table:style-name="ACE-1" office:value-type="float" office:value="13202">
            <text:p>13202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47.19999999999999">
            <text:p>147.2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4]" office:value-type="string" office:string-value="RGF_12-17-2.2">
            <text:p>RGF_12-17-2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4]" office:value-type="float" office:value="13202">
            <text:p>13202</text:p>
          </table:table-cell>
          <table:table-cell table:style-name="ACE-1" table:formula="of:=[.T94]" office:value-type="float" office:value="25">
            <text:p>25</text:p>
          </table:table-cell>
          <table:table-cell table:style-name="ACE-1" table:formula="of:=[.D9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4]" office:value-type="float" office:value="-75.700000000000003">
            <text:p>−75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7-2.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5.400000000000006">
            <text:p>65.4</text:p>
          </table:table-cell>
          <table:table-cell table:style-name="ACE-1" office:value-type="float" office:value="69.900000000000006">
            <text:p>69.9</text:p>
          </table:table-cell>
          <table:table-cell table:style-name="ACE-1" table:formula="of:=-([.F95]+5)" office:value-type="float" office:value="-74.900000000000006">
            <text:p>−74.9</text:p>
          </table:table-cell>
          <table:table-cell table:style-name="ACE-1" table:formula="of:=-([.F95]+1)" office:value-type="float" office:value="-70.900000000000006">
            <text:p>−70.9</text:p>
          </table:table-cell>
          <table:table-cell table:style-name="ACE-1" table:formula="of:=AVERAGE([.H95];[.G95])" office:value-type="float" office:value="-72.900000000000006">
            <text:p>−72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630000000000001">
            <text:p>2.963</text:p>
          </table:table-cell>
          <table:table-cell table:style-name="ACE-1" office:value-type="float" office:value="127">
            <text:p>127</text:p>
          </table:table-cell>
          <table:table-cell table:style-name="ACE-1" office:value-type="float" office:value="1.1423000000000001">
            <text:p>1.1423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3109999999999999">
            <text:p>0.1311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3278">
            <text:p>13278</text:p>
          </table:table-cell>
          <table:table-cell table:style-name="ACE-1" office:value-type="float" office:value="13213">
            <text:p>13213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47.69999999999999">
            <text:p>147.7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5]" office:value-type="string" office:string-value="RGF_12-17-2.3">
            <text:p>RGF_12-17-2.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5]" office:value-type="float" office:value="13213">
            <text:p>13213</text:p>
          </table:table-cell>
          <table:table-cell table:style-name="ACE-1" table:formula="of:=[.T95]" office:value-type="float" office:value="10">
            <text:p>10</text:p>
          </table:table-cell>
          <table:table-cell table:style-name="ACE-1" table:formula="of:=[.D9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5]" office:value-type="float" office:value="-72.900000000000006">
            <text:p>−72.9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7-200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5.400000000000006">
            <text:p>65.4</text:p>
          </table:table-cell>
          <table:table-cell table:style-name="ACE-1" office:value-type="float" office:value="69.900000000000006">
            <text:p>69.9</text:p>
          </table:table-cell>
          <table:table-cell table:style-name="ACE-1" table:formula="of:=-([.F96]+5)" office:value-type="float" office:value="-74.900000000000006">
            <text:p>−74.9</text:p>
          </table:table-cell>
          <table:table-cell table:style-name="ACE-1" table:formula="of:=-([.F96]+1)" office:value-type="float" office:value="-70.900000000000006">
            <text:p>−70.9</text:p>
          </table:table-cell>
          <table:table-cell table:style-name="ACE-1" table:formula="of:=AVERAGE([.H96];[.G96])" office:value-type="float" office:value="-72.900000000000006">
            <text:p>−72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244">
            <text:p>3.0244</text:p>
          </table:table-cell>
          <table:table-cell table:style-name="ACE-1" office:value-type="float" office:value="39">
            <text:p>39</text:p>
          </table:table-cell>
          <table:table-cell table:style-name="ACE-1" office:value-type="float" office:value="1.1407">
            <text:p>1.140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100000000000001">
            <text:p>0.13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288">
            <text:p>13288</text:p>
          </table:table-cell>
          <table:table-cell table:style-name="ACE-1" office:value-type="float" office:value="13238">
            <text:p>13238</text:p>
          </table:table-cell>
          <table:table-cell table:style-name="ACE-1" office:value-type="float" office:value="56">
            <text:p>56</text:p>
          </table:table-cell>
          <table:table-cell table:style-name="ACE-1" office:value-type="float" office:value="146.09999999999999">
            <text:p>146.1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6]" office:value-type="string" office:string-value="RGF_12-17-2003">
            <text:p>RGF_12-17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6]" office:value-type="float" office:value="13238">
            <text:p>13238</text:p>
          </table:table-cell>
          <table:table-cell table:style-name="ACE-1" table:formula="of:=[.T96]" office:value-type="float" office:value="56">
            <text:p>56</text:p>
          </table:table-cell>
          <table:table-cell table:style-name="ACE-1" table:formula="of:=[.D9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6]" office:value-type="float" office:value="-72.900000000000006">
            <text:p>−72.9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7-2004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0.5">
            <text:p>70.5</text:p>
          </table:table-cell>
          <table:table-cell table:style-name="ACE-1" office:value-type="float" office:value="75">
            <text:p>75</text:p>
          </table:table-cell>
          <table:table-cell table:style-name="ACE-1" table:formula="of:=-([.F97]+5)" office:value-type="float" office:value="-80">
            <text:p>−80</text:p>
          </table:table-cell>
          <table:table-cell table:style-name="ACE-1" table:formula="of:=-([.F97]+1)" office:value-type="float" office:value="-76">
            <text:p>−76</text:p>
          </table:table-cell>
          <table:table-cell table:style-name="ACE-1" table:formula="of:=AVERAGE([.H97];[.G97])" office:value-type="float" office:value="-78">
            <text:p>−7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901">
            <text:p>2.9901</text:p>
          </table:table-cell>
          <table:table-cell table:style-name="ACE-1" office:value-type="float" office:value="349">
            <text:p>349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21">
            <text:p>0.132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409">
            <text:p>13409</text:p>
          </table:table-cell>
          <table:table-cell table:style-name="ACE-1" office:value-type="float" office:value="13349">
            <text:p>13349</text:p>
          </table:table-cell>
          <table:table-cell table:style-name="ACE-1" office:value-type="float" office:value="36">
            <text:p>36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7]" office:value-type="string" office:string-value="RGF_12-17-2004">
            <text:p>RGF_12-17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7]" office:value-type="float" office:value="13349">
            <text:p>13349</text:p>
          </table:table-cell>
          <table:table-cell table:style-name="ACE-1" table:formula="of:=[.T97]" office:value-type="float" office:value="36">
            <text:p>36</text:p>
          </table:table-cell>
          <table:table-cell table:style-name="ACE-1" table:formula="of:=[.D9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7]" office:value-type="float" office:value="-78">
            <text:p>−7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7-2006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0.299999999999997">
            <text:p>70.3</text:p>
          </table:table-cell>
          <table:table-cell table:style-name="ACE-1" office:value-type="float" office:value="74.900000000000006">
            <text:p>74.9</text:p>
          </table:table-cell>
          <table:table-cell table:style-name="ACE-1" table:formula="of:=-([.F98]+5)" office:value-type="float" office:value="-79.900000000000006">
            <text:p>−79.9</text:p>
          </table:table-cell>
          <table:table-cell table:style-name="ACE-1" table:formula="of:=-([.F98]+1)" office:value-type="float" office:value="-75.900000000000006">
            <text:p>−75.9</text:p>
          </table:table-cell>
          <table:table-cell table:style-name="ACE-1" table:formula="of:=AVERAGE([.H98];[.G98])" office:value-type="float" office:value="-77.900000000000006">
            <text:p>−77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064999999999999">
            <text:p>2.9065</text:p>
          </table:table-cell>
          <table:table-cell table:style-name="ACE-1" office:value-type="float" office:value="53">
            <text:p>53</text:p>
          </table:table-cell>
          <table:table-cell table:style-name="ACE-1" office:value-type="float" office:value="1.1407">
            <text:p>1.1407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341">
            <text:p>0.134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623">
            <text:p>13623</text:p>
          </table:table-cell>
          <table:table-cell table:style-name="ACE-1" office:value-type="float" office:value="13567">
            <text:p>13567</text:p>
          </table:table-cell>
          <table:table-cell table:style-name="ACE-1" office:value-type="float" office:value="29">
            <text:p>29</text:p>
          </table:table-cell>
          <table:table-cell table:style-name="ACE-1" office:value-type="float" office:value="146.19999999999999">
            <text:p>146.2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8]" office:value-type="string" office:string-value="RGF_12-17-2006">
            <text:p>RGF_12-17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8]" office:value-type="float" office:value="13567">
            <text:p>13567</text:p>
          </table:table-cell>
          <table:table-cell table:style-name="ACE-1" table:formula="of:=[.T98]" office:value-type="float" office:value="29">
            <text:p>29</text:p>
          </table:table-cell>
          <table:table-cell table:style-name="ACE-1" table:formula="of:=[.D9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8]" office:value-type="float" office:value="-77.900000000000006">
            <text:p>−77.9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8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5">
            <text:p>75</text:p>
          </table:table-cell>
          <table:table-cell table:style-name="ACE-1" office:value-type="float" office:value="79.599999999999994">
            <text:p>79.6</text:p>
          </table:table-cell>
          <table:table-cell table:style-name="ACE-1" table:formula="of:=-([.F99]+5)" office:value-type="float" office:value="-84.599999999999994">
            <text:p>−84.6</text:p>
          </table:table-cell>
          <table:table-cell table:style-name="ACE-1" table:formula="of:=-([.F99]+1)" office:value-type="float" office:value="-80.599999999999994">
            <text:p>−80.6</text:p>
          </table:table-cell>
          <table:table-cell table:style-name="ACE-1" table:formula="of:=AVERAGE([.H99];[.G99])" office:value-type="float" office:value="-82.599999999999994">
            <text:p>−82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510000000000002">
            <text:p>3.051</text:p>
          </table:table-cell>
          <table:table-cell table:style-name="ACE-1" office:value-type="float" office:value="60">
            <text:p>60</text:p>
          </table:table-cell>
          <table:table-cell table:style-name="ACE-1" office:value-type="float" office:value="1.1368">
            <text:p>1.136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41">
            <text:p>0.134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670">
            <text:p>13670</text:p>
          </table:table-cell>
          <table:table-cell table:style-name="ACE-1" office:value-type="float" office:value="13610">
            <text:p>13610</text:p>
          </table:table-cell>
          <table:table-cell table:style-name="ACE-1" office:value-type="float" office:value="38">
            <text:p>38</text:p>
          </table:table-cell>
          <table:table-cell table:style-name="ACE-1" office:value-type="float" office:value="142">
            <text:p>142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9]" office:value-type="string" office:string-value="RGF_12-18-2002">
            <text:p>RGF_12-18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9]" office:value-type="float" office:value="13610">
            <text:p>13610</text:p>
          </table:table-cell>
          <table:table-cell table:style-name="ACE-1" table:formula="of:=[.T99]" office:value-type="float" office:value="38">
            <text:p>38</text:p>
          </table:table-cell>
          <table:table-cell table:style-name="ACE-1" table:formula="of:=[.D9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9]" office:value-type="float" office:value="-82.599999999999994">
            <text:p>−82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8-2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2.099999999999994">
            <text:p>72.1</text:p>
          </table:table-cell>
          <table:table-cell table:style-name="ACE-1" office:value-type="float" office:value="76.799999999999997">
            <text:p>76.8</text:p>
          </table:table-cell>
          <table:table-cell table:style-name="ACE-1" table:formula="of:=-([.F100]+5)" office:value-type="float" office:value="-81.799999999999997">
            <text:p>−81.8</text:p>
          </table:table-cell>
          <table:table-cell table:style-name="ACE-1" table:formula="of:=-([.F100]+1)" office:value-type="float" office:value="-77.799999999999997">
            <text:p>−77.8</text:p>
          </table:table-cell>
          <table:table-cell table:style-name="ACE-1" table:formula="of:=AVERAGE([.H100];[.G100])" office:value-type="float" office:value="-79.799999999999997">
            <text:p>−79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3189000000000002">
            <text:p>3.3189</text:p>
          </table:table-cell>
          <table:table-cell table:style-name="ACE-1" office:value-type="float" office:value="36">
            <text:p>36</text:p>
          </table:table-cell>
          <table:table-cell table:style-name="ACE-1" office:value-type="float" office:value="1.1408">
            <text:p>1.140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46">
            <text:p>0.134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671">
            <text:p>13671</text:p>
          </table:table-cell>
          <table:table-cell table:style-name="ACE-1" office:value-type="float" office:value="13611">
            <text:p>13611</text:p>
          </table:table-cell>
          <table:table-cell table:style-name="ACE-1" office:value-type="float" office:value="28">
            <text:p>28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0]" office:value-type="string" office:string-value="RGF_12-18-2.2">
            <text:p>RGF_12-18-2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0]" office:value-type="float" office:value="13611">
            <text:p>13611</text:p>
          </table:table-cell>
          <table:table-cell table:style-name="ACE-1" table:formula="of:=[.T100]" office:value-type="float" office:value="28">
            <text:p>28</text:p>
          </table:table-cell>
          <table:table-cell table:style-name="ACE-1" table:formula="of:=[.D10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0]" office:value-type="float" office:value="-79.799999999999997">
            <text:p>−79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8-200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2.5">
            <text:p>72.5</text:p>
          </table:table-cell>
          <table:table-cell table:style-name="ACE-1" office:value-type="float" office:value="77.099999999999994">
            <text:p>77.1</text:p>
          </table:table-cell>
          <table:table-cell table:style-name="ACE-1" table:formula="of:=-([.F101]+5)" office:value-type="float" office:value="-82.099999999999994">
            <text:p>−82.1</text:p>
          </table:table-cell>
          <table:table-cell table:style-name="ACE-1" table:formula="of:=-([.F101]+1)" office:value-type="float" office:value="-78.099999999999994">
            <text:p>−78.1</text:p>
          </table:table-cell>
          <table:table-cell table:style-name="ACE-1" table:formula="of:=AVERAGE([.H101];[.G101])" office:value-type="float" office:value="-80.099999999999994">
            <text:p>−80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055999999999998">
            <text:p>3.0056</text:p>
          </table:table-cell>
          <table:table-cell table:style-name="ACE-1" office:value-type="float" office:value="23">
            <text:p>23</text:p>
          </table:table-cell>
          <table:table-cell table:style-name="ACE-1" office:value-type="float" office:value="1.1387">
            <text:p>1.138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519999999999999">
            <text:p>0.1352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764">
            <text:p>13764</text:p>
          </table:table-cell>
          <table:table-cell table:style-name="ACE-1" office:value-type="float" office:value="13708">
            <text:p>13708</text:p>
          </table:table-cell>
          <table:table-cell table:style-name="ACE-1" office:value-type="float" office:value="31">
            <text:p>31</text:p>
          </table:table-cell>
          <table:table-cell table:style-name="ACE-1" office:value-type="float" office:value="144.19999999999999">
            <text:p>144.2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1]" office:value-type="string" office:string-value="RGF_12-18-2003">
            <text:p>RGF_12-18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1]" office:value-type="float" office:value="13708">
            <text:p>13708</text:p>
          </table:table-cell>
          <table:table-cell table:style-name="ACE-1" table:formula="of:=[.T101]" office:value-type="float" office:value="31">
            <text:p>31</text:p>
          </table:table-cell>
          <table:table-cell table:style-name="ACE-1" table:formula="of:=[.D10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1]" office:value-type="float" office:value="-80.099999999999994">
            <text:p>−80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9-200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3.799999999999997">
            <text:p>73.8</text:p>
          </table:table-cell>
          <table:table-cell table:style-name="ACE-1" office:value-type="float" office:value="78.400000000000006">
            <text:p>78.4</text:p>
          </table:table-cell>
          <table:table-cell table:style-name="ACE-1" table:formula="of:=-([.F102]+5)" office:value-type="float" office:value="-83.400000000000006">
            <text:p>−83.4</text:p>
          </table:table-cell>
          <table:table-cell table:style-name="ACE-1" table:formula="of:=-([.F102]+1)" office:value-type="float" office:value="-79.400000000000006">
            <text:p>−79.4</text:p>
          </table:table-cell>
          <table:table-cell table:style-name="ACE-1" table:formula="of:=AVERAGE([.H102];[.G102])" office:value-type="float" office:value="-81.400000000000006">
            <text:p>−81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137000000000001">
            <text:p>3.1137</text:p>
          </table:table-cell>
          <table:table-cell table:style-name="ACE-1" office:value-type="float" office:value="71">
            <text:p>71</text:p>
          </table:table-cell>
          <table:table-cell table:style-name="ACE-1" office:value-type="float" office:value="1.1428">
            <text:p>1.1428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361">
            <text:p>0.136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811">
            <text:p>13811</text:p>
          </table:table-cell>
          <table:table-cell table:style-name="ACE-1" office:value-type="float" office:value="13751">
            <text:p>13751</text:p>
          </table:table-cell>
          <table:table-cell table:style-name="ACE-1" office:value-type="float" office:value="32">
            <text:p>32</text:p>
          </table:table-cell>
          <table:table-cell table:style-name="ACE-1" office:value-type="float" office:value="148">
            <text:p>148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2]" office:value-type="string" office:string-value="RGF_12-19-2003">
            <text:p>RGF_12-19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2]" office:value-type="float" office:value="13751">
            <text:p>13751</text:p>
          </table:table-cell>
          <table:table-cell table:style-name="ACE-1" table:formula="of:=[.T102]" office:value-type="float" office:value="32">
            <text:p>32</text:p>
          </table:table-cell>
          <table:table-cell table:style-name="ACE-1" table:formula="of:=[.D10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2]" office:value-type="float" office:value="-81.400000000000006">
            <text:p>−81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9-2005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1.900000000000006">
            <text:p>71.9</text:p>
          </table:table-cell>
          <table:table-cell table:style-name="ACE-1" office:value-type="float" office:value="76.599999999999994">
            <text:p>76.6</text:p>
          </table:table-cell>
          <table:table-cell table:style-name="ACE-1" table:formula="of:=-([.F103]+5)" office:value-type="float" office:value="-81.599999999999994">
            <text:p>−81.6</text:p>
          </table:table-cell>
          <table:table-cell table:style-name="ACE-1" table:formula="of:=-([.F103]+1)" office:value-type="float" office:value="-77.599999999999994">
            <text:p>−77.6</text:p>
          </table:table-cell>
          <table:table-cell table:style-name="ACE-1" table:formula="of:=AVERAGE([.H103];[.G103])" office:value-type="float" office:value="-79.599999999999994">
            <text:p>−79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7660999999999998">
            <text:p>2.7661</text:p>
          </table:table-cell>
          <table:table-cell table:style-name="ACE-1" office:value-type="float" office:value="793">
            <text:p>793</text:p>
          </table:table-cell>
          <table:table-cell table:style-name="ACE-1" office:value-type="float" office:value="1.1395999999999999">
            <text:p>1.1396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3639999999999999">
            <text:p>0.1364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886">
            <text:p>13886</text:p>
          </table:table-cell>
          <table:table-cell table:style-name="ACE-1" office:value-type="float" office:value="13826">
            <text:p>13826</text:p>
          </table:table-cell>
          <table:table-cell table:style-name="ACE-1" office:value-type="float" office:value="32">
            <text:p>32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3]" office:value-type="string" office:string-value="RGF_12-19-2005">
            <text:p>RGF_12-19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3]" office:value-type="float" office:value="13826">
            <text:p>13826</text:p>
          </table:table-cell>
          <table:table-cell table:style-name="ACE-1" table:formula="of:=[.T103]" office:value-type="float" office:value="32">
            <text:p>32</text:p>
          </table:table-cell>
          <table:table-cell table:style-name="ACE-1" table:formula="of:=[.D10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3]" office:value-type="float" office:value="-79.599999999999994">
            <text:p>−79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1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6.599999999999994">
            <text:p>76.6</text:p>
          </table:table-cell>
          <table:table-cell table:style-name="ACE-1" office:value-type="float" office:value="81.299999999999997">
            <text:p>81.3</text:p>
          </table:table-cell>
          <table:table-cell table:style-name="ACE-1" table:formula="of:=-([.F104]+5)" office:value-type="float" office:value="-86.299999999999997">
            <text:p>−86.3</text:p>
          </table:table-cell>
          <table:table-cell table:style-name="ACE-1" table:formula="of:=-([.F104]+1)" office:value-type="float" office:value="-82.299999999999997">
            <text:p>−82.3</text:p>
          </table:table-cell>
          <table:table-cell table:style-name="ACE-1" table:formula="of:=AVERAGE([.H104];[.G104])" office:value-type="float" office:value="-84.299999999999997">
            <text:p>−84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2823000000000002">
            <text:p>3.2823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1.1418999999999999">
            <text:p>1.1419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368">
            <text:p>0.1368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3900">
            <text:p>13900</text:p>
          </table:table-cell>
          <table:table-cell table:style-name="ACE-1" office:value-type="float" office:value="13837">
            <text:p>13837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147.59999999999999">
            <text:p>147.6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4]" office:value-type="string" office:string-value="RGF_12-21-2002">
            <text:p>RGF_12-21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4]" office:value-type="float" office:value="13837">
            <text:p>13837</text:p>
          </table:table-cell>
          <table:table-cell table:style-name="ACE-1" table:formula="of:=[.T104]" office:value-type="float" office:value="22">
            <text:p>22</text:p>
          </table:table-cell>
          <table:table-cell table:style-name="ACE-1" table:formula="of:=[.D10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4]" office:value-type="float" office:value="-84.299999999999997">
            <text:p>−84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1-2006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5.5">
            <text:p>75.5</text:p>
          </table:table-cell>
          <table:table-cell table:style-name="ACE-1" office:value-type="float" office:value="80.200000000000003">
            <text:p>80.2</text:p>
          </table:table-cell>
          <table:table-cell table:style-name="ACE-1" table:formula="of:=-([.F105]+5)" office:value-type="float" office:value="-85.200000000000003">
            <text:p>−85.2</text:p>
          </table:table-cell>
          <table:table-cell table:style-name="ACE-1" table:formula="of:=-([.F105]+1)" office:value-type="float" office:value="-81.200000000000003">
            <text:p>−81.2</text:p>
          </table:table-cell>
          <table:table-cell table:style-name="ACE-1" table:formula="of:=AVERAGE([.H105];[.G105])" office:value-type="float" office:value="-83.200000000000003">
            <text:p>−83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843999999999999">
            <text:p>2.9844</text:p>
          </table:table-cell>
          <table:table-cell table:style-name="ACE-1" office:value-type="float" office:value="55">
            <text:p>55</text:p>
          </table:table-cell>
          <table:table-cell table:style-name="ACE-1" office:value-type="float" office:value="1.1398999999999999">
            <text:p>1.139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689999999999999">
            <text:p>0.1369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933">
            <text:p>13933</text:p>
          </table:table-cell>
          <table:table-cell table:style-name="ACE-1" office:value-type="float" office:value="13873">
            <text:p>13873</text:p>
          </table:table-cell>
          <table:table-cell table:style-name="ACE-1" office:value-type="float" office:value="52">
            <text:p>52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5]" office:value-type="string" office:string-value="RGF_12-21-2006">
            <text:p>RGF_12-21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5]" office:value-type="float" office:value="13873">
            <text:p>13873</text:p>
          </table:table-cell>
          <table:table-cell table:style-name="ACE-1" table:formula="of:=[.T105]" office:value-type="float" office:value="52">
            <text:p>52</text:p>
          </table:table-cell>
          <table:table-cell table:style-name="ACE-1" table:formula="of:=[.D10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5]" office:value-type="float" office:value="-83.200000000000003">
            <text:p>−83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1-2007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6.5">
            <text:p>76.5</text:p>
          </table:table-cell>
          <table:table-cell table:style-name="ACE-1" office:value-type="float" office:value="81.200000000000003">
            <text:p>81.2</text:p>
          </table:table-cell>
          <table:table-cell table:style-name="ACE-1" table:formula="of:=-([.F106]+5)" office:value-type="float" office:value="-86.200000000000003">
            <text:p>−86.2</text:p>
          </table:table-cell>
          <table:table-cell table:style-name="ACE-1" table:formula="of:=-([.F106]+1)" office:value-type="float" office:value="-82.200000000000003">
            <text:p>−82.2</text:p>
          </table:table-cell>
          <table:table-cell table:style-name="ACE-1" table:formula="of:=AVERAGE([.H106];[.G106])" office:value-type="float" office:value="-84.200000000000003">
            <text:p>−84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132000000000001">
            <text:p>3.2132</text:p>
          </table:table-cell>
          <table:table-cell table:style-name="ACE-1" office:value-type="float" office:value="45">
            <text:p>45</text:p>
          </table:table-cell>
          <table:table-cell table:style-name="ACE-1" office:value-type="float" office:value="1.1396999999999999">
            <text:p>1.139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71">
            <text:p>0.137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958">
            <text:p>13958</text:p>
          </table:table-cell>
          <table:table-cell table:style-name="ACE-1" office:value-type="float" office:value="13898">
            <text:p>13898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6]" office:value-type="string" office:string-value="RGF_12-21-2007">
            <text:p>RGF_12-21-2007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6]" office:value-type="float" office:value="13898">
            <text:p>13898</text:p>
          </table:table-cell>
          <table:table-cell table:style-name="ACE-1" table:formula="of:=[.T106]" office:value-type="float" office:value="30">
            <text:p>30</text:p>
          </table:table-cell>
          <table:table-cell table:style-name="ACE-1" table:formula="of:=[.D10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6]" office:value-type="float" office:value="-84.200000000000003">
            <text:p>−84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1-2010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5.400000000000006">
            <text:p>75.4</text:p>
          </table:table-cell>
          <table:table-cell table:style-name="ACE-1" office:value-type="float" office:value="80.200000000000003">
            <text:p>80.2</text:p>
          </table:table-cell>
          <table:table-cell table:style-name="ACE-1" table:formula="of:=-([.F107]+5)" office:value-type="float" office:value="-85.200000000000003">
            <text:p>−85.2</text:p>
          </table:table-cell>
          <table:table-cell table:style-name="ACE-1" table:formula="of:=-([.F107]+1)" office:value-type="float" office:value="-81.200000000000003">
            <text:p>−81.2</text:p>
          </table:table-cell>
          <table:table-cell table:style-name="ACE-1" table:formula="of:=AVERAGE([.H107];[.G107])" office:value-type="float" office:value="-83.200000000000003">
            <text:p>−83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326999999999998">
            <text:p>3.1327</text:p>
          </table:table-cell>
          <table:table-cell table:style-name="ACE-1" office:value-type="float" office:value="107">
            <text:p>107</text:p>
          </table:table-cell>
          <table:table-cell table:style-name="ACE-1" office:value-type="float" office:value="1.1397999999999999">
            <text:p>1.139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730000000000001">
            <text:p>0.1373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979">
            <text:p>13979</text:p>
          </table:table-cell>
          <table:table-cell table:style-name="ACE-1" office:value-type="float" office:value="13922">
            <text:p>13922</text:p>
          </table:table-cell>
          <table:table-cell table:style-name="ACE-1" office:value-type="float" office:value="40">
            <text:p>40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7]" office:value-type="string" office:string-value="RGF_12-21-2010">
            <text:p>RGF_12-21-2010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7]" office:value-type="float" office:value="13922">
            <text:p>13922</text:p>
          </table:table-cell>
          <table:table-cell table:style-name="ACE-1" table:formula="of:=[.T107]" office:value-type="float" office:value="40">
            <text:p>40</text:p>
          </table:table-cell>
          <table:table-cell table:style-name="ACE-1" table:formula="of:=[.D10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7]" office:value-type="float" office:value="-83.200000000000003">
            <text:p>−83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2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0.899999999999999">
            <text:p>40.9</text:p>
          </table:table-cell>
          <table:table-cell table:style-name="ACE-1" office:value-type="float" office:value="60.5">
            <text:p>60.5</text:p>
          </table:table-cell>
          <table:table-cell table:style-name="ACE-1" table:formula="of:=-([.F108]+5)" office:value-type="float" office:value="-65.5">
            <text:p>−65.5</text:p>
          </table:table-cell>
          <table:table-cell table:style-name="ACE-1" table:formula="of:=-([.F108]+1)" office:value-type="float" office:value="-61.5">
            <text:p>−61.5</text:p>
          </table:table-cell>
          <table:table-cell table:style-name="ACE-1" table:formula="of:=AVERAGE([.H108];[.G108])" office:value-type="float" office:value="-63.5">
            <text:p>−63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4897999999999998">
            <text:p>3.4898</text:p>
          </table:table-cell>
          <table:table-cell table:style-name="ACE-1" office:value-type="float" office:value="304">
            <text:p>304</text:p>
          </table:table-cell>
          <table:table-cell table:style-name="ACE-1" office:value-type="float" office:value="1.1286">
            <text:p>1.128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46800000000000003">
            <text:p>0.468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57809">
            <text:p>57809</text:p>
          </table:table-cell>
          <table:table-cell table:style-name="ACE-1" office:value-type="float" office:value="57746">
            <text:p>57746</text:p>
          </table:table-cell>
          <table:table-cell table:style-name="ACE-1" office:value-type="float" office:value="44">
            <text:p>44</text:p>
          </table:table-cell>
          <table:table-cell table:style-name="ACE-1" office:value-type="float" office:value="151.40000000000001">
            <text:p>151.4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8]" office:value-type="string" office:string-value="RGF_12-22-2002">
            <text:p>RGF_12-22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8]" office:value-type="float" office:value="57746">
            <text:p>57746</text:p>
          </table:table-cell>
          <table:table-cell table:style-name="ACE-1" table:formula="of:=[.T108]" office:value-type="float" office:value="44">
            <text:p>44</text:p>
          </table:table-cell>
          <table:table-cell table:style-name="ACE-1" table:formula="of:=[.D10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8]" office:value-type="float" office:value="-63.5">
            <text:p>−63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3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2.799999999999997">
            <text:p>42.8</text:p>
          </table:table-cell>
          <table:table-cell table:style-name="ACE-1" office:value-type="float" office:value="64.599999999999994">
            <text:p>64.6</text:p>
          </table:table-cell>
          <table:table-cell table:style-name="ACE-1" table:formula="of:=-([.F109]+5)" office:value-type="float" office:value="-69.599999999999994">
            <text:p>−69.6</text:p>
          </table:table-cell>
          <table:table-cell table:style-name="ACE-1" table:formula="of:=-([.F109]+1)" office:value-type="float" office:value="-65.599999999999994">
            <text:p>−65.6</text:p>
          </table:table-cell>
          <table:table-cell table:style-name="ACE-1" table:formula="of:=AVERAGE([.H109];[.G109])" office:value-type="float" office:value="-67.599999999999994">
            <text:p>−67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74">
            <text:p>3.274</text:p>
          </table:table-cell>
          <table:table-cell table:style-name="ACE-1" office:value-type="float" office:value="2600">
            <text:p>2600</text:p>
          </table:table-cell>
          <table:table-cell table:style-name="ACE-1" office:value-type="float" office:value="1.1302000000000001">
            <text:p>1.130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50780000000000003">
            <text:p>0.507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64266">
            <text:p>64266</text:p>
          </table:table-cell>
          <table:table-cell table:style-name="ACE-1" office:value-type="float" office:value="64210">
            <text:p>64210</text:p>
          </table:table-cell>
          <table:table-cell table:style-name="ACE-1" office:value-type="float" office:value="422">
            <text:p>422</text:p>
          </table:table-cell>
          <table:table-cell table:style-name="ACE-1" office:value-type="float" office:value="156">
            <text:p>156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9]" office:value-type="string" office:string-value="RGF_12-23-2002">
            <text:p>RGF_12-23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9]" office:value-type="float" office:value="64210">
            <text:p>64210</text:p>
          </table:table-cell>
          <table:table-cell table:style-name="ACE-1" table:formula="of:=[.T109]" office:value-type="float" office:value="422">
            <text:p>422</text:p>
          </table:table-cell>
          <table:table-cell table:style-name="ACE-1" table:formula="of:=[.D10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9]" office:value-type="float" office:value="-67.599999999999994">
            <text:p>−67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2">
          <table:table-cell table:number-columns-repeated="256"/>
        </table:table-row>
        <table:table-row table:style-name="AROW-0" table:number-rows-repeated="65426">
          <table:table-cell table:number-columns-repeated="256"/>
        </table:table-row>
        <table:named-expressions>
          <table:named-expression table:name="Sheet_Title" table:expression="of:=&quot;Abdul_et_al_2016_old&quot;" table:base-cell-address="$'Abdul_et_al_2016_old'.$A$1"/>
          <table:named-expression table:name="Print_Area" table:expression="of:=#REF!" table:base-cell-address="$'Abdul_et_al_2016_old'.$A$1"/>
        </table:named-expressions>
        <gnm:selections gnm:cursor-col="8" gnm:cursor-row="2">
          <gnm:selection gnm:start-col="8" gnm:start-row="2" gnm:end-col="8" gnm:end-row="2"/>
        </gnm:selections>
      </table:table>
      <table:table table:name="core_locations" table:style-name="ta-1" table:print="true">
        <office:forms form:automatic-focus="false" form:apply-design-mode="false">
          <form:form/>
        </office:forms>
        <table:table-column table:default-cell-style-name="ACE-2" table:style-name="ACOL-7"/>
        <table:table-column table:default-cell-style-name="ACE-2" table:style-name="ACOL-2"/>
        <table:table-column table:default-cell-style-name="ACE-2" table:style-name="ACOL-8"/>
        <table:table-column table:default-cell-style-name="ACE-2" table:style-name="ACOL-3"/>
        <table:table-column table:default-cell-style-name="ACE-2" table:style-name="ACOL-4"/>
        <table:table-column table:default-cell-style-name="ACE-2" table:style-name="ACOL-0" table:number-columns-repeated="251"/>
        <table:table-row table:style-name="AROW-1">
          <table:table-cell table:style-name="ACE-2" office:value-type="string">
            <text:p>Drill Core</text:p>
          </table:table-cell>
          <table:table-cell table:style-name="ACE-2" office:value-type="string">
            <text:p>Latitude (oN)</text:p>
          </table:table-cell>
          <table:table-cell table:style-name="ACE-2" office:value-type="string">
            <text:p>Longitude (oW)</text:p>
          </table:table-cell>
          <table:table-cell table:style-name="ACE-2" office:value-type="string">
            <text:p>Water Depth (m)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7</text:p>
          </table:table-cell>
          <table:table-cell table:style-name="ACE-2" office:value-type="float" office:value="13.040100000000001">
            <text:p>13.0401</text:p>
          </table:table-cell>
          <table:table-cell table:style-name="ACE-2" office:value-type="float" office:value="-59.540799999999997">
            <text:p>−59.5408</text:p>
          </table:table-cell>
          <table:table-cell table:style-name="ACE-2" office:value-type="float" office:value="10.199999999999999">
            <text:p>10.2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8</text:p>
          </table:table-cell>
          <table:table-cell table:style-name="ACE-2" office:value-type="float" office:value="13.040100000000001">
            <text:p>13.0401</text:p>
          </table:table-cell>
          <table:table-cell table:style-name="ACE-2" office:value-type="float" office:value="-59.540799999999997">
            <text:p>−59.5408</text:p>
          </table:table-cell>
          <table:table-cell table:style-name="ACE-2" office:value-type="float" office:value="10.699999999999999">
            <text:p>10.7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12</text:p>
          </table:table-cell>
          <table:table-cell table:style-name="ACE-2" office:value-type="float" office:value="13.048299999999999">
            <text:p>13.0483</text:p>
          </table:table-cell>
          <table:table-cell table:style-name="ACE-2" office:value-type="float" office:value="-59.553100000000001">
            <text:p>−59.5531</text:p>
          </table:table-cell>
          <table:table-cell table:style-name="ACE-2" office:value-type="float" office:value="40.799999999999997">
            <text:p>40.8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16</text:p>
          </table:table-cell>
          <table:table-cell table:style-name="ACE-2" office:value-type="float" office:value="13.0472">
            <text:p>13.0472</text:p>
          </table:table-cell>
          <table:table-cell table:style-name="ACE-2" office:value-type="float" office:value="-59.551699999999997">
            <text:p>−59.5517</text:p>
          </table:table-cell>
          <table:table-cell table:style-name="ACE-2" office:value-type="float" office:value="39.299999999999997">
            <text:p>39.3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BBDS 9</text:p>
          </table:table-cell>
          <table:table-cell table:style-name="ACE-2" office:value-type="float" office:value="13.0444">
            <text:p>13.0444</text:p>
          </table:table-cell>
          <table:table-cell table:style-name="ACE-2" office:value-type="float" office:value="-59.552500000000002">
            <text:p>−59.5525</text:p>
          </table:table-cell>
          <table:table-cell table:style-name="ACE-2" office:value-type="float" office:value="48.5">
            <text:p>48.5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BBDS 10</text:p>
          </table:table-cell>
          <table:table-cell table:style-name="ACE-2" office:value-type="float" office:value="13.0494">
            <text:p>13.0494</text:p>
          </table:table-cell>
          <table:table-cell table:style-name="ACE-2" office:value-type="float" office:value="-59.552500000000002">
            <text:p>−59.5525</text:p>
          </table:table-cell>
          <table:table-cell table:style-name="ACE-2" office:value-type="float" office:value="44.5">
            <text:p>44.5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9</text:p>
          </table:table-cell>
          <table:table-cell table:style-name="ACE-2" office:value-type="float" office:value="13.0433">
            <text:p>13.0433</text:p>
          </table:table-cell>
          <table:table-cell table:style-name="ACE-2" office:value-type="float" office:value="-59.555599999999998">
            <text:p>−59.5556</text:p>
          </table:table-cell>
          <table:table-cell table:style-name="ACE-2" office:value-type="float" office:value="73.700000000000003">
            <text:p>73.7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13</text:p>
          </table:table-cell>
          <table:table-cell table:style-name="ACE-2" office:value-type="float" office:value="13.0367">
            <text:p>13.0367</text:p>
          </table:table-cell>
          <table:table-cell table:style-name="ACE-2" office:value-type="float" office:value="-59.547600000000003">
            <text:p>−59.5476</text:p>
          </table:table-cell>
          <table:table-cell table:style-name="ACE-2" office:value-type="float" office:value="82">
            <text:p>82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15</text:p>
          </table:table-cell>
          <table:table-cell table:style-name="ACE-2" office:value-type="float" office:value="13.0366">
            <text:p>13.0366</text:p>
          </table:table-cell>
          <table:table-cell table:style-name="ACE-2" office:value-type="float" office:value="-59.547499999999999">
            <text:p>−59.5475</text:p>
          </table:table-cell>
          <table:table-cell table:style-name="ACE-2" office:value-type="float" office:value="75.599999999999994">
            <text:p>75.6</text:p>
          </table:table-cell>
          <table:table-cell table:style-name="ACE-2" office:value-type="string">
            <text:p>Mortlock et al (2016) state the elevation recorded in the original ship lots is in error, and it should actually be 81.8 m (i.e. Add 6.38 to the depth)</text:p>
          </table:table-cell>
          <table:table-cell table:number-columns-repeated="251" table:style-name="ACE-2"/>
        </table:table-row>
        <table:table-row table:style-name="AROW-1">
          <table:table-cell table:style-name="ACE-2" office:value-type="string">
            <text:p>RGF B56</text:p>
          </table:table-cell>
          <table:table-cell table:number-columns-repeated="3" table:style-name="ACE-2"/>
          <table:table-cell table:style-name="ACE-2" office:value-type="string">
            <text:p>the details of this core are unknown</text:p>
          </table:table-cell>
          <table:table-cell table:number-columns-repeated="251" table:style-name="ACE-2"/>
        </table:table-row>
        <table:table-row table:style-name="AROW-0" table:number-rows-repeated="103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65394">
          <table:table-cell table:number-columns-repeated="256"/>
        </table:table-row>
        <table:named-expressions>
          <table:named-expression table:name="Sheet_Title" table:expression="of:=&quot;core_locations&quot;" table:base-cell-address="$'core_locations'.$A$1"/>
          <table:named-expression table:name="Print_Area" table:expression="of:=#REF!" table:base-cell-address="$'core_locations'.$A$1"/>
        </table:named-expressions>
        <gnm:selections gnm:cursor-col="4" gnm:cursor-row="10">
          <gnm:selection gnm:start-col="4" gnm:start-row="10" gnm:end-col="4" gnm:end-row="10"/>
        </gnm:selections>
      </table:table>
      <table:table table:name="Abdul_et_al" table:style-name="ta-2" table:print="true">
        <office:forms form:automatic-focus="false" form:apply-design-mode="false">
          <form:form/>
        </office:forms>
        <table:table-column table:default-cell-style-name="ACE-3" table:style-name="ACOL-9"/>
        <table:table-column table:default-cell-style-name="ACE-3" table:style-name="ACOL-2"/>
        <table:table-column table:default-cell-style-name="ACE-3" table:style-name="ACOL-1"/>
        <table:table-column table:default-cell-style-name="ACE-3" table:style-name="ACOL-10"/>
        <table:table-column table:default-cell-style-name="ACE-3" table:style-name="ACOL-2" table:number-columns-repeated="8"/>
        <table:table-column table:default-cell-style-name="ACE-3" table:style-name="ACOL-11"/>
        <table:table-column table:default-cell-style-name="ACE-3" table:style-name="ACOL-0" table:number-columns-repeated="2"/>
        <table:table-column table:default-cell-style-name="ACE-3" table:style-name="ACOL-2" table:number-columns-repeated="2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2"/>
        <table:table-column table:default-cell-style-name="ACE-4" table:style-name="ACOL-12" table:number-columns-repeated="2"/>
        <table:table-column table:default-cell-style-name="ACE-3" table:style-name="ACOL-0"/>
        <table:table-column table:default-cell-style-name="ACE-3" table:style-name="ACOL-0" table:number-columns-repeated="231"/>
        <table:table-row table:style-name="AROW-1">
          <table:table-cell table:style-name="ACE-3" office:value-type="string">
            <text:p>Sample Name</text:p>
          </table:table-cell>
          <table:table-cell table:style-name="ACE-3" office:value-type="string">
            <text:p>Species</text:p>
          </table:table-cell>
          <table:table-cell table:style-name="ACE-3" office:value-type="string">
            <text:p>Depth (m)</text:p>
          </table:table-cell>
          <table:table-cell table:style-name="ACE-3" office:value-type="string">
            <text:p>Depth (m) Uplift Corrected</text:p>
          </table:table-cell>
          <table:table-cell table:style-name="ACE-3" office:value-type="string">
            <text:p>Instrument</text:p>
          </table:table-cell>
          <table:table-cell table:style-name="ACE-3" office:value-type="string">
            <text:p>238 U (ppm)</text:p>
          </table:table-cell>
          <table:table-cell table:style-name="ACE-3" office:value-type="string">
            <text:p>232 Th (ppt)</text:p>
          </table:table-cell>
          <table:table-cell table:style-name="ACE-3" office:value-type="string">
            <text:p>234 U/238U Activity measured</text:p>
          </table:table-cell>
          <table:table-cell table:style-name="ACE-3" office:value-type="string">
            <text:p>234 U/238U 1 sigma error</text:p>
          </table:table-cell>
          <table:table-cell table:style-name="ACE-3" office:value-type="string">
            <text:p>230 Th/ 238 U Activity</text:p>
          </table:table-cell>
          <table:table-cell table:style-name="ACE-3" office:value-type="string">
            <text:p>230 Th/238U 1 sigma error</text:p>
          </table:table-cell>
          <table:table-cell table:style-name="ACE-3" office:value-type="string">
            <text:p>U-Th Age</text:p>
          </table:table-cell>
          <table:table-cell table:style-name="ACE-3" office:value-type="string">
            <text:p>Calendar Age (yr BP)</text:p>
          </table:table-cell>
          <table:table-cell table:style-name="ACE-3" office:value-type="string">
            <text:p>Calendar Age 1 sigma error (yr BP)</text:p>
          </table:table-cell>
          <table:table-cell table:style-name="ACE-3" office:value-type="string">
            <text:p>Initial δ234 U</text:p>
          </table:table-cell>
          <table:table-cell table:style-name="ACE-3" office:value-type="string">
            <text:p>1 sigma error</text:p>
          </table:table-cell>
          <table:table-cell table:style-name="ACE-3" office:value-type="string">
            <text:p>References</text:p>
          </table:table-cell>
          <table:table-cell table:style-name="ACE-3"/>
          <table:table-cell table:style-name="ACE-3" office:value-type="string">
            <text:p>LAB_ID</text:p>
          </table:table-cell>
          <table:table-cell table:style-name="ACE-3" office:value-type="string">
            <text:p>Latitude</text:p>
          </table:table-cell>
          <table:table-cell table:style-name="ACE-3" office:value-type="string">
            <text:p>Longitude</text:p>
          </table:table-cell>
          <table:table-cell table:style-name="ACE-3" office:value-type="string">
            <text:p>RSL</text:p>
          </table:table-cell>
          <table:table-cell table:style-name="ACE-4" office:value-type="string">
            <text:p>RSL_2sigma_upper</text:p>
          </table:table-cell>
          <table:table-cell table:style-name="ACE-4" office:value-type="string">
            <text:p>RSL_2sigma_lower</text:p>
          </table:table-cell>
          <table:table-cell table:style-name="ACE-3" office:value-type="string">
            <text:p>references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10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2.5">
            <text:p>22.5</text:p>
          </table:table-cell>
          <table:table-cell table:style-name="ACE-3" office:value-type="float" office:value="25.600000000000001">
            <text:p>25.6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1240999999999999">
            <text:p>3.1241</text:p>
          </table:table-cell>
          <table:table-cell table:style-name="ACE-3" office:value-type="float" office:value="372">
            <text:p>372</text:p>
          </table:table-cell>
          <table:table-cell table:style-name="ACE-3" office:value-type="float" office:value="1.1435999999999999">
            <text:p>1.143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091300000000000006">
            <text:p>0.0913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9066">
            <text:p>9066</text:p>
          </table:table-cell>
          <table:table-cell table:style-name="ACE-3" office:value-type="float" office:value="9003">
            <text:p>9003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147.40000000000001">
            <text:p>147.4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7-10-3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]+2.5" office:value-type="float" office:value="-23.100000000000001">
            <text:p>−23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11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3.600000000000001">
            <text:p>23.6</text:p>
          </table:table-cell>
          <table:table-cell table:style-name="ACE-3" office:value-type="float" office:value="26.699999999999999">
            <text:p>26.7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2.9594">
            <text:p>2.9594</text:p>
          </table:table-cell>
          <table:table-cell table:style-name="ACE-3" office:value-type="float" office:value="276">
            <text:p>276</text:p>
          </table:table-cell>
          <table:table-cell table:style-name="ACE-3" office:value-type="float" office:value="1.1418999999999999">
            <text:p>1.1419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092100000000000001">
            <text:p>0.0921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9167">
            <text:p>9167</text:p>
          </table:table-cell>
          <table:table-cell table:style-name="ACE-3" office:value-type="float" office:value="9104">
            <text:p>910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145.69999999999999">
            <text:p>145.7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7-11-5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]+2.5" office:value-type="float" office:value="-24.199999999999999">
            <text:p>−24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12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5.399999999999999">
            <text:p>25.4</text:p>
          </table:table-cell>
          <table:table-cell table:style-name="ACE-3" office:value-type="float" office:value="28.5">
            <text:p>28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067000000000001">
            <text:p>3.2067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1.1455">
            <text:p>1.1455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092799999999999994">
            <text:p>0.0928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9205">
            <text:p>9205</text:p>
          </table:table-cell>
          <table:table-cell table:style-name="ACE-3" office:value-type="float" office:value="9155">
            <text:p>9155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149.40000000000001">
            <text:p>149.4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string">
            <text:p>1 2</text:p>
          </table:table-cell>
          <table:table-cell table:style-name="ACE-3"/>
          <table:table-cell table:style-name="ACE-3" office:value-type="string">
            <text:p>RGF_7-12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4]+2.5" office:value-type="float" office:value="-26">
            <text:p>−2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PeltierFairbanks200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14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8.300000000000001">
            <text:p>28.3</text:p>
          </table:table-cell>
          <table:table-cell table:style-name="ACE-3" office:value-type="float" office:value="31.600000000000001">
            <text:p>31.6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2223000000000002">
            <text:p>3.2223</text:p>
          </table:table-cell>
          <table:table-cell table:style-name="ACE-3" office:value-type="float" office:value="284">
            <text:p>284</text:p>
          </table:table-cell>
          <table:table-cell table:style-name="ACE-3" office:value-type="float" office:value="1.1447000000000001">
            <text:p>1.1447</text:p>
          </table:table-cell>
          <table:table-cell table:style-name="ACE-3" office:value-type="float" office:value="0.0001">
            <text:p>0.0001</text:p>
          </table:table-cell>
          <table:table-cell table:style-name="ACE-3" office:value-type="float" office:value="0.098199999999999996">
            <text:p>0.0982</text:p>
          </table:table-cell>
          <table:table-cell table:style-name="ACE-3" office:value-type="float" office:value="0.0001">
            <text:p>0.0001</text:p>
          </table:table-cell>
          <table:table-cell table:style-name="ACE-3" office:value-type="float" office:value="9779">
            <text:p>9779</text:p>
          </table:table-cell>
          <table:table-cell table:style-name="ACE-3" office:value-type="float" office:value="9716">
            <text:p>9716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48.80000000000001">
            <text:p>148.8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7-14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5]+2.5" office:value-type="float" office:value="-29.100000000000001">
            <text:p>−29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16-2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33.299999999999997">
            <text:p>33.3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404999999999999">
            <text:p>3.2405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1.1433">
            <text:p>1.1433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098100000000000007">
            <text:p>0.098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9782">
            <text:p>9782</text:p>
          </table:table-cell>
          <table:table-cell table:style-name="ACE-3" office:value-type="float" office:value="9722">
            <text:p>9722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47.40000000000001">
            <text:p>147.4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RGF_7-16-2.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6]+2.5" office:value-type="float" office:value="-30.799999999999997">
            <text:p>−30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16-6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0.199999999999999">
            <text:p>30.2</text:p>
          </table:table-cell>
          <table:table-cell table:style-name="ACE-3" office:value-type="float" office:value="33.600000000000001">
            <text:p>33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678000000000001">
            <text:p>3.0678</text:p>
          </table:table-cell>
          <table:table-cell table:style-name="ACE-3" office:value-type="float" office:value="198">
            <text:p>198</text:p>
          </table:table-cell>
          <table:table-cell table:style-name="ACE-3" office:value-type="float" office:value="1.1452">
            <text:p>1.145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009999999999999">
            <text:p>0.100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9972">
            <text:p>9972</text:p>
          </table:table-cell>
          <table:table-cell table:style-name="ACE-3" office:value-type="float" office:value="9922">
            <text:p>9922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49.30000000000001">
            <text:p>149.3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string">
            <text:p>1 2</text:p>
          </table:table-cell>
          <table:table-cell table:style-name="ACE-3"/>
          <table:table-cell table:style-name="ACE-3" office:value-type="string">
            <text:p>RGF_7-16-6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7]+2.5" office:value-type="float" office:value="-31.100000000000001">
            <text:p>−31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PeltierFairbanks200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3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7.5">
            <text:p>37.5</text:p>
          </table:table-cell>
          <table:table-cell table:style-name="ACE-3" office:value-type="float" office:value="41.100000000000001">
            <text:p>41.1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0630000000000002">
            <text:p>3.063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1.1395999999999999">
            <text:p>1.139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62">
            <text:p>0.1062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0658">
            <text:p>10658</text:p>
          </table:table-cell>
          <table:table-cell table:style-name="ACE-3" office:value-type="float" office:value="10594">
            <text:p>10594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143.90000000000001">
            <text:p>143.9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7-23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8]+2.5" office:value-type="float" office:value="-38.600000000000001">
            <text:p>−38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3-4.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7.799999999999997">
            <text:p>37.8</text:p>
          </table:table-cell>
          <table:table-cell table:style-name="ACE-3" office:value-type="float" office:value="41.299999999999997">
            <text:p>41.3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1257000000000001">
            <text:p>3.1257</text:p>
          </table:table-cell>
          <table:table-cell table:style-name="ACE-3" office:value-type="float" office:value="236">
            <text:p>236</text:p>
          </table:table-cell>
          <table:table-cell table:style-name="ACE-3" office:value-type="float" office:value="1.1417999999999999">
            <text:p>1.1418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539999999999999">
            <text:p>0.1054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0557">
            <text:p>10557</text:p>
          </table:table-cell>
          <table:table-cell table:style-name="ACE-3" office:value-type="float" office:value="10494">
            <text:p>10494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7-23-4.3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9]+2.5" office:value-type="float" office:value="-38.799999999999997">
            <text:p>−38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3-4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7.799999999999997">
            <text:p>37.8</text:p>
          </table:table-cell>
          <table:table-cell table:style-name="ACE-3" office:value-type="float" office:value="41.299999999999997">
            <text:p>41.3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1255999999999999">
            <text:p>3.1256</text:p>
          </table:table-cell>
          <table:table-cell table:style-name="ACE-3" office:value-type="float" office:value="124">
            <text:p>124</text:p>
          </table:table-cell>
          <table:table-cell table:style-name="ACE-3" office:value-type="float" office:value="1.1448">
            <text:p>1.1448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56">
            <text:p>0.1056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10552">
            <text:p>10552</text:p>
          </table:table-cell>
          <table:table-cell table:style-name="ACE-3" office:value-type="float" office:value="10489">
            <text:p>10489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49.19999999999999">
            <text:p>149.2</text:p>
          </table:table-cell>
          <table:table-cell table:style-name="ACE-3" office:value-type="float" office:value="0.40000000000000002">
            <text:p>0.4</text:p>
          </table:table-cell>
          <table:table-cell table:number-columns-repeated="2" table:style-name="ACE-3"/>
          <table:table-cell table:style-name="ACE-3" office:value-type="string">
            <text:p>RGF_7-23-4.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0]+2.5" office:value-type="float" office:value="-38.799999999999997">
            <text:p>−38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5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8.700000000000003">
            <text:p>38.7</text:p>
          </table:table-cell>
          <table:table-cell table:style-name="ACE-3" office:value-type="float" office:value="42.399999999999999">
            <text:p>42.4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0752000000000002">
            <text:p>3.0752</text:p>
          </table:table-cell>
          <table:table-cell table:style-name="ACE-3" office:value-type="float" office:value="106">
            <text:p>106</text:p>
          </table:table-cell>
          <table:table-cell table:style-name="ACE-3" office:value-type="float" office:value="1.1426000000000001">
            <text:p>1.142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77">
            <text:p>0.1077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0786">
            <text:p>10786</text:p>
          </table:table-cell>
          <table:table-cell table:style-name="ACE-3" office:value-type="float" office:value="10723">
            <text:p>10723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147">
            <text:p>147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7-25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1]+2.5" office:value-type="float" office:value="-39.899999999999999">
            <text:p>−39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5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8.799999999999997">
            <text:p>38.8</text:p>
          </table:table-cell>
          <table:table-cell table:style-name="ACE-3" office:value-type="float" office:value="42.399999999999999">
            <text:p>42.4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2.9578000000000002">
            <text:p>2.9578</text:p>
          </table:table-cell>
          <table:table-cell table:style-name="ACE-3" office:value-type="float" office:value="46">
            <text:p>46</text:p>
          </table:table-cell>
          <table:table-cell table:style-name="ACE-3" office:value-type="float" office:value="1.1395999999999999">
            <text:p>1.139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79">
            <text:p>0.1079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0837">
            <text:p>10837</text:p>
          </table:table-cell>
          <table:table-cell table:style-name="ACE-3" office:value-type="float" office:value="10773">
            <text:p>10773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143.90000000000001">
            <text:p>143.9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7-25-3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2]+2.5" office:value-type="float" office:value="-39.899999999999999">
            <text:p>−39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6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9.100000000000001">
            <text:p>39.1</text:p>
          </table:table-cell>
          <table:table-cell table:style-name="ACE-3" office:value-type="float" office:value="42.700000000000003">
            <text:p>42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828999999999999">
            <text:p>2.9829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1.415">
            <text:p>1.415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8">
            <text:p>0.10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832">
            <text:p>10832</text:p>
          </table:table-cell>
          <table:table-cell table:style-name="ACE-3" office:value-type="float" office:value="10782">
            <text:p>10782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145.80000000000001">
            <text:p>145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RGF_7-26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3]+2.5" office:value-type="float" office:value="-40.200000000000003">
            <text:p>−40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PeltierFairbanks200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6-2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9.100000000000001">
            <text:p>39.1</text:p>
          </table:table-cell>
          <table:table-cell table:style-name="ACE-3" office:value-type="float" office:value="42.799999999999997">
            <text:p>42.8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253999999999999">
            <text:p>3.0254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1.1429">
            <text:p>1.142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86">
            <text:p>0.108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880">
            <text:p>10880</text:p>
          </table:table-cell>
          <table:table-cell table:style-name="ACE-3" office:value-type="float" office:value="10830">
            <text:p>10830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147.40000000000001">
            <text:p>147.4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RGF_7-26-2.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4]+2.5" office:value-type="float" office:value="-40.299999999999997">
            <text:p>−40.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7-4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40.700000000000003">
            <text:p>40.7</text:p>
          </table:table-cell>
          <table:table-cell table:style-name="ACE-3" office:value-type="float" office:value="44.5">
            <text:p>44.5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4824000000000002">
            <text:p>3.4824</text:p>
          </table:table-cell>
          <table:table-cell table:style-name="ACE-3" office:value-type="float" office:value="61">
            <text:p>61</text:p>
          </table:table-cell>
          <table:table-cell table:style-name="ACE-3" office:value-type="float" office:value="1.1434">
            <text:p>1.1434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0.111">
            <text:p>0.111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11125">
            <text:p>11125</text:p>
          </table:table-cell>
          <table:table-cell table:style-name="ACE-3" office:value-type="float" office:value="11062">
            <text:p>11062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148">
            <text:p>148</text:p>
          </table:table-cell>
          <table:table-cell table:style-name="ACE-3" office:value-type="float" office:value="0.40000000000000002">
            <text:p>0.4</text:p>
          </table:table-cell>
          <table:table-cell table:number-columns-repeated="2" table:style-name="ACE-3"/>
          <table:table-cell table:style-name="ACE-3" office:value-type="string">
            <text:p>RGF_7-27-4.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5]+2.5" office:value-type="float" office:value="-42">
            <text:p>−4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7-6 (MIS4)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40.899999999999999">
            <text:p>40.9</text:p>
          </table:table-cell>
          <table:table-cell table:style-name="ACE-3" office:value-type="float" office:value="60.5">
            <text:p>60.5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4897999999999998">
            <text:p>3.4898</text:p>
          </table:table-cell>
          <table:table-cell table:style-name="ACE-3" office:value-type="float" office:value="304">
            <text:p>304</text:p>
          </table:table-cell>
          <table:table-cell table:style-name="ACE-3" office:value-type="float" office:value="1.1286">
            <text:p>1.128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46800000000000003">
            <text:p>0.468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57809">
            <text:p>57809</text:p>
          </table:table-cell>
          <table:table-cell table:style-name="ACE-3" office:value-type="float" office:value="57746">
            <text:p>57746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151.40000000000001">
            <text:p>151.4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7-27-6_(MIS4)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6]+2.5" office:value-type="float" office:value="-58">
            <text:p>−5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7-9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4.199999999999999">
            <text:p>24.2</text:p>
          </table:table-cell>
          <table:table-cell table:style-name="ACE-3" office:value-type="float" office:value="27.300000000000001">
            <text:p>27.3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518000000000001">
            <text:p>3.0518</text:p>
          </table:table-cell>
          <table:table-cell table:style-name="ACE-3" office:value-type="float" office:value="99">
            <text:p>99</text:p>
          </table:table-cell>
          <table:table-cell table:style-name="ACE-3" office:value-type="float" office:value="1.1415999999999999">
            <text:p>1.141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091200000000000003">
            <text:p>0.091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9076">
            <text:p>9076</text:p>
          </table:table-cell>
          <table:table-cell table:style-name="ACE-3" office:value-type="float" office:value="9016">
            <text:p>9016</text:p>
          </table:table-cell>
          <table:table-cell table:style-name="ACE-3" office:value-type="float" office:value="28">
            <text:p>28</text:p>
          </table:table-cell>
          <table:table-cell table:style-name="ACE-3" office:value-type="float" office:value="145.30000000000001">
            <text:p>145.3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RGF_8-7-9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7]+2.5" office:value-type="float" office:value="-24.800000000000001">
            <text:p>−24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0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29.199999999999999">
            <text:p>29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848000000000001">
            <text:p>3.1848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1.1435999999999999">
            <text:p>1.1436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094600000000000004">
            <text:p>0.0946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9412">
            <text:p>9412</text:p>
          </table:table-cell>
          <table:table-cell table:style-name="ACE-3" office:value-type="float" office:value="9352">
            <text:p>9352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147.5">
            <text:p>147.5</text:p>
          </table:table-cell>
          <table:table-cell table:style-name="ACE-3" office:value-type="float" office:value="1.1000000000000001">
            <text:p>1.1</text:p>
          </table:table-cell>
          <table:table-cell table:number-columns-repeated="2" table:style-name="ACE-3"/>
          <table:table-cell table:style-name="ACE-3" office:value-type="string">
            <text:p>RGF_8-10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8]+2.5" office:value-type="float" office:value="-26.699999999999999">
            <text:p>−26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1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7.100000000000001">
            <text:p>27.1</text:p>
          </table:table-cell>
          <table:table-cell table:style-name="ACE-3" office:value-type="float" office:value="30.300000000000001">
            <text:p>30.3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073">
            <text:p>3.1073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.1424000000000001">
            <text:p>1.1424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095500000000000002">
            <text:p>0.0955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9515">
            <text:p>9515</text:p>
          </table:table-cell>
          <table:table-cell table:style-name="ACE-3" office:value-type="float" office:value="9455">
            <text:p>9455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146.30000000000001">
            <text:p>146.3</text:p>
          </table:table-cell>
          <table:table-cell table:style-name="ACE-3" office:value-type="float" office:value="1.2">
            <text:p>1.2</text:p>
          </table:table-cell>
          <table:table-cell table:number-columns-repeated="2" table:style-name="ACE-3"/>
          <table:table-cell table:style-name="ACE-3" office:value-type="string">
            <text:p>RGF_8-11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9]+2.5" office:value-type="float" office:value="-27.800000000000001">
            <text:p>−27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3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9.399999999999999">
            <text:p>29.4</text:p>
          </table:table-cell>
          <table:table-cell table:style-name="ACE-3" office:value-type="float" office:value="32.700000000000003">
            <text:p>32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579999999999999">
            <text:p>3.15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1.1427">
            <text:p>1.1427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0974">
            <text:p>0.0974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9710">
            <text:p>9710</text:p>
          </table:table-cell>
          <table:table-cell table:style-name="ACE-3" office:value-type="float" office:value="9650">
            <text:p>9650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6.59999999999999">
            <text:p>146.6</text:p>
          </table:table-cell>
          <table:table-cell table:style-name="ACE-3" office:value-type="float" office:value="1.1000000000000001">
            <text:p>1.1</text:p>
          </table:table-cell>
          <table:table-cell table:number-columns-repeated="2" table:style-name="ACE-3"/>
          <table:table-cell table:style-name="ACE-3" office:value-type="string">
            <text:p>RGF_8-13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0]+2.5" office:value-type="float" office:value="-30.200000000000003">
            <text:p>−30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3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9.5">
            <text:p>29.5</text:p>
          </table:table-cell>
          <table:table-cell table:style-name="ACE-3" office:value-type="float" office:value="32.799999999999997">
            <text:p>32.8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604">
            <text:p>3.0604</text:p>
          </table:table-cell>
          <table:table-cell table:style-name="ACE-3" office:value-type="float" office:value="88">
            <text:p>88</text:p>
          </table:table-cell>
          <table:table-cell table:style-name="ACE-3" office:value-type="float" office:value="1.1423000000000001">
            <text:p>1.1423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096799999999999997">
            <text:p>0.0968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9653">
            <text:p>9653</text:p>
          </table:table-cell>
          <table:table-cell table:style-name="ACE-3" office:value-type="float" office:value="9593">
            <text:p>9593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146.30000000000001">
            <text:p>146.3</text:p>
          </table:table-cell>
          <table:table-cell table:style-name="ACE-3" office:value-type="float" office:value="1.2">
            <text:p>1.2</text:p>
          </table:table-cell>
          <table:table-cell table:number-columns-repeated="2" table:style-name="ACE-3"/>
          <table:table-cell table:style-name="ACE-3" office:value-type="string">
            <text:p>RGF_8-13-4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1]+2.5" office:value-type="float" office:value="-30.299999999999997">
            <text:p>−30.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3-6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9.800000000000001">
            <text:p>29.8</text:p>
          </table:table-cell>
          <table:table-cell table:style-name="ACE-3" office:value-type="float" office:value="33.100000000000001">
            <text:p>33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924999999999999">
            <text:p>3.1925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1.1417999999999999">
            <text:p>1.141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097600000000000006">
            <text:p>0.0976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9739">
            <text:p>9739</text:p>
          </table:table-cell>
          <table:table-cell table:style-name="ACE-3" office:value-type="float" office:value="9679">
            <text:p>9679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5.69999999999999">
            <text:p>145.7</text:p>
          </table:table-cell>
          <table:table-cell table:style-name="ACE-3" office:value-type="float" office:value="1.3999999999999999">
            <text:p>1.4</text:p>
          </table:table-cell>
          <table:table-cell table:number-columns-repeated="2" table:style-name="ACE-3"/>
          <table:table-cell table:style-name="ACE-3" office:value-type="string">
            <text:p>RGF_8-13-6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2]+2.5" office:value-type="float" office:value="-30.600000000000001">
            <text:p>−30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4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0.300000000000001">
            <text:p>30.3</text:p>
          </table:table-cell>
          <table:table-cell table:style-name="ACE-3" office:value-type="float" office:value="33.600000000000001">
            <text:p>33.6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2.8363999999999998">
            <text:p>2.8364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1.1433">
            <text:p>1.1433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0974">
            <text:p>0.0974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9708">
            <text:p>9708</text:p>
          </table:table-cell>
          <table:table-cell table:style-name="ACE-3" office:value-type="float" office:value="9645">
            <text:p>9645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147.30000000000001">
            <text:p>147.3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8-14-3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3]+2.5" office:value-type="float" office:value="-31.100000000000001">
            <text:p>−31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7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3.399999999999999">
            <text:p>33.4</text:p>
          </table:table-cell>
          <table:table-cell table:style-name="ACE-3" office:value-type="float" office:value="36.899999999999999">
            <text:p>36.9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1110000000000002">
            <text:p>3.111</text:p>
          </table:table-cell>
          <table:table-cell table:style-name="ACE-3" office:value-type="float" office:value="881">
            <text:p>881</text:p>
          </table:table-cell>
          <table:table-cell table:style-name="ACE-3" office:value-type="float" office:value="1.1425000000000001">
            <text:p>1.1425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340000000000001">
            <text:p>0.1034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0344">
            <text:p>10344</text:p>
          </table:table-cell>
          <table:table-cell table:style-name="ACE-3" office:value-type="float" office:value="10281">
            <text:p>10281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146.69999999999999">
            <text:p>146.7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8-17-5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4]+2.5" office:value-type="float" office:value="-34.399999999999999">
            <text:p>−34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8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3.899999999999999">
            <text:p>33.9</text:p>
          </table:table-cell>
          <table:table-cell table:style-name="ACE-3" office:value-type="float" office:value="37.399999999999999">
            <text:p>37.4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1743000000000001">
            <text:p>3.1743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1.1432">
            <text:p>1.1432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41">
            <text:p>0.1041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0402">
            <text:p>10402</text:p>
          </table:table-cell>
          <table:table-cell table:style-name="ACE-3" office:value-type="float" office:value="10339">
            <text:p>10339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147.40000000000001">
            <text:p>147.4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8-18-5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5]+2.5" office:value-type="float" office:value="-34.899999999999999">
            <text:p>−34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9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6.100000000000001">
            <text:p>36.1</text:p>
          </table:table-cell>
          <table:table-cell table:style-name="ACE-3" office:value-type="float" office:value="39.700000000000003">
            <text:p>39.7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2.9832999999999998">
            <text:p>2.9833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1.1398999999999999">
            <text:p>1.1399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61">
            <text:p>0.1061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10648">
            <text:p>10648</text:p>
          </table:table-cell>
          <table:table-cell table:style-name="ACE-3" office:value-type="float" office:value="10585">
            <text:p>10585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144.19999999999999">
            <text:p>144.2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8-19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6]+2.5" office:value-type="float" office:value="-37.200000000000003">
            <text:p>−37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9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6.299999999999997">
            <text:p>36.3</text:p>
          </table:table-cell>
          <table:table-cell table:style-name="ACE-3" office:value-type="float" office:value="39.899999999999999">
            <text:p>39.9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8938999999999999">
            <text:p>2.8939</text:p>
          </table:table-cell>
          <table:table-cell table:style-name="ACE-3" office:value-type="float" office:value="46">
            <text:p>46</text:p>
          </table:table-cell>
          <table:table-cell table:style-name="ACE-3" office:value-type="float" office:value="1.1412">
            <text:p>1.141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47">
            <text:p>0.1047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0490">
            <text:p>10490</text:p>
          </table:table-cell>
          <table:table-cell table:style-name="ACE-3" office:value-type="float" office:value="10430">
            <text:p>10430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145.40000000000001">
            <text:p>145.4</text:p>
          </table:table-cell>
          <table:table-cell table:style-name="ACE-3" office:value-type="float" office:value="1.5">
            <text:p>1.5</text:p>
          </table:table-cell>
          <table:table-cell table:number-columns-repeated="2" table:style-name="ACE-3"/>
          <table:table-cell table:style-name="ACE-3" office:value-type="string">
            <text:p>RGF_8-19-5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7]+2.5" office:value-type="float" office:value="-37.399999999999999">
            <text:p>−37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9-6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6.5">
            <text:p>36.5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802">
            <text:p>2.9802</text:p>
          </table:table-cell>
          <table:table-cell table:style-name="ACE-3" office:value-type="float" office:value="187">
            <text:p>187</text:p>
          </table:table-cell>
          <table:table-cell table:style-name="ACE-3" office:value-type="float" office:value="1.1429">
            <text:p>1.1429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053">
            <text:p>0.1053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536">
            <text:p>10536</text:p>
          </table:table-cell>
          <table:table-cell table:style-name="ACE-3" office:value-type="float" office:value="10476">
            <text:p>10476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147.19999999999999">
            <text:p>147.2</text:p>
          </table:table-cell>
          <table:table-cell table:style-name="ACE-3" office:value-type="float" office:value="1.2">
            <text:p>1.2</text:p>
          </table:table-cell>
          <table:table-cell table:number-columns-repeated="2" table:style-name="ACE-3"/>
          <table:table-cell table:style-name="ACE-3" office:value-type="string">
            <text:p>RGF_8-19-6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8]+2.5" office:value-type="float" office:value="-37.5">
            <text:p>−37.5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0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7.5">
            <text:p>37.5</text:p>
          </table:table-cell>
          <table:table-cell table:style-name="ACE-3" office:value-type="float" office:value="41.100000000000001">
            <text:p>41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397000000000002">
            <text:p>2.9397</text:p>
          </table:table-cell>
          <table:table-cell table:style-name="ACE-3" office:value-type="float" office:value="92">
            <text:p>92</text:p>
          </table:table-cell>
          <table:table-cell table:style-name="ACE-3" office:value-type="float" office:value="1.1415999999999999">
            <text:p>1.141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539999999999999">
            <text:p>0.1054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0556">
            <text:p>10556</text:p>
          </table:table-cell>
          <table:table-cell table:style-name="ACE-3" office:value-type="float" office:value="10496">
            <text:p>10496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45.80000000000001">
            <text:p>145.8</text:p>
          </table:table-cell>
          <table:table-cell table:style-name="ACE-3" office:value-type="float" office:value="1.5">
            <text:p>1.5</text:p>
          </table:table-cell>
          <table:table-cell table:number-columns-repeated="2" table:style-name="ACE-3"/>
          <table:table-cell table:style-name="ACE-3" office:value-type="string">
            <text:p>RGF_8-20-3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9]+2.5" office:value-type="float" office:value="-38.600000000000001">
            <text:p>−38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0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7.600000000000001">
            <text:p>37.6</text:p>
          </table:table-cell>
          <table:table-cell table:style-name="ACE-3" office:value-type="float" office:value="41.200000000000003">
            <text:p>41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615000000000001">
            <text:p>3.0615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1.1438999999999999">
            <text:p>1.1439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053">
            <text:p>0.1053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0529">
            <text:p>10529</text:p>
          </table:table-cell>
          <table:table-cell table:style-name="ACE-3" office:value-type="float" office:value="10479">
            <text:p>10479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48.30000000000001">
            <text:p>148.3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RGF_8-20-4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0]+2.5" office:value-type="float" office:value="-38.700000000000003">
            <text:p>−38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0-6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7.700000000000003">
            <text:p>37.7</text:p>
          </table:table-cell>
          <table:table-cell table:style-name="ACE-3" office:value-type="float" office:value="41.299999999999997">
            <text:p>41.3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418">
            <text:p>3.2418</text:p>
          </table:table-cell>
          <table:table-cell table:style-name="ACE-3" office:value-type="float" office:value="226">
            <text:p>226</text:p>
          </table:table-cell>
          <table:table-cell table:style-name="ACE-3" office:value-type="float" office:value="1.1404000000000001">
            <text:p>1.1404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0489999999999999">
            <text:p>0.104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515">
            <text:p>10515</text:p>
          </table:table-cell>
          <table:table-cell table:style-name="ACE-3" office:value-type="float" office:value="10459">
            <text:p>10459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0-6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1]+2.5" office:value-type="float" office:value="-38.799999999999997">
            <text:p>−38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0-8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7.899999999999999">
            <text:p>37.9</text:p>
          </table:table-cell>
          <table:table-cell table:style-name="ACE-3" office:value-type="float" office:value="41.5">
            <text:p>41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259">
            <text:p>3.0259</text:p>
          </table:table-cell>
          <table:table-cell table:style-name="ACE-3" office:value-type="float" office:value="1807">
            <text:p>1807</text:p>
          </table:table-cell>
          <table:table-cell table:style-name="ACE-3" office:value-type="float" office:value="1.1408">
            <text:p>1.140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639999999999999">
            <text:p>0.106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673">
            <text:p>10673</text:p>
          </table:table-cell>
          <table:table-cell table:style-name="ACE-3" office:value-type="float" office:value="10617">
            <text:p>10617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0-8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2]+2.5" office:value-type="float" office:value="-39">
            <text:p>−3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0-9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41.600000000000001">
            <text:p>41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626000000000002">
            <text:p>3.0626</text:p>
          </table:table-cell>
          <table:table-cell table:style-name="ACE-3" office:value-type="float" office:value="121">
            <text:p>121</text:p>
          </table:table-cell>
          <table:table-cell table:style-name="ACE-3" office:value-type="float" office:value="1.1407">
            <text:p>1.140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874">
            <text:p>10874</text:p>
          </table:table-cell>
          <table:table-cell table:style-name="ACE-3" office:value-type="float" office:value="10818">
            <text:p>10818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0-9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3]+2.5" office:value-type="float" office:value="-39.100000000000001">
            <text:p>−39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1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8.899999999999999">
            <text:p>38.9</text:p>
          </table:table-cell>
          <table:table-cell table:style-name="ACE-3" office:value-type="float" office:value="42.600000000000001">
            <text:p>42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98">
            <text:p>3.298</text:p>
          </table:table-cell>
          <table:table-cell table:style-name="ACE-3" office:value-type="float" office:value="160">
            <text:p>160</text:p>
          </table:table-cell>
          <table:table-cell table:style-name="ACE-3" office:value-type="float" office:value="1.141">
            <text:p>1.141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072">
            <text:p>0.107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757">
            <text:p>10757</text:p>
          </table:table-cell>
          <table:table-cell table:style-name="ACE-3" office:value-type="float" office:value="10701">
            <text:p>10701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1-3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4]+2.5" office:value-type="float" office:value="-40.100000000000001">
            <text:p>−40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1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42.600000000000001">
            <text:p>42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768000000000001">
            <text:p>3.1768</text:p>
          </table:table-cell>
          <table:table-cell table:style-name="ACE-3" office:value-type="float" office:value="104">
            <text:p>104</text:p>
          </table:table-cell>
          <table:table-cell table:style-name="ACE-3" office:value-type="float" office:value="1.1416999999999999">
            <text:p>1.1417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079">
            <text:p>0.107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815">
            <text:p>10815</text:p>
          </table:table-cell>
          <table:table-cell table:style-name="ACE-3" office:value-type="float" office:value="10759">
            <text:p>10759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1-4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5]+2.5" office:value-type="float" office:value="-40.100000000000001">
            <text:p>−40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1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42.700000000000003">
            <text:p>42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168000000000001">
            <text:p>3.2168</text:p>
          </table:table-cell>
          <table:table-cell table:style-name="ACE-3" office:value-type="float" office:value="80">
            <text:p>80</text:p>
          </table:table-cell>
          <table:table-cell table:style-name="ACE-3" office:value-type="float" office:value="1.1413">
            <text:p>1.1413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084">
            <text:p>0.108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879">
            <text:p>10879</text:p>
          </table:table-cell>
          <table:table-cell table:style-name="ACE-3" office:value-type="float" office:value="10823">
            <text:p>10823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1-5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6]+2.5" office:value-type="float" office:value="-40.200000000000003">
            <text:p>−40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2-1.A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40.5">
            <text:p>40.5</text:p>
          </table:table-cell>
          <table:table-cell table:style-name="ACE-3" office:value-type="float" office:value="44.200000000000003">
            <text:p>44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789999999999999">
            <text:p>3.279</text:p>
          </table:table-cell>
          <table:table-cell table:style-name="ACE-3" office:value-type="float" office:value="539">
            <text:p>539</text:p>
          </table:table-cell>
          <table:table-cell table:style-name="ACE-3" office:value-type="float" office:value="1.1411">
            <text:p>1.141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82">
            <text:p>0.108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860">
            <text:p>10860</text:p>
          </table:table-cell>
          <table:table-cell table:style-name="ACE-3" office:value-type="float" office:value="10804">
            <text:p>10804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2-1.A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7]+2.5" office:value-type="float" office:value="-41.700000000000003">
            <text:p>−41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2-1.B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40.5">
            <text:p>40.5</text:p>
          </table:table-cell>
          <table:table-cell table:style-name="ACE-3" office:value-type="float" office:value="44.200000000000003">
            <text:p>44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949000000000001">
            <text:p>3.1949</text:p>
          </table:table-cell>
          <table:table-cell table:style-name="ACE-3" office:value-type="float" office:value="219">
            <text:p>219</text:p>
          </table:table-cell>
          <table:table-cell table:style-name="ACE-3" office:value-type="float" office:value="1.1404000000000001">
            <text:p>1.140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879999999999999">
            <text:p>0.1088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0923">
            <text:p>10923</text:p>
          </table:table-cell>
          <table:table-cell table:style-name="ACE-3" office:value-type="float" office:value="10867">
            <text:p>10867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RGF_8-22-1.B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8]+2.5" office:value-type="float" office:value="-41.700000000000003">
            <text:p>−41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2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40.799999999999997">
            <text:p>40.8</text:p>
          </table:table-cell>
          <table:table-cell table:style-name="ACE-3" office:value-type="float" office:value="44.5">
            <text:p>44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613000000000002">
            <text:p>3.1613</text:p>
          </table:table-cell>
          <table:table-cell table:style-name="ACE-3" office:value-type="float" office:value="3477">
            <text:p>3477</text:p>
          </table:table-cell>
          <table:table-cell table:style-name="ACE-3" office:value-type="float" office:value="1.139">
            <text:p>1.13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979999999999999">
            <text:p>0.109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1044">
            <text:p>11044</text:p>
          </table:table-cell>
          <table:table-cell table:style-name="ACE-3" office:value-type="float" office:value="10988">
            <text:p>10988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143">
            <text:p>143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2-4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9]+2.5" office:value-type="float" office:value="-42">
            <text:p>−4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4-1 ǂ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41.799999999999997">
            <text:p>41.8</text:p>
          </table:table-cell>
          <table:table-cell table:style-name="ACE-3" office:value-type="float" office:value="45.5">
            <text:p>45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962999999999999">
            <text:p>3.1963</text:p>
          </table:table-cell>
          <table:table-cell table:style-name="ACE-3" office:value-type="float" office:value="1775">
            <text:p>1775</text:p>
          </table:table-cell>
          <table:table-cell table:style-name="ACE-3" office:value-type="float" office:value="1.1393">
            <text:p>1.1393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86">
            <text:p>0.1086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0923">
            <text:p>10923</text:p>
          </table:table-cell>
          <table:table-cell table:style-name="ACE-3" office:value-type="float" office:value="10867">
            <text:p>10867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144">
            <text:p>144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RGF_8-24-1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40]+2.5" office:value-type="float" office:value="-43">
            <text:p>−4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5-2 (MIS4)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42.799999999999997">
            <text:p>42.8</text:p>
          </table:table-cell>
          <table:table-cell table:style-name="ACE-3" office:value-type="float" office:value="64.599999999999994">
            <text:p>64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74">
            <text:p>3.274</text:p>
          </table:table-cell>
          <table:table-cell table:style-name="ACE-3" office:value-type="float" office:value="2600">
            <text:p>2600</text:p>
          </table:table-cell>
          <table:table-cell table:style-name="ACE-3" office:value-type="float" office:value="1.1302000000000001">
            <text:p>1.130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50780000000000003">
            <text:p>0.507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64266">
            <text:p>64266</text:p>
          </table:table-cell>
          <table:table-cell table:style-name="ACE-3" office:value-type="float" office:value="64210">
            <text:p>64210</text:p>
          </table:table-cell>
          <table:table-cell table:style-name="ACE-3" office:value-type="float" office:value="422">
            <text:p>422</text:p>
          </table:table-cell>
          <table:table-cell table:style-name="ACE-3" office:value-type="float" office:value="156">
            <text:p>156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RGF_8-25-2_(MIS4)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41]+2.5" office:value-type="float" office:value="-62.099999999999994">
            <text:p>−62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9-7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5.600000000000001">
            <text:p>55.6</text:p>
          </table:table-cell>
          <table:table-cell table:style-name="ACE-3" office:value-type="float" office:value="59.600000000000001">
            <text:p>59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799000000000002">
            <text:p>2.9799</text:p>
          </table:table-cell>
          <table:table-cell table:style-name="ACE-3" office:value-type="float" office:value="98">
            <text:p>98</text:p>
          </table:table-cell>
          <table:table-cell table:style-name="ACE-3" office:value-type="float" office:value="1.1406000000000001">
            <text:p>1.1406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179">
            <text:p>0.1179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1888">
            <text:p>11888</text:p>
          </table:table-cell>
          <table:table-cell table:style-name="ACE-3" office:value-type="float" office:value="11828">
            <text:p>11828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145.40000000000001">
            <text:p>145.4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9-7-5</text:p>
          </table:table-cell>
          <table:table-cell table:style-name="ACE-3" office:value-type="float" office:value="13.0444">
            <text:p>13.044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42]+2.5" office:value-type="float" office:value="-57.100000000000001">
            <text:p>−57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9-7-5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5.600000000000001">
            <text:p>55.6</text:p>
          </table:table-cell>
          <table:table-cell table:style-name="ACE-3" office:value-type="float" office:value="59.600000000000001">
            <text:p>59.6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2.9672000000000001">
            <text:p>2.9672</text:p>
          </table:table-cell>
          <table:table-cell table:style-name="ACE-3" office:value-type="float" office:value="106">
            <text:p>106</text:p>
          </table:table-cell>
          <table:table-cell table:style-name="ACE-3" office:value-type="float" office:value="1.1418999999999999">
            <text:p>1.1419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0.11849999999999999">
            <text:p>0.1185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11934">
            <text:p>11934</text:p>
          </table:table-cell>
          <table:table-cell table:style-name="ACE-3" office:value-type="float" office:value="11871">
            <text:p>11871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46.80000000000001">
            <text:p>146.8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BBDS_9-7-5.2</text:p>
          </table:table-cell>
          <table:table-cell table:style-name="ACE-3" office:value-type="float" office:value="13.0444">
            <text:p>13.044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43]+2.5" office:value-type="float" office:value="-57.100000000000001">
            <text:p>−57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9-8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6.700000000000003">
            <text:p>56.7</text:p>
          </table:table-cell>
          <table:table-cell table:style-name="ACE-3" office:value-type="float" office:value="60.600000000000001">
            <text:p>60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654999999999998">
            <text:p>3.2655</text:p>
          </table:table-cell>
          <table:table-cell table:style-name="ACE-3" office:value-type="float" office:value="339">
            <text:p>339</text:p>
          </table:table-cell>
          <table:table-cell table:style-name="ACE-3" office:value-type="float" office:value="1.1404000000000001">
            <text:p>1.140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134">
            <text:p>0.1134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1410">
            <text:p>11410</text:p>
          </table:table-cell>
          <table:table-cell table:style-name="ACE-3" office:value-type="float" office:value="11350">
            <text:p>11350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9-8-2</text:p>
          </table:table-cell>
          <table:table-cell table:style-name="ACE-3" office:value-type="float" office:value="13.0444">
            <text:p>13.044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44]+2.5" office:value-type="float" office:value="-58.100000000000001">
            <text:p>−58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9-8-7 ǂ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61">
            <text:p>6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947000000000002">
            <text:p>3.2947</text:p>
          </table:table-cell>
          <table:table-cell table:style-name="ACE-3" office:value-type="float" office:value="129">
            <text:p>129</text:p>
          </table:table-cell>
          <table:table-cell table:style-name="ACE-3" office:value-type="float" office:value="1.1405000000000001">
            <text:p>1.1405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0.11650000000000001">
            <text:p>0.1165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1736">
            <text:p>11736</text:p>
          </table:table-cell>
          <table:table-cell table:style-name="ACE-3" office:value-type="float" office:value="11676">
            <text:p>11676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145.30000000000001">
            <text:p>145.3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BBDS_9-8-7</text:p>
          </table:table-cell>
          <table:table-cell table:style-name="ACE-3" office:value-type="float" office:value="13.0444">
            <text:p>13.044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45]+2.5" office:value-type="float" office:value="-58.5">
            <text:p>−58.5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9-8-8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7.100000000000001">
            <text:p>57.1</text:p>
          </table:table-cell>
          <table:table-cell table:style-name="ACE-3" office:value-type="float" office:value="61.100000000000001">
            <text:p>61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3578000000000001">
            <text:p>3.3578</text:p>
          </table:table-cell>
          <table:table-cell table:style-name="ACE-3" office:value-type="float" office:value="559">
            <text:p>559</text:p>
          </table:table-cell>
          <table:table-cell table:style-name="ACE-3" office:value-type="float" office:value="1.1414">
            <text:p>1.141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176">
            <text:p>0.1176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1848">
            <text:p>11848</text:p>
          </table:table-cell>
          <table:table-cell table:style-name="ACE-3" office:value-type="float" office:value="11791">
            <text:p>11791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9-8-8</text:p>
          </table:table-cell>
          <table:table-cell table:style-name="ACE-3" office:value-type="float" office:value="13.0444">
            <text:p>13.044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46]+2.5" office:value-type="float" office:value="-58.600000000000001">
            <text:p>−58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16-12-6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4.299999999999997">
            <text:p>54.3</text:p>
          </table:table-cell>
          <table:table-cell table:style-name="ACE-3" office:value-type="float" office:value="58.200000000000003">
            <text:p>58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904999999999999">
            <text:p>2.9905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1.1374">
            <text:p>1.1374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145">
            <text:p>0.1145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11562">
            <text:p>11562</text:p>
          </table:table-cell>
          <table:table-cell table:style-name="ACE-3" office:value-type="float" office:value="11512">
            <text:p>11512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141.90000000000001">
            <text:p>141.9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1 2</text:p>
          </table:table-cell>
          <table:table-cell table:style-name="ACE-3"/>
          <table:table-cell table:style-name="ACE-3" office:value-type="string">
            <text:p>RGF16-12-6</text:p>
          </table:table-cell>
          <table:table-cell table:style-name="ACE-3" office:value-type="float" office:value="13.0472">
            <text:p>13.0472</text:p>
          </table:table-cell>
          <table:table-cell table:style-name="ACE-3" office:value-type="float" office:value="-59.551699999999997">
            <text:p>−59.5517</text:p>
          </table:table-cell>
          <table:table-cell table:style-name="ACE-3" table:formula="of:=-[.D47]+2.5" office:value-type="float" office:value="-55.700000000000003">
            <text:p>−55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PeltierFairbanks200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16-12-7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4.399999999999999">
            <text:p>54.4</text:p>
          </table:table-cell>
          <table:table-cell table:style-name="ACE-3" office:value-type="float" office:value="58.299999999999997">
            <text:p>58.3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677">
            <text:p>3.1677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1.1460999999999999">
            <text:p>1.146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1459999999999999">
            <text:p>0.114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1479">
            <text:p>11479</text:p>
          </table:table-cell>
          <table:table-cell table:style-name="ACE-3" office:value-type="float" office:value="11429">
            <text:p>11429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51">
            <text:p>151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float" office:value="1">
            <text:p>1</text:p>
          </table:table-cell>
          <table:table-cell table:style-name="ACE-3"/>
          <table:table-cell table:style-name="ACE-3" office:value-type="string">
            <text:p>RGF16-12-7</text:p>
          </table:table-cell>
          <table:table-cell table:style-name="ACE-3" office:value-type="float" office:value="13.0472">
            <text:p>13.0472</text:p>
          </table:table-cell>
          <table:table-cell table:style-name="ACE-3" office:value-type="float" office:value="-59.551699999999997">
            <text:p>−59.5517</text:p>
          </table:table-cell>
          <table:table-cell table:style-name="ACE-3" table:formula="of:=-[.D48]+2.5" office:value-type="float" office:value="-55.799999999999997">
            <text:p>−55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16-13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4.799999999999997">
            <text:p>54.8</text:p>
          </table:table-cell>
          <table:table-cell table:style-name="ACE-3" office:value-type="float" office:value="58.700000000000003">
            <text:p>58.7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1446999999999998">
            <text:p>3.1447</text:p>
          </table:table-cell>
          <table:table-cell table:style-name="ACE-3" office:value-type="float" office:value="215">
            <text:p>215</text:p>
          </table:table-cell>
          <table:table-cell table:style-name="ACE-3" office:value-type="float" office:value="1.1425000000000001">
            <text:p>1.1425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158">
            <text:p>0.1158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1644">
            <text:p>11644</text:p>
          </table:table-cell>
          <table:table-cell table:style-name="ACE-3" office:value-type="float" office:value="11581">
            <text:p>11581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147.19999999999999">
            <text:p>147.2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16-13-2</text:p>
          </table:table-cell>
          <table:table-cell table:style-name="ACE-3" office:value-type="float" office:value="13.0472">
            <text:p>13.0472</text:p>
          </table:table-cell>
          <table:table-cell table:style-name="ACE-3" office:value-type="float" office:value="-59.551699999999997">
            <text:p>−59.5517</text:p>
          </table:table-cell>
          <table:table-cell table:style-name="ACE-3" table:formula="of:=-[.D49]+2.5" office:value-type="float" office:value="-56.200000000000003">
            <text:p>−56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6-13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4.899999999999999">
            <text:p>54.9</text:p>
          </table:table-cell>
          <table:table-cell table:style-name="ACE-3" office:value-type="float" office:value="58.799999999999997">
            <text:p>58.8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0038999999999998">
            <text:p>3.0039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1.1413">
            <text:p>1.1413</text:p>
          </table:table-cell>
          <table:table-cell table:style-name="ACE-3" office:value-type="float" office:value="0.0001">
            <text:p>0.0001</text:p>
          </table:table-cell>
          <table:table-cell table:style-name="ACE-3" office:value-type="float" office:value="0.1154">
            <text:p>0.1154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1613">
            <text:p>11613</text:p>
          </table:table-cell>
          <table:table-cell table:style-name="ACE-3" office:value-type="float" office:value="11550">
            <text:p>115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16-13-3</text:p>
          </table:table-cell>
          <table:table-cell table:style-name="ACE-3" office:value-type="float" office:value="13.0472">
            <text:p>13.0472</text:p>
          </table:table-cell>
          <table:table-cell table:style-name="ACE-3" office:value-type="float" office:value="-59.551699999999997">
            <text:p>−59.5517</text:p>
          </table:table-cell>
          <table:table-cell table:style-name="ACE-3" table:formula="of:=-[.D50]+2.5" office:value-type="float" office:value="-56.299999999999997">
            <text:p>−56.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6-13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59">
            <text:p>59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2017000000000002">
            <text:p>3.2017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1.1417999999999999">
            <text:p>1.1418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157">
            <text:p>0.1157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1641">
            <text:p>11641</text:p>
          </table:table-cell>
          <table:table-cell table:style-name="ACE-3" office:value-type="float" office:value="11578">
            <text:p>11578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146.59999999999999">
            <text:p>146.6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16-13-5</text:p>
          </table:table-cell>
          <table:table-cell table:style-name="ACE-3" office:value-type="float" office:value="13.0472">
            <text:p>13.0472</text:p>
          </table:table-cell>
          <table:table-cell table:style-name="ACE-3" office:value-type="float" office:value="-59.551699999999997">
            <text:p>−59.5517</text:p>
          </table:table-cell>
          <table:table-cell table:style-name="ACE-3" table:formula="of:=-[.D51]+2.5" office:value-type="float" office:value="-56.5">
            <text:p>−56.5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8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5.299999999999997">
            <text:p>55.3</text:p>
          </table:table-cell>
          <table:table-cell table:style-name="ACE-3" office:value-type="float" office:value="59.100000000000001">
            <text:p>59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868999999999999">
            <text:p>2.9869</text:p>
          </table:table-cell>
          <table:table-cell table:style-name="ACE-3" office:value-type="float" office:value="210">
            <text:p>210</text:p>
          </table:table-cell>
          <table:table-cell table:style-name="ACE-3" office:value-type="float" office:value="1.1429">
            <text:p>1.1429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0.1132">
            <text:p>0.1132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1366">
            <text:p>11366</text:p>
          </table:table-cell>
          <table:table-cell table:style-name="ACE-3" office:value-type="float" office:value="11306">
            <text:p>11306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147.59999999999999">
            <text:p>147.6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BBDS_10-8-3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2]+2.5" office:value-type="float" office:value="-56.600000000000001">
            <text:p>−56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9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6.100000000000001">
            <text:p>56.1</text:p>
          </table:table-cell>
          <table:table-cell table:style-name="ACE-3" office:value-type="float" office:value="60.100000000000001">
            <text:p>60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915000000000001">
            <text:p>3.2915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1.1425000000000001">
            <text:p>1.1425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186">
            <text:p>0.118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1947">
            <text:p>11947</text:p>
          </table:table-cell>
          <table:table-cell table:style-name="ACE-3" office:value-type="float" office:value="11887">
            <text:p>11887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7.40000000000001">
            <text:p>147.4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9-5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3]+2.5" office:value-type="float" office:value="-57.600000000000001">
            <text:p>−57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1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7.299999999999997">
            <text:p>57.3</text:p>
          </table:table-cell>
          <table:table-cell table:style-name="ACE-3" office:value-type="float" office:value="61.399999999999999">
            <text:p>61.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945000000000001">
            <text:p>3.1945</text:p>
          </table:table-cell>
          <table:table-cell table:style-name="ACE-3" office:value-type="float" office:value="109">
            <text:p>109</text:p>
          </table:table-cell>
          <table:table-cell table:style-name="ACE-3" office:value-type="float" office:value="1.1400999999999999">
            <text:p>1.1401</text:p>
          </table:table-cell>
          <table:table-cell table:style-name="ACE-3" office:value-type="float" office:value="0.00089999999999999998">
            <text:p>0.0009</text:p>
          </table:table-cell>
          <table:table-cell table:style-name="ACE-3" office:value-type="float" office:value="0.12">
            <text:p>0.12</text:p>
          </table:table-cell>
          <table:table-cell table:style-name="ACE-3" office:value-type="float" office:value="0.001">
            <text:p>0.001</text:p>
          </table:table-cell>
          <table:table-cell table:style-name="ACE-3" office:value-type="float" office:value="12118">
            <text:p>12118</text:p>
          </table:table-cell>
          <table:table-cell table:style-name="ACE-3" office:value-type="float" office:value="12058">
            <text:p>12058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1.3999999999999999">
            <text:p>1.4</text:p>
          </table:table-cell>
          <table:table-cell table:number-columns-repeated="2" table:style-name="ACE-3"/>
          <table:table-cell table:style-name="ACE-3" office:value-type="string">
            <text:p>BBDS_10-11-1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4]+2.5" office:value-type="float" office:value="-58.899999999999999">
            <text:p>−58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2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8.200000000000003">
            <text:p>58.2</text:p>
          </table:table-cell>
          <table:table-cell table:style-name="ACE-3" office:value-type="float" office:value="62.200000000000003">
            <text:p>62.2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4123999999999999">
            <text:p>3.4124</text:p>
          </table:table-cell>
          <table:table-cell table:style-name="ACE-3" office:value-type="float" office:value="1214">
            <text:p>1214</text:p>
          </table:table-cell>
          <table:table-cell table:style-name="ACE-3" office:value-type="float" office:value="1.1447000000000001">
            <text:p>1.1447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179">
            <text:p>0.1179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1840">
            <text:p>11840</text:p>
          </table:table-cell>
          <table:table-cell table:style-name="ACE-3" office:value-type="float" office:value="11777">
            <text:p>11777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149.59999999999999">
            <text:p>149.6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BBDS_10-12-1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5]+2.5" office:value-type="float" office:value="-59.700000000000003">
            <text:p>−59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3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63.100000000000001">
            <text:p>63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501000000000001">
            <text:p>3.1501</text:p>
          </table:table-cell>
          <table:table-cell table:style-name="ACE-3" office:value-type="float" office:value="547">
            <text:p>547</text:p>
          </table:table-cell>
          <table:table-cell table:style-name="ACE-3" office:value-type="float" office:value="1.1409">
            <text:p>1.1409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0.122">
            <text:p>0.122</text:p>
          </table:table-cell>
          <table:table-cell table:style-name="ACE-3" office:value-type="float" office:value="0.00080000000000000004">
            <text:p>0.0008</text:p>
          </table:table-cell>
          <table:table-cell table:style-name="ACE-3" office:value-type="float" office:value="12323">
            <text:p>12323</text:p>
          </table:table-cell>
          <table:table-cell table:style-name="ACE-3" office:value-type="float" office:value="12263">
            <text:p>12263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5.90000000000001">
            <text:p>145.9</text:p>
          </table:table-cell>
          <table:table-cell table:style-name="ACE-3" office:value-type="float" office:value="1.1000000000000001">
            <text:p>1.1</text:p>
          </table:table-cell>
          <table:table-cell table:number-columns-repeated="2" table:style-name="ACE-3"/>
          <table:table-cell table:style-name="ACE-3" office:value-type="string">
            <text:p>BBDS_10-13-1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6]+2.5" office:value-type="float" office:value="-60.600000000000001">
            <text:p>−60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4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9.799999999999997">
            <text:p>59.8</text:p>
          </table:table-cell>
          <table:table-cell table:style-name="ACE-3" office:value-type="float" office:value="64">
            <text:p>6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447999999999999">
            <text:p>2.9448</text:p>
          </table:table-cell>
          <table:table-cell table:style-name="ACE-3" office:value-type="float" office:value="162">
            <text:p>162</text:p>
          </table:table-cell>
          <table:table-cell table:style-name="ACE-3" office:value-type="float" office:value="1.1416999999999999">
            <text:p>1.141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230000000000001">
            <text:p>0.1223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2344">
            <text:p>12344</text:p>
          </table:table-cell>
          <table:table-cell table:style-name="ACE-3" office:value-type="float" office:value="12284">
            <text:p>12284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46.80000000000001">
            <text:p>146.8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10-14-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7]+2.5" office:value-type="float" office:value="-61.5">
            <text:p>−61.5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4-3 ǂ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9.799999999999997">
            <text:p>59.8</text:p>
          </table:table-cell>
          <table:table-cell table:style-name="ACE-3" office:value-type="float" office:value="64.099999999999994">
            <text:p>64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416">
            <text:p>3.2416</text:p>
          </table:table-cell>
          <table:table-cell table:style-name="ACE-3" office:value-type="float" office:value="250">
            <text:p>250</text:p>
          </table:table-cell>
          <table:table-cell table:style-name="ACE-3" office:value-type="float" office:value="1.1402000000000001">
            <text:p>1.1402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2550">
            <text:p>12550</text:p>
          </table:table-cell>
          <table:table-cell table:style-name="ACE-3" office:value-type="float" office:value="12490">
            <text:p>12490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5.30000000000001">
            <text:p>145.3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10-14-3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8]+2.5" office:value-type="float" office:value="-61.599999999999994">
            <text:p>−61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4-3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9.799999999999997">
            <text:p>59.8</text:p>
          </table:table-cell>
          <table:table-cell table:style-name="ACE-3" office:value-type="float" office:value="64.099999999999994">
            <text:p>64.1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379">
            <text:p>3.379</text:p>
          </table:table-cell>
          <table:table-cell table:style-name="ACE-3" office:value-type="float" office:value="511">
            <text:p>511</text:p>
          </table:table-cell>
          <table:table-cell table:style-name="ACE-3" office:value-type="float" office:value="1.1415">
            <text:p>1.1415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234">
            <text:p>0.1234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2460">
            <text:p>12460</text:p>
          </table:table-cell>
          <table:table-cell table:style-name="ACE-3" office:value-type="float" office:value="12397">
            <text:p>12397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146.59999999999999">
            <text:p>146.6</text:p>
          </table:table-cell>
          <table:table-cell table:style-name="ACE-3" office:value-type="float" office:value="0.40000000000000002">
            <text:p>0.4</text:p>
          </table:table-cell>
          <table:table-cell table:number-columns-repeated="2" table:style-name="ACE-3"/>
          <table:table-cell table:style-name="ACE-3" office:value-type="string">
            <text:p>BBDS_10-14-3.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9]+2.5" office:value-type="float" office:value="-61.599999999999994">
            <text:p>−61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7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200000000000003">
            <text:p>62.2</text:p>
          </table:table-cell>
          <table:table-cell table:style-name="ACE-3" office:value-type="float" office:value="66.5">
            <text:p>66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072">
            <text:p>2.9072</text:p>
          </table:table-cell>
          <table:table-cell table:style-name="ACE-3" office:value-type="float" office:value="1206">
            <text:p>1206</text:p>
          </table:table-cell>
          <table:table-cell table:style-name="ACE-3" office:value-type="float" office:value="1.1400999999999999">
            <text:p>1.140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25">
            <text:p>0.125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2650">
            <text:p>12650</text:p>
          </table:table-cell>
          <table:table-cell table:style-name="ACE-3" office:value-type="float" office:value="12590">
            <text:p>12590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90000000000000002">
            <text:p>0.9</text:p>
          </table:table-cell>
          <table:table-cell table:number-columns-repeated="2" table:style-name="ACE-3"/>
          <table:table-cell table:style-name="ACE-3" office:value-type="string">
            <text:p>BBDS_10-17-4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0]+2.5" office:value-type="float" office:value="-64">
            <text:p>−6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8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799999999999997">
            <text:p>62.8</text:p>
          </table:table-cell>
          <table:table-cell table:style-name="ACE-3" office:value-type="float" office:value="67.099999999999994">
            <text:p>67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637">
            <text:p>3.1637</text:p>
          </table:table-cell>
          <table:table-cell table:style-name="ACE-3" office:value-type="float" office:value="1262">
            <text:p>1262</text:p>
          </table:table-cell>
          <table:table-cell table:style-name="ACE-3" office:value-type="float" office:value="1.1422000000000001">
            <text:p>1.142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670000000000001">
            <text:p>0.126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804">
            <text:p>12804</text:p>
          </table:table-cell>
          <table:table-cell table:style-name="ACE-3" office:value-type="float" office:value="12744">
            <text:p>12744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7.5">
            <text:p>147.5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18-1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1]+2.5" office:value-type="float" office:value="-64.599999999999994">
            <text:p>−64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8-1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799999999999997">
            <text:p>62.8</text:p>
          </table:table-cell>
          <table:table-cell table:style-name="ACE-3" office:value-type="float" office:value="67.099999999999994">
            <text:p>67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715">
            <text:p>3.1715</text:p>
          </table:table-cell>
          <table:table-cell table:style-name="ACE-3" office:value-type="float" office:value="1216">
            <text:p>1216</text:p>
          </table:table-cell>
          <table:table-cell table:style-name="ACE-3" office:value-type="float" office:value="1.1402000000000001">
            <text:p>1.140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690000000000001">
            <text:p>0.126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853">
            <text:p>12853</text:p>
          </table:table-cell>
          <table:table-cell table:style-name="ACE-3" office:value-type="float" office:value="12790">
            <text:p>12790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145.40000000000001">
            <text:p>145.4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10-18-1.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2]+2.5" office:value-type="float" office:value="-64.599999999999994">
            <text:p>−64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8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899999999999999">
            <text:p>62.9</text:p>
          </table:table-cell>
          <table:table-cell table:style-name="ACE-3" office:value-type="float" office:value="67.200000000000003">
            <text:p>67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174999999999998">
            <text:p>3.2175</text:p>
          </table:table-cell>
          <table:table-cell table:style-name="ACE-3" office:value-type="float" office:value="782">
            <text:p>782</text:p>
          </table:table-cell>
          <table:table-cell table:style-name="ACE-3" office:value-type="float" office:value="1.1424000000000001">
            <text:p>1.1424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258">
            <text:p>0.125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707">
            <text:p>12707</text:p>
          </table:table-cell>
          <table:table-cell table:style-name="ACE-3" office:value-type="float" office:value="12647">
            <text:p>12647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147.59999999999999">
            <text:p>147.6</text:p>
          </table:table-cell>
          <table:table-cell table:style-name="ACE-3" office:value-type="float" office:value="0.59999999999999998">
            <text:p>0.6</text:p>
          </table:table-cell>
          <table:table-cell table:number-columns-repeated="2" table:style-name="ACE-3"/>
          <table:table-cell table:style-name="ACE-3" office:value-type="string">
            <text:p>BBDS_10-18-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3]+2.5" office:value-type="float" office:value="-64.700000000000003">
            <text:p>−64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0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4.400000000000006">
            <text:p>64.4</text:p>
          </table:table-cell>
          <table:table-cell table:style-name="ACE-3" office:value-type="float" office:value="68.599999999999994">
            <text:p>68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248999999999998">
            <text:p>3.1249</text:p>
          </table:table-cell>
          <table:table-cell table:style-name="ACE-3" office:value-type="float" office:value="343">
            <text:p>343</text:p>
          </table:table-cell>
          <table:table-cell table:style-name="ACE-3" office:value-type="float" office:value="1.1405000000000001">
            <text:p>1.1405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509999999999999">
            <text:p>0.125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661">
            <text:p>12661</text:p>
          </table:table-cell>
          <table:table-cell table:style-name="ACE-3" office:value-type="float" office:value="12601">
            <text:p>12601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45.59999999999999">
            <text:p>145.6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20-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4]+2.5" office:value-type="float" office:value="-66.099999999999994">
            <text:p>−66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0-2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4.400000000000006">
            <text:p>64.4</text:p>
          </table:table-cell>
          <table:table-cell table:style-name="ACE-3" office:value-type="float" office:value="68.700000000000003">
            <text:p>68.7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1011000000000002">
            <text:p>3.1011</text:p>
          </table:table-cell>
          <table:table-cell table:style-name="ACE-3" office:value-type="float" office:value="117">
            <text:p>117</text:p>
          </table:table-cell>
          <table:table-cell table:style-name="ACE-3" office:value-type="float" office:value="1.1412">
            <text:p>1.1412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2570000000000001">
            <text:p>0.1257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12710">
            <text:p>12710</text:p>
          </table:table-cell>
          <table:table-cell table:style-name="ACE-3" office:value-type="float" office:value="12647">
            <text:p>12647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46.40000000000001">
            <text:p>146.4</text:p>
          </table:table-cell>
          <table:table-cell table:style-name="ACE-3" office:value-type="float" office:value="0.40000000000000002">
            <text:p>0.4</text:p>
          </table:table-cell>
          <table:table-cell table:number-columns-repeated="2" table:style-name="ACE-3"/>
          <table:table-cell table:style-name="ACE-3" office:value-type="string">
            <text:p>BBDS_10-20-2.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5]+2.5" office:value-type="float" office:value="-66.200000000000003">
            <text:p>−66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0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4.5">
            <text:p>64.5</text:p>
          </table:table-cell>
          <table:table-cell table:style-name="ACE-3" office:value-type="float" office:value="68.799999999999997">
            <text:p>68.8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273999999999998">
            <text:p>3.2274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.1408">
            <text:p>1.1408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2570000000000001">
            <text:p>0.125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722">
            <text:p>12722</text:p>
          </table:table-cell>
          <table:table-cell table:style-name="ACE-3" office:value-type="float" office:value="12665">
            <text:p>12665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59999999999999998">
            <text:p>0.6</text:p>
          </table:table-cell>
          <table:table-cell table:number-columns-repeated="2" table:style-name="ACE-3"/>
          <table:table-cell table:style-name="ACE-3" office:value-type="string">
            <text:p>BBDS_10-20-4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6]+2.5" office:value-type="float" office:value="-66.299999999999997">
            <text:p>−66.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0-4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4.5">
            <text:p>64.5</text:p>
          </table:table-cell>
          <table:table-cell table:style-name="ACE-3" office:value-type="float" office:value="68.799999999999997">
            <text:p>68.8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2787999999999999">
            <text:p>3.2788</text:p>
          </table:table-cell>
          <table:table-cell table:style-name="ACE-3" office:value-type="float" office:value="116">
            <text:p>116</text:p>
          </table:table-cell>
          <table:table-cell table:style-name="ACE-3" office:value-type="float" office:value="1.1397999999999999">
            <text:p>1.1398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2659999999999999">
            <text:p>0.126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2831">
            <text:p>12831</text:p>
          </table:table-cell>
          <table:table-cell table:style-name="ACE-3" office:value-type="float" office:value="12768">
            <text:p>12768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BBDS_10-20-4.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7]+2.5" office:value-type="float" office:value="-66.299999999999997">
            <text:p>−66.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0-9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4.799999999999997">
            <text:p>64.8</text:p>
          </table:table-cell>
          <table:table-cell table:style-name="ACE-3" office:value-type="float" office:value="69.200000000000003">
            <text:p>69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141">
            <text:p>3.0141</text:p>
          </table:table-cell>
          <table:table-cell table:style-name="ACE-3" office:value-type="float" office:value="109">
            <text:p>109</text:p>
          </table:table-cell>
          <table:table-cell table:style-name="ACE-3" office:value-type="float" office:value="1.141">
            <text:p>1.14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740000000000001">
            <text:p>0.127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900">
            <text:p>12900</text:p>
          </table:table-cell>
          <table:table-cell table:style-name="ACE-3" office:value-type="float" office:value="12840">
            <text:p>12840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20-9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8]+2.5" office:value-type="float" office:value="-66.700000000000003">
            <text:p>−66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3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0.5">
            <text:p>70.5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901">
            <text:p>2.9901</text:p>
          </table:table-cell>
          <table:table-cell table:style-name="ACE-3" office:value-type="float" office:value="349">
            <text:p>349</text:p>
          </table:table-cell>
          <table:table-cell table:style-name="ACE-3" office:value-type="float" office:value="1.1405000000000001">
            <text:p>1.1405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21">
            <text:p>0.132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409">
            <text:p>13409</text:p>
          </table:table-cell>
          <table:table-cell table:style-name="ACE-3" office:value-type="float" office:value="13349">
            <text:p>13349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23-3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9]+2.5" office:value-type="float" office:value="-72.5">
            <text:p>−72.5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4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1.900000000000006">
            <text:p>71.9</text:p>
          </table:table-cell>
          <table:table-cell table:style-name="ACE-3" office:value-type="float" office:value="76.599999999999994">
            <text:p>76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7660999999999998">
            <text:p>2.7661</text:p>
          </table:table-cell>
          <table:table-cell table:style-name="ACE-3" office:value-type="float" office:value="793">
            <text:p>793</text:p>
          </table:table-cell>
          <table:table-cell table:style-name="ACE-3" office:value-type="float" office:value="1.1395999999999999">
            <text:p>1.1396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3639999999999999">
            <text:p>0.1364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886">
            <text:p>13886</text:p>
          </table:table-cell>
          <table:table-cell table:style-name="ACE-3" office:value-type="float" office:value="13826">
            <text:p>13826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10-24-1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0]+2.5" office:value-type="float" office:value="-74.099999999999994">
            <text:p>−74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4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2.099999999999994">
            <text:p>72.1</text:p>
          </table:table-cell>
          <table:table-cell table:style-name="ACE-3" office:value-type="float" office:value="76.799999999999997">
            <text:p>76.8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3189000000000002">
            <text:p>3.3189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1.1408">
            <text:p>1.140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46">
            <text:p>0.134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671">
            <text:p>13671</text:p>
          </table:table-cell>
          <table:table-cell table:style-name="ACE-3" office:value-type="float" office:value="13611">
            <text:p>13611</text:p>
          </table:table-cell>
          <table:table-cell table:style-name="ACE-3" office:value-type="float" office:value="28">
            <text:p>28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24-3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1]+2.5" office:value-type="float" office:value="-74.299999999999997">
            <text:p>−74.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5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3.799999999999997">
            <text:p>73.8</text:p>
          </table:table-cell>
          <table:table-cell table:style-name="ACE-3" office:value-type="float" office:value="78.400000000000006">
            <text:p>78.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137000000000001">
            <text:p>3.1137</text:p>
          </table:table-cell>
          <table:table-cell table:style-name="ACE-3" office:value-type="float" office:value="71">
            <text:p>71</text:p>
          </table:table-cell>
          <table:table-cell table:style-name="ACE-3" office:value-type="float" office:value="1.1428">
            <text:p>1.1428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361">
            <text:p>0.136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811">
            <text:p>13811</text:p>
          </table:table-cell>
          <table:table-cell table:style-name="ACE-3" office:value-type="float" office:value="13751">
            <text:p>13751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148">
            <text:p>148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10-25-4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2]+2.5" office:value-type="float" office:value="-75.900000000000006">
            <text:p>−75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6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79.599999999999994">
            <text:p>79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510000000000002">
            <text:p>3.051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1.1368">
            <text:p>1.136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41">
            <text:p>0.134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670">
            <text:p>13670</text:p>
          </table:table-cell>
          <table:table-cell table:style-name="ACE-3" office:value-type="float" office:value="13610">
            <text:p>13610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142">
            <text:p>142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26-1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3]+2.5" office:value-type="float" office:value="-77.099999999999994">
            <text:p>−77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6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5.400000000000006">
            <text:p>75.4</text:p>
          </table:table-cell>
          <table:table-cell table:style-name="ACE-3" office:value-type="float" office:value="80.200000000000003">
            <text:p>80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326999999999998">
            <text:p>3.1327</text:p>
          </table:table-cell>
          <table:table-cell table:style-name="ACE-3" office:value-type="float" office:value="107">
            <text:p>107</text:p>
          </table:table-cell>
          <table:table-cell table:style-name="ACE-3" office:value-type="float" office:value="1.1397999999999999">
            <text:p>1.139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730000000000001">
            <text:p>0.1373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979">
            <text:p>13979</text:p>
          </table:table-cell>
          <table:table-cell table:style-name="ACE-3" office:value-type="float" office:value="13922">
            <text:p>13922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10-26-3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4]+2.5" office:value-type="float" office:value="-77.700000000000003">
            <text:p>−77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6-4 ǂ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5.5">
            <text:p>75.5</text:p>
          </table:table-cell>
          <table:table-cell table:style-name="ACE-3" office:value-type="float" office:value="80.200000000000003">
            <text:p>80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843999999999999">
            <text:p>2.9844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1.1398999999999999">
            <text:p>1.139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689999999999999">
            <text:p>0.1369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933">
            <text:p>13933</text:p>
          </table:table-cell>
          <table:table-cell table:style-name="ACE-3" office:value-type="float" office:value="13873">
            <text:p>13873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26-4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5]+2.5" office:value-type="float" office:value="-77.700000000000003">
            <text:p>−77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7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6.5">
            <text:p>76.5</text:p>
          </table:table-cell>
          <table:table-cell table:style-name="ACE-3" office:value-type="float" office:value="81.200000000000003">
            <text:p>81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132000000000001">
            <text:p>3.2132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1.1396999999999999">
            <text:p>1.139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71">
            <text:p>0.137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958">
            <text:p>13958</text:p>
          </table:table-cell>
          <table:table-cell table:style-name="ACE-3" office:value-type="float" office:value="13898">
            <text:p>13898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27-1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6]+2.5" office:value-type="float" office:value="-78.700000000000003">
            <text:p>−78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7-3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6.599999999999994">
            <text:p>76.6</text:p>
          </table:table-cell>
          <table:table-cell table:style-name="ACE-3" office:value-type="float" office:value="81.299999999999997">
            <text:p>81.3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2823000000000002">
            <text:p>3.2823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1.1418999999999999">
            <text:p>1.1419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368">
            <text:p>0.1368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13900">
            <text:p>13900</text:p>
          </table:table-cell>
          <table:table-cell table:style-name="ACE-3" office:value-type="float" office:value="13837">
            <text:p>13837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147.59999999999999">
            <text:p>147.6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BBDS_10-27-3.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7]+2.5" office:value-type="float" office:value="-78.799999999999997">
            <text:p>−78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5-2.A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56.899999999999999">
            <text:p>56.9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5148000000000001">
            <text:p>3.5148</text:p>
          </table:table-cell>
          <table:table-cell table:style-name="ACE-3" office:value-type="float" office:value="596">
            <text:p>596</text:p>
          </table:table-cell>
          <table:table-cell table:style-name="ACE-3" office:value-type="float" office:value="1.1407">
            <text:p>1.1407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137">
            <text:p>0.1137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1443">
            <text:p>11443</text:p>
          </table:table-cell>
          <table:table-cell table:style-name="ACE-3" office:value-type="float" office:value="11393">
            <text:p>11393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5.40000000000001">
            <text:p>145.4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string">
            <text:p>1 3</text:p>
          </table:table-cell>
          <table:table-cell table:style-name="ACE-3"/>
          <table:table-cell table:style-name="ACE-3" office:value-type="string">
            <text:p>RGF_12-5-2.A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78]+2.5" office:value-type="float" office:value="-54.399999999999999">
            <text:p>−54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5-2.B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56.899999999999999">
            <text:p>56.9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5533000000000001">
            <text:p>3.5533</text:p>
          </table:table-cell>
          <table:table-cell table:style-name="ACE-3" office:value-type="float" office:value="382">
            <text:p>382</text:p>
          </table:table-cell>
          <table:table-cell table:style-name="ACE-3" office:value-type="float" office:value="1.1411">
            <text:p>1.141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137">
            <text:p>0.113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1440">
            <text:p>11440</text:p>
          </table:table-cell>
          <table:table-cell table:style-name="ACE-3" office:value-type="float" office:value="11390">
            <text:p>1139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145.80000000000001">
            <text:p>145.8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string">
            <text:p>1 3 4</text:p>
          </table:table-cell>
          <table:table-cell table:style-name="ACE-3"/>
          <table:table-cell table:style-name="ACE-3" office:value-type="string">
            <text:p>RGF_12-5-2.B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79]+2.5" office:value-type="float" office:value="-54.399999999999999">
            <text:p>−54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6-7.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4.700000000000003">
            <text:p>54.7</text:p>
          </table:table-cell>
          <table:table-cell table:style-name="ACE-3" office:value-type="float" office:value="58.600000000000001">
            <text:p>58.6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2.9641999999999999">
            <text:p>2.9642</text:p>
          </table:table-cell>
          <table:table-cell table:style-name="ACE-3" office:value-type="float" office:value="263">
            <text:p>263</text:p>
          </table:table-cell>
          <table:table-cell table:style-name="ACE-3" office:value-type="float" office:value="1.1405000000000001">
            <text:p>1.1405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0.115">
            <text:p>0.115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11582">
            <text:p>11582</text:p>
          </table:table-cell>
          <table:table-cell table:style-name="ACE-3" office:value-type="float" office:value="11519">
            <text:p>11519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45.19999999999999">
            <text:p>145.2</text:p>
          </table:table-cell>
          <table:table-cell table:style-name="ACE-3" office:value-type="float" office:value="0.40000000000000002">
            <text:p>0.4</text:p>
          </table:table-cell>
          <table:table-cell table:number-columns-repeated="2" table:style-name="ACE-3"/>
          <table:table-cell table:style-name="ACE-3" office:value-type="string">
            <text:p>RGF_12-6-7.3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0]+2.5" office:value-type="float" office:value="-56.100000000000001">
            <text:p>−56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9-1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7.299999999999997">
            <text:p>57.3</text:p>
          </table:table-cell>
          <table:table-cell table:style-name="ACE-3" office:value-type="float" office:value="61.200000000000003">
            <text:p>61.2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5657999999999999">
            <text:p>3.5658</text:p>
          </table:table-cell>
          <table:table-cell table:style-name="ACE-3" office:value-type="float" office:value="190">
            <text:p>190</text:p>
          </table:table-cell>
          <table:table-cell table:style-name="ACE-3" office:value-type="float" office:value="1.1392">
            <text:p>1.1392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1459999999999999">
            <text:p>0.114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1551">
            <text:p>11551</text:p>
          </table:table-cell>
          <table:table-cell table:style-name="ACE-3" office:value-type="float" office:value="11488">
            <text:p>11488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143.80000000000001">
            <text:p>143.8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12-9-1.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1]+2.5" office:value-type="float" office:value="-58.700000000000003">
            <text:p>−58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9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7.299999999999997">
            <text:p>57.3</text:p>
          </table:table-cell>
          <table:table-cell table:style-name="ACE-3" office:value-type="float" office:value="61.200000000000003">
            <text:p>61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5013000000000001">
            <text:p>3.5013</text:p>
          </table:table-cell>
          <table:table-cell table:style-name="ACE-3" office:value-type="float" office:value="946">
            <text:p>946</text:p>
          </table:table-cell>
          <table:table-cell table:style-name="ACE-3" office:value-type="float" office:value="1.1449">
            <text:p>1.1449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0.1139">
            <text:p>0.1139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1466">
            <text:p>11466</text:p>
          </table:table-cell>
          <table:table-cell table:style-name="ACE-3" office:value-type="float" office:value="11416">
            <text:p>11416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12-9-1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2]+2.5" office:value-type="float" office:value="-58.700000000000003">
            <text:p>−58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9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7.600000000000001">
            <text:p>57.6</text:p>
          </table:table-cell>
          <table:table-cell table:style-name="ACE-3" office:value-type="float" office:value="61.700000000000003">
            <text:p>61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7978999999999998">
            <text:p>2.7979</text:p>
          </table:table-cell>
          <table:table-cell table:style-name="ACE-3" office:value-type="float" office:value="349">
            <text:p>349</text:p>
          </table:table-cell>
          <table:table-cell table:style-name="ACE-3" office:value-type="float" office:value="1.1383000000000001">
            <text:p>1.1383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11">
            <text:p>0.121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2253">
            <text:p>12253</text:p>
          </table:table-cell>
          <table:table-cell table:style-name="ACE-3" office:value-type="float" office:value="12203">
            <text:p>12203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143.09999999999999">
            <text:p>143.1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1 2 4</text:p>
          </table:table-cell>
          <table:table-cell table:style-name="ACE-3"/>
          <table:table-cell table:style-name="ACE-3" office:value-type="string">
            <text:p>RGF_12-9-5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3]+2.5" office:value-type="float" office:value="-59.200000000000003">
            <text:p>−59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PeltierFairbanks2006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9-6 ǂ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7.700000000000003">
            <text:p>57.7</text:p>
          </table:table-cell>
          <table:table-cell table:style-name="ACE-3" office:value-type="float" office:value="61.899999999999999">
            <text:p>61.9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726000000000002">
            <text:p>3.2726</text:p>
          </table:table-cell>
          <table:table-cell table:style-name="ACE-3" office:value-type="float" office:value="1726">
            <text:p>1726</text:p>
          </table:table-cell>
          <table:table-cell table:style-name="ACE-3" office:value-type="float" office:value="1.1387">
            <text:p>1.138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08">
            <text:p>0.120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220">
            <text:p>12220</text:p>
          </table:table-cell>
          <table:table-cell table:style-name="ACE-3" office:value-type="float" office:value="12170">
            <text:p>12170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143.5">
            <text:p>143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1 2</text:p>
          </table:table-cell>
          <table:table-cell table:style-name="ACE-3"/>
          <table:table-cell table:style-name="ACE-3" office:value-type="string">
            <text:p>RGF_12-9-6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4]+2.5" office:value-type="float" office:value="-59.399999999999999">
            <text:p>−59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PeltierFairbanks200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2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0.399999999999999">
            <text:p>60.4</text:p>
          </table:table-cell>
          <table:table-cell table:style-name="ACE-3" office:value-type="float" office:value="64.799999999999997">
            <text:p>64.8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7625000000000002">
            <text:p>2.7625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1.1379999999999999">
            <text:p>1.13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659999999999999">
            <text:p>0.126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848">
            <text:p>12848</text:p>
          </table:table-cell>
          <table:table-cell table:style-name="ACE-3" office:value-type="float" office:value="12798">
            <text:p>12798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143.09999999999999">
            <text:p>143.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2 4</text:p>
          </table:table-cell>
          <table:table-cell table:style-name="ACE-3"/>
          <table:table-cell table:style-name="ACE-3" office:value-type="string">
            <text:p>RGF_12-12-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5]+2.5" office:value-type="float" office:value="-62.299999999999997">
            <text:p>−62.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PeltierFairbanks2006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4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100000000000001">
            <text:p>62.1</text:p>
          </table:table-cell>
          <table:table-cell table:style-name="ACE-3" office:value-type="float" office:value="66.5">
            <text:p>66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3008000000000002">
            <text:p>3.3008</text:p>
          </table:table-cell>
          <table:table-cell table:style-name="ACE-3" office:value-type="float" office:value="582">
            <text:p>582</text:p>
          </table:table-cell>
          <table:table-cell table:style-name="ACE-3" office:value-type="float" office:value="1.1405000000000001">
            <text:p>1.1405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27">
            <text:p>0.127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2866">
            <text:p>12866</text:p>
          </table:table-cell>
          <table:table-cell table:style-name="ACE-3" office:value-type="float" office:value="12816">
            <text:p>12816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145.69999999999999">
            <text:p>145.7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RGF_12-14-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6]+2.5" office:value-type="float" office:value="-64">
            <text:p>−6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4-2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100000000000001">
            <text:p>62.1</text:p>
          </table:table-cell>
          <table:table-cell table:style-name="ACE-3" office:value-type="float" office:value="66.5">
            <text:p>66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455999999999999">
            <text:p>3.0456</text:p>
          </table:table-cell>
          <table:table-cell table:style-name="ACE-3" office:value-type="float" office:value="652">
            <text:p>652</text:p>
          </table:table-cell>
          <table:table-cell table:style-name="ACE-3" office:value-type="float" office:value="1.1398999999999999">
            <text:p>1.1399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2859999999999999">
            <text:p>0.1286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3046">
            <text:p>13046</text:p>
          </table:table-cell>
          <table:table-cell table:style-name="ACE-3" office:value-type="float" office:value="12996">
            <text:p>12996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5.09999999999999">
            <text:p>145.1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RGF_12-14-2.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7]+2.5" office:value-type="float" office:value="-64">
            <text:p>−6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4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299999999999997">
            <text:p>62.3</text:p>
          </table:table-cell>
          <table:table-cell table:style-name="ACE-3" office:value-type="float" office:value="66.599999999999994">
            <text:p>66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166999999999998">
            <text:p>3.1167</text:p>
          </table:table-cell>
          <table:table-cell table:style-name="ACE-3" office:value-type="float" office:value="474">
            <text:p>474</text:p>
          </table:table-cell>
          <table:table-cell table:style-name="ACE-3" office:value-type="float" office:value="1.1418999999999999">
            <text:p>1.141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8">
            <text:p>0.128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2954">
            <text:p>12954</text:p>
          </table:table-cell>
          <table:table-cell table:style-name="ACE-3" office:value-type="float" office:value="12904">
            <text:p>12904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47.19999999999999">
            <text:p>147.2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RGF_12-14-4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8]+2.5" office:value-type="float" office:value="-64.099999999999994">
            <text:p>−64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4-4.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299999999999997">
            <text:p>62.3</text:p>
          </table:table-cell>
          <table:table-cell table:style-name="ACE-3" office:value-type="float" office:value="66.700000000000003">
            <text:p>66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636000000000002">
            <text:p>3.1636</text:p>
          </table:table-cell>
          <table:table-cell table:style-name="ACE-3" office:value-type="float" office:value="310">
            <text:p>310</text:p>
          </table:table-cell>
          <table:table-cell table:style-name="ACE-3" office:value-type="float" office:value="1.1415999999999999">
            <text:p>1.141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2859999999999999">
            <text:p>0.128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3017">
            <text:p>13017</text:p>
          </table:table-cell>
          <table:table-cell table:style-name="ACE-3" office:value-type="float" office:value="12967">
            <text:p>12967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47">
            <text:p>147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12-14-4.3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9]+2.5" office:value-type="float" office:value="-64.200000000000003">
            <text:p>−64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5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3.799999999999997">
            <text:p>63.8</text:p>
          </table:table-cell>
          <table:table-cell table:style-name="ACE-3" office:value-type="float" office:value="68.200000000000003">
            <text:p>68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412">
            <text:p>3.1412</text:p>
          </table:table-cell>
          <table:table-cell table:style-name="ACE-3" office:value-type="float" office:value="127">
            <text:p>127</text:p>
          </table:table-cell>
          <table:table-cell table:style-name="ACE-3" office:value-type="float" office:value="1.1396999999999999">
            <text:p>1.139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790000000000001">
            <text:p>0.127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969">
            <text:p>12969</text:p>
          </table:table-cell>
          <table:table-cell table:style-name="ACE-3" office:value-type="float" office:value="12919">
            <text:p>12919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1 3 4</text:p>
          </table:table-cell>
          <table:table-cell table:style-name="ACE-3"/>
          <table:table-cell table:style-name="ACE-3" office:value-type="string">
            <text:p>RGF_12-15-4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0]+2.5" office:value-type="float" office:value="-65.700000000000003">
            <text:p>−65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5-4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3.799999999999997">
            <text:p>63.8</text:p>
          </table:table-cell>
          <table:table-cell table:style-name="ACE-3" office:value-type="float" office:value="68.200000000000003">
            <text:p>68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463999999999999">
            <text:p>3.1464</text:p>
          </table:table-cell>
          <table:table-cell table:style-name="ACE-3" office:value-type="float" office:value="153">
            <text:p>153</text:p>
          </table:table-cell>
          <table:table-cell table:style-name="ACE-3" office:value-type="float" office:value="1.1384000000000001">
            <text:p>1.138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909999999999999">
            <text:p>0.129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116">
            <text:p>13116</text:p>
          </table:table-cell>
          <table:table-cell table:style-name="ACE-3" office:value-type="float" office:value="13066">
            <text:p>13066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143.69999999999999">
            <text:p>143.7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1 3</text:p>
          </table:table-cell>
          <table:table-cell table:style-name="ACE-3"/>
          <table:table-cell table:style-name="ACE-3" office:value-type="string">
            <text:p>RGF_12-15-4.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1]+2.5" office:value-type="float" office:value="-65.700000000000003">
            <text:p>−65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6-5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5.400000000000006">
            <text:p>65.4</text:p>
          </table:table-cell>
          <table:table-cell table:style-name="ACE-3" office:value-type="float" office:value="69.900000000000006">
            <text:p>69.9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244">
            <text:p>3.0244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1.1407">
            <text:p>1.140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100000000000001">
            <text:p>0.13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288">
            <text:p>13288</text:p>
          </table:table-cell>
          <table:table-cell table:style-name="ACE-3" office:value-type="float" office:value="13238">
            <text:p>13238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146.09999999999999">
            <text:p>146.1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RGF_12-16-5.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2]+2.5" office:value-type="float" office:value="-67.400000000000006">
            <text:p>−67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6-5.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5.400000000000006">
            <text:p>65.4</text:p>
          </table:table-cell>
          <table:table-cell table:style-name="ACE-3" office:value-type="float" office:value="69.900000000000006">
            <text:p>69.9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2.9630000000000001">
            <text:p>2.963</text:p>
          </table:table-cell>
          <table:table-cell table:style-name="ACE-3" office:value-type="float" office:value="127">
            <text:p>127</text:p>
          </table:table-cell>
          <table:table-cell table:style-name="ACE-3" office:value-type="float" office:value="1.1423000000000001">
            <text:p>1.1423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3109999999999999">
            <text:p>0.1311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3278">
            <text:p>13278</text:p>
          </table:table-cell>
          <table:table-cell table:style-name="ACE-3" office:value-type="float" office:value="13213">
            <text:p>13213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47.69999999999999">
            <text:p>147.7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12-16-5.3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3]+2.5" office:value-type="float" office:value="-67.400000000000006">
            <text:p>−67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7-2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5.799999999999997">
            <text:p>65.8</text:p>
          </table:table-cell>
          <table:table-cell table:style-name="ACE-3" office:value-type="float" office:value="70.299999999999997">
            <text:p>70.3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040000000000001">
            <text:p>3.104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1.1380999999999999">
            <text:p>1.138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009999999999999">
            <text:p>0.130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229">
            <text:p>13229</text:p>
          </table:table-cell>
          <table:table-cell table:style-name="ACE-3" office:value-type="float" office:value="13179">
            <text:p>13179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43.30000000000001">
            <text:p>143.3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string">
            <text:p>2 4</text:p>
          </table:table-cell>
          <table:table-cell table:style-name="ACE-3"/>
          <table:table-cell table:style-name="ACE-3" office:value-type="string">
            <text:p>RGF_12-17-2.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4]+2.5" office:value-type="float" office:value="-67.799999999999997">
            <text:p>−67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PeltierFairbanks2006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7-2.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5.799999999999997">
            <text:p>65.8</text:p>
          </table:table-cell>
          <table:table-cell table:style-name="ACE-3" office:value-type="float" office:value="70.200000000000003">
            <text:p>70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356999999999999">
            <text:p>3.1357</text:p>
          </table:table-cell>
          <table:table-cell table:style-name="ACE-3" office:value-type="float" office:value="138">
            <text:p>138</text:p>
          </table:table-cell>
          <table:table-cell table:style-name="ACE-3" office:value-type="float" office:value="1.1469">
            <text:p>1.1469</text:p>
          </table:table-cell>
          <table:table-cell table:style-name="ACE-3" office:value-type="float" office:value="0.00080000000000000004">
            <text:p>0.0008</text:p>
          </table:table-cell>
          <table:table-cell table:style-name="ACE-3" office:value-type="float" office:value="0.12989999999999999">
            <text:p>0.1299</text:p>
          </table:table-cell>
          <table:table-cell table:style-name="ACE-3" office:value-type="float" office:value="0.00080000000000000004">
            <text:p>0.0008</text:p>
          </table:table-cell>
          <table:table-cell table:style-name="ACE-3" office:value-type="float" office:value="13161">
            <text:p>13161</text:p>
          </table:table-cell>
          <table:table-cell table:style-name="ACE-3" office:value-type="float" office:value="13105">
            <text:p>13105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146.90000000000001">
            <text:p>146.9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RGF_12-17-2.3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5]+2.5" office:value-type="float" office:value="-67.700000000000003">
            <text:p>−67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7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6.099999999999994">
            <text:p>66.1</text:p>
          </table:table-cell>
          <table:table-cell table:style-name="ACE-3" office:value-type="float" office:value="70.599999999999994">
            <text:p>70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145">
            <text:p>3.1145</text:p>
          </table:table-cell>
          <table:table-cell table:style-name="ACE-3" office:value-type="float" office:value="337">
            <text:p>337</text:p>
          </table:table-cell>
          <table:table-cell table:style-name="ACE-3" office:value-type="float" office:value="1.1402000000000001">
            <text:p>1.140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989999999999999">
            <text:p>0.1299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177">
            <text:p>13177</text:p>
          </table:table-cell>
          <table:table-cell table:style-name="ACE-3" office:value-type="float" office:value="13121">
            <text:p>13121</text:p>
          </table:table-cell>
          <table:table-cell table:style-name="ACE-3" office:value-type="float" office:value="28">
            <text:p>28</text:p>
          </table:table-cell>
          <table:table-cell table:style-name="ACE-3" office:value-type="float" office:value="145.5">
            <text:p>145.5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RGF_12-17-3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6]+2.5" office:value-type="float" office:value="-68.099999999999994">
            <text:p>−68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7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6.200000000000003">
            <text:p>66.2</text:p>
          </table:table-cell>
          <table:table-cell table:style-name="ACE-3" office:value-type="float" office:value="70.599999999999994">
            <text:p>70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251000000000002">
            <text:p>3.1251</text:p>
          </table:table-cell>
          <table:table-cell table:style-name="ACE-3" office:value-type="float" office:value="243">
            <text:p>243</text:p>
          </table:table-cell>
          <table:table-cell table:style-name="ACE-3" office:value-type="float" office:value="1.1396999999999999">
            <text:p>1.139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939999999999999">
            <text:p>0.1294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123">
            <text:p>13123</text:p>
          </table:table-cell>
          <table:table-cell table:style-name="ACE-3" office:value-type="float" office:value="13067">
            <text:p>13067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RGF_12-17-4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7]+2.5" office:value-type="float" office:value="-68.099999999999994">
            <text:p>−68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7-6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6.299999999999997">
            <text:p>66.3</text:p>
          </table:table-cell>
          <table:table-cell table:style-name="ACE-3" office:value-type="float" office:value="70.700000000000003">
            <text:p>70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920999999999998">
            <text:p>3.0921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1.1409">
            <text:p>1.1409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293">
            <text:p>0.1293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106">
            <text:p>13106</text:p>
          </table:table-cell>
          <table:table-cell table:style-name="ACE-3" office:value-type="float" office:value="13050">
            <text:p>13050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146.19999999999999">
            <text:p>146.2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RGF_12-17-6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8]+2.5" office:value-type="float" office:value="-68.200000000000003">
            <text:p>−68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8-2 ǂ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6.900000000000006">
            <text:p>66.9</text:p>
          </table:table-cell>
          <table:table-cell table:style-name="ACE-3" office:value-type="float" office:value="71.400000000000006">
            <text:p>71.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908999999999999">
            <text:p>2.9909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1.1417999999999999">
            <text:p>1.1418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2989999999999999">
            <text:p>0.129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156">
            <text:p>13156</text:p>
          </table:table-cell>
          <table:table-cell table:style-name="ACE-3" office:value-type="float" office:value="13100">
            <text:p>13100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147.09999999999999">
            <text:p>147.1</text:p>
          </table:table-cell>
          <table:table-cell table:style-name="ACE-3" office:value-type="float" office:value="0.59999999999999998">
            <text:p>0.6</text:p>
          </table:table-cell>
          <table:table-cell table:number-columns-repeated="2" table:style-name="ACE-3"/>
          <table:table-cell table:style-name="ACE-3" office:value-type="string">
            <text:p>RGF_12-18-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9]+2.5" office:value-type="float" office:value="-68.900000000000006">
            <text:p>−68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8-2.2 ǂ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6.900000000000006">
            <text:p>66.9</text:p>
          </table:table-cell>
          <table:table-cell table:style-name="ACE-3" office:value-type="float" office:value="71.400000000000006">
            <text:p>71.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012999999999998">
            <text:p>3.2013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1.1405000000000001">
            <text:p>1.1405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2959999999999999">
            <text:p>0.129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138">
            <text:p>13138</text:p>
          </table:table-cell>
          <table:table-cell table:style-name="ACE-3" office:value-type="float" office:value="13078">
            <text:p>13078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145.80000000000001">
            <text:p>145.8</text:p>
          </table:table-cell>
          <table:table-cell table:style-name="ACE-3" office:value-type="float" office:value="0.59999999999999998">
            <text:p>0.6</text:p>
          </table:table-cell>
          <table:table-cell table:number-columns-repeated="2" table:style-name="ACE-3"/>
          <table:table-cell table:style-name="ACE-3" office:value-type="string">
            <text:p>RGF_12-18-2.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0]+2.5" office:value-type="float" office:value="-68.900000000000006">
            <text:p>−68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8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71.400000000000006">
            <text:p>71.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789999999999999">
            <text:p>3.279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1.141">
            <text:p>1.14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909999999999999">
            <text:p>0.129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082">
            <text:p>13082</text:p>
          </table:table-cell>
          <table:table-cell table:style-name="ACE-3" office:value-type="float" office:value="13026">
            <text:p>13026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6.30000000000001">
            <text:p>146.3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RGF_12-18-3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1]+2.5" office:value-type="float" office:value="-68.900000000000006">
            <text:p>−68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9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72.400000000000006">
            <text:p>72.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708000000000002">
            <text:p>3.0708</text:p>
          </table:table-cell>
          <table:table-cell table:style-name="ACE-3" office:value-type="float" office:value="203">
            <text:p>203</text:p>
          </table:table-cell>
          <table:table-cell table:style-name="ACE-3" office:value-type="float" office:value="1.1426000000000001">
            <text:p>1.142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020000000000001">
            <text:p>0.130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182">
            <text:p>13182</text:p>
          </table:table-cell>
          <table:table-cell table:style-name="ACE-3" office:value-type="float" office:value="13126">
            <text:p>13126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148">
            <text:p>148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RGF_12-19-3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2]+2.5" office:value-type="float" office:value="-69.900000000000006">
            <text:p>−69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9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8.200000000000003">
            <text:p>68.2</text:p>
          </table:table-cell>
          <table:table-cell table:style-name="ACE-3" office:value-type="float" office:value="72.700000000000003">
            <text:p>72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224000000000002">
            <text:p>3.0224</text:p>
          </table:table-cell>
          <table:table-cell table:style-name="ACE-3" office:value-type="float" office:value="543">
            <text:p>543</text:p>
          </table:table-cell>
          <table:table-cell table:style-name="ACE-3" office:value-type="float" office:value="1.1417999999999999">
            <text:p>1.1418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308">
            <text:p>0.130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258">
            <text:p>13258</text:p>
          </table:table-cell>
          <table:table-cell table:style-name="ACE-3" office:value-type="float" office:value="13202">
            <text:p>13202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147.19999999999999">
            <text:p>147.2</text:p>
          </table:table-cell>
          <table:table-cell table:style-name="ACE-3" office:value-type="float" office:value="0.59999999999999998">
            <text:p>0.6</text:p>
          </table:table-cell>
          <table:table-cell table:number-columns-repeated="2" table:style-name="ACE-3"/>
          <table:table-cell table:style-name="ACE-3" office:value-type="string">
            <text:p>RGF_12-19-5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3]+2.5" office:value-type="float" office:value="-70.200000000000003">
            <text:p>−70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21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9.099999999999994">
            <text:p>69.1</text:p>
          </table:table-cell>
          <table:table-cell table:style-name="ACE-3" office:value-type="float" office:value="73.700000000000003">
            <text:p>73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404">
            <text:p>3.0404</text:p>
          </table:table-cell>
          <table:table-cell table:style-name="ACE-3" office:value-type="float" office:value="184">
            <text:p>184</text:p>
          </table:table-cell>
          <table:table-cell table:style-name="ACE-3" office:value-type="float" office:value="1.1374">
            <text:p>1.1374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3350000000000001">
            <text:p>0.1335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605">
            <text:p>13605</text:p>
          </table:table-cell>
          <table:table-cell table:style-name="ACE-3" office:value-type="float" office:value="13555">
            <text:p>1355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42.80000000000001">
            <text:p>142.8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string">
            <text:p>1 2 4</text:p>
          </table:table-cell>
          <table:table-cell table:style-name="ACE-3"/>
          <table:table-cell table:style-name="ACE-3" office:value-type="string">
            <text:p>RGF_12-21-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4]+2.5" office:value-type="float" office:value="-71.200000000000003">
            <text:p>−71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PeltierFairbanks2006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21-6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9.400000000000006">
            <text:p>69.4</text:p>
          </table:table-cell>
          <table:table-cell table:style-name="ACE-3" office:value-type="float" office:value="74">
            <text:p>7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205000000000002">
            <text:p>3.0205</text:p>
          </table:table-cell>
          <table:table-cell table:style-name="ACE-3" office:value-type="float" office:value="107">
            <text:p>107</text:p>
          </table:table-cell>
          <table:table-cell table:style-name="ACE-3" office:value-type="float" office:value="1.1374">
            <text:p>1.137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370000000000001">
            <text:p>0.133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624">
            <text:p>13624</text:p>
          </table:table-cell>
          <table:table-cell table:style-name="ACE-3" office:value-type="float" office:value="13574">
            <text:p>13574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2.80000000000001">
            <text:p>142.8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string">
            <text:p>1 2 4</text:p>
          </table:table-cell>
          <table:table-cell table:style-name="ACE-3"/>
          <table:table-cell table:style-name="ACE-3" office:value-type="string">
            <text:p>RGF_12-21-6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5]+2.5" office:value-type="float" office:value="-71.5">
            <text:p>−71.5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PeltierFairbanks2006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21-7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9.599999999999994">
            <text:p>69.6</text:p>
          </table:table-cell>
          <table:table-cell table:style-name="ACE-3" office:value-type="float" office:value="74.200000000000003">
            <text:p>74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8969">
            <text:p>2.8969</text:p>
          </table:table-cell>
          <table:table-cell table:style-name="ACE-3" office:value-type="float" office:value="65">
            <text:p>65</text:p>
          </table:table-cell>
          <table:table-cell table:style-name="ACE-3" office:value-type="float" office:value="1.1386000000000001">
            <text:p>1.1386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0.13389999999999999">
            <text:p>0.1339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3628">
            <text:p>13628</text:p>
          </table:table-cell>
          <table:table-cell table:style-name="ACE-3" office:value-type="float" office:value="13578">
            <text:p>13578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4.09999999999999">
            <text:p>144.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1 2</text:p>
          </table:table-cell>
          <table:table-cell table:style-name="ACE-3"/>
          <table:table-cell table:style-name="ACE-3" office:value-type="string">
            <text:p>RGF_12-21-7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6]+2.5" office:value-type="float" office:value="-71.700000000000003">
            <text:p>−71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PeltierFairbanks200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21-10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9.900000000000006">
            <text:p>69.9</text:p>
          </table:table-cell>
          <table:table-cell table:style-name="ACE-3" office:value-type="float" office:value="74.5">
            <text:p>74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476">
            <text:p>3.476</text:p>
          </table:table-cell>
          <table:table-cell table:style-name="ACE-3" office:value-type="float" office:value="186">
            <text:p>186</text:p>
          </table:table-cell>
          <table:table-cell table:style-name="ACE-3" office:value-type="float" office:value="1.1385000000000001">
            <text:p>1.1385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439999999999999">
            <text:p>0.134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682">
            <text:p>13682</text:p>
          </table:table-cell>
          <table:table-cell table:style-name="ACE-3" office:value-type="float" office:value="13632">
            <text:p>13632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44">
            <text:p>144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string">
            <text:p>1 2 4</text:p>
          </table:table-cell>
          <table:table-cell table:style-name="ACE-3"/>
          <table:table-cell table:style-name="ACE-3" office:value-type="string">
            <text:p>RGF_12-21-10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7]+2.5" office:value-type="float" office:value="-72">
            <text:p>−7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PeltierFairbanks2006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22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0.299999999999997">
            <text:p>70.3</text:p>
          </table:table-cell>
          <table:table-cell table:style-name="ACE-3" office:value-type="float" office:value="74.900000000000006">
            <text:p>74.9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064999999999999">
            <text:p>2.9065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1.1407">
            <text:p>1.1407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341">
            <text:p>0.134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623">
            <text:p>13623</text:p>
          </table:table-cell>
          <table:table-cell table:style-name="ACE-3" office:value-type="float" office:value="13567">
            <text:p>13567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146.19999999999999">
            <text:p>146.2</text:p>
          </table:table-cell>
          <table:table-cell table:style-name="ACE-3" office:value-type="float" office:value="0.59999999999999998">
            <text:p>0.6</text:p>
          </table:table-cell>
          <table:table-cell table:number-columns-repeated="2" table:style-name="ACE-3"/>
          <table:table-cell table:style-name="ACE-3" office:value-type="string">
            <text:p>RGF_12-22-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8]+2.5" office:value-type="float" office:value="-72.400000000000006">
            <text:p>−72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23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2.5">
            <text:p>72.5</text:p>
          </table:table-cell>
          <table:table-cell table:style-name="ACE-3" office:value-type="float" office:value="77.099999999999994">
            <text:p>77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055999999999998">
            <text:p>3.0056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.1387">
            <text:p>1.138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519999999999999">
            <text:p>0.1352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764">
            <text:p>13764</text:p>
          </table:table-cell>
          <table:table-cell table:style-name="ACE-3" office:value-type="float" office:value="13708">
            <text:p>1370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144.19999999999999">
            <text:p>144.2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RGF_12-23-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9]+2.5" office:value-type="float" office:value="-74.599999999999994">
            <text:p>−74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0" table:number-rows-repeated="65427">
          <table:table-cell table:number-columns-repeated="256"/>
        </table:table-row>
        <table:named-expressions>
          <table:named-expression table:name="Sheet_Title" table:expression="of:=&quot;Abdul_et_al&quot;" table:base-cell-address="$'Abdul_et_al'.$A$1"/>
          <table:named-expression table:name="Print_Area" table:expression="of:=#REF!" table:base-cell-address="$'Abdul_et_al'.$A$1"/>
        </table:named-expressions>
        <gnm:selections gnm:cursor-col="24" gnm:cursor-row="105">
          <gnm:selection gnm:start-col="24" gnm:start-row="105" gnm:end-col="24" gnm:end-row="105"/>
        </gnm:selections>
      </table:table>
      <table:table table:name="Peltier and Fairbanks 2006" table:style-name="ta-3" table:print="true">
        <office:forms form:automatic-focus="false" form:apply-design-mode="false">
          <form:form/>
        </office:forms>
        <table:table-column table:default-cell-style-name="ACE-5" table:style-name="ACOL-13"/>
        <table:table-column table:default-cell-style-name="ACE-5" table:style-name="ACOL-2" table:number-columns-repeated="2"/>
        <table:table-column table:default-cell-style-name="ACE-5" table:style-name="ACOL-3"/>
        <table:table-column table:default-cell-style-name="ACE-5" table:style-name="ACOL-4"/>
        <table:table-column table:default-cell-style-name="ACE-5" table:style-name="ACOL-2" table:number-columns-repeated="2"/>
        <table:table-column table:default-cell-style-name="ACE-5" table:style-name="ACOL-0" table:number-columns-repeated="2"/>
        <table:table-column table:default-cell-style-name="ACE-5" table:style-name="ACOL-14"/>
        <table:table-column table:default-cell-style-name="ACE-5" table:style-name="ACOL-15"/>
        <table:table-column table:default-cell-style-name="ACE-5" table:style-name="ACOL-16"/>
        <table:table-column table:default-cell-style-name="ACE-6" table:style-name="ACOL-0"/>
        <table:table-column table:default-cell-style-name="ACE-6" table:style-name="ACOL-12" table:number-columns-repeated="2"/>
        <table:table-column table:default-cell-style-name="ACE-5" table:style-name="ACOL-0" table:number-columns-repeated="241"/>
        <table:table-row table:style-name="AROW-1">
          <table:table-cell table:style-name="ACE-5" office:value-type="string">
            <text:p>Sample</text:p>
          </table:table-cell>
          <table:table-cell table:style-name="ACE-5" office:value-type="string">
            <text:p>Location</text:p>
          </table:table-cell>
          <table:table-cell table:style-name="ACE-5" office:value-type="string">
            <text:p>Species</text:p>
          </table:table-cell>
          <table:table-cell table:style-name="ACE-5" office:value-type="string">
            <text:p>Depth (m)</text:p>
          </table:table-cell>
          <table:table-cell table:style-name="ACE-5" office:value-type="string">
            <text:p>Depth(m) uplift corrected</text:p>
          </table:table-cell>
          <table:table-cell table:style-name="ACE-5" office:value-type="string">
            <text:p>Mean Th/U Age yr BP</text:p>
          </table:table-cell>
          <table:table-cell table:style-name="ACE-5" office:value-type="string">
            <text:p>Mean 1 sig U-Th</text:p>
          </table:table-cell>
          <table:table-cell table:number-columns-repeated="2" table:style-name="ACE-5"/>
          <table:table-cell table:style-name="ACE-5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6" office:value-type="string">
            <text:p>RSL</text:p>
          </table:table-cell>
          <table:table-cell table:style-name="ACE-6" office:value-type="string">
            <text:p>RSL_2sigma_upper</text:p>
          </table:table-cell>
          <table:table-cell table:style-name="ACE-6" office:value-type="string">
            <text:p>RSL_2sigma_lower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B5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.3">
            <text:p>1.3</text:p>
          </table:table-cell>
          <table:table-cell table:style-name="ACE-5" office:value-type="float" office:value="726">
            <text:p>726</text:p>
          </table:table-cell>
          <table:table-cell table:style-name="ACE-5" office:value-type="float" office:value="10">
            <text:p>10</text:p>
          </table:table-cell>
          <table:table-cell table:number-columns-repeated="2" table:style-name="ACE-5"/>
          <table:table-cell table:style-name="ACE-5" office:value-type="string">
            <text:p>RGF_B56</text:p>
          </table:table-cell>
          <table:table-cell table:style-name="ACE-5" office:value-type="float" office:value="13.050000000000001">
            <text:p>13.05</text:p>
          </table:table-cell>
          <table:table-cell table:style-name="ACE-5" office:value-type="float" office:value="-59.539999999999999">
            <text:p>−59.54</text:p>
          </table:table-cell>
          <table:table-cell table:style-name="ACE-6" table:formula="of:=-[.E2]+2.5" office:value-type="float" office:value="1.2">
            <text:p>1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5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8.5">
            <text:p>18.5</text:p>
          </table:table-cell>
          <table:table-cell table:style-name="ACE-5" office:value-type="float" office:value="21.399999999999999">
            <text:p>21.4</text:p>
          </table:table-cell>
          <table:table-cell table:style-name="ACE-5" office:value-type="float" office:value="9930">
            <text:p>9930</text:p>
          </table:table-cell>
          <table:table-cell table:style-name="ACE-5" office:value-type="float" office:value="17">
            <text:p>17</text:p>
          </table:table-cell>
          <table:table-cell table:number-columns-repeated="2" table:style-name="ACE-5"/>
          <table:table-cell table:style-name="ACE-5" office:value-type="string">
            <text:p>RGF_7-5-5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3]+2.5" office:value-type="float" office:value="-18.899999999999999">
            <text:p>−18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9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21.609999999999999">
            <text:p>21.61</text:p>
          </table:table-cell>
          <table:table-cell table:style-name="ACE-5" office:value-type="float" office:value="24.699999999999999">
            <text:p>24.7</text:p>
          </table:table-cell>
          <table:table-cell table:style-name="ACE-5" office:value-type="float" office:value="8936">
            <text:p>8936</text:p>
          </table:table-cell>
          <table:table-cell table:style-name="ACE-5" office:value-type="float" office:value="22">
            <text:p>22</text:p>
          </table:table-cell>
          <table:table-cell table:number-columns-repeated="2" table:style-name="ACE-5"/>
          <table:table-cell table:style-name="ACE-5" office:value-type="string">
            <text:p>RGF_7-9-6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4]+2.5" office:value-type="float" office:value="-22.199999999999999">
            <text:p>−22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10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22.27">
            <text:p>22.27</text:p>
          </table:table-cell>
          <table:table-cell table:style-name="ACE-5" office:value-type="float" office:value="25.399999999999999">
            <text:p>25.4</text:p>
          </table:table-cell>
          <table:table-cell table:style-name="ACE-5" office:value-type="float" office:value="8934">
            <text:p>8934</text:p>
          </table:table-cell>
          <table:table-cell table:style-name="ACE-5" office:value-type="float" office:value="30">
            <text:p>30</text:p>
          </table:table-cell>
          <table:table-cell table:number-columns-repeated="2" table:style-name="ACE-5"/>
          <table:table-cell table:style-name="ACE-5" office:value-type="string">
            <text:p>RGF_7-10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5]+2.5" office:value-type="float" office:value="-22.899999999999999">
            <text:p>−22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12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25.43">
            <text:p>25.43</text:p>
          </table:table-cell>
          <table:table-cell table:style-name="ACE-5" office:value-type="float" office:value="28.600000000000001">
            <text:p>28.6</text:p>
          </table:table-cell>
          <table:table-cell table:style-name="ACE-5" office:value-type="float" office:value="9155">
            <text:p>9155</text:p>
          </table:table-cell>
          <table:table-cell table:style-name="ACE-5" office:value-type="float" office:value="18">
            <text:p>18</text:p>
          </table:table-cell>
          <table:table-cell table:number-columns-repeated="2" table:style-name="ACE-5"/>
          <table:table-cell table:style-name="ACE-5" office:value-type="string">
            <text:p>RGF_7-12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6]+2.5" office:value-type="float" office:value="-26.100000000000001">
            <text:p>−26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16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30">
            <text:p>30</text:p>
          </table:table-cell>
          <table:table-cell table:style-name="ACE-5" office:value-type="float" office:value="33.299999999999997">
            <text:p>33.3</text:p>
          </table:table-cell>
          <table:table-cell table:style-name="ACE-5" office:value-type="float" office:value="9618">
            <text:p>9618</text:p>
          </table:table-cell>
          <table:table-cell table:style-name="ACE-5" office:value-type="float" office:value="23">
            <text:p>23</text:p>
          </table:table-cell>
          <table:table-cell table:number-columns-repeated="2" table:style-name="ACE-5"/>
          <table:table-cell table:style-name="ACE-5" office:value-type="string">
            <text:p>RGF_7-16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7]+2.5" office:value-type="float" office:value="-30.799999999999997">
            <text:p>−30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16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30.239999999999998">
            <text:p>30.24</text:p>
          </table:table-cell>
          <table:table-cell table:style-name="ACE-5" office:value-type="float" office:value="33.600000000000001">
            <text:p>33.6</text:p>
          </table:table-cell>
          <table:table-cell table:style-name="ACE-5" office:value-type="float" office:value="9922">
            <text:p>9922</text:p>
          </table:table-cell>
          <table:table-cell table:style-name="ACE-5" office:value-type="float" office:value="21">
            <text:p>21</text:p>
          </table:table-cell>
          <table:table-cell table:number-columns-repeated="2" table:style-name="ACE-5"/>
          <table:table-cell table:style-name="ACE-5" office:value-type="string">
            <text:p>RGF_7-16-6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8]+2.5" office:value-type="float" office:value="-31.100000000000001">
            <text:p>−31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19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33.100000000000001">
            <text:p>33.1</text:p>
          </table:table-cell>
          <table:table-cell table:style-name="ACE-5" office:value-type="float" office:value="36.5">
            <text:p>36.5</text:p>
          </table:table-cell>
          <table:table-cell table:style-name="ACE-5" office:value-type="float" office:value="9941">
            <text:p>9941</text:p>
          </table:table-cell>
          <table:table-cell table:style-name="ACE-5" office:value-type="float" office:value="33">
            <text:p>33</text:p>
          </table:table-cell>
          <table:table-cell table:number-columns-repeated="2" table:style-name="ACE-5"/>
          <table:table-cell table:style-name="ACE-5" office:value-type="string">
            <text:p>RGF_7-19-3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9]+2.5" office:value-type="float" office:value="-34">
            <text:p>−34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23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37.759999999999998">
            <text:p>37.76</text:p>
          </table:table-cell>
          <table:table-cell table:style-name="ACE-5" office:value-type="float" office:value="41.399999999999999">
            <text:p>41.4</text:p>
          </table:table-cell>
          <table:table-cell table:style-name="ACE-5" office:value-type="float" office:value="10571">
            <text:p>10571</text:p>
          </table:table-cell>
          <table:table-cell table:style-name="ACE-5" office:value-type="float" office:value="39">
            <text:p>39</text:p>
          </table:table-cell>
          <table:table-cell table:number-columns-repeated="2" table:style-name="ACE-5"/>
          <table:table-cell table:style-name="ACE-5" office:value-type="string">
            <text:p>RGF_7-23-4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10]+2.5" office:value-type="float" office:value="-38.899999999999999">
            <text:p>−38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26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39.079999999999998">
            <text:p>39.08</text:p>
          </table:table-cell>
          <table:table-cell table:style-name="ACE-5" office:value-type="float" office:value="42.799999999999997">
            <text:p>42.8</text:p>
          </table:table-cell>
          <table:table-cell table:style-name="ACE-5" office:value-type="float" office:value="10808">
            <text:p>10808</text:p>
          </table:table-cell>
          <table:table-cell table:style-name="ACE-5" office:value-type="float" office:value="23">
            <text:p>23</text:p>
          </table:table-cell>
          <table:table-cell table:number-columns-repeated="2" table:style-name="ACE-5"/>
          <table:table-cell table:style-name="ACE-5" office:value-type="string">
            <text:p>RGF_7-26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11]+2.5" office:value-type="float" office:value="-40.299999999999997">
            <text:p>−40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27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40.700000000000003">
            <text:p>40.7</text:p>
          </table:table-cell>
          <table:table-cell table:style-name="ACE-5" office:value-type="float" office:value="44.5">
            <text:p>44.5</text:p>
          </table:table-cell>
          <table:table-cell table:style-name="ACE-5" office:value-type="float" office:value="11078">
            <text:p>11078</text:p>
          </table:table-cell>
          <table:table-cell table:style-name="ACE-5" office:value-type="float" office:value="37">
            <text:p>37</text:p>
          </table:table-cell>
          <table:table-cell table:number-columns-repeated="2" table:style-name="ACE-5"/>
          <table:table-cell table:style-name="ACE-5" office:value-type="string">
            <text:p>RGF_7-27-4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12]+2.5" office:value-type="float" office:value="-42">
            <text:p>−42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8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88.599999999999994">
            <text:p>88.6</text:p>
          </table:table-cell>
          <table:table-cell table:style-name="ACE-5" office:value-type="float" office:value="93.5">
            <text:p>93.5</text:p>
          </table:table-cell>
          <table:table-cell table:style-name="ACE-5" office:value-type="float" office:value="14082">
            <text:p>14082</text:p>
          </table:table-cell>
          <table:table-cell table:style-name="ACE-5" office:value-type="float" office:value="28">
            <text:p>28</text:p>
          </table:table-cell>
          <table:table-cell table:number-columns-repeated="2" table:style-name="ACE-5"/>
          <table:table-cell table:style-name="ACE-5" office:value-type="string">
            <text:p>RGF_9-8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3]+2.5" office:value-type="float" office:value="-91">
            <text:p>−91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9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89.510000000000005">
            <text:p>89.51</text:p>
          </table:table-cell>
          <table:table-cell table:style-name="ACE-5" office:value-type="float" office:value="94.400000000000006">
            <text:p>94.4</text:p>
          </table:table-cell>
          <table:table-cell table:style-name="ACE-5" office:value-type="float" office:value="14295">
            <text:p>14295</text:p>
          </table:table-cell>
          <table:table-cell table:style-name="ACE-5" office:value-type="float" office:value="29">
            <text:p>29</text:p>
          </table:table-cell>
          <table:table-cell table:number-columns-repeated="2" table:style-name="ACE-5"/>
          <table:table-cell table:style-name="ACE-5" office:value-type="string">
            <text:p>RGF_9-9-7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4]+2.5" office:value-type="float" office:value="-91.900000000000006">
            <text:p>−91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1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90.75">
            <text:p>90.75</text:p>
          </table:table-cell>
          <table:table-cell table:style-name="ACE-5" office:value-type="float" office:value="95.599999999999994">
            <text:p>95.6</text:p>
          </table:table-cell>
          <table:table-cell table:style-name="ACE-5" office:value-type="float" office:value="14255">
            <text:p>14255</text:p>
          </table:table-cell>
          <table:table-cell table:style-name="ACE-5" office:value-type="float" office:value="20">
            <text:p>20</text:p>
          </table:table-cell>
          <table:table-cell table:number-columns-repeated="2" table:style-name="ACE-5"/>
          <table:table-cell table:style-name="ACE-5" office:value-type="string">
            <text:p>RGF_9-11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5]+2.5" office:value-type="float" office:value="-93.099999999999994">
            <text:p>−93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2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92.489999999999995">
            <text:p>92.49</text:p>
          </table:table-cell>
          <table:table-cell table:style-name="ACE-5" office:value-type="float" office:value="97.400000000000006">
            <text:p>97.4</text:p>
          </table:table-cell>
          <table:table-cell table:style-name="ACE-5" office:value-type="float" office:value="14408">
            <text:p>14408</text:p>
          </table:table-cell>
          <table:table-cell table:style-name="ACE-5" office:value-type="float" office:value="20">
            <text:p>20</text:p>
          </table:table-cell>
          <table:table-cell table:number-columns-repeated="2" table:style-name="ACE-5"/>
          <table:table-cell table:style-name="ACE-5" office:value-type="string">
            <text:p>RGF_9-12-5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6]+2.5" office:value-type="float" office:value="-94.900000000000006">
            <text:p>−94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2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92.569999999999993">
            <text:p>92.57</text:p>
          </table:table-cell>
          <table:table-cell table:style-name="ACE-5" office:value-type="float" office:value="97.5">
            <text:p>97.5</text:p>
          </table:table-cell>
          <table:table-cell table:style-name="ACE-5" office:value-type="float" office:value="14396">
            <text:p>14396</text:p>
          </table:table-cell>
          <table:table-cell table:style-name="ACE-5" office:value-type="float" office:value="18">
            <text:p>18</text:p>
          </table:table-cell>
          <table:table-cell table:number-columns-repeated="2" table:style-name="ACE-5"/>
          <table:table-cell table:style-name="ACE-5" office:value-type="string">
            <text:p>RGF_9-12-7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7]+2.5" office:value-type="float" office:value="-95">
            <text:p>−95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3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93.890000000000001">
            <text:p>93.89</text:p>
          </table:table-cell>
          <table:table-cell table:style-name="ACE-5" office:value-type="float" office:value="98.900000000000006">
            <text:p>98.9</text:p>
          </table:table-cell>
          <table:table-cell table:style-name="ACE-5" office:value-type="float" office:value="14539">
            <text:p>14539</text:p>
          </table:table-cell>
          <table:table-cell table:style-name="ACE-5" office:value-type="float" office:value="23">
            <text:p>23</text:p>
          </table:table-cell>
          <table:table-cell table:number-columns-repeated="2" table:style-name="ACE-5"/>
          <table:table-cell table:style-name="ACE-5" office:value-type="string">
            <text:p>RGF_9-13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8]+2.5" office:value-type="float" office:value="-96.400000000000006">
            <text:p>−96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0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5.2">
            <text:p>105.2</text:p>
          </table:table-cell>
          <table:table-cell table:style-name="ACE-5" office:value-type="float" office:value="111.40000000000001">
            <text:p>111.4</text:p>
          </table:table-cell>
          <table:table-cell table:style-name="ACE-5" office:value-type="float" office:value="18116">
            <text:p>18116</text:p>
          </table:table-cell>
          <table:table-cell table:style-name="ACE-5" office:value-type="float" office:value="37">
            <text:p>37</text:p>
          </table:table-cell>
          <table:table-cell table:number-columns-repeated="2" table:style-name="ACE-5"/>
          <table:table-cell table:style-name="ACE-5" office:value-type="string">
            <text:p>RGF_9-20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9]+2.5" office:value-type="float" office:value="-108.90000000000001">
            <text:p>−108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1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5.81">
            <text:p>105.81</text:p>
          </table:table-cell>
          <table:table-cell table:style-name="ACE-5" office:value-type="float" office:value="112">
            <text:p>112</text:p>
          </table:table-cell>
          <table:table-cell table:style-name="ACE-5" office:value-type="float" office:value="18174">
            <text:p>18174</text:p>
          </table:table-cell>
          <table:table-cell table:style-name="ACE-5" office:value-type="float" office:value="33">
            <text:p>33</text:p>
          </table:table-cell>
          <table:table-cell table:number-columns-repeated="2" table:style-name="ACE-5"/>
          <table:table-cell table:style-name="ACE-5" office:value-type="string">
            <text:p>RGF_9-21-6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0]+2.5" office:value-type="float" office:value="-109.5">
            <text:p>−109.5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1-9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5.93000000000001">
            <text:p>105.93</text:p>
          </table:table-cell>
          <table:table-cell table:style-name="ACE-5" office:value-type="float" office:value="112.2">
            <text:p>112.2</text:p>
          </table:table-cell>
          <table:table-cell table:style-name="ACE-5" office:value-type="float" office:value="18448">
            <text:p>18448</text:p>
          </table:table-cell>
          <table:table-cell table:style-name="ACE-5" office:value-type="float" office:value="50">
            <text:p>50</text:p>
          </table:table-cell>
          <table:table-cell table:number-columns-repeated="2" table:style-name="ACE-5"/>
          <table:table-cell table:style-name="ACE-5" office:value-type="string">
            <text:p>RGF_9-21-9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1]+2.5" office:value-type="float" office:value="-109.7">
            <text:p>−109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1-10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5.93000000000001">
            <text:p>105.93</text:p>
          </table:table-cell>
          <table:table-cell table:style-name="ACE-5" office:value-type="float" office:value="112.2">
            <text:p>112.2</text:p>
          </table:table-cell>
          <table:table-cell table:style-name="ACE-5" office:value-type="float" office:value="18218">
            <text:p>18218</text:p>
          </table:table-cell>
          <table:table-cell table:style-name="ACE-5" office:value-type="float" office:value="44">
            <text:p>44</text:p>
          </table:table-cell>
          <table:table-cell table:number-columns-repeated="2" table:style-name="ACE-5"/>
          <table:table-cell table:style-name="ACE-5" office:value-type="string">
            <text:p>RGF_9-21-10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2]+2.5" office:value-type="float" office:value="-109.7">
            <text:p>−109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1-11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6.09">
            <text:p>106.09</text:p>
          </table:table-cell>
          <table:table-cell table:style-name="ACE-5" office:value-type="float" office:value="112.2">
            <text:p>112.2</text:p>
          </table:table-cell>
          <table:table-cell table:style-name="ACE-5" office:value-type="float" office:value="18176">
            <text:p>18176</text:p>
          </table:table-cell>
          <table:table-cell table:style-name="ACE-5" office:value-type="float" office:value="56">
            <text:p>56</text:p>
          </table:table-cell>
          <table:table-cell table:number-columns-repeated="2" table:style-name="ACE-5"/>
          <table:table-cell table:style-name="ACE-5" office:value-type="string">
            <text:p>RGF_9-21-11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3]+2.5" office:value-type="float" office:value="-109.7">
            <text:p>−109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2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6.90000000000001">
            <text:p>106.9</text:p>
          </table:table-cell>
          <table:table-cell table:style-name="ACE-5" office:value-type="float" office:value="113.2">
            <text:p>113.2</text:p>
          </table:table-cell>
          <table:table-cell table:style-name="ACE-5" office:value-type="float" office:value="18549">
            <text:p>18549</text:p>
          </table:table-cell>
          <table:table-cell table:style-name="ACE-5" office:value-type="float" office:value="26">
            <text:p>26</text:p>
          </table:table-cell>
          <table:table-cell table:number-columns-repeated="2" table:style-name="ACE-5"/>
          <table:table-cell table:style-name="ACE-5" office:value-type="string">
            <text:p>RGF_9-22-4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4]+2.5" office:value-type="float" office:value="-110.7">
            <text:p>−110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3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7.33">
            <text:p>107.33</text:p>
          </table:table-cell>
          <table:table-cell table:style-name="ACE-5" office:value-type="float" office:value="113.7">
            <text:p>113.7</text:p>
          </table:table-cell>
          <table:table-cell table:style-name="ACE-5" office:value-type="float" office:value="18746">
            <text:p>18746</text:p>
          </table:table-cell>
          <table:table-cell table:style-name="ACE-5" office:value-type="float" office:value="64">
            <text:p>64</text:p>
          </table:table-cell>
          <table:table-cell table:number-columns-repeated="2" table:style-name="ACE-5"/>
          <table:table-cell table:style-name="ACE-5" office:value-type="string">
            <text:p>RGF_9-23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5]+2.5" office:value-type="float" office:value="-111.2">
            <text:p>−111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3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7.48999999999999">
            <text:p>107.49</text:p>
          </table:table-cell>
          <table:table-cell table:style-name="ACE-5" office:value-type="float" office:value="113.90000000000001">
            <text:p>113.9</text:p>
          </table:table-cell>
          <table:table-cell table:style-name="ACE-5" office:value-type="float" office:value="18783">
            <text:p>18783</text:p>
          </table:table-cell>
          <table:table-cell table:style-name="ACE-5" office:value-type="float" office:value="80">
            <text:p>80</text:p>
          </table:table-cell>
          <table:table-cell table:number-columns-repeated="2" table:style-name="ACE-5"/>
          <table:table-cell table:style-name="ACE-5" office:value-type="string">
            <text:p>RGF_9-23-5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6]+2.5" office:value-type="float" office:value="-111.40000000000001">
            <text:p>−111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4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9.09">
            <text:p>109.09</text:p>
          </table:table-cell>
          <table:table-cell table:style-name="ACE-5" office:value-type="float" office:value="115.5">
            <text:p>115.5</text:p>
          </table:table-cell>
          <table:table-cell table:style-name="ACE-5" office:value-type="float" office:value="18716">
            <text:p>18716</text:p>
          </table:table-cell>
          <table:table-cell table:style-name="ACE-5" office:value-type="float" office:value="28">
            <text:p>28</text:p>
          </table:table-cell>
          <table:table-cell table:number-columns-repeated="2" table:style-name="ACE-5"/>
          <table:table-cell table:style-name="ACE-5" office:value-type="string">
            <text:p>RGF_9-24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7]+2.5" office:value-type="float" office:value="-113">
            <text:p>−113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4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9.26000000000001">
            <text:p>109.26</text:p>
          </table:table-cell>
          <table:table-cell table:style-name="ACE-5" office:value-type="float" office:value="115.7">
            <text:p>115.7</text:p>
          </table:table-cell>
          <table:table-cell table:style-name="ACE-5" office:value-type="float" office:value="18806">
            <text:p>18806</text:p>
          </table:table-cell>
          <table:table-cell table:style-name="ACE-5" office:value-type="float" office:value="33">
            <text:p>33</text:p>
          </table:table-cell>
          <table:table-cell table:number-columns-repeated="2" table:style-name="ACE-5"/>
          <table:table-cell table:style-name="ACE-5" office:value-type="string">
            <text:p>RGF_9-24-4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8]+2.5" office:value-type="float" office:value="-113.2">
            <text:p>−113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7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13.81">
            <text:p>113.81</text:p>
          </table:table-cell>
          <table:table-cell table:style-name="ACE-5" office:value-type="float" office:value="120.3">
            <text:p>120.3</text:p>
          </table:table-cell>
          <table:table-cell table:style-name="ACE-5" office:value-type="float" office:value="19075">
            <text:p>19075</text:p>
          </table:table-cell>
          <table:table-cell table:style-name="ACE-5" office:value-type="float" office:value="55">
            <text:p>55</text:p>
          </table:table-cell>
          <table:table-cell table:number-columns-repeated="2" table:style-name="ACE-5"/>
          <table:table-cell table:style-name="ACE-5" office:value-type="string">
            <text:p>RGF_9-27-5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9]+2.5" office:value-type="float" office:value="-117.8">
            <text:p>−117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5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53.039999999999999">
            <text:p>53.04</text:p>
          </table:table-cell>
          <table:table-cell table:style-name="ACE-5" office:value-type="float" office:value="56.899999999999999">
            <text:p>56.9</text:p>
          </table:table-cell>
          <table:table-cell table:style-name="ACE-5" office:value-type="float" office:value="11392">
            <text:p>11392</text:p>
          </table:table-cell>
          <table:table-cell table:style-name="ACE-5" office:value-type="float" office:value="22">
            <text:p>22</text:p>
          </table:table-cell>
          <table:table-cell table:number-columns-repeated="2" table:style-name="ACE-5"/>
          <table:table-cell table:style-name="ACE-5" office:value-type="string">
            <text:p>RGF_12-5-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0]+2.5" office:value-type="float" office:value="-54.399999999999999">
            <text:p>−54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6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54.659999999999997">
            <text:p>54.66</text:p>
          </table:table-cell>
          <table:table-cell table:style-name="ACE-5" office:value-type="float" office:value="58.600000000000001">
            <text:p>58.6</text:p>
          </table:table-cell>
          <table:table-cell table:style-name="ACE-5" office:value-type="float" office:value="11511">
            <text:p>11511</text:p>
          </table:table-cell>
          <table:table-cell table:style-name="ACE-5" office:value-type="float" office:value="37">
            <text:p>37</text:p>
          </table:table-cell>
          <table:table-cell table:number-columns-repeated="2" table:style-name="ACE-5"/>
          <table:table-cell table:style-name="ACE-5" office:value-type="string">
            <text:p>RGF_12-6-7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1]+2.5" office:value-type="float" office:value="-56.100000000000001">
            <text:p>−56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9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57.43">
            <text:p>57.43</text:p>
          </table:table-cell>
          <table:table-cell table:style-name="ACE-5" office:value-type="float" office:value="61.5">
            <text:p>61.5</text:p>
          </table:table-cell>
          <table:table-cell table:style-name="ACE-5" office:value-type="float" office:value="12002">
            <text:p>12002</text:p>
          </table:table-cell>
          <table:table-cell table:style-name="ACE-5" office:value-type="float" office:value="25">
            <text:p>25</text:p>
          </table:table-cell>
          <table:table-cell table:number-columns-repeated="2" table:style-name="ACE-5"/>
          <table:table-cell table:style-name="ACE-5" office:value-type="string">
            <text:p>RGF_12-9-3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2]+2.5" office:value-type="float" office:value="-59">
            <text:p>−59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9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57.590000000000003">
            <text:p>57.59</text:p>
          </table:table-cell>
          <table:table-cell table:style-name="ACE-5" office:value-type="float" office:value="61.799999999999997">
            <text:p>61.8</text:p>
          </table:table-cell>
          <table:table-cell table:style-name="ACE-5" office:value-type="float" office:value="12203">
            <text:p>12203</text:p>
          </table:table-cell>
          <table:table-cell table:style-name="ACE-5" office:value-type="float" office:value="38">
            <text:p>38</text:p>
          </table:table-cell>
          <table:table-cell table:number-columns-repeated="2" table:style-name="ACE-5"/>
          <table:table-cell table:style-name="ACE-5" office:value-type="string">
            <text:p>RGF_12-9-5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3]+2.5" office:value-type="float" office:value="-59.299999999999997">
            <text:p>−59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9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57.740000000000002">
            <text:p>57.74</text:p>
          </table:table-cell>
          <table:table-cell table:style-name="ACE-5" office:value-type="float" office:value="61.899999999999999">
            <text:p>61.9</text:p>
          </table:table-cell>
          <table:table-cell table:style-name="ACE-5" office:value-type="float" office:value="12170">
            <text:p>12170</text:p>
          </table:table-cell>
          <table:table-cell table:style-name="ACE-5" office:value-type="float" office:value="15">
            <text:p>15</text:p>
          </table:table-cell>
          <table:table-cell table:number-columns-repeated="2" table:style-name="ACE-5"/>
          <table:table-cell table:style-name="ACE-5" office:value-type="string">
            <text:p>RGF_12-9-6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4]+2.5" office:value-type="float" office:value="-59.399999999999999">
            <text:p>−59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12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0.420000000000002">
            <text:p>60.42</text:p>
          </table:table-cell>
          <table:table-cell table:style-name="ACE-5" office:value-type="float" office:value="64.799999999999997">
            <text:p>64.8</text:p>
          </table:table-cell>
          <table:table-cell table:style-name="ACE-5" office:value-type="float" office:value="12798">
            <text:p>12798</text:p>
          </table:table-cell>
          <table:table-cell table:style-name="ACE-5" office:value-type="float" office:value="25">
            <text:p>25</text:p>
          </table:table-cell>
          <table:table-cell table:number-columns-repeated="2" table:style-name="ACE-5"/>
          <table:table-cell table:style-name="ACE-5" office:value-type="string">
            <text:p>RGF_12-12-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5]+2.5" office:value-type="float" office:value="-62.299999999999997">
            <text:p>−62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14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2.259999999999998">
            <text:p>62.26</text:p>
          </table:table-cell>
          <table:table-cell table:style-name="ACE-5" office:value-type="float" office:value="66.599999999999994">
            <text:p>66.6</text:p>
          </table:table-cell>
          <table:table-cell table:style-name="ACE-5" office:value-type="float" office:value="12844">
            <text:p>12844</text:p>
          </table:table-cell>
          <table:table-cell table:style-name="ACE-5" office:value-type="float" office:value="39">
            <text:p>39</text:p>
          </table:table-cell>
          <table:table-cell table:number-columns-repeated="2" table:style-name="ACE-5"/>
          <table:table-cell table:style-name="ACE-5" office:value-type="string">
            <text:p>RGF_12-14-4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6]+2.5" office:value-type="float" office:value="-64.099999999999994">
            <text:p>−64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15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3.780000000000001">
            <text:p>63.78</text:p>
          </table:table-cell>
          <table:table-cell table:style-name="ACE-5" office:value-type="float" office:value="68.200000000000003">
            <text:p>68.2</text:p>
          </table:table-cell>
          <table:table-cell table:style-name="ACE-5" office:value-type="float" office:value="12993">
            <text:p>12993</text:p>
          </table:table-cell>
          <table:table-cell table:style-name="ACE-5" office:value-type="float" office:value="17">
            <text:p>17</text:p>
          </table:table-cell>
          <table:table-cell table:number-columns-repeated="2" table:style-name="ACE-5"/>
          <table:table-cell table:style-name="ACE-5" office:value-type="string">
            <text:p>RGF_12-15-4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7]+2.5" office:value-type="float" office:value="-65.700000000000003">
            <text:p>−65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16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5.359999999999999">
            <text:p>65.36</text:p>
          </table:table-cell>
          <table:table-cell table:style-name="ACE-5" office:value-type="float" office:value="69.799999999999997">
            <text:p>69.8</text:p>
          </table:table-cell>
          <table:table-cell table:style-name="ACE-5" office:value-type="float" office:value="13088">
            <text:p>13088</text:p>
          </table:table-cell>
          <table:table-cell table:style-name="ACE-5" office:value-type="float" office:value="56">
            <text:p>56</text:p>
          </table:table-cell>
          <table:table-cell table:number-columns-repeated="2" table:style-name="ACE-5"/>
          <table:table-cell table:style-name="ACE-5" office:value-type="string">
            <text:p>RGF_12-16-5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8]+2.5" office:value-type="float" office:value="-67.299999999999997">
            <text:p>−67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17-2 CL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5.780000000000001">
            <text:p>65.78</text:p>
          </table:table-cell>
          <table:table-cell table:style-name="ACE-5" office:value-type="float" office:value="70.299999999999997">
            <text:p>70.3</text:p>
          </table:table-cell>
          <table:table-cell table:style-name="ACE-5" office:value-type="float" office:value="13179">
            <text:p>13179</text:p>
          </table:table-cell>
          <table:table-cell table:style-name="ACE-5" office:value-type="float" office:value="16">
            <text:p>16</text:p>
          </table:table-cell>
          <table:table-cell table:number-columns-repeated="2" table:style-name="ACE-5"/>
          <table:table-cell table:style-name="ACE-5" office:value-type="string">
            <text:p>RGF_12-17-2_CL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9]+2.5" office:value-type="float" office:value="-67.799999999999997">
            <text:p>−67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21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9.060000000000002">
            <text:p>69.06</text:p>
          </table:table-cell>
          <table:table-cell table:style-name="ACE-5" office:value-type="float" office:value="73.700000000000003">
            <text:p>73.7</text:p>
          </table:table-cell>
          <table:table-cell table:style-name="ACE-5" office:value-type="float" office:value="13555">
            <text:p>13555</text:p>
          </table:table-cell>
          <table:table-cell table:style-name="ACE-5" office:value-type="float" office:value="19">
            <text:p>19</text:p>
          </table:table-cell>
          <table:table-cell table:number-columns-repeated="2" table:style-name="ACE-5"/>
          <table:table-cell table:style-name="ACE-5" office:value-type="string">
            <text:p>RGF_12-21-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0]+2.5" office:value-type="float" office:value="-71.200000000000003">
            <text:p>−71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21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9.349999999999994">
            <text:p>69.35</text:p>
          </table:table-cell>
          <table:table-cell table:style-name="ACE-5" office:value-type="float" office:value="74">
            <text:p>74</text:p>
          </table:table-cell>
          <table:table-cell table:style-name="ACE-5" office:value-type="float" office:value="13574">
            <text:p>13574</text:p>
          </table:table-cell>
          <table:table-cell table:style-name="ACE-5" office:value-type="float" office:value="26">
            <text:p>26</text:p>
          </table:table-cell>
          <table:table-cell table:number-columns-repeated="2" table:style-name="ACE-5"/>
          <table:table-cell table:style-name="ACE-5" office:value-type="string">
            <text:p>RGF_12-21-6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1]+2.5" office:value-type="float" office:value="-71.5">
            <text:p>−71.5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21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9.569999999999993">
            <text:p>69.57</text:p>
          </table:table-cell>
          <table:table-cell table:style-name="ACE-5" office:value-type="float" office:value="74.200000000000003">
            <text:p>74.2</text:p>
          </table:table-cell>
          <table:table-cell table:style-name="ACE-5" office:value-type="float" office:value="13578">
            <text:p>13578</text:p>
          </table:table-cell>
          <table:table-cell table:style-name="ACE-5" office:value-type="float" office:value="26">
            <text:p>26</text:p>
          </table:table-cell>
          <table:table-cell table:number-columns-repeated="2" table:style-name="ACE-5"/>
          <table:table-cell table:style-name="ACE-5" office:value-type="string">
            <text:p>RGF_12-21-7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2]+2.5" office:value-type="float" office:value="-71.700000000000003">
            <text:p>−71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21-10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9.849999999999994">
            <text:p>69.85</text:p>
          </table:table-cell>
          <table:table-cell table:style-name="ACE-5" office:value-type="float" office:value="74.5">
            <text:p>74.5</text:p>
          </table:table-cell>
          <table:table-cell table:style-name="ACE-5" office:value-type="float" office:value="13632">
            <text:p>13632</text:p>
          </table:table-cell>
          <table:table-cell table:style-name="ACE-5" office:value-type="float" office:value="16">
            <text:p>16</text:p>
          </table:table-cell>
          <table:table-cell table:number-columns-repeated="2" table:style-name="ACE-5"/>
          <table:table-cell table:style-name="ACE-5" office:value-type="string">
            <text:p>RGF_12-21-10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3]+2.5" office:value-type="float" office:value="-72">
            <text:p>−72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28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77.439999999999998">
            <text:p>77.44</text:p>
          </table:table-cell>
          <table:table-cell table:style-name="ACE-5" office:value-type="float" office:value="87.5">
            <text:p>87.5</text:p>
          </table:table-cell>
          <table:table-cell table:style-name="ACE-5" office:value-type="float" office:value="29540">
            <text:p>29540</text:p>
          </table:table-cell>
          <table:table-cell table:style-name="ACE-5" office:value-type="float" office:value="41">
            <text:p>41</text:p>
          </table:table-cell>
          <table:table-cell table:number-columns-repeated="2" table:style-name="ACE-5"/>
          <table:table-cell table:style-name="ACE-5" office:value-type="string">
            <text:p>RGF_12-28-6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4]+2.5" office:value-type="float" office:value="-85">
            <text:p>−85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28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77.560000000000002">
            <text:p>77.56</text:p>
          </table:table-cell>
          <table:table-cell table:style-name="ACE-5" office:value-type="float" office:value="87.799999999999997">
            <text:p>87.8</text:p>
          </table:table-cell>
          <table:table-cell table:style-name="ACE-5" office:value-type="float" office:value="30147">
            <text:p>30147</text:p>
          </table:table-cell>
          <table:table-cell table:style-name="ACE-5" office:value-type="float" office:value="57">
            <text:p>57</text:p>
          </table:table-cell>
          <table:table-cell table:number-columns-repeated="2" table:style-name="ACE-5"/>
          <table:table-cell table:style-name="ACE-5" office:value-type="string">
            <text:p>RGF_12-28-7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5]+2.5" office:value-type="float" office:value="-85.299999999999997">
            <text:p>−85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29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77.920000000000002">
            <text:p>77.92</text:p>
          </table:table-cell>
          <table:table-cell table:style-name="ACE-5" office:value-type="float" office:value="88.200000000000003">
            <text:p>88.2</text:p>
          </table:table-cell>
          <table:table-cell table:style-name="ACE-5" office:value-type="float" office:value="30225">
            <text:p>30225</text:p>
          </table:table-cell>
          <table:table-cell table:style-name="ACE-5" office:value-type="float" office:value="75">
            <text:p>75</text:p>
          </table:table-cell>
          <table:table-cell table:number-columns-repeated="2" table:style-name="ACE-5"/>
          <table:table-cell table:style-name="ACE-5" office:value-type="string">
            <text:p>RGF_12-29-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6]+2.5" office:value-type="float" office:value="-85.700000000000003">
            <text:p>−85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30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78.459999999999994">
            <text:p>78.46</text:p>
          </table:table-cell>
          <table:table-cell table:style-name="ACE-5" office:value-type="float" office:value="88.799999999999997">
            <text:p>88.8</text:p>
          </table:table-cell>
          <table:table-cell table:style-name="ACE-5" office:value-type="float" office:value="30298">
            <text:p>30298</text:p>
          </table:table-cell>
          <table:table-cell table:style-name="ACE-5" office:value-type="float" office:value="110">
            <text:p>110</text:p>
          </table:table-cell>
          <table:table-cell table:number-columns-repeated="2" table:style-name="ACE-5"/>
          <table:table-cell table:style-name="ACE-5" office:value-type="string">
            <text:p>RGF_12-30-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7]+2.5" office:value-type="float" office:value="-86.299999999999997">
            <text:p>−86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30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78.560000000000002">
            <text:p>78.56</text:p>
          </table:table-cell>
          <table:table-cell table:style-name="ACE-5" office:value-type="float" office:value="88.900000000000006">
            <text:p>88.9</text:p>
          </table:table-cell>
          <table:table-cell table:style-name="ACE-5" office:value-type="float" office:value="30242">
            <text:p>30242</text:p>
          </table:table-cell>
          <table:table-cell table:style-name="ACE-5" office:value-type="float" office:value="48">
            <text:p>48</text:p>
          </table:table-cell>
          <table:table-cell table:number-columns-repeated="2" table:style-name="ACE-5"/>
          <table:table-cell table:style-name="ACE-5" office:value-type="string">
            <text:p>RGF_12-30-3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8]+2.5" office:value-type="float" office:value="-86.400000000000006">
            <text:p>−86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3-8-9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5.95">
            <text:p>105.95</text:p>
          </table:table-cell>
          <table:table-cell table:style-name="ACE-5" office:value-type="float" office:value="111.90000000000001">
            <text:p>111.9</text:p>
          </table:table-cell>
          <table:table-cell table:style-name="ACE-5" office:value-type="float" office:value="17580">
            <text:p>17580</text:p>
          </table:table-cell>
          <table:table-cell table:style-name="ACE-5" office:value-type="float" office:value="69">
            <text:p>69</text:p>
          </table:table-cell>
          <table:table-cell table:number-columns-repeated="2" table:style-name="ACE-5"/>
          <table:table-cell table:style-name="ACE-5" office:value-type="string">
            <text:p>RGF_13-8-9</text:p>
          </table:table-cell>
          <table:table-cell table:style-name="ACE-5" office:value-type="float" office:value="13.0367">
            <text:p>13.0367</text:p>
          </table:table-cell>
          <table:table-cell table:style-name="ACE-5" office:value-type="float" office:value="-59.547600000000003">
            <text:p>−59.5476</text:p>
          </table:table-cell>
          <table:table-cell table:style-name="ACE-6" table:formula="of:=-[.E49]+2.5" office:value-type="float" office:value="-109.40000000000001">
            <text:p>−109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5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91.340000000000003">
            <text:p>91.34</text:p>
          </table:table-cell>
          <table:table-cell table:style-name="ACE-5" office:value-type="float" office:value="96.299999999999997">
            <text:p>96.3</text:p>
          </table:table-cell>
          <table:table-cell table:style-name="ACE-5" office:value-type="float" office:value="14573">
            <text:p>14573</text:p>
          </table:table-cell>
          <table:table-cell table:style-name="ACE-5" office:value-type="float" office:value="15">
            <text:p>15</text:p>
          </table:table-cell>
          <table:table-cell table:number-columns-repeated="2" table:style-name="ACE-5"/>
          <table:table-cell table:style-name="ACE-5" office:value-type="string">
            <text:p>RGF_15-5-3</text:p>
          </table:table-cell>
          <table:table-cell table:style-name="ACE-5" office:value-type="float" office:value="13.0367">
            <text:p>13.0367</text:p>
          </table:table-cell>
          <table:table-cell table:style-name="ACE-5" office:value-type="float" office:value="-59.547600000000003">
            <text:p>−59.5476</text:p>
          </table:table-cell>
          <table:table-cell table:style-name="ACE-6" table:formula="of:=-[.E50]-6.3799999999999999+2.5" office:value-type="float" office:value="-100.17999999999999">
            <text:p>−100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9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1.63">
            <text:p>101.63</text:p>
          </table:table-cell>
          <table:table-cell table:style-name="ACE-5" office:value-type="float" office:value="107.90000000000001">
            <text:p>107.9</text:p>
          </table:table-cell>
          <table:table-cell table:style-name="ACE-5" office:value-type="float" office:value="18408">
            <text:p>18408</text:p>
          </table:table-cell>
          <table:table-cell table:style-name="ACE-5" office:value-type="float" office:value="26">
            <text:p>26</text:p>
          </table:table-cell>
          <table:table-cell table:number-columns-repeated="2" table:style-name="ACE-5"/>
          <table:table-cell table:style-name="ACE-5" office:value-type="string">
            <text:p>RGF15-9-5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51]-6.3799999999999999+2.5" office:value-type="float" office:value="-111.78">
            <text:p>−111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10-1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1.69">
            <text:p>101.69</text:p>
          </table:table-cell>
          <table:table-cell table:style-name="ACE-5" office:value-type="float" office:value="108.3">
            <text:p>108.3</text:p>
          </table:table-cell>
          <table:table-cell table:style-name="ACE-5" office:value-type="float" office:value="19392">
            <text:p>19392</text:p>
          </table:table-cell>
          <table:table-cell table:style-name="ACE-5" office:value-type="float" office:value="29">
            <text:p>29</text:p>
          </table:table-cell>
          <table:table-cell table:number-columns-repeated="2" table:style-name="ACE-5"/>
          <table:table-cell table:style-name="ACE-5" office:value-type="string">
            <text:p>RGF_15-10-1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52]-6.3799999999999999+2.5" office:value-type="float" office:value="-112.17999999999999">
            <text:p>−112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12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3.18000000000001">
            <text:p>103.18</text:p>
          </table:table-cell>
          <table:table-cell table:style-name="ACE-5" office:value-type="float" office:value="109.90000000000001">
            <text:p>109.9</text:p>
          </table:table-cell>
          <table:table-cell table:style-name="ACE-5" office:value-type="float" office:value="19518">
            <text:p>19518</text:p>
          </table:table-cell>
          <table:table-cell table:style-name="ACE-5" office:value-type="float" office:value="33">
            <text:p>33</text:p>
          </table:table-cell>
          <table:table-cell table:number-columns-repeated="2" table:style-name="ACE-5"/>
          <table:table-cell table:style-name="ACE-5" office:value-type="string">
            <text:p>RGF_15-12-2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53]-6.3799999999999999+2.5" office:value-type="float" office:value="-113.78">
            <text:p>−113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12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3.56">
            <text:p>103.56</text:p>
          </table:table-cell>
          <table:table-cell table:style-name="ACE-5" office:value-type="float" office:value="110.3">
            <text:p>110.3</text:p>
          </table:table-cell>
          <table:table-cell table:style-name="ACE-5" office:value-type="float" office:value="19708">
            <text:p>19708</text:p>
          </table:table-cell>
          <table:table-cell table:style-name="ACE-5" office:value-type="float" office:value="26">
            <text:p>26</text:p>
          </table:table-cell>
          <table:table-cell table:number-columns-repeated="2" table:style-name="ACE-5"/>
          <table:table-cell table:style-name="ACE-5" office:value-type="string">
            <text:p>RGF_15-12-5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54]-6.3799999999999999+2.5" office:value-type="float" office:value="-114.17999999999999">
            <text:p>−114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6-12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54.299999999999997">
            <text:p>54.3</text:p>
          </table:table-cell>
          <table:table-cell table:style-name="ACE-5" office:value-type="float" office:value="58.200000000000003">
            <text:p>58.2</text:p>
          </table:table-cell>
          <table:table-cell table:style-name="ACE-5" office:value-type="float" office:value="11512">
            <text:p>11512</text:p>
          </table:table-cell>
          <table:table-cell table:style-name="ACE-5" office:value-type="float" office:value="17">
            <text:p>17</text:p>
          </table:table-cell>
          <table:table-cell table:number-columns-repeated="2" table:style-name="ACE-5"/>
          <table:table-cell table:style-name="ACE-5" office:value-type="string">
            <text:p>RGF_16-12-6</text:p>
          </table:table-cell>
          <table:table-cell table:style-name="ACE-5" office:value-type="float" office:value="13.0472">
            <text:p>13.0472</text:p>
          </table:table-cell>
          <table:table-cell table:style-name="ACE-5" office:value-type="float" office:value="-59.551699999999997">
            <text:p>−59.5517</text:p>
          </table:table-cell>
          <table:table-cell table:style-name="ACE-6" table:formula="of:=-[.E55]+2.5" office:value-type="float" office:value="-55.700000000000003">
            <text:p>−55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6-12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54.409999999999997">
            <text:p>54.41</text:p>
          </table:table-cell>
          <table:table-cell table:style-name="ACE-5" office:value-type="float" office:value="58.299999999999997">
            <text:p>58.3</text:p>
          </table:table-cell>
          <table:table-cell table:style-name="ACE-5" office:value-type="float" office:value="11391">
            <text:p>11391</text:p>
          </table:table-cell>
          <table:table-cell table:style-name="ACE-5" office:value-type="float" office:value="36">
            <text:p>36</text:p>
          </table:table-cell>
          <table:table-cell table:number-columns-repeated="2" table:style-name="ACE-5"/>
          <table:table-cell table:style-name="ACE-5" office:value-type="string">
            <text:p>RGF_16-12-7</text:p>
          </table:table-cell>
          <table:table-cell table:style-name="ACE-5" office:value-type="float" office:value="13.0472">
            <text:p>13.0472</text:p>
          </table:table-cell>
          <table:table-cell table:style-name="ACE-5" office:value-type="float" office:value="-59.551699999999997">
            <text:p>−59.5517</text:p>
          </table:table-cell>
          <table:table-cell table:style-name="ACE-6" table:formula="of:=-[.E56]+2.5" office:value-type="float" office:value="-55.799999999999997">
            <text:p>−55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78.079999999999998">
            <text:p>78.08</text:p>
          </table:table-cell>
          <table:table-cell table:style-name="ACE-5" office:value-type="float" office:value="82.200000000000003">
            <text:p>82.2</text:p>
          </table:table-cell>
          <table:table-cell table:style-name="ACE-5" office:value-type="float" office:value="12179">
            <text:p>12179</text:p>
          </table:table-cell>
          <table:table-cell table:style-name="ACE-5" office:value-type="float" office:value="33">
            <text:p>33</text:p>
          </table:table-cell>
          <table:table-cell table:number-columns-repeated="2" table:style-name="ACE-5"/>
          <table:table-cell table:style-name="ACE-5" office:value-type="string">
            <text:p>RGF_9-1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57]+10" office:value-type="float" office:value="-72.200000000000003">
            <text:p>−72.2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78.329999999999998">
            <text:p>78.33</text:p>
          </table:table-cell>
          <table:table-cell table:style-name="ACE-5" office:value-type="float" office:value="82.400000000000006">
            <text:p>82.4</text:p>
          </table:table-cell>
          <table:table-cell table:style-name="ACE-5" office:value-type="float" office:value="12029">
            <text:p>12029</text:p>
          </table:table-cell>
          <table:table-cell table:style-name="ACE-5" office:value-type="float" office:value="30">
            <text:p>30</text:p>
          </table:table-cell>
          <table:table-cell table:number-columns-repeated="2" table:style-name="ACE-5"/>
          <table:table-cell table:style-name="ACE-5" office:value-type="string">
            <text:p>RGF_9-1-6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58]+10" office:value-type="float" office:value="-72.400000000000006">
            <text:p>−72.4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78.430000000000007">
            <text:p>78.43</text:p>
          </table:table-cell>
          <table:table-cell table:style-name="ACE-5" office:value-type="float" office:value="82.5">
            <text:p>82.5</text:p>
          </table:table-cell>
          <table:table-cell table:style-name="ACE-5" office:value-type="float" office:value="11774">
            <text:p>11774</text:p>
          </table:table-cell>
          <table:table-cell table:style-name="ACE-5" office:value-type="float" office:value="41">
            <text:p>41</text:p>
          </table:table-cell>
          <table:table-cell table:number-columns-repeated="2" table:style-name="ACE-5"/>
          <table:table-cell table:style-name="ACE-5" office:value-type="string">
            <text:p>RGF_9-1-7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59]+10" office:value-type="float" office:value="-72.5">
            <text:p>−72.5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-8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78.739999999999995">
            <text:p>78.74</text:p>
          </table:table-cell>
          <table:table-cell table:style-name="ACE-5" office:value-type="float" office:value="82.900000000000006">
            <text:p>82.9</text:p>
          </table:table-cell>
          <table:table-cell table:style-name="ACE-5" office:value-type="float" office:value="12212">
            <text:p>12212</text:p>
          </table:table-cell>
          <table:table-cell table:style-name="ACE-5" office:value-type="float" office:value="64">
            <text:p>64</text:p>
          </table:table-cell>
          <table:table-cell table:number-columns-repeated="2" table:style-name="ACE-5"/>
          <table:table-cell table:style-name="ACE-5" office:value-type="string">
            <text:p>RGF_9-1-8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0]+10" office:value-type="float" office:value="-72.900000000000006">
            <text:p>−72.9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79.629999999999995">
            <text:p>79.63</text:p>
          </table:table-cell>
          <table:table-cell table:style-name="ACE-5" office:value-type="float" office:value="83.700000000000003">
            <text:p>83.7</text:p>
          </table:table-cell>
          <table:table-cell table:style-name="ACE-5" office:value-type="float" office:value="12016">
            <text:p>12016</text:p>
          </table:table-cell>
          <table:table-cell table:style-name="ACE-5" office:value-type="float" office:value="28">
            <text:p>28</text:p>
          </table:table-cell>
          <table:table-cell table:number-columns-repeated="2" table:style-name="ACE-5"/>
          <table:table-cell table:style-name="ACE-5" office:value-type="string">
            <text:p>RGF_9-2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1]+10" office:value-type="float" office:value="-73.700000000000003">
            <text:p>−73.7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80.010000000000005">
            <text:p>80.01</text:p>
          </table:table-cell>
          <table:table-cell table:style-name="ACE-5" office:value-type="float" office:value="84.099999999999994">
            <text:p>84.1</text:p>
          </table:table-cell>
          <table:table-cell table:style-name="ACE-5" office:value-type="float" office:value="12103">
            <text:p>12103</text:p>
          </table:table-cell>
          <table:table-cell table:style-name="ACE-5" office:value-type="float" office:value="39">
            <text:p>39</text:p>
          </table:table-cell>
          <table:table-cell table:number-columns-repeated="2" table:style-name="ACE-5"/>
          <table:table-cell table:style-name="ACE-5" office:value-type="string">
            <text:p>RGF_9-2-5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2]+10" office:value-type="float" office:value="-74.099999999999994">
            <text:p>−74.1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80.239999999999995">
            <text:p>80.24</text:p>
          </table:table-cell>
          <table:table-cell table:style-name="ACE-5" office:value-type="float" office:value="84.400000000000006">
            <text:p>84.4</text:p>
          </table:table-cell>
          <table:table-cell table:style-name="ACE-5" office:value-type="float" office:value="12309">
            <text:p>12309</text:p>
          </table:table-cell>
          <table:table-cell table:style-name="ACE-5" office:value-type="float" office:value="36">
            <text:p>36</text:p>
          </table:table-cell>
          <table:table-cell table:number-columns-repeated="2" table:style-name="ACE-5"/>
          <table:table-cell table:style-name="ACE-5" office:value-type="string">
            <text:p>RGF_9-2-7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3]+10" office:value-type="float" office:value="-74.400000000000006">
            <text:p>−74.4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81.150000000000006">
            <text:p>81.15</text:p>
          </table:table-cell>
          <table:table-cell table:style-name="ACE-5" office:value-type="float" office:value="85.400000000000006">
            <text:p>85.4</text:p>
          </table:table-cell>
          <table:table-cell table:style-name="ACE-5" office:value-type="float" office:value="12303">
            <text:p>12303</text:p>
          </table:table-cell>
          <table:table-cell table:style-name="ACE-5" office:value-type="float" office:value="14">
            <text:p>14</text:p>
          </table:table-cell>
          <table:table-cell table:number-columns-repeated="2" table:style-name="ACE-5"/>
          <table:table-cell table:style-name="ACE-5" office:value-type="string">
            <text:p>RGF9-3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4]+10" office:value-type="float" office:value="-75.400000000000006">
            <text:p>−75.4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81.480000000000004">
            <text:p>81.48</text:p>
          </table:table-cell>
          <table:table-cell table:style-name="ACE-5" office:value-type="float" office:value="85.799999999999997">
            <text:p>85.8</text:p>
          </table:table-cell>
          <table:table-cell table:style-name="ACE-5" office:value-type="float" office:value="12680">
            <text:p>12680</text:p>
          </table:table-cell>
          <table:table-cell table:style-name="ACE-5" office:value-type="float" office:value="75">
            <text:p>75</text:p>
          </table:table-cell>
          <table:table-cell table:number-columns-repeated="2" table:style-name="ACE-5"/>
          <table:table-cell table:style-name="ACE-5" office:value-type="string">
            <text:p>RGF9-3-4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5]+10" office:value-type="float" office:value="-75.799999999999997">
            <text:p>−75.8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5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25.68000000000001">
            <text:p>125.68</text:p>
          </table:table-cell>
          <table:table-cell table:style-name="ACE-5" office:value-type="float" office:value="133.19999999999999">
            <text:p>133.2</text:p>
          </table:table-cell>
          <table:table-cell table:style-name="ACE-5" office:value-type="float" office:value="22160">
            <text:p>22160</text:p>
          </table:table-cell>
          <table:table-cell table:style-name="ACE-5" office:value-type="float" office:value="62">
            <text:p>62</text:p>
          </table:table-cell>
          <table:table-cell table:number-columns-repeated="2" table:style-name="ACE-5"/>
          <table:table-cell table:style-name="ACE-5" office:value-type="string">
            <text:p>RGF9-35-6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6]+10" office:value-type="float" office:value="-123.19999999999999">
            <text:p>−123.2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7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26.81999999999999">
            <text:p>126.82</text:p>
          </table:table-cell>
          <table:table-cell table:style-name="ACE-5" office:value-type="float" office:value="134.5">
            <text:p>134.5</text:p>
          </table:table-cell>
          <table:table-cell table:style-name="ACE-5" office:value-type="float" office:value="22536">
            <text:p>22536</text:p>
          </table:table-cell>
          <table:table-cell table:style-name="ACE-5" office:value-type="float" office:value="46">
            <text:p>46</text:p>
          </table:table-cell>
          <table:table-cell table:number-columns-repeated="2" table:style-name="ACE-5"/>
          <table:table-cell table:style-name="ACE-5" office:value-type="string">
            <text:p>RGF9-37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7]+10" office:value-type="float" office:value="-124.5">
            <text:p>−124.5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7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27">
            <text:p>127</text:p>
          </table:table-cell>
          <table:table-cell table:style-name="ACE-5" office:value-type="float" office:value="134.69999999999999">
            <text:p>134.7</text:p>
          </table:table-cell>
          <table:table-cell table:style-name="ACE-5" office:value-type="float" office:value="22574">
            <text:p>22574</text:p>
          </table:table-cell>
          <table:table-cell table:style-name="ACE-5" office:value-type="float" office:value="48">
            <text:p>48</text:p>
          </table:table-cell>
          <table:table-cell table:number-columns-repeated="2" table:style-name="ACE-5"/>
          <table:table-cell table:style-name="ACE-5" office:value-type="string">
            <text:p>RGF9-37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8]+10" office:value-type="float" office:value="-124.69999999999999">
            <text:p>−124.7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8-1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28.62">
            <text:p>128.62</text:p>
          </table:table-cell>
          <table:table-cell table:style-name="ACE-5" office:value-type="float" office:value="136.5">
            <text:p>136.5</text:p>
          </table:table-cell>
          <table:table-cell table:style-name="ACE-5" office:value-type="float" office:value="23044">
            <text:p>23044</text:p>
          </table:table-cell>
          <table:table-cell table:style-name="ACE-5" office:value-type="float" office:value="37">
            <text:p>37</text:p>
          </table:table-cell>
          <table:table-cell table:number-columns-repeated="2" table:style-name="ACE-5"/>
          <table:table-cell table:style-name="ACE-5" office:value-type="string">
            <text:p>RGF9-38-1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9]+10" office:value-type="float" office:value="-126.5">
            <text:p>−126.5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8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28.78">
            <text:p>128.78</text:p>
          </table:table-cell>
          <table:table-cell table:style-name="ACE-5" office:value-type="float" office:value="136.69999999999999">
            <text:p>136.7</text:p>
          </table:table-cell>
          <table:table-cell table:style-name="ACE-5" office:value-type="float" office:value="23296">
            <text:p>23296</text:p>
          </table:table-cell>
          <table:table-cell table:style-name="ACE-5" office:value-type="float" office:value="61">
            <text:p>61</text:p>
          </table:table-cell>
          <table:table-cell table:number-columns-repeated="2" table:style-name="ACE-5"/>
          <table:table-cell table:style-name="ACE-5" office:value-type="string">
            <text:p>RGF9-38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0]+10" office:value-type="float" office:value="-126.69999999999999">
            <text:p>−126.7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8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28.84999999999999">
            <text:p>128.85</text:p>
          </table:table-cell>
          <table:table-cell table:style-name="ACE-5" office:value-type="float" office:value="136.69999999999999">
            <text:p>136.7</text:p>
          </table:table-cell>
          <table:table-cell table:style-name="ACE-5" office:value-type="float" office:value="23039">
            <text:p>23039</text:p>
          </table:table-cell>
          <table:table-cell table:style-name="ACE-5" office:value-type="float" office:value="38">
            <text:p>38</text:p>
          </table:table-cell>
          <table:table-cell table:number-columns-repeated="2" table:style-name="ACE-5"/>
          <table:table-cell table:style-name="ACE-5" office:value-type="string">
            <text:p>RGF9-38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1]+10" office:value-type="float" office:value="-126.69999999999999">
            <text:p>−126.7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9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29.94">
            <text:p>129.94</text:p>
          </table:table-cell>
          <table:table-cell table:style-name="ACE-5" office:value-type="float" office:value="138.09999999999999">
            <text:p>138.1</text:p>
          </table:table-cell>
          <table:table-cell table:style-name="ACE-5" office:value-type="float" office:value="23867">
            <text:p>23867</text:p>
          </table:table-cell>
          <table:table-cell table:style-name="ACE-5" office:value-type="float" office:value="44">
            <text:p>44</text:p>
          </table:table-cell>
          <table:table-cell table:number-columns-repeated="2" table:style-name="ACE-5"/>
          <table:table-cell table:style-name="ACE-5" office:value-type="string">
            <text:p>RGF9-39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2]+10" office:value-type="float" office:value="-128.09999999999999">
            <text:p>−128.1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9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0.05000000000001">
            <text:p>130.05</text:p>
          </table:table-cell>
          <table:table-cell table:style-name="ACE-5" office:value-type="float" office:value="138.19999999999999">
            <text:p>138.2</text:p>
          </table:table-cell>
          <table:table-cell table:style-name="ACE-5" office:value-type="float" office:value="23858">
            <text:p>23858</text:p>
          </table:table-cell>
          <table:table-cell table:style-name="ACE-5" office:value-type="float" office:value="69">
            <text:p>69</text:p>
          </table:table-cell>
          <table:table-cell table:number-columns-repeated="2" table:style-name="ACE-5"/>
          <table:table-cell table:style-name="ACE-5" office:value-type="string">
            <text:p>RGF9-39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3]+10" office:value-type="float" office:value="-128.19999999999999">
            <text:p>−128.2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41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2.87">
            <text:p>132.87</text:p>
          </table:table-cell>
          <table:table-cell table:style-name="ACE-5" office:value-type="float" office:value="141.59999999999999">
            <text:p>141.6</text:p>
          </table:table-cell>
          <table:table-cell table:style-name="ACE-5" office:value-type="float" office:value="25645">
            <text:p>25645</text:p>
          </table:table-cell>
          <table:table-cell table:style-name="ACE-5" office:value-type="float" office:value="40">
            <text:p>40</text:p>
          </table:table-cell>
          <table:table-cell table:number-columns-repeated="2" table:style-name="ACE-5"/>
          <table:table-cell table:style-name="ACE-5" office:value-type="string">
            <text:p>RGF9-41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4]+10" office:value-type="float" office:value="-131.59999999999999">
            <text:p>−131.6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41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3.02000000000001">
            <text:p>133.02</text:p>
          </table:table-cell>
          <table:table-cell table:style-name="ACE-5" office:value-type="float" office:value="141.80000000000001">
            <text:p>141.8</text:p>
          </table:table-cell>
          <table:table-cell table:style-name="ACE-5" office:value-type="float" office:value="25743">
            <text:p>25743</text:p>
          </table:table-cell>
          <table:table-cell table:style-name="ACE-5" office:value-type="float" office:value="61">
            <text:p>61</text:p>
          </table:table-cell>
          <table:table-cell table:number-columns-repeated="2" table:style-name="ACE-5"/>
          <table:table-cell table:style-name="ACE-5" office:value-type="string">
            <text:p>RGF9-41-6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5]+10" office:value-type="float" office:value="-131.80000000000001">
            <text:p>−131.8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41-8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3.28">
            <text:p>133.28</text:p>
          </table:table-cell>
          <table:table-cell table:style-name="ACE-5" office:value-type="float" office:value="142">
            <text:p>142</text:p>
          </table:table-cell>
          <table:table-cell table:style-name="ACE-5" office:value-type="float" office:value="25639">
            <text:p>25639</text:p>
          </table:table-cell>
          <table:table-cell table:style-name="ACE-5" office:value-type="float" office:value="45">
            <text:p>45</text:p>
          </table:table-cell>
          <table:table-cell table:number-columns-repeated="2" table:style-name="ACE-5"/>
          <table:table-cell table:style-name="ACE-5" office:value-type="string">
            <text:p>RGF9-41-8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6]+10" office:value-type="float" office:value="-132">
            <text:p>−132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41-9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3.41">
            <text:p>133.41</text:p>
          </table:table-cell>
          <table:table-cell table:style-name="ACE-5" office:value-type="float" office:value="142.19999999999999">
            <text:p>142.2</text:p>
          </table:table-cell>
          <table:table-cell table:style-name="ACE-5" office:value-type="float" office:value="25741">
            <text:p>25741</text:p>
          </table:table-cell>
          <table:table-cell table:style-name="ACE-5" office:value-type="float" office:value="53">
            <text:p>53</text:p>
          </table:table-cell>
          <table:table-cell table:number-columns-repeated="2" table:style-name="ACE-5"/>
          <table:table-cell table:style-name="ACE-5" office:value-type="string">
            <text:p>RGF9-41-9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7]+10" office:value-type="float" office:value="-132.19999999999999">
            <text:p>−132.2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41-10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3.47999999999999">
            <text:p>133.48</text:p>
          </table:table-cell>
          <table:table-cell table:style-name="ACE-5" office:value-type="float" office:value="142.30000000000001">
            <text:p>142.3</text:p>
          </table:table-cell>
          <table:table-cell table:style-name="ACE-5" office:value-type="float" office:value="25866">
            <text:p>25866</text:p>
          </table:table-cell>
          <table:table-cell table:style-name="ACE-5" office:value-type="float" office:value="53">
            <text:p>53</text:p>
          </table:table-cell>
          <table:table-cell table:number-columns-repeated="2" table:style-name="ACE-5"/>
          <table:table-cell table:style-name="ACE-5" office:value-type="string">
            <text:p>RGF9-41-10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8]+10" office:value-type="float" office:value="-132.30000000000001">
            <text:p>−132.3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41-11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3.22999999999999">
            <text:p>133.23</text:p>
          </table:table-cell>
          <table:table-cell table:style-name="ACE-5" office:value-type="float" office:value="142">
            <text:p>142</text:p>
          </table:table-cell>
          <table:table-cell table:style-name="ACE-5" office:value-type="float" office:value="25622">
            <text:p>25622</text:p>
          </table:table-cell>
          <table:table-cell table:style-name="ACE-5" office:value-type="float" office:value="63">
            <text:p>63</text:p>
          </table:table-cell>
          <table:table-cell table:number-columns-repeated="2" table:style-name="ACE-5"/>
          <table:table-cell table:style-name="ACE-5" office:value-type="string">
            <text:p>RGF9-41-11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9]+10" office:value-type="float" office:value="-132">
            <text:p>−132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41-1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3.44">
            <text:p>133.44</text:p>
          </table:table-cell>
          <table:table-cell table:style-name="ACE-5" office:value-type="float" office:value="142.30000000000001">
            <text:p>142.3</text:p>
          </table:table-cell>
          <table:table-cell table:style-name="ACE-5" office:value-type="float" office:value="26044">
            <text:p>26044</text:p>
          </table:table-cell>
          <table:table-cell table:style-name="ACE-5" office:value-type="float" office:value="40">
            <text:p>40</text:p>
          </table:table-cell>
          <table:table-cell table:number-columns-repeated="2" table:style-name="ACE-5"/>
          <table:table-cell table:style-name="ACE-5" office:value-type="string">
            <text:p>RGF9-41-1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80]+10" office:value-type="float" office:value="-132.30000000000001">
            <text:p>−132.3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3-1-11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95.519999999999996">
            <text:p>95.52</text:p>
          </table:table-cell>
          <table:table-cell table:style-name="ACE-5" office:value-type="float" office:value="100.5">
            <text:p>100.5</text:p>
          </table:table-cell>
          <table:table-cell table:style-name="ACE-5" office:value-type="float" office:value="14563">
            <text:p>14563</text:p>
          </table:table-cell>
          <table:table-cell table:style-name="ACE-5" office:value-type="float" office:value="65">
            <text:p>65</text:p>
          </table:table-cell>
          <table:table-cell table:number-columns-repeated="2" table:style-name="ACE-5"/>
          <table:table-cell table:style-name="ACE-5" office:value-type="string">
            <text:p>RGF13-1-11</text:p>
          </table:table-cell>
          <table:table-cell table:style-name="ACE-5" office:value-type="float" office:value="13.0367">
            <text:p>13.0367</text:p>
          </table:table-cell>
          <table:table-cell table:style-name="ACE-5" office:value-type="float" office:value="-59.547600000000003">
            <text:p>−59.5476</text:p>
          </table:table-cell>
          <table:table-cell table:style-name="ACE-6" table:formula="of:=-[.E81]+10" office:value-type="float" office:value="-90.5">
            <text:p>−90.5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81.290000000000006">
            <text:p>81.29</text:p>
          </table:table-cell>
          <table:table-cell table:style-name="ACE-5" office:value-type="float" office:value="85.400000000000006">
            <text:p>85.4</text:p>
          </table:table-cell>
          <table:table-cell table:style-name="ACE-5" office:value-type="float" office:value="11988">
            <text:p>11988</text:p>
          </table:table-cell>
          <table:table-cell table:style-name="ACE-5" office:value-type="float" office:value="61">
            <text:p>61</text:p>
          </table:table-cell>
          <table:table-cell table:number-columns-repeated="2" table:style-name="ACE-5"/>
          <table:table-cell table:style-name="ACE-5" office:value-type="string">
            <text:p>RGF15-1-2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2]-6.3799999999999999+10" office:value-type="float" office:value="-81.780000000000001">
            <text:p>−81.8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2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83.269999999999996">
            <text:p>83.27</text:p>
          </table:table-cell>
          <table:table-cell table:style-name="ACE-5" office:value-type="float" office:value="87.5">
            <text:p>87.5</text:p>
          </table:table-cell>
          <table:table-cell table:style-name="ACE-5" office:value-type="float" office:value="12533">
            <text:p>12533</text:p>
          </table:table-cell>
          <table:table-cell table:style-name="ACE-5" office:value-type="float" office:value="25">
            <text:p>25</text:p>
          </table:table-cell>
          <table:table-cell table:number-columns-repeated="2" table:style-name="ACE-5"/>
          <table:table-cell table:style-name="ACE-5" office:value-type="string">
            <text:p>RGF15-2-4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3]-6.3799999999999999+10" office:value-type="float" office:value="-83.879999999999995">
            <text:p>−83.9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3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85.239999999999995">
            <text:p>85.24</text:p>
          </table:table-cell>
          <table:table-cell table:style-name="ACE-5" office:value-type="float" office:value="89.599999999999994">
            <text:p>89.6</text:p>
          </table:table-cell>
          <table:table-cell table:style-name="ACE-5" office:value-type="float" office:value="12783">
            <text:p>12783</text:p>
          </table:table-cell>
          <table:table-cell table:style-name="ACE-5" office:value-type="float" office:value="65">
            <text:p>65</text:p>
          </table:table-cell>
          <table:table-cell table:number-columns-repeated="2" table:style-name="ACE-5"/>
          <table:table-cell table:style-name="ACE-5" office:value-type="string">
            <text:p>RGF15-3-6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4]-6.3799999999999999+10" office:value-type="float" office:value="-85.97999999999999">
            <text:p>−86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3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04.81">
            <text:p>104.81</text:p>
          </table:table-cell>
          <table:table-cell table:style-name="ACE-5" office:value-type="float" office:value="111.5">
            <text:p>111.5</text:p>
          </table:table-cell>
          <table:table-cell table:style-name="ACE-5" office:value-type="float" office:value="19770">
            <text:p>19770</text:p>
          </table:table-cell>
          <table:table-cell table:style-name="ACE-5" office:value-type="float" office:value="31">
            <text:p>31</text:p>
          </table:table-cell>
          <table:table-cell table:number-columns-repeated="2" table:style-name="ACE-5"/>
          <table:table-cell table:style-name="ACE-5" office:value-type="string">
            <text:p>RGF15-13-4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5]-6.3799999999999999+10" office:value-type="float" office:value="-107.88">
            <text:p>−107.9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4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06.06999999999999">
            <text:p>106.07</text:p>
          </table:table-cell>
          <table:table-cell table:style-name="ACE-5" office:value-type="float" office:value="112.7">
            <text:p>112.7</text:p>
          </table:table-cell>
          <table:table-cell table:style-name="ACE-5" office:value-type="float" office:value="19483">
            <text:p>19483</text:p>
          </table:table-cell>
          <table:table-cell table:style-name="ACE-5" office:value-type="float" office:value="27">
            <text:p>27</text:p>
          </table:table-cell>
          <table:table-cell table:number-columns-repeated="2" table:style-name="ACE-5"/>
          <table:table-cell table:style-name="ACE-5" office:value-type="string">
            <text:p>RGF15-14-3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6]-6.3799999999999999+10" office:value-type="float" office:value="-109.08">
            <text:p>−109.1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4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06.16">
            <text:p>106.16</text:p>
          </table:table-cell>
          <table:table-cell table:style-name="ACE-5" office:value-type="float" office:value="112.90000000000001">
            <text:p>112.9</text:p>
          </table:table-cell>
          <table:table-cell table:style-name="ACE-5" office:value-type="float" office:value="19638">
            <text:p>19638</text:p>
          </table:table-cell>
          <table:table-cell table:style-name="ACE-5" office:value-type="float" office:value="25">
            <text:p>25</text:p>
          </table:table-cell>
          <table:table-cell table:number-columns-repeated="2" table:style-name="ACE-5"/>
          <table:table-cell table:style-name="ACE-5" office:value-type="string">
            <text:p>RGF15-14-4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7]-6.3799999999999999+10" office:value-type="float" office:value="-109.28">
            <text:p>−109.3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4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06.34">
            <text:p>106.34</text:p>
          </table:table-cell>
          <table:table-cell table:style-name="ACE-5" office:value-type="float" office:value="113">
            <text:p>113</text:p>
          </table:table-cell>
          <table:table-cell table:style-name="ACE-5" office:value-type="float" office:value="19650">
            <text:p>19650</text:p>
          </table:table-cell>
          <table:table-cell table:style-name="ACE-5" office:value-type="float" office:value="110">
            <text:p>110</text:p>
          </table:table-cell>
          <table:table-cell table:number-columns-repeated="2" table:style-name="ACE-5"/>
          <table:table-cell table:style-name="ACE-5" office:value-type="string">
            <text:p>RGF15-14-5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8]-6.3799999999999999+10" office:value-type="float" office:value="-109.38">
            <text:p>−109.4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5-8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08">
            <text:p>108</text:p>
          </table:table-cell>
          <table:table-cell table:style-name="ACE-5" office:value-type="float" office:value="114.8">
            <text:p>114.8</text:p>
          </table:table-cell>
          <table:table-cell table:style-name="ACE-5" office:value-type="float" office:value="19913">
            <text:p>19913</text:p>
          </table:table-cell>
          <table:table-cell table:style-name="ACE-5" office:value-type="float" office:value="34">
            <text:p>34</text:p>
          </table:table-cell>
          <table:table-cell table:number-columns-repeated="2" table:style-name="ACE-5"/>
          <table:table-cell table:style-name="ACE-5" office:value-type="string">
            <text:p>RGF15-15-8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9]-6.3799999999999999+10" office:value-type="float" office:value="-111.17999999999999">
            <text:p>−111.2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7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11.05">
            <text:p>111.05</text:p>
          </table:table-cell>
          <table:table-cell table:style-name="ACE-5" office:value-type="float" office:value="118.09999999999999">
            <text:p>118.1</text:p>
          </table:table-cell>
          <table:table-cell table:style-name="ACE-5" office:value-type="float" office:value="20575">
            <text:p>20575</text:p>
          </table:table-cell>
          <table:table-cell table:style-name="ACE-5" office:value-type="float" office:value="31">
            <text:p>31</text:p>
          </table:table-cell>
          <table:table-cell table:number-columns-repeated="2" table:style-name="ACE-5"/>
          <table:table-cell table:style-name="ACE-5" office:value-type="string">
            <text:p>RGF15-17-3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90]-6.3799999999999999+10" office:value-type="float" office:value="-114.47999999999999">
            <text:p>−114.5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9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12.25">
            <text:p>112.25</text:p>
          </table:table-cell>
          <table:table-cell table:style-name="ACE-5" office:value-type="float" office:value="119.3">
            <text:p>119.3</text:p>
          </table:table-cell>
          <table:table-cell table:style-name="ACE-5" office:value-type="float" office:value="20632">
            <text:p>20632</text:p>
          </table:table-cell>
          <table:table-cell table:style-name="ACE-5" office:value-type="float" office:value="31">
            <text:p>31</text:p>
          </table:table-cell>
          <table:table-cell table:number-columns-repeated="2" table:style-name="ACE-5"/>
          <table:table-cell table:style-name="ACE-5" office:value-type="string">
            <text:p>RGF15-19-3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91]-6.3799999999999999+10" office:value-type="float" office:value="-115.67999999999999">
            <text:p>−115.7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4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17.82">
            <text:p>17.82</text:p>
          </table:table-cell>
          <table:table-cell table:style-name="ACE-5" office:value-type="float" office:value="20.300000000000001">
            <text:p>20.3</text:p>
          </table:table-cell>
          <table:table-cell table:style-name="ACE-5" office:value-type="float" office:value="7376">
            <text:p>7376</text:p>
          </table:table-cell>
          <table:table-cell table:style-name="ACE-5" office:value-type="float" office:value="17">
            <text:p>17</text:p>
          </table:table-cell>
          <table:table-cell table:number-columns-repeated="2" table:style-name="ACE-5"/>
          <table:table-cell table:style-name="ACE-5" office:value-type="string">
            <text:p>RGF_7-4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92]+25" office:value-type="float" office:value="4.6999999999999993">
            <text:p>4.7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81.680000000000007">
            <text:p>81.68</text:p>
          </table:table-cell>
          <table:table-cell table:style-name="ACE-5" office:value-type="float" office:value="86.099999999999994">
            <text:p>86.1</text:p>
          </table:table-cell>
          <table:table-cell table:style-name="ACE-5" office:value-type="float" office:value="12937">
            <text:p>12937</text:p>
          </table:table-cell>
          <table:table-cell table:style-name="ACE-5" office:value-type="float" office:value="33">
            <text:p>33</text:p>
          </table:table-cell>
          <table:table-cell table:number-columns-repeated="2" table:style-name="ACE-5"/>
          <table:table-cell table:style-name="ACE-5" office:value-type="string">
            <text:p>RGF_9-3-5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93]+25" office:value-type="float" office:value="-61.099999999999994">
            <text:p>−61.1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81.75">
            <text:p>81.75</text:p>
          </table:table-cell>
          <table:table-cell table:style-name="ACE-5" office:value-type="float" office:value="86.099999999999994">
            <text:p>86.1</text:p>
          </table:table-cell>
          <table:table-cell table:style-name="ACE-5" office:value-type="float" office:value="12873">
            <text:p>12873</text:p>
          </table:table-cell>
          <table:table-cell table:style-name="ACE-5" office:value-type="float" office:value="24">
            <text:p>24</text:p>
          </table:table-cell>
          <table:table-cell table:number-columns-repeated="2" table:style-name="ACE-5"/>
          <table:table-cell table:style-name="ACE-5" office:value-type="string">
            <text:p>RGF_9-3-6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94]+25" office:value-type="float" office:value="-61.099999999999994">
            <text:p>−61.1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2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119.77">
            <text:p>119.77</text:p>
          </table:table-cell>
          <table:table-cell table:style-name="ACE-5" office:value-type="float" office:value="126.7">
            <text:p>126.7</text:p>
          </table:table-cell>
          <table:table-cell table:style-name="ACE-5" office:value-type="float" office:value="20339">
            <text:p>20339</text:p>
          </table:table-cell>
          <table:table-cell table:style-name="ACE-5" office:value-type="float" office:value="79">
            <text:p>79</text:p>
          </table:table-cell>
          <table:table-cell table:number-columns-repeated="2" table:style-name="ACE-5"/>
          <table:table-cell table:style-name="ACE-5" office:value-type="string">
            <text:p>RGF_9-32-4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95]+25" office:value-type="float" office:value="-101.7">
            <text:p>−101.7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4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124.14">
            <text:p>124.14</text:p>
          </table:table-cell>
          <table:table-cell table:style-name="ACE-5" office:value-type="float" office:value="131.5">
            <text:p>131.5</text:p>
          </table:table-cell>
          <table:table-cell table:style-name="ACE-5" office:value-type="float" office:value="21714">
            <text:p>21714</text:p>
          </table:table-cell>
          <table:table-cell table:style-name="ACE-5" office:value-type="float" office:value="41">
            <text:p>41</text:p>
          </table:table-cell>
          <table:table-cell table:number-columns-repeated="2" table:style-name="ACE-5"/>
          <table:table-cell table:style-name="ACE-5" office:value-type="string">
            <text:p>RGF_9-34-7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96]+25" office:value-type="float" office:value="-106.5">
            <text:p>−106.5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4-8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124.39">
            <text:p>124.39</text:p>
          </table:table-cell>
          <table:table-cell table:style-name="ACE-5" office:value-type="float" office:value="131.80000000000001">
            <text:p>131.8</text:p>
          </table:table-cell>
          <table:table-cell table:style-name="ACE-5" office:value-type="float" office:value="21802">
            <text:p>21802</text:p>
          </table:table-cell>
          <table:table-cell table:style-name="ACE-5" office:value-type="float" office:value="41">
            <text:p>41</text:p>
          </table:table-cell>
          <table:table-cell table:number-columns-repeated="2" table:style-name="ACE-5"/>
          <table:table-cell table:style-name="ACE-5" office:value-type="string">
            <text:p>RGF_9-34-8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97]+25" office:value-type="float" office:value="-106.80000000000001">
            <text:p>−106.8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4-10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124.59">
            <text:p>124.59</text:p>
          </table:table-cell>
          <table:table-cell table:style-name="ACE-5" office:value-type="float" office:value="132">
            <text:p>132</text:p>
          </table:table-cell>
          <table:table-cell table:style-name="ACE-5" office:value-type="float" office:value="21858">
            <text:p>21858</text:p>
          </table:table-cell>
          <table:table-cell table:style-name="ACE-5" office:value-type="float" office:value="41">
            <text:p>41</text:p>
          </table:table-cell>
          <table:table-cell table:number-columns-repeated="2" table:style-name="ACE-5"/>
          <table:table-cell table:style-name="ACE-5" office:value-type="string">
            <text:p>RGF_9-34-10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98]+25" office:value-type="float" office:value="-107">
            <text:p>−107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5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125.27">
            <text:p>125.27</text:p>
          </table:table-cell>
          <table:table-cell table:style-name="ACE-5" office:value-type="float" office:value="132.80000000000001">
            <text:p>132.8</text:p>
          </table:table-cell>
          <table:table-cell table:style-name="ACE-5" office:value-type="float" office:value="21966">
            <text:p>21966</text:p>
          </table:table-cell>
          <table:table-cell table:style-name="ACE-5" office:value-type="float" office:value="39">
            <text:p>39</text:p>
          </table:table-cell>
          <table:table-cell table:number-columns-repeated="2" table:style-name="ACE-5"/>
          <table:table-cell table:style-name="ACE-5" office:value-type="string">
            <text:p>RGF_9-35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99]+25" office:value-type="float" office:value="-107.80000000000001">
            <text:p>−107.8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9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</text:p>
          </table:table-cell>
          <table:table-cell table:style-name="ACE-5" office:value-type="float" office:value="130.15000000000001">
            <text:p>130.15</text:p>
          </table:table-cell>
          <table:table-cell table:style-name="ACE-5" office:value-type="float" office:value="138.59999999999999">
            <text:p>138.6</text:p>
          </table:table-cell>
          <table:table-cell table:style-name="ACE-5" office:value-type="float" office:value="24883">
            <text:p>24883</text:p>
          </table:table-cell>
          <table:table-cell table:style-name="ACE-5" office:value-type="float" office:value="55">
            <text:p>55</text:p>
          </table:table-cell>
          <table:table-cell table:number-columns-repeated="2" table:style-name="ACE-5"/>
          <table:table-cell table:style-name="ACE-5" office:value-type="string">
            <text:p>RGF_9-39-4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00]+25" office:value-type="float" office:value="-113.59999999999999">
            <text:p>−113.6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9-5A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</text:p>
          </table:table-cell>
          <table:table-cell table:style-name="ACE-5" office:value-type="float" office:value="130.44999999999999">
            <text:p>130.45</text:p>
          </table:table-cell>
          <table:table-cell table:style-name="ACE-5" office:value-type="float" office:value="138.80000000000001">
            <text:p>138.8</text:p>
          </table:table-cell>
          <table:table-cell table:style-name="ACE-5" office:value-type="float" office:value="24579">
            <text:p>24579</text:p>
          </table:table-cell>
          <table:table-cell table:style-name="ACE-5" office:value-type="float" office:value="41">
            <text:p>41</text:p>
          </table:table-cell>
          <table:table-cell table:number-columns-repeated="2" table:style-name="ACE-5"/>
          <table:table-cell table:style-name="ACE-5" office:value-type="string">
            <text:p>RGF_9-39-5A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01]+25" office:value-type="float" office:value="-113.80000000000001">
            <text:p>−113.8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40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</text:p>
          </table:table-cell>
          <table:table-cell table:style-name="ACE-5" office:value-type="float" office:value="132.00999999999999">
            <text:p>132.01</text:p>
          </table:table-cell>
          <table:table-cell table:style-name="ACE-5" office:value-type="float" office:value="140.59999999999999">
            <text:p>140.6</text:p>
          </table:table-cell>
          <table:table-cell table:style-name="ACE-5" office:value-type="float" office:value="25265">
            <text:p>25265</text:p>
          </table:table-cell>
          <table:table-cell table:style-name="ACE-5" office:value-type="float" office:value="225">
            <text:p>225</text:p>
          </table:table-cell>
          <table:table-cell table:number-columns-repeated="2" table:style-name="ACE-5"/>
          <table:table-cell table:style-name="ACE-5" office:value-type="string">
            <text:p>RGF_9-40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02]+25" office:value-type="float" office:value="-115.59999999999999">
            <text:p>−115.6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40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</text:p>
          </table:table-cell>
          <table:table-cell table:style-name="ACE-5" office:value-type="float" office:value="132.13">
            <text:p>132.13</text:p>
          </table:table-cell>
          <table:table-cell table:style-name="ACE-5" office:value-type="float" office:value="140.69999999999999">
            <text:p>140.7</text:p>
          </table:table-cell>
          <table:table-cell table:style-name="ACE-5" office:value-type="float" office:value="25045">
            <text:p>25045</text:p>
          </table:table-cell>
          <table:table-cell table:style-name="ACE-5" office:value-type="float" office:value="30">
            <text:p>30</text:p>
          </table:table-cell>
          <table:table-cell table:number-columns-repeated="2" table:style-name="ACE-5"/>
          <table:table-cell table:style-name="ACE-5" office:value-type="string">
            <text:p>RGF_9-40-4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03]+25" office:value-type="float" office:value="-115.69999999999999">
            <text:p>−115.7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43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</text:p>
          </table:table-cell>
          <table:table-cell table:style-name="ACE-5" office:value-type="float" office:value="139.77000000000001">
            <text:p>139.77</text:p>
          </table:table-cell>
          <table:table-cell table:style-name="ACE-5" office:value-type="float" office:value="150.5">
            <text:p>150.5</text:p>
          </table:table-cell>
          <table:table-cell table:style-name="ACE-5" office:value-type="float" office:value="31366">
            <text:p>31366</text:p>
          </table:table-cell>
          <table:table-cell table:style-name="ACE-5" office:value-type="float" office:value="56">
            <text:p>56</text:p>
          </table:table-cell>
          <table:table-cell table:number-columns-repeated="2" table:style-name="ACE-5"/>
          <table:table-cell table:style-name="ACE-5" office:value-type="string">
            <text:p>RGF_9-43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04]+25" office:value-type="float" office:value="-125.5">
            <text:p>−125.5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1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 spp.</text:p>
          </table:table-cell>
          <table:table-cell table:style-name="ACE-5" office:value-type="float" office:value="81.939999999999998">
            <text:p>81.94</text:p>
          </table:table-cell>
          <table:table-cell table:style-name="ACE-5" office:value-type="float" office:value="86.200000000000003">
            <text:p>86.2</text:p>
          </table:table-cell>
          <table:table-cell table:style-name="ACE-5" office:value-type="float" office:value="12411">
            <text:p>12411</text:p>
          </table:table-cell>
          <table:table-cell table:style-name="ACE-5" office:value-type="float" office:value="69">
            <text:p>69</text:p>
          </table:table-cell>
          <table:table-cell table:number-columns-repeated="2" table:style-name="ACE-5"/>
          <table:table-cell table:style-name="ACE-5" office:value-type="string">
            <text:p>RGF_15-1-6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105]-6.3799999999999999+25" office:value-type="float" office:value="-67.579999999999998">
            <text:p>−67.6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13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 sp</text:p>
          </table:table-cell>
          <table:table-cell table:style-name="ACE-5" office:value-type="float" office:value="105.05">
            <text:p>105.05</text:p>
          </table:table-cell>
          <table:table-cell table:style-name="ACE-5" office:value-type="float" office:value="111.7">
            <text:p>111.7</text:p>
          </table:table-cell>
          <table:table-cell table:style-name="ACE-5" office:value-type="float" office:value="19434">
            <text:p>19434</text:p>
          </table:table-cell>
          <table:table-cell table:style-name="ACE-5" office:value-type="float" office:value="30">
            <text:p>30</text:p>
          </table:table-cell>
          <table:table-cell table:number-columns-repeated="2" table:style-name="ACE-5"/>
          <table:table-cell table:style-name="ACE-5" office:value-type="string">
            <text:p>RGF_15-13-6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106]-6.3799999999999999+25" office:value-type="float" office:value="-93.079999999999998">
            <text:p>−93.1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15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 sp</text:p>
          </table:table-cell>
          <table:table-cell table:style-name="ACE-5" office:value-type="float" office:value="107.5">
            <text:p>107.5</text:p>
          </table:table-cell>
          <table:table-cell table:style-name="ACE-5" office:value-type="float" office:value="114.2">
            <text:p>114.2</text:p>
          </table:table-cell>
          <table:table-cell table:style-name="ACE-5" office:value-type="float" office:value="19595">
            <text:p>19595</text:p>
          </table:table-cell>
          <table:table-cell table:style-name="ACE-5" office:value-type="float" office:value="44">
            <text:p>44</text:p>
          </table:table-cell>
          <table:table-cell table:number-columns-repeated="2" table:style-name="ACE-5"/>
          <table:table-cell table:style-name="ACE-5" office:value-type="string">
            <text:p>RGF_15-15-3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107]-6.3799999999999999+25" office:value-type="float" office:value="-95.579999999999998">
            <text:p>−95.6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15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 sp</text:p>
          </table:table-cell>
          <table:table-cell table:style-name="ACE-5" office:value-type="float" office:value="107.65000000000001">
            <text:p>107.65</text:p>
          </table:table-cell>
          <table:table-cell table:style-name="ACE-5" office:value-type="float" office:value="114.3">
            <text:p>114.3</text:p>
          </table:table-cell>
          <table:table-cell table:style-name="ACE-5" office:value-type="float" office:value="19627">
            <text:p>19627</text:p>
          </table:table-cell>
          <table:table-cell table:style-name="ACE-5" office:value-type="float" office:value="34">
            <text:p>34</text:p>
          </table:table-cell>
          <table:table-cell table:number-columns-repeated="2" table:style-name="ACE-5"/>
          <table:table-cell table:style-name="ACE-5" office:value-type="string">
            <text:p>RGF_15-15-5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108]-6.3799999999999999+25" office:value-type="float" office:value="-95.679999999999993">
            <text:p>−95.7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6-6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cervicornis</text:p>
          </table:table-cell>
          <table:table-cell table:style-name="ACE-5" office:value-type="float" office:value="48.369999999999997">
            <text:p>48.37</text:p>
          </table:table-cell>
          <table:table-cell table:style-name="ACE-5" office:value-type="float" office:value="52">
            <text:p>52</text:p>
          </table:table-cell>
          <table:table-cell table:style-name="ACE-5" office:value-type="float" office:value="10527">
            <text:p>10527</text:p>
          </table:table-cell>
          <table:table-cell table:style-name="ACE-5" office:value-type="float" office:value="46">
            <text:p>46</text:p>
          </table:table-cell>
          <table:table-cell table:number-columns-repeated="2" table:style-name="ACE-5"/>
          <table:table-cell table:style-name="ACE-5" office:value-type="string">
            <text:p>RGF_16-6-2</text:p>
          </table:table-cell>
          <table:table-cell table:style-name="ACE-5" office:value-type="float" office:value="13.0472">
            <text:p>13.0472</text:p>
          </table:table-cell>
          <table:table-cell table:style-name="ACE-5" office:value-type="float" office:value="-59.551699999999997">
            <text:p>−59.5517</text:p>
          </table:table-cell>
          <table:table-cell table:style-name="ACE-6" table:formula="of:=-[.E109]+25" office:value-type="float" office:value="-27">
            <text:p>−27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0" table:number-rows-repeated="31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5395">
          <table:table-cell table:number-columns-repeated="256"/>
        </table:table-row>
        <table:named-expressions>
          <table:named-expression table:name="Sheet_Title" table:expression="of:=&quot;Peltier and Fairbanks 2006&quot;" table:base-cell-address="$'Peltier and Fairbanks 2006'.$A$1"/>
          <table:named-expression table:name="Print_Area" table:expression="of:=#REF!" table:base-cell-address="$'Peltier and Fairbanks 2006'.$A$1"/>
        </table:named-expressions>
        <gnm:selections gnm:cursor-col="6" gnm:cursor-row="1">
          <gnm:selection gnm:start-col="6" gnm:start-row="1" gnm:end-col="6" gnm:end-row="1"/>
        </gnm:selections>
      </table:table>
      <table:table table:name="sea_level" table:style-name="ta-4" table:print="true">
        <office:forms form:automatic-focus="false" form:apply-design-mode="false">
          <form:form/>
        </office:forms>
        <table:table-column table:default-cell-style-name="ACE-7" table:style-name="ACOL-0" table:number-columns-repeated="3"/>
        <table:table-column table:default-cell-style-name="ACE-7" table:style-name="ACOL-1"/>
        <table:table-column table:default-cell-style-name="ACE-7" table:style-name="ACOL-3"/>
        <table:table-column table:default-cell-style-name="ACE-7" table:style-name="ACOL-4"/>
        <table:table-column table:default-cell-style-name="ACE-7" table:style-name="ACOL-17"/>
        <table:table-column table:default-cell-style-name="ACE-7" table:style-name="ACOL-0"/>
        <table:table-column table:default-cell-style-name="ACE-7" table:style-name="ACOL-18"/>
        <table:table-column table:default-cell-style-name="ACE-7" table:style-name="ACOL-0"/>
        <table:table-column table:default-cell-style-name="ACE-7" table:style-name="ACOL-19"/>
        <table:table-column table:default-cell-style-name="ACE-7" table:style-name="ACOL-0" table:number-columns-repeated="2"/>
        <table:table-column table:default-cell-style-name="ACE-7" table:style-name="ACOL-11"/>
        <table:table-column table:default-cell-style-name="ACE-7" table:style-name="ACOL-5" table:number-columns-repeated="2"/>
        <table:table-column table:default-cell-style-name="ACE-7" table:style-name="ACOL-20"/>
        <table:table-column table:default-cell-style-name="ACE-7" table:style-name="ACOL-0" table:number-columns-repeated="239"/>
        <table:table-row table:style-name="AROW-1">
          <table:table-cell table:style-name="ACE-7" office:value-type="string">
            <text:p>number</text:p>
          </table:table-cell>
          <table:table-cell table:style-name="ACE-7" office:value-type="string">
            <text:p>Region</text:p>
          </table:table-cell>
          <table:table-cell table:style-name="ACE-7" office:value-type="string">
            <text:p>Dating_Method</text:p>
          </table:table-cell>
          <table:table-cell table:style-name="ACE-7" office:value-type="string">
            <text:p>LAB_ID</text:p>
          </table:table-cell>
          <table:table-cell table:style-name="ACE-7" office:value-type="string">
            <text:p>Latitude</text:p>
          </table:table-cell>
          <table:table-cell table:style-name="ACE-7" office:value-type="string">
            <text:p>Longitude</text:p>
          </table:table-cell>
          <table:table-cell table:style-name="ACE-7" office:value-type="string">
            <text:p>age</text:p>
          </table:table-cell>
          <table:table-cell table:style-name="ACE-7" office:value-type="string">
            <text:p>error</text:p>
          </table:table-cell>
          <table:table-cell table:style-name="ACE-7" office:value-type="string">
            <text:p>Material</text:p>
          </table:table-cell>
          <table:table-cell table:style-name="ACE-7" office:value-type="string">
            <text:p>Curve</text:p>
          </table:table-cell>
          <table:table-cell table:style-name="ACE-7" office:value-type="string">
            <text:p>Reservoir_age</text:p>
          </table:table-cell>
          <table:table-cell table:style-name="ACE-7" office:value-type="string">
            <text:p>Reservoir_error</text:p>
          </table:table-cell>
          <table:table-cell table:style-name="ACE-7" office:value-type="string">
            <text:p>type</text:p>
          </table:table-cell>
          <table:table-cell table:style-name="ACE-7" office:value-type="string">
            <text:p>RSL</text:p>
          </table:table-cell>
          <table:table-cell table:style-name="ACE-7" office:value-type="string">
            <text:p>RSL_2sigma_upper</text:p>
          </table:table-cell>
          <table:table-cell table:style-name="ACE-7" office:value-type="string">
            <text:p>RSL_2sigma_lower</text:p>
          </table:table-cell>
          <table:table-cell table:style-name="ACE-7" office:value-type="string">
            <text:p>Reference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9">
            <text:p>10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B56</text:p>
          </table:table-cell>
          <table:table-cell table:style-name="ACE-7" office:value-type="float" office:value="13.050000000000001">
            <text:p>13.05</text:p>
          </table:table-cell>
          <table:table-cell table:style-name="ACE-7" office:value-type="float" office:value="-59.539999999999999">
            <text:p>−59.54</text:p>
          </table:table-cell>
          <table:table-cell table:style-name="ACE-7" office:value-type="float" office:value="726">
            <text:p>726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1.2">
            <text:p>1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9">
            <text:p>19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4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7376">
            <text:p>7376</text:p>
          </table:table-cell>
          <table:table-cell table:style-name="ACE-7" office:value-type="float" office:value="17">
            <text:p>17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4.7000000000000002">
            <text:p>4.7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2">
            <text:p>11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0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8934">
            <text:p>8934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2.899999999999999">
            <text:p>−22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1">
            <text:p>11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9-6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8936">
            <text:p>8936</text:p>
          </table:table-cell>
          <table:table-cell table:style-name="ACE-7" office:value-type="float" office:value="22">
            <text:p>22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2.199999999999999">
            <text:p>−22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">
            <text:p>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0-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003">
            <text:p>9003</text:p>
          </table:table-cell>
          <table:table-cell table:style-name="ACE-7" office:value-type="float" office:value="8">
            <text:p>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3.100000000000001">
            <text:p>−23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">
            <text:p>1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7-9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016">
            <text:p>9016</text:p>
          </table:table-cell>
          <table:table-cell table:style-name="ACE-7" office:value-type="float" office:value="28">
            <text:p>2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4.800000000000001">
            <text:p>−24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">
            <text:p>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1-5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104">
            <text:p>9104</text:p>
          </table:table-cell>
          <table:table-cell table:style-name="ACE-7" office:value-type="float" office:value="5">
            <text:p>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4.199999999999999">
            <text:p>−24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">
            <text:p>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2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155">
            <text:p>9155</text:p>
          </table:table-cell>
          <table:table-cell table:style-name="ACE-7" office:value-type="float" office:value="18">
            <text:p>1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6">
            <text:p>−2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PeltierFairbanks200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">
            <text:p>1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0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352">
            <text:p>9352</text:p>
          </table:table-cell>
          <table:table-cell table:style-name="ACE-7" office:value-type="float" office:value="18">
            <text:p>1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6.699999999999999">
            <text:p>−26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">
            <text:p>1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1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455">
            <text:p>9455</text:p>
          </table:table-cell>
          <table:table-cell table:style-name="ACE-7" office:value-type="float" office:value="22">
            <text:p>2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7.800000000000001">
            <text:p>−27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">
            <text:p>2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3-4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593">
            <text:p>9593</text:p>
          </table:table-cell>
          <table:table-cell table:style-name="ACE-7" office:value-type="float" office:value="17">
            <text:p>1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0.300000000000001">
            <text:p>−30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4">
            <text:p>11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6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618">
            <text:p>9618</text:p>
          </table:table-cell>
          <table:table-cell table:style-name="ACE-7" office:value-type="float" office:value="23">
            <text:p>23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0.800000000000001">
            <text:p>−30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2">
            <text:p>2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4-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645">
            <text:p>9645</text:p>
          </table:table-cell>
          <table:table-cell table:style-name="ACE-7" office:value-type="float" office:value="9">
            <text:p>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1.100000000000001">
            <text:p>−31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">
            <text:p>1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3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650">
            <text:p>9650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0.199999999999999">
            <text:p>−30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">
            <text:p>2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3-6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679">
            <text:p>9679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0.600000000000001">
            <text:p>−30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">
            <text:p>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4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716">
            <text:p>9716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9.100000000000001">
            <text:p>−29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">
            <text:p>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6-2.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722">
            <text:p>9722</text:p>
          </table:table-cell>
          <table:table-cell table:style-name="ACE-7" office:value-type="float" office:value="21">
            <text:p>21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0.800000000000001">
            <text:p>−30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">
            <text:p>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6-6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922">
            <text:p>9922</text:p>
          </table:table-cell>
          <table:table-cell table:style-name="ACE-7" office:value-type="float" office:value="21">
            <text:p>21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1.100000000000001">
            <text:p>−31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PeltierFairbanks200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0">
            <text:p>11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5-5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930">
            <text:p>9930</text:p>
          </table:table-cell>
          <table:table-cell table:style-name="ACE-7" office:value-type="float" office:value="17">
            <text:p>17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8.899999999999999">
            <text:p>−18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6">
            <text:p>11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9-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941">
            <text:p>9941</text:p>
          </table:table-cell>
          <table:table-cell table:style-name="ACE-7" office:value-type="float" office:value="33">
            <text:p>33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4">
            <text:p>−3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3">
            <text:p>2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7-5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281">
            <text:p>10281</text:p>
          </table:table-cell>
          <table:table-cell table:style-name="ACE-7" office:value-type="float" office:value="11">
            <text:p>11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4.399999999999999">
            <text:p>−34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4">
            <text:p>2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8-5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339">
            <text:p>10339</text:p>
          </table:table-cell>
          <table:table-cell table:style-name="ACE-7" office:value-type="float" office:value="7">
            <text:p>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4.899999999999999">
            <text:p>−34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6">
            <text:p>2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9-5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430">
            <text:p>10430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7.399999999999999">
            <text:p>−37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0">
            <text:p>3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0-6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459">
            <text:p>10459</text:p>
          </table:table-cell>
          <table:table-cell table:style-name="ACE-7" office:value-type="float" office:value="24">
            <text:p>2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8.799999999999997">
            <text:p>−38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7">
            <text:p>2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9-6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476">
            <text:p>10476</text:p>
          </table:table-cell>
          <table:table-cell table:style-name="ACE-7" office:value-type="float" office:value="29">
            <text:p>2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7.5">
            <text:p>−37.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9">
            <text:p>2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0-4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479">
            <text:p>10479</text:p>
          </table:table-cell>
          <table:table-cell table:style-name="ACE-7" office:value-type="float" office:value="19">
            <text:p>1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8.700000000000003">
            <text:p>−38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">
            <text:p>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3-4.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489">
            <text:p>10489</text:p>
          </table:table-cell>
          <table:table-cell table:style-name="ACE-7" office:value-type="float" office:value="21">
            <text:p>21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8.799999999999997">
            <text:p>−38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">
            <text:p>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3-4.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494">
            <text:p>10494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8.799999999999997">
            <text:p>−38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8">
            <text:p>2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0-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496">
            <text:p>10496</text:p>
          </table:table-cell>
          <table:table-cell table:style-name="ACE-7" office:value-type="float" office:value="23">
            <text:p>23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8.600000000000001">
            <text:p>−38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6">
            <text:p>21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6-6-2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0527">
            <text:p>10527</text:p>
          </table:table-cell>
          <table:table-cell table:style-name="ACE-7" office:value-type="float" office:value="46">
            <text:p>46</text:p>
          </table:table-cell>
          <table:table-cell table:style-name="ACE-7" office:value-type="string">
            <text:p>A. cervicorn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7">
            <text:p>−27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7">
            <text:p>11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3-4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571">
            <text:p>10571</text:p>
          </table:table-cell>
          <table:table-cell table:style-name="ACE-7" office:value-type="float" office:value="39">
            <text:p>39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8.899999999999999">
            <text:p>−38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5">
            <text:p>2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9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585">
            <text:p>10585</text:p>
          </table:table-cell>
          <table:table-cell table:style-name="ACE-7" office:value-type="float" office:value="15">
            <text:p>1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7.200000000000003">
            <text:p>−37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">
            <text:p>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3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594">
            <text:p>10594</text:p>
          </table:table-cell>
          <table:table-cell table:style-name="ACE-7" office:value-type="float" office:value="6">
            <text:p>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8.600000000000001">
            <text:p>−38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1">
            <text:p>3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0-8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617">
            <text:p>10617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9">
            <text:p>−3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3">
            <text:p>3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1-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701">
            <text:p>10701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0.100000000000001">
            <text:p>−40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">
            <text:p>1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5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723">
            <text:p>10723</text:p>
          </table:table-cell>
          <table:table-cell table:style-name="ACE-7" office:value-type="float" office:value="7">
            <text:p>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9.899999999999999">
            <text:p>−39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4">
            <text:p>3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1-4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759">
            <text:p>10759</text:p>
          </table:table-cell>
          <table:table-cell table:style-name="ACE-7" office:value-type="float" office:value="36">
            <text:p>3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0.100000000000001">
            <text:p>−40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">
            <text:p>1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5-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773">
            <text:p>10773</text:p>
          </table:table-cell>
          <table:table-cell table:style-name="ACE-7" office:value-type="float" office:value="7">
            <text:p>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9.899999999999999">
            <text:p>−39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">
            <text:p>1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6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782">
            <text:p>10782</text:p>
          </table:table-cell>
          <table:table-cell table:style-name="ACE-7" office:value-type="float" office:value="22">
            <text:p>2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0.200000000000003">
            <text:p>−40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PeltierFairbanks200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6">
            <text:p>3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2-1.A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804">
            <text:p>10804</text:p>
          </table:table-cell>
          <table:table-cell table:style-name="ACE-7" office:value-type="float" office:value="35">
            <text:p>3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1.700000000000003">
            <text:p>−41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2">
            <text:p>3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0-9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818">
            <text:p>10818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9.100000000000001">
            <text:p>−39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5">
            <text:p>3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1-5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823">
            <text:p>10823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0.200000000000003">
            <text:p>−40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">
            <text:p>1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6-2.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830">
            <text:p>10830</text:p>
          </table:table-cell>
          <table:table-cell table:style-name="ACE-7" office:value-type="float" office:value="24">
            <text:p>2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0.299999999999997">
            <text:p>−40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7">
            <text:p>3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2-1.B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867">
            <text:p>10867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1.700000000000003">
            <text:p>−41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9">
            <text:p>3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4-1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867">
            <text:p>10867</text:p>
          </table:table-cell>
          <table:table-cell table:style-name="ACE-7" office:value-type="float" office:value="44">
            <text:p>4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3">
            <text:p>−4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8">
            <text:p>3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2-4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988">
            <text:p>10988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2">
            <text:p>−4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4">
            <text:p>1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7-4.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1062">
            <text:p>11062</text:p>
          </table:table-cell>
          <table:table-cell table:style-name="ACE-7" office:value-type="float" office:value="15">
            <text:p>1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2">
            <text:p>−4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9">
            <text:p>11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7-4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1078">
            <text:p>11078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2">
            <text:p>−4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1">
            <text:p>5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8-3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306">
            <text:p>11306</text:p>
          </table:table-cell>
          <table:table-cell table:style-name="ACE-7" office:value-type="float" office:value="35">
            <text:p>3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6.600000000000001">
            <text:p>−56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3">
            <text:p>4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9-8-2</text:p>
          </table:table-cell>
          <table:table-cell table:style-name="ACE-7" office:value-type="float" office:value="13.0444">
            <text:p>13.044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350">
            <text:p>11350</text:p>
          </table:table-cell>
          <table:table-cell table:style-name="ACE-7" office:value-type="float" office:value="29">
            <text:p>2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8.100000000000001">
            <text:p>−58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8">
            <text:p>7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5-2.B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1390">
            <text:p>11390</text:p>
          </table:table-cell>
          <table:table-cell table:style-name="ACE-7" office:value-type="float" office:value="14">
            <text:p>1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4.399999999999999">
            <text:p>−54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3">
            <text:p>16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6-12-7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1391">
            <text:p>11391</text:p>
          </table:table-cell>
          <table:table-cell table:style-name="ACE-7" office:value-type="float" office:value="36">
            <text:p>36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5.799999999999997">
            <text:p>−55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7">
            <text:p>13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5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1392">
            <text:p>11392</text:p>
          </table:table-cell>
          <table:table-cell table:style-name="ACE-7" office:value-type="float" office:value="22">
            <text:p>22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4.399999999999999">
            <text:p>−54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7">
            <text:p>7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5-2.A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1393">
            <text:p>11393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4.399999999999999">
            <text:p>−54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1">
            <text:p>8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9-1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1416">
            <text:p>11416</text:p>
          </table:table-cell>
          <table:table-cell table:style-name="ACE-7" office:value-type="float" office:value="24">
            <text:p>2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8.700000000000003">
            <text:p>−58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7">
            <text:p>4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6-12-7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1429">
            <text:p>11429</text:p>
          </table:table-cell>
          <table:table-cell table:style-name="ACE-7" office:value-type="float" office:value="16">
            <text:p>1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5.799999999999997">
            <text:p>−55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0">
            <text:p>8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9-1.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1488">
            <text:p>11488</text:p>
          </table:table-cell>
          <table:table-cell table:style-name="ACE-7" office:value-type="float" office:value="12">
            <text:p>1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8.700000000000003">
            <text:p>−58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8">
            <text:p>13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6-7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1511">
            <text:p>11511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6.100000000000001">
            <text:p>−56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2">
            <text:p>16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6-12-6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1512">
            <text:p>11512</text:p>
          </table:table-cell>
          <table:table-cell table:style-name="ACE-7" office:value-type="float" office:value="17">
            <text:p>17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5.700000000000003">
            <text:p>−55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6">
            <text:p>4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6-12-6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1512">
            <text:p>11512</text:p>
          </table:table-cell>
          <table:table-cell table:style-name="ACE-7" office:value-type="float" office:value="17">
            <text:p>1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5.700000000000003">
            <text:p>−55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PeltierFairbanks200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9">
            <text:p>7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6-7.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1519">
            <text:p>11519</text:p>
          </table:table-cell>
          <table:table-cell table:style-name="ACE-7" office:value-type="float" office:value="16">
            <text:p>1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6.100000000000001">
            <text:p>−56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9">
            <text:p>4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6-13-3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1550">
            <text:p>1155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6.299999999999997">
            <text:p>−56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0">
            <text:p>5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6-13-5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1578">
            <text:p>11578</text:p>
          </table:table-cell>
          <table:table-cell table:style-name="ACE-7" office:value-type="float" office:value="12">
            <text:p>1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6.5">
            <text:p>−56.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8">
            <text:p>4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6-13-2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1581">
            <text:p>11581</text:p>
          </table:table-cell>
          <table:table-cell table:style-name="ACE-7" office:value-type="float" office:value="8">
            <text:p>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6.200000000000003">
            <text:p>−56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4">
            <text:p>4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9-8-7</text:p>
          </table:table-cell>
          <table:table-cell table:style-name="ACE-7" office:value-type="float" office:value="13.0444">
            <text:p>13.044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676">
            <text:p>11676</text:p>
          </table:table-cell>
          <table:table-cell table:style-name="ACE-7" office:value-type="float" office:value="34">
            <text:p>3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8.5">
            <text:p>−58.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6">
            <text:p>16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-7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1774">
            <text:p>11774</text:p>
          </table:table-cell>
          <table:table-cell table:style-name="ACE-7" office:value-type="float" office:value="41">
            <text:p>41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2.5">
            <text:p>−72.5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4">
            <text:p>5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2-1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777">
            <text:p>11777</text:p>
          </table:table-cell>
          <table:table-cell table:style-name="ACE-7" office:value-type="float" office:value="12">
            <text:p>1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9.700000000000003">
            <text:p>−59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5">
            <text:p>4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9-8-8</text:p>
          </table:table-cell>
          <table:table-cell table:style-name="ACE-7" office:value-type="float" office:value="13.0444">
            <text:p>13.044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791">
            <text:p>11791</text:p>
          </table:table-cell>
          <table:table-cell table:style-name="ACE-7" office:value-type="float" office:value="24">
            <text:p>2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8.600000000000001">
            <text:p>−58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1">
            <text:p>4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9-7-5</text:p>
          </table:table-cell>
          <table:table-cell table:style-name="ACE-7" office:value-type="float" office:value="13.0444">
            <text:p>13.044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828">
            <text:p>11828</text:p>
          </table:table-cell>
          <table:table-cell table:style-name="ACE-7" office:value-type="float" office:value="42">
            <text:p>4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7.100000000000001">
            <text:p>−57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2">
            <text:p>4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9-7-5.2</text:p>
          </table:table-cell>
          <table:table-cell table:style-name="ACE-7" office:value-type="float" office:value="13.0444">
            <text:p>13.044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871">
            <text:p>11871</text:p>
          </table:table-cell>
          <table:table-cell table:style-name="ACE-7" office:value-type="float" office:value="19">
            <text:p>1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7.100000000000001">
            <text:p>−57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2">
            <text:p>5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9-5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887">
            <text:p>11887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7.600000000000001">
            <text:p>−57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9">
            <text:p>18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-2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1988">
            <text:p>11988</text:p>
          </table:table-cell>
          <table:table-cell table:style-name="ACE-7" office:value-type="float" office:value="61">
            <text:p>61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1.799999999999997">
            <text:p>−81.8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9">
            <text:p>13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9-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002">
            <text:p>12002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9">
            <text:p>−5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8">
            <text:p>16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016">
            <text:p>12016</text:p>
          </table:table-cell>
          <table:table-cell table:style-name="ACE-7" office:value-type="float" office:value="28">
            <text:p>28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3.700000000000003">
            <text:p>−73.7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5">
            <text:p>16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-6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029">
            <text:p>12029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2.400000000000006">
            <text:p>−72.4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3">
            <text:p>5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1-1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058">
            <text:p>12058</text:p>
          </table:table-cell>
          <table:table-cell table:style-name="ACE-7" office:value-type="float" office:value="40">
            <text:p>4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8.899999999999999">
            <text:p>−58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9">
            <text:p>16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-5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103">
            <text:p>12103</text:p>
          </table:table-cell>
          <table:table-cell table:style-name="ACE-7" office:value-type="float" office:value="39">
            <text:p>39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4.099999999999994">
            <text:p>−74.1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3">
            <text:p>8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9-6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170">
            <text:p>12170</text:p>
          </table:table-cell>
          <table:table-cell table:style-name="ACE-7" office:value-type="float" office:value="15">
            <text:p>1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9.399999999999999">
            <text:p>−59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PeltierFairbanks200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4">
            <text:p>16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179">
            <text:p>12179</text:p>
          </table:table-cell>
          <table:table-cell table:style-name="ACE-7" office:value-type="float" office:value="33">
            <text:p>33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2.200000000000003">
            <text:p>−72.2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2">
            <text:p>8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9-5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203">
            <text:p>12203</text:p>
          </table:table-cell>
          <table:table-cell table:style-name="ACE-7" office:value-type="float" office:value="38">
            <text:p>3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9.200000000000003">
            <text:p>−59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PeltierFairbanks2006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7">
            <text:p>16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-8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212">
            <text:p>12212</text:p>
          </table:table-cell>
          <table:table-cell table:style-name="ACE-7" office:value-type="float" office:value="64">
            <text:p>64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2.900000000000006">
            <text:p>−72.9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5">
            <text:p>5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3-1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263">
            <text:p>12263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0.600000000000001">
            <text:p>−60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6">
            <text:p>5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4-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284">
            <text:p>12284</text:p>
          </table:table-cell>
          <table:table-cell table:style-name="ACE-7" office:value-type="float" office:value="23">
            <text:p>23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1.5">
            <text:p>−61.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1">
            <text:p>17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303">
            <text:p>12303</text:p>
          </table:table-cell>
          <table:table-cell table:style-name="ACE-7" office:value-type="float" office:value="14">
            <text:p>14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5.400000000000006">
            <text:p>−75.4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0">
            <text:p>17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-7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309">
            <text:p>12309</text:p>
          </table:table-cell>
          <table:table-cell table:style-name="ACE-7" office:value-type="float" office:value="36">
            <text:p>36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4.400000000000006">
            <text:p>−74.4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8">
            <text:p>5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4-3.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397">
            <text:p>12397</text:p>
          </table:table-cell>
          <table:table-cell table:style-name="ACE-7" office:value-type="float" office:value="9">
            <text:p>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1.600000000000001">
            <text:p>−61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2">
            <text:p>21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1-6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2411">
            <text:p>12411</text:p>
          </table:table-cell>
          <table:table-cell table:style-name="ACE-7" office:value-type="float" office:value="69">
            <text:p>69</text:p>
          </table:table-cell>
          <table:table-cell table:style-name="ACE-7" office:value-type="string">
            <text:p>Diploria spp.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7.599999999999994">
            <text:p>−67.6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7">
            <text:p>5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4-3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490">
            <text:p>12490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1.600000000000001">
            <text:p>−61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0">
            <text:p>19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2-4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2533">
            <text:p>12533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3.900000000000006">
            <text:p>−83.9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9">
            <text:p>5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7-4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590">
            <text:p>12590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">
            <text:p>−6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3">
            <text:p>6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0-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601">
            <text:p>12601</text:p>
          </table:table-cell>
          <table:table-cell table:style-name="ACE-7" office:value-type="float" office:value="19">
            <text:p>1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6.099999999999994">
            <text:p>−66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2">
            <text:p>6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8-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647">
            <text:p>12647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.700000000000003">
            <text:p>−64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4">
            <text:p>6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0-2.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647">
            <text:p>12647</text:p>
          </table:table-cell>
          <table:table-cell table:style-name="ACE-7" office:value-type="float" office:value="16">
            <text:p>1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6.200000000000003">
            <text:p>−66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5">
            <text:p>6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0-4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665">
            <text:p>12665</text:p>
          </table:table-cell>
          <table:table-cell table:style-name="ACE-7" office:value-type="float" office:value="31">
            <text:p>31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6.299999999999997">
            <text:p>−66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2">
            <text:p>17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-4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680">
            <text:p>12680</text:p>
          </table:table-cell>
          <table:table-cell table:style-name="ACE-7" office:value-type="float" office:value="75">
            <text:p>75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5.799999999999997">
            <text:p>−75.8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0">
            <text:p>6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8-1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744">
            <text:p>12744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.599999999999994">
            <text:p>−64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6">
            <text:p>6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0-4.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768">
            <text:p>12768</text:p>
          </table:table-cell>
          <table:table-cell table:style-name="ACE-7" office:value-type="float" office:value="15">
            <text:p>1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6.299999999999997">
            <text:p>−66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1">
            <text:p>19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3-6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2783">
            <text:p>12783</text:p>
          </table:table-cell>
          <table:table-cell table:style-name="ACE-7" office:value-type="float" office:value="65">
            <text:p>65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6">
            <text:p>−86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1">
            <text:p>6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8-1.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790">
            <text:p>12790</text:p>
          </table:table-cell>
          <table:table-cell table:style-name="ACE-7" office:value-type="float" office:value="18">
            <text:p>1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.599999999999994">
            <text:p>−64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4">
            <text:p>8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2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798">
            <text:p>12798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2.299999999999997">
            <text:p>−62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PeltierFairbanks2006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5">
            <text:p>8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4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816">
            <text:p>12816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">
            <text:p>−6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7">
            <text:p>6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0-9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840">
            <text:p>12840</text:p>
          </table:table-cell>
          <table:table-cell table:style-name="ACE-7" office:value-type="float" office:value="19">
            <text:p>1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6.700000000000003">
            <text:p>−66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1">
            <text:p>20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-6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873">
            <text:p>12873</text:p>
          </table:table-cell>
          <table:table-cell table:style-name="ACE-7" office:value-type="float" office:value="24">
            <text:p>24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1.100000000000001">
            <text:p>−61.1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7">
            <text:p>8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4-4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904">
            <text:p>12904</text:p>
          </table:table-cell>
          <table:table-cell table:style-name="ACE-7" office:value-type="float" office:value="23">
            <text:p>23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.099999999999994">
            <text:p>−64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9">
            <text:p>8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5-4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919">
            <text:p>12919</text:p>
          </table:table-cell>
          <table:table-cell table:style-name="ACE-7" office:value-type="float" office:value="17">
            <text:p>1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5.700000000000003">
            <text:p>−65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0">
            <text:p>20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-5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937">
            <text:p>12937</text:p>
          </table:table-cell>
          <table:table-cell table:style-name="ACE-7" office:value-type="float" office:value="33">
            <text:p>33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1.100000000000001">
            <text:p>−61.1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8">
            <text:p>8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4-4.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967">
            <text:p>12967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.200000000000003">
            <text:p>−64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6">
            <text:p>8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4-2.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996">
            <text:p>12996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">
            <text:p>−6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0">
            <text:p>10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8-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026">
            <text:p>13026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8.900000000000006">
            <text:p>−68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7">
            <text:p>9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7-6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050">
            <text:p>13050</text:p>
          </table:table-cell>
          <table:table-cell table:style-name="ACE-7" office:value-type="float" office:value="34">
            <text:p>3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8.200000000000003">
            <text:p>−68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0">
            <text:p>9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5-4.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066">
            <text:p>13066</text:p>
          </table:table-cell>
          <table:table-cell table:style-name="ACE-7" office:value-type="float" office:value="17">
            <text:p>1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5.700000000000003">
            <text:p>−65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6">
            <text:p>9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7-4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067">
            <text:p>13067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8.099999999999994">
            <text:p>−68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9">
            <text:p>9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8-2.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078">
            <text:p>13078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8.900000000000006">
            <text:p>−68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45">
            <text:p>14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6-5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088">
            <text:p>13088</text:p>
          </table:table-cell>
          <table:table-cell table:style-name="ACE-7" office:value-type="float" office:value="56">
            <text:p>56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7.299999999999997">
            <text:p>−67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8">
            <text:p>9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8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100">
            <text:p>13100</text:p>
          </table:table-cell>
          <table:table-cell table:style-name="ACE-7" office:value-type="float" office:value="42">
            <text:p>4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8.900000000000006">
            <text:p>−68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4">
            <text:p>9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7-2.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105">
            <text:p>1310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7.700000000000003">
            <text:p>−67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5">
            <text:p>9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7-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121">
            <text:p>13121</text:p>
          </table:table-cell>
          <table:table-cell table:style-name="ACE-7" office:value-type="float" office:value="28">
            <text:p>2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8.099999999999994">
            <text:p>−68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1">
            <text:p>10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9-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126">
            <text:p>13126</text:p>
          </table:table-cell>
          <table:table-cell table:style-name="ACE-7" office:value-type="float" office:value="24">
            <text:p>2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9.900000000000006">
            <text:p>−69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3">
            <text:p>9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7-2.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179">
            <text:p>13179</text:p>
          </table:table-cell>
          <table:table-cell table:style-name="ACE-7" office:value-type="float" office:value="16">
            <text:p>1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7.799999999999997">
            <text:p>−67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PeltierFairbanks2006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46">
            <text:p>14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7-2_CL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179">
            <text:p>13179</text:p>
          </table:table-cell>
          <table:table-cell table:style-name="ACE-7" office:value-type="float" office:value="16">
            <text:p>16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7.799999999999997">
            <text:p>−67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2">
            <text:p>10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9-5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202">
            <text:p>13202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0.200000000000003">
            <text:p>−70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2">
            <text:p>9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6-5.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213">
            <text:p>13213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7.400000000000006">
            <text:p>−67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1">
            <text:p>9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6-5.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238">
            <text:p>13238</text:p>
          </table:table-cell>
          <table:table-cell table:style-name="ACE-7" office:value-type="float" office:value="56">
            <text:p>5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7.400000000000006">
            <text:p>−67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8">
            <text:p>6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3-3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349">
            <text:p>13349</text:p>
          </table:table-cell>
          <table:table-cell table:style-name="ACE-7" office:value-type="float" office:value="36">
            <text:p>3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2.5">
            <text:p>−72.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3">
            <text:p>10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1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555">
            <text:p>13555</text:p>
          </table:table-cell>
          <table:table-cell table:style-name="ACE-7" office:value-type="float" office:value="19">
            <text:p>1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1.200000000000003">
            <text:p>−71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PeltierFairbanks2006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7">
            <text:p>10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2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567">
            <text:p>13567</text:p>
          </table:table-cell>
          <table:table-cell table:style-name="ACE-7" office:value-type="float" office:value="29">
            <text:p>2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2.400000000000006">
            <text:p>−72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4">
            <text:p>10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1-6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574">
            <text:p>13574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1.5">
            <text:p>−71.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PeltierFairbanks2006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5">
            <text:p>10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1-7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578">
            <text:p>13578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1.700000000000003">
            <text:p>−71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PeltierFairbanks200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2">
            <text:p>7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6-1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610">
            <text:p>13610</text:p>
          </table:table-cell>
          <table:table-cell table:style-name="ACE-7" office:value-type="float" office:value="38">
            <text:p>3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7.099999999999994">
            <text:p>−77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0">
            <text:p>7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4-3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611">
            <text:p>13611</text:p>
          </table:table-cell>
          <table:table-cell table:style-name="ACE-7" office:value-type="float" office:value="28">
            <text:p>2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4.299999999999997">
            <text:p>−74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6">
            <text:p>10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1-10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632">
            <text:p>13632</text:p>
          </table:table-cell>
          <table:table-cell table:style-name="ACE-7" office:value-type="float" office:value="16">
            <text:p>1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2">
            <text:p>−7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PeltierFairbanks2006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8">
            <text:p>10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3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708">
            <text:p>13708</text:p>
          </table:table-cell>
          <table:table-cell table:style-name="ACE-7" office:value-type="float" office:value="31">
            <text:p>31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4.599999999999994">
            <text:p>−74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1">
            <text:p>7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5-4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751">
            <text:p>13751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5.900000000000006">
            <text:p>−75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9">
            <text:p>6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4-1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826">
            <text:p>13826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4.099999999999994">
            <text:p>−74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6">
            <text:p>7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7-3.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837">
            <text:p>13837</text:p>
          </table:table-cell>
          <table:table-cell table:style-name="ACE-7" office:value-type="float" office:value="22">
            <text:p>2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8.799999999999997">
            <text:p>−78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4">
            <text:p>7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6-4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873">
            <text:p>13873</text:p>
          </table:table-cell>
          <table:table-cell table:style-name="ACE-7" office:value-type="float" office:value="52">
            <text:p>5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7.700000000000003">
            <text:p>−77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5">
            <text:p>7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7-1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898">
            <text:p>13898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8.700000000000003">
            <text:p>−78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3">
            <text:p>7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6-3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922">
            <text:p>13922</text:p>
          </table:table-cell>
          <table:table-cell table:style-name="ACE-7" office:value-type="float" office:value="40">
            <text:p>4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7.700000000000003">
            <text:p>−77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0">
            <text:p>12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8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4082">
            <text:p>14082</text:p>
          </table:table-cell>
          <table:table-cell table:style-name="ACE-7" office:value-type="float" office:value="28">
            <text:p>28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1">
            <text:p>−9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2">
            <text:p>12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1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4255">
            <text:p>14255</text:p>
          </table:table-cell>
          <table:table-cell table:style-name="ACE-7" office:value-type="float" office:value="20">
            <text:p>20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3.099999999999994">
            <text:p>−93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1">
            <text:p>12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9-7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4295">
            <text:p>14295</text:p>
          </table:table-cell>
          <table:table-cell table:style-name="ACE-7" office:value-type="float" office:value="29">
            <text:p>29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1.900000000000006">
            <text:p>−91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4">
            <text:p>12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2-7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4396">
            <text:p>14396</text:p>
          </table:table-cell>
          <table:table-cell table:style-name="ACE-7" office:value-type="float" office:value="18">
            <text:p>18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5">
            <text:p>−9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3">
            <text:p>12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2-5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4408">
            <text:p>14408</text:p>
          </table:table-cell>
          <table:table-cell table:style-name="ACE-7" office:value-type="float" office:value="20">
            <text:p>20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4.900000000000006">
            <text:p>−94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5">
            <text:p>12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3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4539">
            <text:p>14539</text:p>
          </table:table-cell>
          <table:table-cell table:style-name="ACE-7" office:value-type="float" office:value="23">
            <text:p>23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6.400000000000006">
            <text:p>−96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8">
            <text:p>18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3-1-11</text:p>
          </table:table-cell>
          <table:table-cell table:style-name="ACE-7" office:value-type="float" office:value="13.0367">
            <text:p>13.0367</text:p>
          </table:table-cell>
          <table:table-cell table:style-name="ACE-7" office:value-type="float" office:value="-59.547600000000003">
            <text:p>−59.5476</text:p>
          </table:table-cell>
          <table:table-cell table:style-name="ACE-7" office:value-type="float" office:value="14563">
            <text:p>14563</text:p>
          </table:table-cell>
          <table:table-cell table:style-name="ACE-7" office:value-type="float" office:value="65">
            <text:p>65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0.5">
            <text:p>−90.5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7">
            <text:p>15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5-3</text:p>
          </table:table-cell>
          <table:table-cell table:style-name="ACE-7" office:value-type="float" office:value="13.0367">
            <text:p>13.0367</text:p>
          </table:table-cell>
          <table:table-cell table:style-name="ACE-7" office:value-type="float" office:value="-59.547600000000003">
            <text:p>−59.5476</text:p>
          </table:table-cell>
          <table:table-cell table:style-name="ACE-7" office:value-type="float" office:value="14573">
            <text:p>14573</text:p>
          </table:table-cell>
          <table:table-cell table:style-name="ACE-7" office:value-type="float" office:value="15">
            <text:p>15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0.2">
            <text:p>−100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6">
            <text:p>15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3-8-9</text:p>
          </table:table-cell>
          <table:table-cell table:style-name="ACE-7" office:value-type="float" office:value="13.0367">
            <text:p>13.0367</text:p>
          </table:table-cell>
          <table:table-cell table:style-name="ACE-7" office:value-type="float" office:value="-59.547600000000003">
            <text:p>−59.5476</text:p>
          </table:table-cell>
          <table:table-cell table:style-name="ACE-7" office:value-type="float" office:value="17580">
            <text:p>17580</text:p>
          </table:table-cell>
          <table:table-cell table:style-name="ACE-7" office:value-type="float" office:value="69">
            <text:p>69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40000000000001">
            <text:p>−109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6">
            <text:p>12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0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116">
            <text:p>18116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8.90000000000001">
            <text:p>−108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7">
            <text:p>12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1-6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174">
            <text:p>18174</text:p>
          </table:table-cell>
          <table:table-cell table:style-name="ACE-7" office:value-type="float" office:value="33">
            <text:p>33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5">
            <text:p>−109.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0">
            <text:p>13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1-11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176">
            <text:p>18176</text:p>
          </table:table-cell>
          <table:table-cell table:style-name="ACE-7" office:value-type="float" office:value="56">
            <text:p>56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7">
            <text:p>−109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9">
            <text:p>12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1-10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218">
            <text:p>18218</text:p>
          </table:table-cell>
          <table:table-cell table:style-name="ACE-7" office:value-type="float" office:value="44">
            <text:p>44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7">
            <text:p>−109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8">
            <text:p>15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9-5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8408">
            <text:p>18408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1.90000000000001">
            <text:p>−111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8">
            <text:p>12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1-9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448">
            <text:p>18448</text:p>
          </table:table-cell>
          <table:table-cell table:style-name="ACE-7" office:value-type="float" office:value="50">
            <text:p>50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7">
            <text:p>−109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1">
            <text:p>13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2-4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549">
            <text:p>18549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0.7">
            <text:p>−110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4">
            <text:p>13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4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716">
            <text:p>18716</text:p>
          </table:table-cell>
          <table:table-cell table:style-name="ACE-7" office:value-type="float" office:value="28">
            <text:p>28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3">
            <text:p>−11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2">
            <text:p>13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3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746">
            <text:p>18746</text:p>
          </table:table-cell>
          <table:table-cell table:style-name="ACE-7" office:value-type="float" office:value="64">
            <text:p>64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1.2">
            <text:p>−111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3">
            <text:p>13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3-5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783">
            <text:p>18783</text:p>
          </table:table-cell>
          <table:table-cell table:style-name="ACE-7" office:value-type="float" office:value="80">
            <text:p>80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1.40000000000001">
            <text:p>−111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5">
            <text:p>13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4-4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806">
            <text:p>18806</text:p>
          </table:table-cell>
          <table:table-cell table:style-name="ACE-7" office:value-type="float" office:value="33">
            <text:p>33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3.2">
            <text:p>−113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6">
            <text:p>13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7-5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9075">
            <text:p>19075</text:p>
          </table:table-cell>
          <table:table-cell table:style-name="ACE-7" office:value-type="float" office:value="55">
            <text:p>55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7.8">
            <text:p>−117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9">
            <text:p>15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10-1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392">
            <text:p>19392</text:p>
          </table:table-cell>
          <table:table-cell table:style-name="ACE-7" office:value-type="float" office:value="29">
            <text:p>29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2.2">
            <text:p>−112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3">
            <text:p>21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13-6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434">
            <text:p>19434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Diploria sp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3.099999999999994">
            <text:p>−93.1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3">
            <text:p>19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4-3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483">
            <text:p>19483</text:p>
          </table:table-cell>
          <table:table-cell table:style-name="ACE-7" office:value-type="float" office:value="27">
            <text:p>27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09999999999999">
            <text:p>−109.1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0">
            <text:p>16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12-2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518">
            <text:p>19518</text:p>
          </table:table-cell>
          <table:table-cell table:style-name="ACE-7" office:value-type="float" office:value="33">
            <text:p>33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3.8">
            <text:p>−113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4">
            <text:p>21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15-3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595">
            <text:p>19595</text:p>
          </table:table-cell>
          <table:table-cell table:style-name="ACE-7" office:value-type="float" office:value="44">
            <text:p>44</text:p>
          </table:table-cell>
          <table:table-cell table:style-name="ACE-7" office:value-type="string">
            <text:p>Diploria sp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5.599999999999994">
            <text:p>−95.6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5">
            <text:p>21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15-5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627">
            <text:p>19627</text:p>
          </table:table-cell>
          <table:table-cell table:style-name="ACE-7" office:value-type="float" office:value="34">
            <text:p>34</text:p>
          </table:table-cell>
          <table:table-cell table:style-name="ACE-7" office:value-type="string">
            <text:p>Diploria sp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5.700000000000003">
            <text:p>−95.7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4">
            <text:p>19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4-4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638">
            <text:p>19638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3">
            <text:p>−109.3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5">
            <text:p>19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4-5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650">
            <text:p>19650</text:p>
          </table:table-cell>
          <table:table-cell table:style-name="ACE-7" office:value-type="float" office:value="110">
            <text:p>110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40000000000001">
            <text:p>−109.4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1">
            <text:p>16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12-5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708">
            <text:p>19708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4.2">
            <text:p>−114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2">
            <text:p>19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3-4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770">
            <text:p>19770</text:p>
          </table:table-cell>
          <table:table-cell table:style-name="ACE-7" office:value-type="float" office:value="31">
            <text:p>31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7.90000000000001">
            <text:p>−107.9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6">
            <text:p>19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5-8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913">
            <text:p>19913</text:p>
          </table:table-cell>
          <table:table-cell table:style-name="ACE-7" office:value-type="float" office:value="34">
            <text:p>34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1.2">
            <text:p>−111.2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2">
            <text:p>20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2-4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0339">
            <text:p>20339</text:p>
          </table:table-cell>
          <table:table-cell table:style-name="ACE-7" office:value-type="float" office:value="79">
            <text:p>79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1.7">
            <text:p>−101.7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7">
            <text:p>19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7-3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20575">
            <text:p>20575</text:p>
          </table:table-cell>
          <table:table-cell table:style-name="ACE-7" office:value-type="float" office:value="31">
            <text:p>31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4.5">
            <text:p>−114.5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8">
            <text:p>19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9-3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20632">
            <text:p>20632</text:p>
          </table:table-cell>
          <table:table-cell table:style-name="ACE-7" office:value-type="float" office:value="31">
            <text:p>31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5.7">
            <text:p>−115.7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3">
            <text:p>20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4-7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1714">
            <text:p>21714</text:p>
          </table:table-cell>
          <table:table-cell table:style-name="ACE-7" office:value-type="float" office:value="41">
            <text:p>41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6.5">
            <text:p>−106.5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4">
            <text:p>20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4-8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1802">
            <text:p>21802</text:p>
          </table:table-cell>
          <table:table-cell table:style-name="ACE-7" office:value-type="float" office:value="41">
            <text:p>41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6.8">
            <text:p>−106.8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5">
            <text:p>20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4-10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1858">
            <text:p>21858</text:p>
          </table:table-cell>
          <table:table-cell table:style-name="ACE-7" office:value-type="float" office:value="41">
            <text:p>41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7">
            <text:p>−107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6">
            <text:p>20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5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1966">
            <text:p>21966</text:p>
          </table:table-cell>
          <table:table-cell table:style-name="ACE-7" office:value-type="float" office:value="39">
            <text:p>39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7.8">
            <text:p>−107.8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3">
            <text:p>17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5-6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2160">
            <text:p>22160</text:p>
          </table:table-cell>
          <table:table-cell table:style-name="ACE-7" office:value-type="float" office:value="62">
            <text:p>62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3.2">
            <text:p>−123.2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4">
            <text:p>17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7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2536">
            <text:p>22536</text:p>
          </table:table-cell>
          <table:table-cell table:style-name="ACE-7" office:value-type="float" office:value="46">
            <text:p>46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4.5">
            <text:p>−124.5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5">
            <text:p>17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7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2574">
            <text:p>22574</text:p>
          </table:table-cell>
          <table:table-cell table:style-name="ACE-7" office:value-type="float" office:value="48">
            <text:p>48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4.7">
            <text:p>−124.7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8">
            <text:p>17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8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3039">
            <text:p>23039</text:p>
          </table:table-cell>
          <table:table-cell table:style-name="ACE-7" office:value-type="float" office:value="38">
            <text:p>38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6.7">
            <text:p>−126.7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6">
            <text:p>17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8-1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3044">
            <text:p>23044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6.5">
            <text:p>−126.5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7">
            <text:p>17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8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3296">
            <text:p>23296</text:p>
          </table:table-cell>
          <table:table-cell table:style-name="ACE-7" office:value-type="float" office:value="61">
            <text:p>61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6.7">
            <text:p>−126.7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0">
            <text:p>18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9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3858">
            <text:p>23858</text:p>
          </table:table-cell>
          <table:table-cell table:style-name="ACE-7" office:value-type="float" office:value="69">
            <text:p>69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8.19999999999999">
            <text:p>−128.2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9">
            <text:p>17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9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3867">
            <text:p>23867</text:p>
          </table:table-cell>
          <table:table-cell table:style-name="ACE-7" office:value-type="float" office:value="44">
            <text:p>44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8.09999999999999">
            <text:p>−128.1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8">
            <text:p>20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9-5A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4579">
            <text:p>24579</text:p>
          </table:table-cell>
          <table:table-cell table:style-name="ACE-7" office:value-type="float" office:value="41">
            <text:p>41</text:p>
          </table:table-cell>
          <table:table-cell table:style-name="ACE-7" office:value-type="string">
            <text:p>Diplori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3.8">
            <text:p>−113.8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7">
            <text:p>20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9-4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4883">
            <text:p>24883</text:p>
          </table:table-cell>
          <table:table-cell table:style-name="ACE-7" office:value-type="float" office:value="55">
            <text:p>55</text:p>
          </table:table-cell>
          <table:table-cell table:style-name="ACE-7" office:value-type="string">
            <text:p>Diplori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3.59999999999999">
            <text:p>−113.6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0">
            <text:p>21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40-4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045">
            <text:p>25045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Diplori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5.7">
            <text:p>−115.7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9">
            <text:p>20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40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265">
            <text:p>25265</text:p>
          </table:table-cell>
          <table:table-cell table:style-name="ACE-7" office:value-type="float" office:value="225">
            <text:p>225</text:p>
          </table:table-cell>
          <table:table-cell table:style-name="ACE-7" office:value-type="string">
            <text:p>Diplori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5.59999999999999">
            <text:p>−115.6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6">
            <text:p>18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41-11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622">
            <text:p>25622</text:p>
          </table:table-cell>
          <table:table-cell table:style-name="ACE-7" office:value-type="float" office:value="63">
            <text:p>63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32">
            <text:p>−132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3">
            <text:p>18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41-8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639">
            <text:p>25639</text:p>
          </table:table-cell>
          <table:table-cell table:style-name="ACE-7" office:value-type="float" office:value="45">
            <text:p>45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32">
            <text:p>−132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1">
            <text:p>18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41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645">
            <text:p>25645</text:p>
          </table:table-cell>
          <table:table-cell table:style-name="ACE-7" office:value-type="float" office:value="40">
            <text:p>40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31.59999999999999">
            <text:p>−131.6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4">
            <text:p>18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41-9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741">
            <text:p>25741</text:p>
          </table:table-cell>
          <table:table-cell table:style-name="ACE-7" office:value-type="float" office:value="53">
            <text:p>53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32.19999999999999">
            <text:p>−132.2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2">
            <text:p>18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41-6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743">
            <text:p>25743</text:p>
          </table:table-cell>
          <table:table-cell table:style-name="ACE-7" office:value-type="float" office:value="61">
            <text:p>61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31.80000000000001">
            <text:p>−131.8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5">
            <text:p>18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41-10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866">
            <text:p>25866</text:p>
          </table:table-cell>
          <table:table-cell table:style-name="ACE-7" office:value-type="float" office:value="53">
            <text:p>53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32.30000000000001">
            <text:p>−132.3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7">
            <text:p>18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41-1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6044">
            <text:p>26044</text:p>
          </table:table-cell>
          <table:table-cell table:style-name="ACE-7" office:value-type="float" office:value="40">
            <text:p>40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32.30000000000001">
            <text:p>−132.3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1">
            <text:p>15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8-6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29540">
            <text:p>29540</text:p>
          </table:table-cell>
          <table:table-cell table:style-name="ACE-7" office:value-type="float" office:value="41">
            <text:p>41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5">
            <text:p>−8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2">
            <text:p>15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8-7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30147">
            <text:p>30147</text:p>
          </table:table-cell>
          <table:table-cell table:style-name="ACE-7" office:value-type="float" office:value="57">
            <text:p>57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5.299999999999997">
            <text:p>−85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3">
            <text:p>15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9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30225">
            <text:p>30225</text:p>
          </table:table-cell>
          <table:table-cell table:style-name="ACE-7" office:value-type="float" office:value="75">
            <text:p>75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5.700000000000003">
            <text:p>−85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5">
            <text:p>15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30-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30242">
            <text:p>30242</text:p>
          </table:table-cell>
          <table:table-cell table:style-name="ACE-7" office:value-type="float" office:value="48">
            <text:p>48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6.400000000000006">
            <text:p>−86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4">
            <text:p>15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30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30298">
            <text:p>30298</text:p>
          </table:table-cell>
          <table:table-cell table:style-name="ACE-7" office:value-type="float" office:value="110">
            <text:p>110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6.299999999999997">
            <text:p>−86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1">
            <text:p>21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43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31366">
            <text:p>31366</text:p>
          </table:table-cell>
          <table:table-cell table:style-name="ACE-7" office:value-type="float" office:value="56">
            <text:p>56</text:p>
          </table:table-cell>
          <table:table-cell table:style-name="ACE-7" office:value-type="string">
            <text:p>Diplori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5.5">
            <text:p>−125.5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">
            <text:p>1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7-6_(MIS4)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57746">
            <text:p>57746</text:p>
          </table:table-cell>
          <table:table-cell table:style-name="ACE-7" office:value-type="float" office:value="44">
            <text:p>4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8">
            <text:p>−5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0">
            <text:p>4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5-2_(MIS4)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64210">
            <text:p>64210</text:p>
          </table:table-cell>
          <table:table-cell table:style-name="ACE-7" office:value-type="float" office:value="422">
            <text:p>42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2.100000000000001">
            <text:p>−62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0" table:number-rows-repeated="65331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6" gnm:cursor-row="129">
          <gnm:selection gnm:start-col="16" gnm:start-row="129" gnm:end-col="16" gnm:end-row="12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Abdul_et_al_2016_old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core_location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Abdul_et_al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Peltier and Fairbanks 2006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sea_level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4-12T14:00:43Z</dc:date>
    <meta:creation-date>2021-04-12T09:16:12Z</meta:creation-date>
    <meta:generator>gnumeric/1.12.46</meta:generator>
  </office:meta>
</office:document-meta>
</file>